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6.0256in"/>
    </style:style>
    <style:style style:name="co4" style:family="table-column">
      <style:table-column-properties fo:break-before="auto" style:column-width="3.03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5" office:value-type="string" calcext:value-type="string">
            <text:p>....#...............#.#..###.##</text:p>
          </table:table-cell>
          <table:table-cell table:formula="of:=CONCATENATE([.A1];[.B1];[.C1];[.D1];[.E1])" office:value-type="string" office:string-value="....#...............#.#..###.##....#...............#.#..###.##....#...............#.#..###.##....#...............#.#..###.##....#...............#.#..###.##" calcext:value-type="string">
            <text:p>....#...............#.#..###.##....#...............#.#..###.##....#...............#.#..###.##....#...............#.#..###.##....#...............#.#..###.##</text:p>
          </table:table-cell>
          <table:table-cell table:number-columns-repeated="2" office:value-type="string" calcext:value-type="string">
            <text:p>....#...............#.#..###.##....#...............#.#..###.##....#...............#.#..###.##....#...............#.#..###.##....#...............#.#..###.##</text:p>
          </table:table-cell>
          <table:table-cell table:formula="of:=CONCATENATE([.G1];[.H1])" office:value-type="string" office:string-value="....#...............#.#..###.##....#...............#.#..###.##....#...............#.#..###.##....#...............#.#..###.##....#...............#.#..###.##....#...............#.#..###.##....#...............#.#..###.##....#...............#.#..###.##....#...............#.#..###.##....#...............#.#..###.##" calcext:value-type="string">
            <text:p>....#...............#.#..###.##....#...............#.#..###.##....#...............#.#..###.##....#...............#.#..###.##....#...............#.#..###.##....#...............#.#..###.##....#...............#.#..###.##....#...............#.#..###.##....#...............#.#..###.##....#...............#.#..###.##</text:p>
          </table:table-cell>
          <table:table-cell office:value-type="string" calcext:value-type="string">
            <text:p>....#...............#.#..###.##....#...............#.#..###.##....#...............#.#..###.##....#...............#.#..###.##....#...............#.#..###.##....#...............#.#..###.##....#...............#.#..###.##....#...............#.#..###.##....#...............#.#..###.##....#...............#.#..###.##</text:p>
          </table:table-cell>
        </table:table-row>
        <table:table-row table:style-name="ro1">
          <table:table-cell table:number-columns-repeated="5" office:value-type="string" calcext:value-type="string">
            <text:p>.#..#....###..............##...</text:p>
          </table:table-cell>
          <table:table-cell table:formula="of:=CONCATENATE([.A2];[.B2];[.C2];[.D2];[.E2])" office:value-type="string" office:string-value=".#..#....###..............##....#..#....###..............##....#..#....###..............##....#..#....###..............##....#..#....###..............##..." calcext:value-type="string">
            <text:p>.#..#....###..............##....#..#....###..............##....#..#....###..............##....#..#....###..............##....#..#....###..............##...</text:p>
          </table:table-cell>
          <table:table-cell table:number-columns-repeated="2" office:value-type="string" calcext:value-type="string">
            <text:p>.#..#....###..............##....#..#....###..............##....#..#....###..............##....#..#....###..............##....#..#....###..............##...</text:p>
          </table:table-cell>
          <table:table-cell table:formula="of:=CONCATENATE([.G2];[.H2])" office:value-type="string" office:string-value=".#..#....###..............##....#..#....###..............##....#..#....###..............##....#..#....###..............##....#..#....###..............##....#..#....###..............##....#..#....###..............##....#..#....###..............##....#..#....###..............##....#..#....###..............##..." calcext:value-type="string">
            <text:p>.#..#....###..............##....#..#....###..............##....#..#....###..............##....#..#....###..............##....#..#....###..............##....#..#....###..............##....#..#....###..............##....#..#....###..............##....#..#....###..............##....#..#....###..............##...</text:p>
          </table:table-cell>
          <table:table-cell office:value-type="string" calcext:value-type="string">
            <text:p>.#..#....###..............##....#..#....###..............##....#..#....###..............##....#..#....###..............##....#..#....###..............##....#..#....###..............##....#..#....###..............##....#..#....###..............##....#..#....###..............##....#..#....###..............##...</text:p>
          </table:table-cell>
        </table:table-row>
        <table:table-row table:style-name="ro1">
          <table:table-cell table:number-columns-repeated="5" office:value-type="string" calcext:value-type="string">
            <text:p>....###......#....#.#...#.##..#</text:p>
          </table:table-cell>
          <table:table-cell table:formula="of:=CONCATENATE([.A3];[.B3];[.C3];[.D3];[.E3])" office:value-type="string" office:string-value="....###......#....#.#...#.##..#....###......#....#.#...#.##..#....###......#....#.#...#.##..#....###......#....#.#...#.##..#....###......#....#.#...#.##..#" calcext:value-type="string">
            <text:p>....###......#....#.#...#.##..#....###......#....#.#...#.##..#....###......#....#.#...#.##..#....###......#....#.#...#.##..#....###......#....#.#...#.##..#</text:p>
          </table:table-cell>
          <table:table-cell table:number-columns-repeated="2" office:value-type="string" calcext:value-type="string">
            <text:p>....###......#....#.#...#.##..#....###......#....#.#...#.##..#....###......#....#.#...#.##..#....###......#....#.#...#.##..#....###......#....#.#...#.##..#</text:p>
          </table:table-cell>
          <table:table-cell table:formula="of:=CONCATENATE([.G3];[.H3])" office:value-type="string" office:string-value="....###......#....#.#...#.##..#....###......#....#.#...#.##..#....###......#....#.#...#.##..#....###......#....#.#...#.##..#....###......#....#.#...#.##..#....###......#....#.#...#.##..#....###......#....#.#...#.##..#....###......#....#.#...#.##..#....###......#....#.#...#.##..#....###......#....#.#...#.##..#" calcext:value-type="string">
            <text:p>....###......#....#.#...#.##..#....###......#....#.#...#.##..#....###......#....#.#...#.##..#....###......#....#.#...#.##..#....###......#....#.#...#.##..#....###......#....#.#...#.##..#....###......#....#.#...#.##..#....###......#....#.#...#.##..#....###......#....#.#...#.##..#....###......#....#.#...#.##..#</text:p>
          </table:table-cell>
          <table:table-cell office:value-type="string" calcext:value-type="string">
            <text:p>....###......#....#.#...#.##..#....###......#....#.#...#.##..#....###......#....#.#...#.##..#....###......#....#.#...#.##..#....###......#....#.#...#.##..#....###......#....#.#...#.##..#....###......#....#.#...#.##..#....###......#....#.#...#.##..#....###......#....#.#...#.##..#....###......#....#.#...#.##..#</text:p>
          </table:table-cell>
        </table:table-row>
        <table:table-row table:style-name="ro1">
          <table:table-cell table:number-columns-repeated="5" office:value-type="string" calcext:value-type="string">
            <text:p>.......#........#..###...##....</text:p>
          </table:table-cell>
          <table:table-cell table:formula="of:=CONCATENATE([.A4];[.B4];[.C4];[.D4];[.E4])" office:value-type="string" office:string-value=".......#........#..###...##...........#........#..###...##...........#........#..###...##...........#........#..###...##...........#........#..###...##...." calcext:value-type="string">
            <text:p>.......#........#..###...##...........#........#..###...##...........#........#..###...##...........#........#..###...##...........#........#..###...##....</text:p>
          </table:table-cell>
          <table:table-cell table:number-columns-repeated="2" office:value-type="string" calcext:value-type="string">
            <text:p>.......#........#..###...##...........#........#..###...##...........#........#..###...##...........#........#..###...##...........#........#..###...##....</text:p>
          </table:table-cell>
          <table:table-cell table:formula="of:=CONCATENATE([.G4];[.H4])" office:value-type="string" office:string-value=".......#........#..###...##...........#........#..###...##...........#........#..###...##...........#........#..###...##...........#........#..###...##...........#........#..###...##...........#........#..###...##...........#........#..###...##...........#........#..###...##...........#........#..###...##...." calcext:value-type="string">
            <text:p>.......#........#..###...##...........#........#..###...##...........#........#..###...##...........#........#..###...##...........#........#..###...##...........#........#..###...##...........#........#..###...##...........#........#..###...##...........#........#..###...##...........#........#..###...##....</text:p>
          </table:table-cell>
          <table:table-cell office:value-type="string" calcext:value-type="string">
            <text:p>.......#........#..###...##...........#........#..###...##...........#........#..###...##...........#........#..###...##...........#........#..###...##...........#........#..###...##...........#........#..###...##...........#........#..###...##...........#........#..###...##...........#........#..###...##....</text:p>
          </table:table-cell>
        </table:table-row>
        <table:table-row table:style-name="ro1">
          <table:table-cell table:number-columns-repeated="5" office:value-type="string" calcext:value-type="string">
            <text:p>.....#..#......#..#..##..#...#.</text:p>
          </table:table-cell>
          <table:table-cell table:formula="of:=CONCATENATE([.A5];[.B5];[.C5];[.D5];[.E5])" office:value-type="string" office:string-value=".....#..#......#..#..##..#...#......#..#......#..#..##..#...#......#..#......#..#..##..#...#......#..#......#..#..##..#...#......#..#......#..#..##..#...#." calcext:value-type="string">
            <text:p>.....#..#......#..#..##..#...#......#..#......#..#..##..#...#......#..#......#..#..##..#...#......#..#......#..#..##..#...#......#..#......#..#..##..#...#.</text:p>
          </table:table-cell>
          <table:table-cell table:number-columns-repeated="2" office:value-type="string" calcext:value-type="string">
            <text:p>.....#..#......#..#..##..#...#......#..#......#..#..##..#...#......#..#......#..#..##..#...#......#..#......#..#..##..#...#......#..#......#..#..##..#...#.</text:p>
          </table:table-cell>
          <table:table-cell table:formula="of:=CONCATENATE([.G5];[.H5])" office:value-type="string" office:string-value=".....#..#......#..#..##..#...#......#..#......#..#..##..#...#......#..#......#..#..##..#...#......#..#......#..#..##..#...#......#..#......#..#..##..#...#......#..#......#..#..##..#...#......#..#......#..#..##..#...#......#..#......#..#..##..#...#......#..#......#..#..##..#...#......#..#......#..#..##..#...#." calcext:value-type="string">
            <text:p>.....#..#......#..#..##..#...#......#..#......#..#..##..#...#......#..#......#..#..##..#...#......#..#......#..#..##..#...#......#..#......#..#..##..#...#......#..#......#..#..##..#...#......#..#......#..#..##..#...#......#..#......#..#..##..#...#......#..#......#..#..##..#...#......#..#......#..#..##..#...#.</text:p>
          </table:table-cell>
          <table:table-cell office:value-type="string" calcext:value-type="string">
            <text:p>.....#..#......#..#..##..#...#......#..#......#..#..##..#...#......#..#......#..#..##..#...#......#..#......#..#..##..#...#......#..#......#..#..##..#...#......#..#......#..#..##..#...#......#..#......#..#..##..#...#......#..#......#..#..##..#...#......#..#......#..#..##..#...#......#..#......#..#..##..#...#.</text:p>
          </table:table-cell>
        </table:table-row>
        <table:table-row table:style-name="ro1">
          <table:table-cell table:number-columns-repeated="5" office:value-type="string" calcext:value-type="string">
            <text:p>....#..........#....#...#......</text:p>
          </table:table-cell>
          <table:table-cell table:formula="of:=CONCATENATE([.A6];[.B6];[.C6];[.D6];[.E6])" office:value-type="string" office:string-value="....#..........#....#...#..........#..........#....#...#..........#..........#....#...#..........#..........#....#...#..........#..........#....#...#......" calcext:value-type="string">
            <text:p>....#..........#....#...#..........#..........#....#...#..........#..........#....#...#..........#..........#....#...#..........#..........#....#...#......</text:p>
          </table:table-cell>
          <table:table-cell table:number-columns-repeated="2" office:value-type="string" calcext:value-type="string">
            <text:p>....#..........#....#...#..........#..........#....#...#..........#..........#....#...#..........#..........#....#...#..........#..........#....#...#......</text:p>
          </table:table-cell>
          <table:table-cell table:formula="of:=CONCATENATE([.G6];[.H6])" office:value-type="string" office:string-value="....#..........#....#...#..........#..........#....#...#..........#..........#....#...#..........#..........#....#...#..........#..........#....#...#..........#..........#....#...#..........#..........#....#...#..........#..........#....#...#..........#..........#....#...#..........#..........#....#...#......" calcext:value-type="string">
            <text:p>....#..........#....#...#..........#..........#....#...#..........#..........#....#...#..........#..........#....#...#..........#..........#....#...#..........#..........#....#...#..........#..........#....#...#..........#..........#....#...#..........#..........#....#...#..........#..........#....#...#......</text:p>
          </table:table-cell>
          <table:table-cell office:value-type="string" calcext:value-type="string">
            <text:p>....#..........#....#...#..........#..........#....#...#..........#..........#....#...#..........#..........#....#...#..........#..........#....#...#..........#..........#....#...#..........#..........#....#...#..........#..........#....#...#..........#..........#....#...#..........#..........#....#...#......</text:p>
          </table:table-cell>
        </table:table-row>
        <table:table-row table:style-name="ro1">
          <table:table-cell table:number-columns-repeated="5" office:value-type="string" calcext:value-type="string">
            <text:p>............###...#............</text:p>
          </table:table-cell>
          <table:table-cell table:formula="of:=CONCATENATE([.A7];[.B7];[.C7];[.D7];[.E7])" office:value-type="string" office:string-value="............###...#........................###...#........................###...#........................###...#........................###...#............" calcext:value-type="string">
            <text:p>............###...#........................###...#........................###...#........................###...#........................###...#............</text:p>
          </table:table-cell>
          <table:table-cell table:number-columns-repeated="2" office:value-type="string" calcext:value-type="string">
            <text:p>............###...#........................###...#........................###...#........................###...#........................###...#............</text:p>
          </table:table-cell>
          <table:table-cell table:formula="of:=CONCATENATE([.G7];[.H7])" office:value-type="string" office:string-value="............###...#........................###...#........................###...#........................###...#........................###...#........................###...#........................###...#........................###...#........................###...#........................###...#............" calcext:value-type="string">
            <text:p>............###...#........................###...#........................###...#........................###...#........................###...#........................###...#........................###...#........................###...#........................###...#........................###...#............</text:p>
          </table:table-cell>
          <table:table-cell office:value-type="string" calcext:value-type="string">
            <text:p>............###...#........................###...#........................###...#........................###...#........................###...#........................###...#........................###...#........................###...#........................###...#........................###...#............</text:p>
          </table:table-cell>
        </table:table-row>
        <table:table-row table:style-name="ro1">
          <table:table-cell table:number-columns-repeated="5" office:value-type="string" calcext:value-type="string">
            <text:p>##......#.....#......#.....##..</text:p>
          </table:table-cell>
          <table:table-cell table:formula="of:=CONCATENATE([.A8];[.B8];[.C8];[.D8];[.E8])" office:value-type="string" office:string-value="##......#.....#......#.....##..##......#.....#......#.....##..##......#.....#......#.....##..##......#.....#......#.....##..##......#.....#......#.....##.." calcext:value-type="string">
            <text:p>##......#.....#......#.....##..##......#.....#......#.....##..##......#.....#......#.....##..##......#.....#......#.....##..##......#.....#......#.....##..</text:p>
          </table:table-cell>
          <table:table-cell table:number-columns-repeated="2" office:value-type="string" calcext:value-type="string">
            <text:p>##......#.....#......#.....##..##......#.....#......#.....##..##......#.....#......#.....##..##......#.....#......#.....##..##......#.....#......#.....##..</text:p>
          </table:table-cell>
          <table:table-cell table:formula="of:=CONCATENATE([.G8];[.H8])" office:value-type="string" office:string-value="##......#.....#......#.....##..##......#.....#......#.....##..##......#.....#......#.....##..##......#.....#......#.....##..##......#.....#......#.....##..##......#.....#......#.....##..##......#.....#......#.....##..##......#.....#......#.....##..##......#.....#......#.....##..##......#.....#......#.....##.." calcext:value-type="string">
            <text:p>##......#.....#......#.....##..##......#.....#......#.....##..##......#.....#......#.....##..##......#.....#......#.....##..##......#.....#......#.....##..##......#.....#......#.....##..##......#.....#......#.....##..##......#.....#......#.....##..##......#.....#......#.....##..##......#.....#......#.....##..</text:p>
          </table:table-cell>
          <table:table-cell office:value-type="string" calcext:value-type="string">
            <text:p>##......#.....#......#.....##..##......#.....#......#.....##..##......#.....#......#.....##..##......#.....#......#.....##..##......#.....#......#.....##..##......#.....#......#.....##..##......#.....#......#.....##..##......#.....#......#.....##..##......#.....#......#.....##..##......#.....#......#.....##..</text:p>
          </table:table-cell>
        </table:table-row>
        <table:table-row table:style-name="ro1">
          <table:table-cell table:number-columns-repeated="5" office:value-type="string" calcext:value-type="string">
            <text:p>........#.........##..#.#...##.</text:p>
          </table:table-cell>
          <table:table-cell table:formula="of:=CONCATENATE([.A9];[.B9];[.C9];[.D9];[.E9])" office:value-type="string" office:string-value="........#.........##..#.#...##.........#.........##..#.#...##.........#.........##..#.#...##.........#.........##..#.#...##.........#.........##..#.#...##." calcext:value-type="string">
            <text:p>........#.........##..#.#...##.........#.........##..#.#...##.........#.........##..#.#...##.........#.........##..#.#...##.........#.........##..#.#...##.</text:p>
          </table:table-cell>
          <table:table-cell table:number-columns-repeated="2" office:value-type="string" calcext:value-type="string">
            <text:p>........#.........##..#.#...##.........#.........##..#.#...##.........#.........##..#.#...##.........#.........##..#.#...##.........#.........##..#.#...##.</text:p>
          </table:table-cell>
          <table:table-cell table:formula="of:=CONCATENATE([.G9];[.H9])" office:value-type="string" office:string-value="........#.........##..#.#...##.........#.........##..#.#...##.........#.........##..#.#...##.........#.........##..#.#...##.........#.........##..#.#...##.........#.........##..#.#...##.........#.........##..#.#...##.........#.........##..#.#...##.........#.........##..#.#...##.........#.........##..#.#...##." calcext:value-type="string">
            <text:p>........#.........##..#.#...##.........#.........##..#.#...##.........#.........##..#.#...##.........#.........##..#.#...##.........#.........##..#.#...##.........#.........##..#.#...##.........#.........##..#.#...##.........#.........##..#.#...##.........#.........##..#.#...##.........#.........##..#.#...##.</text:p>
          </table:table-cell>
          <table:table-cell office:value-type="string" calcext:value-type="string">
            <text:p>........#.........##..#.#...##.........#.........##..#.#...##.........#.........##..#.#...##.........#.........##..#.#...##.........#.........##..#.#...##.........#.........##..#.#...##.........#.........##..#.#...##.........#.........##..#.#...##.........#.........##..#.#...##.........#.........##..#.#...##.</text:p>
          </table:table-cell>
        </table:table-row>
        <table:table-row table:style-name="ro1">
          <table:table-cell table:number-columns-repeated="5" office:value-type="string" calcext:value-type="string">
            <text:p>....#.#..#.#...#........#..#...</text:p>
          </table:table-cell>
          <table:table-cell table:formula="of:=CONCATENATE([.A10];[.B10];[.C10];[.D10];[.E10])" office:value-type="string" office:string-value="....#.#..#.#...#........#..#.......#.#..#.#...#........#..#.......#.#..#.#...#........#..#.......#.#..#.#...#........#..#.......#.#..#.#...#........#..#..." calcext:value-type="string">
            <text:p>....#.#..#.#...#........#..#.......#.#..#.#...#........#..#.......#.#..#.#...#........#..#.......#.#..#.#...#........#..#.......#.#..#.#...#........#..#...</text:p>
          </table:table-cell>
          <table:table-cell table:number-columns-repeated="2" office:value-type="string" calcext:value-type="string">
            <text:p>....#.#..#.#...#........#..#.......#.#..#.#...#........#..#.......#.#..#.#...#........#..#.......#.#..#.#...#........#..#.......#.#..#.#...#........#..#...</text:p>
          </table:table-cell>
          <table:table-cell table:formula="of:=CONCATENATE([.G10];[.H10])" office:value-type="string" office:string-value="....#.#..#.#...#........#..#.......#.#..#.#...#........#..#.......#.#..#.#...#........#..#.......#.#..#.#...#........#..#.......#.#..#.#...#........#..#.......#.#..#.#...#........#..#.......#.#..#.#...#........#..#.......#.#..#.#...#........#..#.......#.#..#.#...#........#..#.......#.#..#.#...#........#..#..." calcext:value-type="string">
            <text:p>....#.#..#.#...#........#..#.......#.#..#.#...#........#..#.......#.#..#.#...#........#..#.......#.#..#.#...#........#..#.......#.#..#.#...#........#..#.......#.#..#.#...#........#..#.......#.#..#.#...#........#..#.......#.#..#.#...#........#..#.......#.#..#.#...#........#..#.......#.#..#.#...#........#..#...</text:p>
          </table:table-cell>
          <table:table-cell office:value-type="string" calcext:value-type="string">
            <text:p>....#.#..#.#...#........#..#.......#.#..#.#...#........#..#.......#.#..#.#...#........#..#.......#.#..#.#...#........#..#.......#.#..#.#...#........#..#.......#.#..#.#...#........#..#.......#.#..#.#...#........#..#.......#.#..#.#...#........#..#.......#.#..#.#...#........#..#.......#.#..#.#...#........#..#...</text:p>
          </table:table-cell>
        </table:table-row>
        <table:table-row table:style-name="ro1">
          <table:table-cell table:number-columns-repeated="5" office:value-type="string" calcext:value-type="string">
            <text:p>.#.....#.#......#....#..#..#..#</text:p>
          </table:table-cell>
          <table:table-cell table:formula="of:=CONCATENATE([.A11];[.B11];[.C11];[.D11];[.E11])" office:value-type="string" office:string-value=".#.....#.#......#....#..#..#..#.#.....#.#......#....#..#..#..#.#.....#.#......#....#..#..#..#.#.....#.#......#....#..#..#..#.#.....#.#......#....#..#..#..#" calcext:value-type="string">
            <text:p>.#.....#.#......#....#..#..#..#.#.....#.#......#....#..#..#..#.#.....#.#......#....#..#..#..#.#.....#.#......#....#..#..#..#.#.....#.#......#....#..#..#..#</text:p>
          </table:table-cell>
          <table:table-cell table:number-columns-repeated="2" office:value-type="string" calcext:value-type="string">
            <text:p>.#.....#.#......#....#..#..#..#.#.....#.#......#....#..#..#..#.#.....#.#......#....#..#..#..#.#.....#.#......#....#..#..#..#.#.....#.#......#....#..#..#..#</text:p>
          </table:table-cell>
          <table:table-cell table:formula="of:=CONCATENATE([.G11];[.H11])" office:value-type="string" office:string-value=".#.....#.#......#....#..#..#..#.#.....#.#......#....#..#..#..#.#.....#.#......#....#..#..#..#.#.....#.#......#....#..#..#..#.#.....#.#......#....#..#..#..#.#.....#.#......#....#..#..#..#.#.....#.#......#....#..#..#..#.#.....#.#......#....#..#..#..#.#.....#.#......#....#..#..#..#.#.....#.#......#....#..#..#..#" calcext:value-type="string">
            <text:p>.#.....#.#......#....#..#..#..#.#.....#.#......#....#..#..#..#.#.....#.#......#....#..#..#..#.#.....#.#......#....#..#..#..#.#.....#.#......#....#..#..#..#.#.....#.#......#....#..#..#..#.#.....#.#......#....#..#..#..#.#.....#.#......#....#..#..#..#.#.....#.#......#....#..#..#..#.#.....#.#......#....#..#..#..#</text:p>
          </table:table-cell>
          <table:table-cell office:value-type="string" calcext:value-type="string">
            <text:p>.#.....#.#......#....#..#..#..#.#.....#.#......#....#..#..#..#.#.....#.#......#....#..#..#..#.#.....#.#......#....#..#..#..#.#.....#.#......#....#..#..#..#.#.....#.#......#....#..#..#..#.#.....#.#......#....#..#..#..#.#.....#.#......#....#..#..#..#.#.....#.#......#....#..#..#..#.#.....#.#......#....#..#..#..#</text:p>
          </table:table-cell>
        </table:table-row>
        <table:table-row table:style-name="ro1">
          <table:table-cell table:number-columns-repeated="5" office:value-type="string" calcext:value-type="string">
            <text:p>#.##..##......#.....##...#..#..</text:p>
          </table:table-cell>
          <table:table-cell table:formula="of:=CONCATENATE([.A12];[.B12];[.C12];[.D12];[.E12])" office:value-type="string" office:string-value="#.##..##......#.....##...#..#..#.##..##......#.....##...#..#..#.##..##......#.....##...#..#..#.##..##......#.....##...#..#..#.##..##......#.....##...#..#.." calcext:value-type="string">
            <text:p>#.##..##......#.....##...#..#..#.##..##......#.....##...#..#..#.##..##......#.....##...#..#..#.##..##......#.....##...#..#..#.##..##......#.....##...#..#..</text:p>
          </table:table-cell>
          <table:table-cell table:number-columns-repeated="2" office:value-type="string" calcext:value-type="string">
            <text:p>#.##..##......#.....##...#..#..#.##..##......#.....##...#..#..#.##..##......#.....##...#..#..#.##..##......#.....##...#..#..#.##..##......#.....##...#..#..</text:p>
          </table:table-cell>
          <table:table-cell table:formula="of:=CONCATENATE([.G12];[.H12])" office:value-type="string" office:string-value="#.##..##......#.....##...#..#..#.##..##......#.....##...#..#..#.##..##......#.....##...#..#..#.##..##......#.....##...#..#..#.##..##......#.....##...#..#..#.##..##......#.....##...#..#..#.##..##......#.....##...#..#..#.##..##......#.....##...#..#..#.##..##......#.....##...#..#..#.##..##......#.....##...#..#.." calcext:value-type="string">
            <text:p>#.##..##......#.....##...#..#..#.##..##......#.....##...#..#..#.##..##......#.....##...#..#..#.##..##......#.....##...#..#..#.##..##......#.....##...#..#..#.##..##......#.....##...#..#..#.##..##......#.....##...#..#..#.##..##......#.....##...#..#..#.##..##......#.....##...#..#..#.##..##......#.....##...#..#..</text:p>
          </table:table-cell>
          <table:table-cell office:value-type="string" calcext:value-type="string">
            <text:p>#.##..##......#.....##...#..#..#.##..##......#.....##...#..#..#.##..##......#.....##...#..#..#.##..##......#.....##...#..#..#.##..##......#.....##...#..#..#.##..##......#.....##...#..#..#.##..##......#.....##...#..#..#.##..##......#.....##...#..#..#.##..##......#.....##...#..#..#.##..##......#.....##...#..#..</text:p>
          </table:table-cell>
        </table:table-row>
        <table:table-row table:style-name="ro1">
          <table:table-cell table:number-columns-repeated="5" office:value-type="string" calcext:value-type="string">
            <text:p>#........#..##...###....##.....</text:p>
          </table:table-cell>
          <table:table-cell table:formula="of:=CONCATENATE([.A13];[.B13];[.C13];[.D13];[.E13])" office:value-type="string" office:string-value="#........#..##...###....##.....#........#..##...###....##.....#........#..##...###....##.....#........#..##...###....##.....#........#..##...###....##....." calcext:value-type="string">
            <text:p>#........#..##...###....##.....#........#..##...###....##.....#........#..##...###....##.....#........#..##...###....##.....#........#..##...###....##.....</text:p>
          </table:table-cell>
          <table:table-cell table:number-columns-repeated="2" office:value-type="string" calcext:value-type="string">
            <text:p>#........#..##...###....##.....#........#..##...###....##.....#........#..##...###....##.....#........#..##...###....##.....#........#..##...###....##.....</text:p>
          </table:table-cell>
          <table:table-cell table:formula="of:=CONCATENATE([.G13];[.H13])" office:value-type="string" office:string-value="#........#..##...###....##.....#........#..##...###....##.....#........#..##...###....##.....#........#..##...###....##.....#........#..##...###....##.....#........#..##...###....##.....#........#..##...###....##.....#........#..##...###....##.....#........#..##...###....##.....#........#..##...###....##....." calcext:value-type="string">
            <text:p>#........#..##...###....##.....#........#..##...###....##.....#........#..##...###....##.....#........#..##...###....##.....#........#..##...###....##.....#........#..##...###....##.....#........#..##...###....##.....#........#..##...###....##.....#........#..##...###....##.....#........#..##...###....##.....</text:p>
          </table:table-cell>
          <table:table-cell office:value-type="string" calcext:value-type="string">
            <text:p>#........#..##...###....##.....#........#..##...###....##.....#........#..##...###....##.....#........#..##...###....##.....#........#..##...###....##.....#........#..##...###....##.....#........#..##...###....##.....#........#..##...###....##.....#........#..##...###....##.....#........#..##...###....##.....</text:p>
          </table:table-cell>
        </table:table-row>
        <table:table-row table:style-name="ro1">
          <table:table-cell table:number-columns-repeated="5" office:value-type="string" calcext:value-type="string">
            <text:p>......#.#..##...#.#.....#......</text:p>
          </table:table-cell>
          <table:table-cell table:formula="of:=CONCATENATE([.A14];[.B14];[.C14];[.D14];[.E14])" office:value-type="string" office:string-value="......#.#..##...#.#.....#............#.#..##...#.#.....#............#.#..##...#.#.....#............#.#..##...#.#.....#............#.#..##...#.#.....#......" calcext:value-type="string">
            <text:p>......#.#..##...#.#.....#............#.#..##...#.#.....#............#.#..##...#.#.....#............#.#..##...#.#.....#............#.#..##...#.#.....#......</text:p>
          </table:table-cell>
          <table:table-cell table:number-columns-repeated="2" office:value-type="string" calcext:value-type="string">
            <text:p>......#.#..##...#.#.....#............#.#..##...#.#.....#............#.#..##...#.#.....#............#.#..##...#.#.....#............#.#..##...#.#.....#......</text:p>
          </table:table-cell>
          <table:table-cell table:formula="of:=CONCATENATE([.G14];[.H14])" office:value-type="string" office:string-value="......#.#..##...#.#.....#............#.#..##...#.#.....#............#.#..##...#.#.....#............#.#..##...#.#.....#............#.#..##...#.#.....#............#.#..##...#.#.....#............#.#..##...#.#.....#............#.#..##...#.#.....#............#.#..##...#.#.....#............#.#..##...#.#.....#......" calcext:value-type="string">
            <text:p>......#.#..##...#.#.....#............#.#..##...#.#.....#............#.#..##...#.#.....#............#.#..##...#.#.....#............#.#..##...#.#.....#............#.#..##...#.#.....#............#.#..##...#.#.....#............#.#..##...#.#.....#............#.#..##...#.#.....#............#.#..##...#.#.....#......</text:p>
          </table:table-cell>
          <table:table-cell office:value-type="string" calcext:value-type="string">
            <text:p>......#.#..##...#.#.....#............#.#..##...#.#.....#............#.#..##...#.#.....#............#.#..##...#.#.....#............#.#..##...#.#.....#............#.#..##...#.#.....#............#.#..##...#.#.....#............#.#..##...#.#.....#............#.#..##...#.#.....#............#.#..##...#.#.....#......</text:p>
          </table:table-cell>
        </table:table-row>
        <table:table-row table:style-name="ro1">
          <table:table-cell table:number-columns-repeated="5" office:value-type="string" calcext:value-type="string">
            <text:p>##.......#..#.........#...#....</text:p>
          </table:table-cell>
          <table:table-cell table:formula="of:=CONCATENATE([.A15];[.B15];[.C15];[.D15];[.E15])" office:value-type="string" office:string-value="##.......#..#.........#...#....##.......#..#.........#...#....##.......#..#.........#...#....##.......#..#.........#...#....##.......#..#.........#...#...." calcext:value-type="string">
            <text:p>##.......#..#.........#...#....##.......#..#.........#...#....##.......#..#.........#...#....##.......#..#.........#...#....##.......#..#.........#...#....</text:p>
          </table:table-cell>
          <table:table-cell table:number-columns-repeated="2" office:value-type="string" calcext:value-type="string">
            <text:p>##.......#..#.........#...#....##.......#..#.........#...#....##.......#..#.........#...#....##.......#..#.........#...#....##.......#..#.........#...#....</text:p>
          </table:table-cell>
          <table:table-cell table:formula="of:=CONCATENATE([.G15];[.H15])" office:value-type="string" office:string-value="##.......#..#.........#...#....##.......#..#.........#...#....##.......#..#.........#...#....##.......#..#.........#...#....##.......#..#.........#...#....##.......#..#.........#...#....##.......#..#.........#...#....##.......#..#.........#...#....##.......#..#.........#...#....##.......#..#.........#...#...." calcext:value-type="string">
            <text:p>##.......#..#.........#...#....##.......#..#.........#...#....##.......#..#.........#...#....##.......#..#.........#...#....##.......#..#.........#...#....##.......#..#.........#...#....##.......#..#.........#...#....##.......#..#.........#...#....##.......#..#.........#...#....##.......#..#.........#...#....</text:p>
          </table:table-cell>
          <table:table-cell office:value-type="string" calcext:value-type="string">
            <text:p>##.......#..#.........#...#....##.......#..#.........#...#....##.......#..#.........#...#....##.......#..#.........#...#....##.......#..#.........#...#....##.......#..#.........#...#....##.......#..#.........#...#....##.......#..#.........#...#....##.......#..#.........#...#....##.......#..#.........#...#....</text:p>
          </table:table-cell>
        </table:table-row>
        <table:table-row table:style-name="ro1">
          <table:table-cell table:number-columns-repeated="5" office:value-type="string" calcext:value-type="string">
            <text:p>.....##.........#....#.#.###.#.</text:p>
          </table:table-cell>
          <table:table-cell table:formula="of:=CONCATENATE([.A16];[.B16];[.C16];[.D16];[.E16])" office:value-type="string" office:string-value=".....##.........#....#.#.###.#......##.........#....#.#.###.#......##.........#....#.#.###.#......##.........#....#.#.###.#......##.........#....#.#.###.#." calcext:value-type="string">
            <text:p>.....##.........#....#.#.###.#......##.........#....#.#.###.#......##.........#....#.#.###.#......##.........#....#.#.###.#......##.........#....#.#.###.#.</text:p>
          </table:table-cell>
          <table:table-cell table:number-columns-repeated="2" office:value-type="string" calcext:value-type="string">
            <text:p>.....##.........#....#.#.###.#......##.........#....#.#.###.#......##.........#....#.#.###.#......##.........#....#.#.###.#......##.........#....#.#.###.#.</text:p>
          </table:table-cell>
          <table:table-cell table:formula="of:=CONCATENATE([.G16];[.H16])" office:value-type="string" office:string-value=".....##.........#....#.#.###.#......##.........#....#.#.###.#......##.........#....#.#.###.#......##.........#....#.#.###.#......##.........#....#.#.###.#......##.........#....#.#.###.#......##.........#....#.#.###.#......##.........#....#.#.###.#......##.........#....#.#.###.#......##.........#....#.#.###.#." calcext:value-type="string">
            <text:p>.....##.........#....#.#.###.#......##.........#....#.#.###.#......##.........#....#.#.###.#......##.........#....#.#.###.#......##.........#....#.#.###.#......##.........#....#.#.###.#......##.........#....#.#.###.#......##.........#....#.#.###.#......##.........#....#.#.###.#......##.........#....#.#.###.#.</text:p>
          </table:table-cell>
          <table:table-cell office:value-type="string" calcext:value-type="string">
            <text:p>.....##.........#....#.#.###.#......##.........#....#.#.###.#......##.........#....#.#.###.#......##.........#....#.#.###.#......##.........#....#.#.###.#......##.........#....#.#.###.#......##.........#....#.#.###.#......##.........#....#.#.###.#......##.........#....#.#.###.#......##.........#....#.#.###.#.</text:p>
          </table:table-cell>
        </table:table-row>
        <table:table-row table:style-name="ro1">
          <table:table-cell table:number-columns-repeated="5" office:value-type="string" calcext:value-type="string">
            <text:p>..##...........#.#.#.#.....#.#.</text:p>
          </table:table-cell>
          <table:table-cell table:formula="of:=CONCATENATE([.A17];[.B17];[.C17];[.D17];[.E17])" office:value-type="string" office:string-value="..##...........#.#.#.#.....#.#...##...........#.#.#.#.....#.#...##...........#.#.#.#.....#.#...##...........#.#.#.#.....#.#...##...........#.#.#.#.....#.#." calcext:value-type="string">
            <text:p>..##...........#.#.#.#.....#.#...##...........#.#.#.#.....#.#...##...........#.#.#.#.....#.#...##...........#.#.#.#.....#.#...##...........#.#.#.#.....#.#.</text:p>
          </table:table-cell>
          <table:table-cell table:number-columns-repeated="2" office:value-type="string" calcext:value-type="string">
            <text:p>..##...........#.#.#.#.....#.#...##...........#.#.#.#.....#.#...##...........#.#.#.#.....#.#...##...........#.#.#.#.....#.#...##...........#.#.#.#.....#.#.</text:p>
          </table:table-cell>
          <table:table-cell table:formula="of:=CONCATENATE([.G17];[.H17])" office:value-type="string" office:string-value="..##...........#.#.#.#.....#.#...##...........#.#.#.#.....#.#...##...........#.#.#.#.....#.#...##...........#.#.#.#.....#.#...##...........#.#.#.#.....#.#...##...........#.#.#.#.....#.#...##...........#.#.#.#.....#.#...##...........#.#.#.#.....#.#...##...........#.#.#.#.....#.#...##...........#.#.#.#.....#.#." calcext:value-type="string">
            <text:p>..##...........#.#.#.#.....#.#...##...........#.#.#.#.....#.#...##...........#.#.#.#.....#.#...##...........#.#.#.#.....#.#...##...........#.#.#.#.....#.#...##...........#.#.#.#.....#.#...##...........#.#.#.#.....#.#...##...........#.#.#.#.....#.#...##...........#.#.#.#.....#.#...##...........#.#.#.#.....#.#.</text:p>
          </table:table-cell>
          <table:table-cell office:value-type="string" calcext:value-type="string">
            <text:p>..##...........#.#.#.#.....#.#...##...........#.#.#.#.....#.#...##...........#.#.#.#.....#.#...##...........#.#.#.#.....#.#...##...........#.#.#.#.....#.#...##...........#.#.#.#.....#.#...##...........#.#.#.#.....#.#...##...........#.#.#.#.....#.#...##...........#.#.#.#.....#.#...##...........#.#.#.#.....#.#.</text:p>
          </table:table-cell>
        </table:table-row>
        <table:table-row table:style-name="ro1">
          <table:table-cell table:number-columns-repeated="5" office:value-type="string" calcext:value-type="string">
            <text:p>....#...............#......#.#.</text:p>
          </table:table-cell>
          <table:table-cell table:formula="of:=CONCATENATE([.A18];[.B18];[.C18];[.D18];[.E18])" office:value-type="string" office:string-value="....#...............#......#.#.....#...............#......#.#.....#...............#......#.#.....#...............#......#.#.....#...............#......#.#." calcext:value-type="string">
            <text:p>....#...............#......#.#.....#...............#......#.#.....#...............#......#.#.....#...............#......#.#.....#...............#......#.#.</text:p>
          </table:table-cell>
          <table:table-cell table:number-columns-repeated="2" office:value-type="string" calcext:value-type="string">
            <text:p>....#...............#......#.#.....#...............#......#.#.....#...............#......#.#.....#...............#......#.#.....#...............#......#.#.</text:p>
          </table:table-cell>
          <table:table-cell table:formula="of:=CONCATENATE([.G18];[.H18])" office:value-type="string" office:string-value="....#...............#......#.#.....#...............#......#.#.....#...............#......#.#.....#...............#......#.#.....#...............#......#.#.....#...............#......#.#.....#...............#......#.#.....#...............#......#.#.....#...............#......#.#.....#...............#......#.#." calcext:value-type="string">
            <text:p>....#...............#......#.#.....#...............#......#.#.....#...............#......#.#.....#...............#......#.#.....#...............#......#.#.....#...............#......#.#.....#...............#......#.#.....#...............#......#.#.....#...............#......#.#.....#...............#......#.#.</text:p>
          </table:table-cell>
          <table:table-cell office:value-type="string" calcext:value-type="string">
            <text:p>....#...............#......#.#.....#...............#......#.#.....#...............#......#.#.....#...............#......#.#.....#...............#......#.#.....#...............#......#.#.....#...............#......#.#.....#...............#......#.#.....#...............#......#.#.....#...............#......#.#.</text:p>
          </table:table-cell>
        </table:table-row>
        <table:table-row table:style-name="ro1">
          <table:table-cell table:number-columns-repeated="5" office:value-type="string" calcext:value-type="string">
            <text:p>#.#..#....#.....#.....##...#..#</text:p>
          </table:table-cell>
          <table:table-cell table:formula="of:=CONCATENATE([.A19];[.B19];[.C19];[.D19];[.E19])" office:value-type="string" office:string-value="#.#..#....#.....#.....##...#..##.#..#....#.....#.....##...#..##.#..#....#.....#.....##...#..##.#..#....#.....#.....##...#..##.#..#....#.....#.....##...#..#" calcext:value-type="string">
            <text:p>#.#..#....#.....#.....##...#..##.#..#....#.....#.....##...#..##.#..#....#.....#.....##...#..##.#..#....#.....#.....##...#..##.#..#....#.....#.....##...#..#</text:p>
          </table:table-cell>
          <table:table-cell table:number-columns-repeated="2" office:value-type="string" calcext:value-type="string">
            <text:p>#.#..#....#.....#.....##...#..##.#..#....#.....#.....##...#..##.#..#....#.....#.....##...#..##.#..#....#.....#.....##...#..##.#..#....#.....#.....##...#..#</text:p>
          </table:table-cell>
          <table:table-cell table:formula="of:=CONCATENATE([.G19];[.H19])" office:value-type="string" office:string-value="#.#..#....#.....#.....##...#..##.#..#....#.....#.....##...#..##.#..#....#.....#.....##...#..##.#..#....#.....#.....##...#..##.#..#....#.....#.....##...#..##.#..#....#.....#.....##...#..##.#..#....#.....#.....##...#..##.#..#....#.....#.....##...#..##.#..#....#.....#.....##...#..##.#..#....#.....#.....##...#..#" calcext:value-type="string">
            <text:p>#.#..#....#.....#.....##...#..##.#..#....#.....#.....##...#..##.#..#....#.....#.....##...#..##.#..#....#.....#.....##...#..##.#..#....#.....#.....##...#..##.#..#....#.....#.....##...#..##.#..#....#.....#.....##...#..##.#..#....#.....#.....##...#..##.#..#....#.....#.....##...#..##.#..#....#.....#.....##...#..#</text:p>
          </table:table-cell>
          <table:table-cell office:value-type="string" calcext:value-type="string">
            <text:p>#.#..#....#.....#.....##...#..##.#..#....#.....#.....##...#..##.#..#....#.....#.....##...#..##.#..#....#.....#.....##...#..##.#..#....#.....#.....##...#..##.#..#....#.....#.....##...#..##.#..#....#.....#.....##...#..##.#..#....#.....#.....##...#..##.#..#....#.....#.....##...#..##.#..#....#.....#.....##...#..#</text:p>
          </table:table-cell>
        </table:table-row>
        <table:table-row table:style-name="ro1">
          <table:table-cell table:number-columns-repeated="5" office:value-type="string" calcext:value-type="string">
            <text:p>#......#..............#.#.##...</text:p>
          </table:table-cell>
          <table:table-cell table:formula="of:=CONCATENATE([.A20];[.B20];[.C20];[.D20];[.E20])" office:value-type="string" office:string-value="#......#..............#.#.##...#......#..............#.#.##...#......#..............#.#.##...#......#..............#.#.##...#......#..............#.#.##..." calcext:value-type="string">
            <text:p>#......#..............#.#.##...#......#..............#.#.##...#......#..............#.#.##...#......#..............#.#.##...#......#..............#.#.##...</text:p>
          </table:table-cell>
          <table:table-cell table:number-columns-repeated="2" office:value-type="string" calcext:value-type="string">
            <text:p>#......#..............#.#.##...#......#..............#.#.##...#......#..............#.#.##...#......#..............#.#.##...#......#..............#.#.##...</text:p>
          </table:table-cell>
          <table:table-cell table:formula="of:=CONCATENATE([.G20];[.H20])" office:value-type="string" office:string-value="#......#..............#.#.##...#......#..............#.#.##...#......#..............#.#.##...#......#..............#.#.##...#......#..............#.#.##...#......#..............#.#.##...#......#..............#.#.##...#......#..............#.#.##...#......#..............#.#.##...#......#..............#.#.##..." calcext:value-type="string">
            <text:p>#......#..............#.#.##...#......#..............#.#.##...#......#..............#.#.##...#......#..............#.#.##...#......#..............#.#.##...#......#..............#.#.##...#......#..............#.#.##...#......#..............#.#.##...#......#..............#.#.##...#......#..............#.#.##...</text:p>
          </table:table-cell>
          <table:table-cell office:value-type="string" calcext:value-type="string">
            <text:p>#......#..............#.#.##...#......#..............#.#.##...#......#..............#.#.##...#......#..............#.#.##...#......#..............#.#.##...#......#..............#.#.##...#......#..............#.#.##...#......#..............#.#.##...#......#..............#.#.##...#......#..............#.#.##...</text:p>
          </table:table-cell>
        </table:table-row>
        <table:table-row table:style-name="ro1">
          <table:table-cell table:number-columns-repeated="5" office:value-type="string" calcext:value-type="string">
            <text:p>......###.....#...#........###.</text:p>
          </table:table-cell>
          <table:table-cell table:formula="of:=CONCATENATE([.A21];[.B21];[.C21];[.D21];[.E21])" office:value-type="string" office:string-value="......###.....#...#........###.......###.....#...#........###.......###.....#...#........###.......###.....#...#........###.......###.....#...#........###." calcext:value-type="string">
            <text:p>......###.....#...#........###.......###.....#...#........###.......###.....#...#........###.......###.....#...#........###.......###.....#...#........###.</text:p>
          </table:table-cell>
          <table:table-cell table:number-columns-repeated="2" office:value-type="string" calcext:value-type="string">
            <text:p>......###.....#...#........###.......###.....#...#........###.......###.....#...#........###.......###.....#...#........###.......###.....#...#........###.</text:p>
          </table:table-cell>
          <table:table-cell table:formula="of:=CONCATENATE([.G21];[.H21])" office:value-type="string" office:string-value="......###.....#...#........###.......###.....#...#........###.......###.....#...#........###.......###.....#...#........###.......###.....#...#........###.......###.....#...#........###.......###.....#...#........###.......###.....#...#........###.......###.....#...#........###.......###.....#...#........###." calcext:value-type="string">
            <text:p>......###.....#...#........###.......###.....#...#........###.......###.....#...#........###.......###.....#...#........###.......###.....#...#........###.......###.....#...#........###.......###.....#...#........###.......###.....#...#........###.......###.....#...#........###.......###.....#...#........###.</text:p>
          </table:table-cell>
          <table:table-cell office:value-type="string" calcext:value-type="string">
            <text:p>......###.....#...#........###.......###.....#...#........###.......###.....#...#........###.......###.....#...#........###.......###.....#...#........###.......###.....#...#........###.......###.....#...#........###.......###.....#...#........###.......###.....#...#........###.......###.....#...#........###.</text:p>
          </table:table-cell>
        </table:table-row>
        <table:table-row table:style-name="ro1">
          <table:table-cell table:number-columns-repeated="5" office:value-type="string" calcext:value-type="string">
            <text:p>####...#.....#...#....#........</text:p>
          </table:table-cell>
          <table:table-cell table:formula="of:=CONCATENATE([.A22];[.B22];[.C22];[.D22];[.E22])" office:value-type="string" office:string-value="####...#.....#...#....#........####...#.....#...#....#........####...#.....#...#....#........####...#.....#...#....#........####...#.....#...#....#........" calcext:value-type="string">
            <text:p>####...#.....#...#....#........####...#.....#...#....#........####...#.....#...#....#........####...#.....#...#....#........####...#.....#...#....#........</text:p>
          </table:table-cell>
          <table:table-cell table:number-columns-repeated="2" office:value-type="string" calcext:value-type="string">
            <text:p>####...#.....#...#....#........####...#.....#...#....#........####...#.....#...#....#........####...#.....#...#....#........####...#.....#...#....#........</text:p>
          </table:table-cell>
          <table:table-cell table:formula="of:=CONCATENATE([.G22];[.H22])" office:value-type="string" office:string-value="####...#.....#...#....#........####...#.....#...#....#........####...#.....#...#....#........####...#.....#...#....#........####...#.....#...#....#........####...#.....#...#....#........####...#.....#...#....#........####...#.....#...#....#........####...#.....#...#....#........####...#.....#...#....#........" calcext:value-type="string">
            <text:p>####...#.....#...#....#........####...#.....#...#....#........####...#.....#...#....#........####...#.....#...#....#........####...#.....#...#....#........####...#.....#...#....#........####...#.....#...#....#........####...#.....#...#....#........####...#.....#...#....#........####...#.....#...#....#........</text:p>
          </table:table-cell>
          <table:table-cell office:value-type="string" calcext:value-type="string">
            <text:p>####...#.....#...#....#........####...#.....#...#....#........####...#.....#...#....#........####...#.....#...#....#........####...#.....#...#....#........####...#.....#...#....#........####...#.....#...#....#........####...#.....#...#....#........####...#.....#...#....#........####...#.....#...#....#........</text:p>
          </table:table-cell>
        </table:table-row>
        <table:table-row table:style-name="ro1">
          <table:table-cell table:number-columns-repeated="5" office:value-type="string" calcext:value-type="string">
            <text:p>.......#...#....##...#.........</text:p>
          </table:table-cell>
          <table:table-cell table:formula="of:=CONCATENATE([.A23];[.B23];[.C23];[.D23];[.E23])" office:value-type="string" office:string-value=".......#...#....##...#................#...#....##...#................#...#....##...#................#...#....##...#................#...#....##...#........." calcext:value-type="string">
            <text:p>.......#...#....##...#................#...#....##...#................#...#....##...#................#...#....##...#................#...#....##...#.........</text:p>
          </table:table-cell>
          <table:table-cell table:number-columns-repeated="2" office:value-type="string" calcext:value-type="string">
            <text:p>.......#...#....##...#................#...#....##...#................#...#....##...#................#...#....##...#................#...#....##...#.........</text:p>
          </table:table-cell>
          <table:table-cell table:formula="of:=CONCATENATE([.G23];[.H23])" office:value-type="string" office:string-value=".......#...#....##...#................#...#....##...#................#...#....##...#................#...#....##...#................#...#....##...#................#...#....##...#................#...#....##...#................#...#....##...#................#...#....##...#................#...#....##...#........." calcext:value-type="string">
            <text:p>.......#...#....##...#................#...#....##...#................#...#....##...#................#...#....##...#................#...#....##...#................#...#....##...#................#...#....##...#................#...#....##...#................#...#....##...#................#...#....##...#.........</text:p>
          </table:table-cell>
          <table:table-cell office:value-type="string" calcext:value-type="string">
            <text:p>.......#...#....##...#................#...#....##...#................#...#....##...#................#...#....##...#................#...#....##...#................#...#....##...#................#...#....##...#................#...#....##...#................#...#....##...#................#...#....##...#.........</text:p>
          </table:table-cell>
        </table:table-row>
        <table:table-row table:style-name="ro1">
          <table:table-cell table:number-columns-repeated="5" office:value-type="string" calcext:value-type="string">
            <text:p>.####..##............#.........</text:p>
          </table:table-cell>
          <table:table-cell table:formula="of:=CONCATENATE([.A24];[.B24];[.C24];[.D24];[.E24])" office:value-type="string" office:string-value=".####..##............#..........####..##............#..........####..##............#..........####..##............#..........####..##............#........." calcext:value-type="string">
            <text:p>.####..##............#..........####..##............#..........####..##............#..........####..##............#..........####..##............#.........</text:p>
          </table:table-cell>
          <table:table-cell table:number-columns-repeated="2" office:value-type="string" calcext:value-type="string">
            <text:p>.####..##............#..........####..##............#..........####..##............#..........####..##............#..........####..##............#.........</text:p>
          </table:table-cell>
          <table:table-cell table:formula="of:=CONCATENATE([.G24];[.H24])" office:value-type="string" office:string-value=".####..##............#..........####..##............#..........####..##............#..........####..##............#..........####..##............#..........####..##............#..........####..##............#..........####..##............#..........####..##............#..........####..##............#........." calcext:value-type="string">
            <text:p>.####..##............#..........####..##............#..........####..##............#..........####..##............#..........####..##............#..........####..##............#..........####..##............#..........####..##............#..........####..##............#..........####..##............#.........</text:p>
          </table:table-cell>
          <table:table-cell office:value-type="string" calcext:value-type="string">
            <text:p>.####..##............#..........####..##............#..........####..##............#..........####..##............#..........####..##............#..........####..##............#..........####..##............#..........####..##............#..........####..##............#..........####..##............#.........</text:p>
          </table:table-cell>
        </table:table-row>
        <table:table-row table:style-name="ro1">
          <table:table-cell table:number-columns-repeated="5" office:value-type="string" calcext:value-type="string">
            <text:p>#.#...#...#....#...#.#......#..</text:p>
          </table:table-cell>
          <table:table-cell table:formula="of:=CONCATENATE([.A25];[.B25];[.C25];[.D25];[.E25])" office:value-type="string" office:string-value="#.#...#...#....#...#.#......#..#.#...#...#....#...#.#......#..#.#...#...#....#...#.#......#..#.#...#...#....#...#.#......#..#.#...#...#....#...#.#......#.." calcext:value-type="string">
            <text:p>#.#...#...#....#...#.#......#..#.#...#...#....#...#.#......#..#.#...#...#....#...#.#......#..#.#...#...#....#...#.#......#..#.#...#...#....#...#.#......#..</text:p>
          </table:table-cell>
          <table:table-cell table:number-columns-repeated="2" office:value-type="string" calcext:value-type="string">
            <text:p>#.#...#...#....#...#.#......#..#.#...#...#....#...#.#......#..#.#...#...#....#...#.#......#..#.#...#...#....#...#.#......#..#.#...#...#....#...#.#......#..</text:p>
          </table:table-cell>
          <table:table-cell table:formula="of:=CONCATENATE([.G25];[.H25])" office:value-type="string" office:string-value="#.#...#...#....#...#.#......#..#.#...#...#....#...#.#......#..#.#...#...#....#...#.#......#..#.#...#...#....#...#.#......#..#.#...#...#....#...#.#......#..#.#...#...#....#...#.#......#..#.#...#...#....#...#.#......#..#.#...#...#....#...#.#......#..#.#...#...#....#...#.#......#..#.#...#...#....#...#.#......#.." calcext:value-type="string">
            <text:p>#.#...#...#....#...#.#......#..#.#...#...#....#...#.#......#..#.#...#...#....#...#.#......#..#.#...#...#....#...#.#......#..#.#...#...#....#...#.#......#..#.#...#...#....#...#.#......#..#.#...#...#....#...#.#......#..#.#...#...#....#...#.#......#..#.#...#...#....#...#.#......#..#.#...#...#....#...#.#......#..</text:p>
          </table:table-cell>
          <table:table-cell office:value-type="string" calcext:value-type="string">
            <text:p>#.#...#...#....#...#.#......#..#.#...#...#....#...#.#......#..#.#...#...#....#...#.#......#..#.#...#...#....#...#.#......#..#.#...#...#....#...#.#......#..#.#...#...#....#...#.#......#..#.#...#...#....#...#.#......#..#.#...#...#....#...#.#......#..#.#...#...#....#...#.#......#..#.#...#...#....#...#.#......#..</text:p>
          </table:table-cell>
        </table:table-row>
        <table:table-row table:style-name="ro1">
          <table:table-cell table:number-columns-repeated="5" office:value-type="string" calcext:value-type="string">
            <text:p>..#..#.....#.......#...#.#...##</text:p>
          </table:table-cell>
          <table:table-cell table:formula="of:=CONCATENATE([.A26];[.B26];[.C26];[.D26];[.E26])" office:value-type="string" office:string-value="..#..#.....#.......#...#.#...##..#..#.....#.......#...#.#...##..#..#.....#.......#...#.#...##..#..#.....#.......#...#.#...##..#..#.....#.......#...#.#...##" calcext:value-type="string">
            <text:p>..#..#.....#.......#...#.#...##..#..#.....#.......#...#.#...##..#..#.....#.......#...#.#...##..#..#.....#.......#...#.#...##..#..#.....#.......#...#.#...##</text:p>
          </table:table-cell>
          <table:table-cell table:number-columns-repeated="2" office:value-type="string" calcext:value-type="string">
            <text:p>..#..#.....#.......#...#.#...##..#..#.....#.......#...#.#...##..#..#.....#.......#...#.#...##..#..#.....#.......#...#.#...##..#..#.....#.......#...#.#...##</text:p>
          </table:table-cell>
          <table:table-cell table:formula="of:=CONCATENATE([.G26];[.H26])" office:value-type="string" office:string-value="..#..#.....#.......#...#.#...##..#..#.....#.......#...#.#...##..#..#.....#.......#...#.#...##..#..#.....#.......#...#.#...##..#..#.....#.......#...#.#...##..#..#.....#.......#...#.#...##..#..#.....#.......#...#.#...##..#..#.....#.......#...#.#...##..#..#.....#.......#...#.#...##..#..#.....#.......#...#.#...##" calcext:value-type="string">
            <text:p>..#..#.....#.......#...#.#...##..#..#.....#.......#...#.#...##..#..#.....#.......#...#.#...##..#..#.....#.......#...#.#...##..#..#.....#.......#...#.#...##..#..#.....#.......#...#.#...##..#..#.....#.......#...#.#...##..#..#.....#.......#...#.#...##..#..#.....#.......#...#.#...##..#..#.....#.......#...#.#...##</text:p>
          </table:table-cell>
          <table:table-cell office:value-type="string" calcext:value-type="string">
            <text:p>..#..#.....#.......#...#.#...##..#..#.....#.......#...#.#...##..#..#.....#.......#...#.#...##..#..#.....#.......#...#.#...##..#..#.....#.......#...#.#...##..#..#.....#.......#...#.#...##..#..#.....#.......#...#.#...##..#..#.....#.......#...#.#...##..#..#.....#.......#...#.#...##..#..#.....#.......#...#.#...##</text:p>
          </table:table-cell>
        </table:table-row>
        <table:table-row table:style-name="ro1">
          <table:table-cell table:number-columns-repeated="5" office:value-type="string" calcext:value-type="string">
            <text:p>.#.........#...#......##.#...#.</text:p>
          </table:table-cell>
          <table:table-cell table:formula="of:=CONCATENATE([.A27];[.B27];[.C27];[.D27];[.E27])" office:value-type="string" office:string-value=".#.........#...#......##.#...#..#.........#...#......##.#...#..#.........#...#......##.#...#..#.........#...#......##.#...#..#.........#...#......##.#...#." calcext:value-type="string">
            <text:p>.#.........#...#......##.#...#..#.........#...#......##.#...#..#.........#...#......##.#...#..#.........#...#......##.#...#..#.........#...#......##.#...#.</text:p>
          </table:table-cell>
          <table:table-cell table:number-columns-repeated="2" office:value-type="string" calcext:value-type="string">
            <text:p>.#.........#...#......##.#...#..#.........#...#......##.#...#..#.........#...#......##.#...#..#.........#...#......##.#...#..#.........#...#......##.#...#.</text:p>
          </table:table-cell>
          <table:table-cell table:formula="of:=CONCATENATE([.G27];[.H27])" office:value-type="string" office:string-value=".#.........#...#......##.#...#..#.........#...#......##.#...#..#.........#...#......##.#...#..#.........#...#......##.#...#..#.........#...#......##.#...#..#.........#...#......##.#...#..#.........#...#......##.#...#..#.........#...#......##.#...#..#.........#...#......##.#...#..#.........#...#......##.#...#." calcext:value-type="string">
            <text:p>.#.........#...#......##.#...#..#.........#...#......##.#...#..#.........#...#......##.#...#..#.........#...#......##.#...#..#.........#...#......##.#...#..#.........#...#......##.#...#..#.........#...#......##.#...#..#.........#...#......##.#...#..#.........#...#......##.#...#..#.........#...#......##.#...#.</text:p>
          </table:table-cell>
          <table:table-cell office:value-type="string" calcext:value-type="string">
            <text:p>.#.........#...#......##.#...#..#.........#...#......##.#...#..#.........#...#......##.#...#..#.........#...#......##.#...#..#.........#...#......##.#...#..#.........#...#......##.#...#..#.........#...#......##.#...#..#.........#...#......##.#...#..#.........#...#......##.#...#..#.........#...#......##.#...#.</text:p>
          </table:table-cell>
        </table:table-row>
        <table:table-row table:style-name="ro1">
          <table:table-cell table:number-columns-repeated="5" office:value-type="string" calcext:value-type="string">
            <text:p>.#.#...#...#.....#.#........#.#</text:p>
          </table:table-cell>
          <table:table-cell table:formula="of:=CONCATENATE([.A28];[.B28];[.C28];[.D28];[.E28])" office:value-type="string" office:string-value=".#.#...#...#.....#.#........#.#.#.#...#...#.....#.#........#.#.#.#...#...#.....#.#........#.#.#.#...#...#.....#.#........#.#.#.#...#...#.....#.#........#.#" calcext:value-type="string">
            <text:p>.#.#...#...#.....#.#........#.#.#.#...#...#.....#.#........#.#.#.#...#...#.....#.#........#.#.#.#...#...#.....#.#........#.#.#.#...#...#.....#.#........#.#</text:p>
          </table:table-cell>
          <table:table-cell table:number-columns-repeated="2" office:value-type="string" calcext:value-type="string">
            <text:p>.#.#...#...#.....#.#........#.#.#.#...#...#.....#.#........#.#.#.#...#...#.....#.#........#.#.#.#...#...#.....#.#........#.#.#.#...#...#.....#.#........#.#</text:p>
          </table:table-cell>
          <table:table-cell table:formula="of:=CONCATENATE([.G28];[.H28])" office:value-type="string" office:string-value=".#.#...#...#.....#.#........#.#.#.#...#...#.....#.#........#.#.#.#...#...#.....#.#........#.#.#.#...#...#.....#.#........#.#.#.#...#...#.....#.#........#.#.#.#...#...#.....#.#........#.#.#.#...#...#.....#.#........#.#.#.#...#...#.....#.#........#.#.#.#...#...#.....#.#........#.#.#.#...#...#.....#.#........#.#" calcext:value-type="string">
            <text:p>.#.#...#...#.....#.#........#.#.#.#...#...#.....#.#........#.#.#.#...#...#.....#.#........#.#.#.#...#...#.....#.#........#.#.#.#...#...#.....#.#........#.#.#.#...#...#.....#.#........#.#.#.#...#...#.....#.#........#.#.#.#...#...#.....#.#........#.#.#.#...#...#.....#.#........#.#.#.#...#...#.....#.#........#.#</text:p>
          </table:table-cell>
          <table:table-cell office:value-type="string" calcext:value-type="string">
            <text:p>.#.#...#...#.....#.#........#.#.#.#...#...#.....#.#........#.#.#.#...#...#.....#.#........#.#.#.#...#...#.....#.#........#.#.#.#...#...#.....#.#........#.#.#.#...#...#.....#.#........#.#.#.#...#...#.....#.#........#.#.#.#...#...#.....#.#........#.#.#.#...#...#.....#.#........#.#.#.#...#...#.....#.#........#.#</text:p>
          </table:table-cell>
        </table:table-row>
        <table:table-row table:style-name="ro1">
          <table:table-cell table:number-columns-repeated="5" office:value-type="string" calcext:value-type="string">
            <text:p>.#.....###....###..##.#..##.#..</text:p>
          </table:table-cell>
          <table:table-cell table:formula="of:=CONCATENATE([.A29];[.B29];[.C29];[.D29];[.E29])" office:value-type="string" office:string-value=".#.....###....###..##.#..##.#...#.....###....###..##.#..##.#...#.....###....###..##.#..##.#...#.....###....###..##.#..##.#...#.....###....###..##.#..##.#.." calcext:value-type="string">
            <text:p>.#.....###....###..##.#..##.#...#.....###....###..##.#..##.#...#.....###....###..##.#..##.#...#.....###....###..##.#..##.#...#.....###....###..##.#..##.#..</text:p>
          </table:table-cell>
          <table:table-cell table:number-columns-repeated="2" office:value-type="string" calcext:value-type="string">
            <text:p>.#.....###....###..##.#..##.#...#.....###....###..##.#..##.#...#.....###....###..##.#..##.#...#.....###....###..##.#..##.#...#.....###....###..##.#..##.#..</text:p>
          </table:table-cell>
          <table:table-cell table:formula="of:=CONCATENATE([.G29];[.H29])" office:value-type="string" office:string-value=".#.....###....###..##.#..##.#...#.....###....###..##.#..##.#...#.....###....###..##.#..##.#...#.....###....###..##.#..##.#...#.....###....###..##.#..##.#...#.....###....###..##.#..##.#...#.....###....###..##.#..##.#...#.....###....###..##.#..##.#...#.....###....###..##.#..##.#...#.....###....###..##.#..##.#.." calcext:value-type="string">
            <text:p>.#.....###....###..##.#..##.#...#.....###....###..##.#..##.#...#.....###....###..##.#..##.#...#.....###....###..##.#..##.#...#.....###....###..##.#..##.#...#.....###....###..##.#..##.#...#.....###....###..##.#..##.#...#.....###....###..##.#..##.#...#.....###....###..##.#..##.#...#.....###....###..##.#..##.#..</text:p>
          </table:table-cell>
          <table:table-cell office:value-type="string" calcext:value-type="string">
            <text:p>.#.....###....###..##.#..##.#...#.....###....###..##.#..##.#...#.....###....###..##.#..##.#...#.....###....###..##.#..##.#...#.....###....###..##.#..##.#...#.....###....###..##.#..##.#...#.....###....###..##.#..##.#...#.....###....###..##.#..##.#...#.....###....###..##.#..##.#...#.....###....###..##.#..##.#..</text:p>
          </table:table-cell>
        </table:table-row>
        <table:table-row table:style-name="ro1">
          <table:table-cell table:number-columns-repeated="5" office:value-type="string" calcext:value-type="string">
            <text:p>.....##....#......#..#...#...#.</text:p>
          </table:table-cell>
          <table:table-cell table:formula="of:=CONCATENATE([.A30];[.B30];[.C30];[.D30];[.E30])" office:value-type="string" office:string-value=".....##....#......#..#...#...#......##....#......#..#...#...#......##....#......#..#...#...#......##....#......#..#...#...#......##....#......#..#...#...#." calcext:value-type="string">
            <text:p>.....##....#......#..#...#...#......##....#......#..#...#...#......##....#......#..#...#...#......##....#......#..#...#...#......##....#......#..#...#...#.</text:p>
          </table:table-cell>
          <table:table-cell table:number-columns-repeated="2" office:value-type="string" calcext:value-type="string">
            <text:p>.....##....#......#..#...#...#......##....#......#..#...#...#......##....#......#..#...#...#......##....#......#..#...#...#......##....#......#..#...#...#.</text:p>
          </table:table-cell>
          <table:table-cell table:formula="of:=CONCATENATE([.G30];[.H30])" office:value-type="string" office:string-value=".....##....#......#..#...#...#......##....#......#..#...#...#......##....#......#..#...#...#......##....#......#..#...#...#......##....#......#..#...#...#......##....#......#..#...#...#......##....#......#..#...#...#......##....#......#..#...#...#......##....#......#..#...#...#......##....#......#..#...#...#." calcext:value-type="string">
            <text:p>.....##....#......#..#...#...#......##....#......#..#...#...#......##....#......#..#...#...#......##....#......#..#...#...#......##....#......#..#...#...#......##....#......#..#...#...#......##....#......#..#...#...#......##....#......#..#...#...#......##....#......#..#...#...#......##....#......#..#...#...#.</text:p>
          </table:table-cell>
          <table:table-cell office:value-type="string" calcext:value-type="string">
            <text:p>.....##....#......#..#...#...#......##....#......#..#...#...#......##....#......#..#...#...#......##....#......#..#...#...#......##....#......#..#...#...#......##....#......#..#...#...#......##....#......#..#...#...#......##....#......#..#...#...#......##....#......#..#...#...#......##....#......#..#...#...#.</text:p>
          </table:table-cell>
        </table:table-row>
        <table:table-row table:style-name="ro1">
          <table:table-cell table:number-columns-repeated="5" office:value-type="string" calcext:value-type="string">
            <text:p>#...##....#.......#.....##.##..</text:p>
          </table:table-cell>
          <table:table-cell table:formula="of:=CONCATENATE([.A31];[.B31];[.C31];[.D31];[.E31])" office:value-type="string" office:string-value="#...##....#.......#.....##.##..#...##....#.......#.....##.##..#...##....#.......#.....##.##..#...##....#.......#.....##.##..#...##....#.......#.....##.##.." calcext:value-type="string">
            <text:p>#...##....#.......#.....##.##..#...##....#.......#.....##.##..#...##....#.......#.....##.##..#...##....#.......#.....##.##..#...##....#.......#.....##.##..</text:p>
          </table:table-cell>
          <table:table-cell table:number-columns-repeated="2" office:value-type="string" calcext:value-type="string">
            <text:p>#...##....#.......#.....##.##..#...##....#.......#.....##.##..#...##....#.......#.....##.##..#...##....#.......#.....##.##..#...##....#.......#.....##.##..</text:p>
          </table:table-cell>
          <table:table-cell table:formula="of:=CONCATENATE([.G31];[.H31])" office:value-type="string" office:string-value="#...##....#.......#.....##.##..#...##....#.......#.....##.##..#...##....#.......#.....##.##..#...##....#.......#.....##.##..#...##....#.......#.....##.##..#...##....#.......#.....##.##..#...##....#.......#.....##.##..#...##....#.......#.....##.##..#...##....#.......#.....##.##..#...##....#.......#.....##.##.." calcext:value-type="string">
            <text:p>#...##....#.......#.....##.##..#...##....#.......#.....##.##..#...##....#.......#.....##.##..#...##....#.......#.....##.##..#...##....#.......#.....##.##..#...##....#.......#.....##.##..#...##....#.......#.....##.##..#...##....#.......#.....##.##..#...##....#.......#.....##.##..#...##....#.......#.....##.##..</text:p>
          </table:table-cell>
          <table:table-cell office:value-type="string" calcext:value-type="string">
            <text:p>#...##....#.......#.....##.##..#...##....#.......#.....##.##..#...##....#.......#.....##.##..#...##....#.......#.....##.##..#...##....#.......#.....##.##..#...##....#.......#.....##.##..#...##....#.......#.....##.##..#...##....#.......#.....##.##..#...##....#.......#.....##.##..#...##....#.......#.....##.##..</text:p>
          </table:table-cell>
        </table:table-row>
        <table:table-row table:style-name="ro1">
          <table:table-cell table:number-columns-repeated="5" office:value-type="string" calcext:value-type="string">
            <text:p>#...#.....#.#...........#..###.</text:p>
          </table:table-cell>
          <table:table-cell table:formula="of:=CONCATENATE([.A32];[.B32];[.C32];[.D32];[.E32])" office:value-type="string" office:string-value="#...#.....#.#...........#..###.#...#.....#.#...........#..###.#...#.....#.#...........#..###.#...#.....#.#...........#..###.#...#.....#.#...........#..###." calcext:value-type="string">
            <text:p>#...#.....#.#...........#..###.#...#.....#.#...........#..###.#...#.....#.#...........#..###.#...#.....#.#...........#..###.#...#.....#.#...........#..###.</text:p>
          </table:table-cell>
          <table:table-cell table:number-columns-repeated="2" office:value-type="string" calcext:value-type="string">
            <text:p>#...#.....#.#...........#..###.#...#.....#.#...........#..###.#...#.....#.#...........#..###.#...#.....#.#...........#..###.#...#.....#.#...........#..###.</text:p>
          </table:table-cell>
          <table:table-cell table:formula="of:=CONCATENATE([.G32];[.H32])" office:value-type="string" office:string-value="#...#.....#.#...........#..###.#...#.....#.#...........#..###.#...#.....#.#...........#..###.#...#.....#.#...........#..###.#...#.....#.#...........#..###.#...#.....#.#...........#..###.#...#.....#.#...........#..###.#...#.....#.#...........#..###.#...#.....#.#...........#..###.#...#.....#.#...........#..###." calcext:value-type="string">
            <text:p>#...#.....#.#...........#..###.#...#.....#.#...........#..###.#...#.....#.#...........#..###.#...#.....#.#...........#..###.#...#.....#.#...........#..###.#...#.....#.#...........#..###.#...#.....#.#...........#..###.#...#.....#.#...........#..###.#...#.....#.#...........#..###.#...#.....#.#...........#..###.</text:p>
          </table:table-cell>
          <table:table-cell office:value-type="string" calcext:value-type="string">
            <text:p>#...#.....#.#...........#..###.#...#.....#.#...........#..###.#...#.....#.#...........#..###.#...#.....#.#...........#..###.#...#.....#.#...........#..###.#...#.....#.#...........#..###.#...#.....#.#...........#..###.#...#.....#.#...........#..###.#...#.....#.#...........#..###.#...#.....#.#...........#..###.</text:p>
          </table:table-cell>
        </table:table-row>
        <table:table-row table:style-name="ro1">
          <table:table-cell table:number-columns-repeated="5" office:value-type="string" calcext:value-type="string">
            <text:p>##.#........###...........###.#</text:p>
          </table:table-cell>
          <table:table-cell table:formula="of:=CONCATENATE([.A33];[.B33];[.C33];[.D33];[.E33])" office:value-type="string" office:string-value="##.#........###...........###.###.#........###...........###.###.#........###...........###.###.#........###...........###.###.#........###...........###.#" calcext:value-type="string">
            <text:p>##.#........###...........###.###.#........###...........###.###.#........###...........###.###.#........###...........###.###.#........###...........###.#</text:p>
          </table:table-cell>
          <table:table-cell table:number-columns-repeated="2" office:value-type="string" calcext:value-type="string">
            <text:p>##.#........###...........###.###.#........###...........###.###.#........###...........###.###.#........###...........###.###.#........###...........###.#</text:p>
          </table:table-cell>
          <table:table-cell table:formula="of:=CONCATENATE([.G33];[.H33])" office:value-type="string" office:string-value="##.#........###...........###.###.#........###...........###.###.#........###...........###.###.#........###...........###.###.#........###...........###.###.#........###...........###.###.#........###...........###.###.#........###...........###.###.#........###...........###.###.#........###...........###.#" calcext:value-type="string">
            <text:p>##.#........###...........###.###.#........###...........###.###.#........###...........###.###.#........###...........###.###.#........###...........###.###.#........###...........###.###.#........###...........###.###.#........###...........###.###.#........###...........###.###.#........###...........###.#</text:p>
          </table:table-cell>
          <table:table-cell office:value-type="string" calcext:value-type="string">
            <text:p>##.#........###...........###.###.#........###...........###.###.#........###...........###.###.#........###...........###.###.#........###...........###.###.#........###...........###.###.#........###...........###.###.#........###...........###.###.#........###...........###.###.#........###...........###.#</text:p>
          </table:table-cell>
        </table:table-row>
        <table:table-row table:style-name="ro1">
          <table:table-cell table:number-columns-repeated="5" office:value-type="string" calcext:value-type="string">
            <text:p>#...#.#........#.#.....#.......</text:p>
          </table:table-cell>
          <table:table-cell table:formula="of:=CONCATENATE([.A34];[.B34];[.C34];[.D34];[.E34])" office:value-type="string" office:string-value="#...#.#........#.#.....#.......#...#.#........#.#.....#.......#...#.#........#.#.....#.......#...#.#........#.#.....#.......#...#.#........#.#.....#......." calcext:value-type="string">
            <text:p>#...#.#........#.#.....#.......#...#.#........#.#.....#.......#...#.#........#.#.....#.......#...#.#........#.#.....#.......#...#.#........#.#.....#.......</text:p>
          </table:table-cell>
          <table:table-cell table:number-columns-repeated="2" office:value-type="string" calcext:value-type="string">
            <text:p>#...#.#........#.#.....#.......#...#.#........#.#.....#.......#...#.#........#.#.....#.......#...#.#........#.#.....#.......#...#.#........#.#.....#.......</text:p>
          </table:table-cell>
          <table:table-cell table:formula="of:=CONCATENATE([.G34];[.H34])" office:value-type="string" office:string-value="#...#.#........#.#.....#.......#...#.#........#.#.....#.......#...#.#........#.#.....#.......#...#.#........#.#.....#.......#...#.#........#.#.....#.......#...#.#........#.#.....#.......#...#.#........#.#.....#.......#...#.#........#.#.....#.......#...#.#........#.#.....#.......#...#.#........#.#.....#......." calcext:value-type="string">
            <text:p>#...#.#........#.#.....#.......#...#.#........#.#.....#.......#...#.#........#.#.....#.......#...#.#........#.#.....#.......#...#.#........#.#.....#.......#...#.#........#.#.....#.......#...#.#........#.#.....#.......#...#.#........#.#.....#.......#...#.#........#.#.....#.......#...#.#........#.#.....#.......</text:p>
          </table:table-cell>
          <table:table-cell office:value-type="string" calcext:value-type="string">
            <text:p>#...#.#........#.#.....#.......#...#.#........#.#.....#.......#...#.#........#.#.....#.......#...#.#........#.#.....#.......#...#.#........#.#.....#.......#...#.#........#.#.....#.......#...#.#........#.#.....#.......#...#.#........#.#.....#.......#...#.#........#.#.....#.......#...#.#........#.#.....#.......</text:p>
          </table:table-cell>
        </table:table-row>
        <table:table-row table:style-name="ro1">
          <table:table-cell table:number-columns-repeated="5" office:value-type="string" calcext:value-type="string">
            <text:p>..................#..#.........</text:p>
          </table:table-cell>
          <table:table-cell table:formula="of:=CONCATENATE([.A35];[.B35];[.C35];[.D35];[.E35])" office:value-type="string" office:string-value="..................#..#...........................#..#...........................#..#...........................#..#...........................#..#........." calcext:value-type="string">
            <text:p>..................#..#...........................#..#...........................#..#...........................#..#...........................#..#.........</text:p>
          </table:table-cell>
          <table:table-cell table:number-columns-repeated="2" office:value-type="string" calcext:value-type="string">
            <text:p>..................#..#...........................#..#...........................#..#...........................#..#...........................#..#.........</text:p>
          </table:table-cell>
          <table:table-cell table:formula="of:=CONCATENATE([.G35];[.H35])" office:value-type="string" office:string-value="..................#..#...........................#..#...........................#..#...........................#..#...........................#..#...........................#..#...........................#..#...........................#..#...........................#..#...........................#..#........." calcext:value-type="string">
            <text:p>..................#..#...........................#..#...........................#..#...........................#..#...........................#..#...........................#..#...........................#..#...........................#..#...........................#..#...........................#..#.........</text:p>
          </table:table-cell>
          <table:table-cell office:value-type="string" calcext:value-type="string">
            <text:p>..................#..#...........................#..#...........................#..#...........................#..#...........................#..#...........................#..#...........................#..#...........................#..#...........................#..#...........................#..#.........</text:p>
          </table:table-cell>
        </table:table-row>
        <table:table-row table:style-name="ro1">
          <table:table-cell table:number-columns-repeated="5" office:value-type="string" calcext:value-type="string">
            <text:p>.....#.#..#.#......#..#.....##.</text:p>
          </table:table-cell>
          <table:table-cell table:formula="of:=CONCATENATE([.A36];[.B36];[.C36];[.D36];[.E36])" office:value-type="string" office:string-value=".....#.#..#.#......#..#.....##......#.#..#.#......#..#.....##......#.#..#.#......#..#.....##......#.#..#.#......#..#.....##......#.#..#.#......#..#.....##." calcext:value-type="string">
            <text:p>.....#.#..#.#......#..#.....##......#.#..#.#......#..#.....##......#.#..#.#......#..#.....##......#.#..#.#......#..#.....##......#.#..#.#......#..#.....##.</text:p>
          </table:table-cell>
          <table:table-cell table:number-columns-repeated="2" office:value-type="string" calcext:value-type="string">
            <text:p>.....#.#..#.#......#..#.....##......#.#..#.#......#..#.....##......#.#..#.#......#..#.....##......#.#..#.#......#..#.....##......#.#..#.#......#..#.....##.</text:p>
          </table:table-cell>
          <table:table-cell table:formula="of:=CONCATENATE([.G36];[.H36])" office:value-type="string" office:string-value=".....#.#..#.#......#..#.....##......#.#..#.#......#..#.....##......#.#..#.#......#..#.....##......#.#..#.#......#..#.....##......#.#..#.#......#..#.....##......#.#..#.#......#..#.....##......#.#..#.#......#..#.....##......#.#..#.#......#..#.....##......#.#..#.#......#..#.....##......#.#..#.#......#..#.....##." calcext:value-type="string">
            <text:p>.....#.#..#.#......#..#.....##......#.#..#.#......#..#.....##......#.#..#.#......#..#.....##......#.#..#.#......#..#.....##......#.#..#.#......#..#.....##......#.#..#.#......#..#.....##......#.#..#.#......#..#.....##......#.#..#.#......#..#.....##......#.#..#.#......#..#.....##......#.#..#.#......#..#.....##.</text:p>
          </table:table-cell>
          <table:table-cell office:value-type="string" calcext:value-type="string">
            <text:p>.....#.#..#.#......#..#.....##......#.#..#.#......#..#.....##......#.#..#.#......#..#.....##......#.#..#.#......#..#.....##......#.#..#.#......#..#.....##......#.#..#.#......#..#.....##......#.#..#.#......#..#.....##......#.#..#.#......#..#.....##......#.#..#.#......#..#.....##......#.#..#.#......#..#.....##.</text:p>
          </table:table-cell>
        </table:table-row>
        <table:table-row table:style-name="ro1">
          <table:table-cell table:number-columns-repeated="5" office:value-type="string" calcext:value-type="string">
            <text:p>.#.#.......#..##........#..##.#</text:p>
          </table:table-cell>
          <table:table-cell table:formula="of:=CONCATENATE([.A37];[.B37];[.C37];[.D37];[.E37])" office:value-type="string" office:string-value=".#.#.......#..##........#..##.#.#.#.......#..##........#..##.#.#.#.......#..##........#..##.#.#.#.......#..##........#..##.#.#.#.......#..##........#..##.#" calcext:value-type="string">
            <text:p>.#.#.......#..##........#..##.#.#.#.......#..##........#..##.#.#.#.......#..##........#..##.#.#.#.......#..##........#..##.#.#.#.......#..##........#..##.#</text:p>
          </table:table-cell>
          <table:table-cell table:number-columns-repeated="2" office:value-type="string" calcext:value-type="string">
            <text:p>.#.#.......#..##........#..##.#.#.#.......#..##........#..##.#.#.#.......#..##........#..##.#.#.#.......#..##........#..##.#.#.#.......#..##........#..##.#</text:p>
          </table:table-cell>
          <table:table-cell table:formula="of:=CONCATENATE([.G37];[.H37])" office:value-type="string" office:string-value=".#.#.......#..##........#..##.#.#.#.......#..##........#..##.#.#.#.......#..##........#..##.#.#.#.......#..##........#..##.#.#.#.......#..##........#..##.#.#.#.......#..##........#..##.#.#.#.......#..##........#..##.#.#.#.......#..##........#..##.#.#.#.......#..##........#..##.#.#.#.......#..##........#..##.#" calcext:value-type="string">
            <text:p>.#.#.......#..##........#..##.#.#.#.......#..##........#..##.#.#.#.......#..##........#..##.#.#.#.......#..##........#..##.#.#.#.......#..##........#..##.#.#.#.......#..##........#..##.#.#.#.......#..##........#..##.#.#.#.......#..##........#..##.#.#.#.......#..##........#..##.#.#.#.......#..##........#..##.#</text:p>
          </table:table-cell>
          <table:table-cell office:value-type="string" calcext:value-type="string">
            <text:p>.#.#.......#..##........#..##.#.#.#.......#..##........#..##.#.#.#.......#..##........#..##.#.#.#.......#..##........#..##.#.#.#.......#..##........#..##.#.#.#.......#..##........#..##.#.#.#.......#..##........#..##.#.#.#.......#..##........#..##.#.#.#.......#..##........#..##.#.#.#.......#..##........#..##.#</text:p>
          </table:table-cell>
        </table:table-row>
        <table:table-row table:style-name="ro1">
          <table:table-cell table:number-columns-repeated="5" office:value-type="string" calcext:value-type="string">
            <text:p>.#.#..#.#...#.......#.#.#..#...</text:p>
          </table:table-cell>
          <table:table-cell table:formula="of:=CONCATENATE([.A38];[.B38];[.C38];[.D38];[.E38])" office:value-type="string" office:string-value=".#.#..#.#...#.......#.#.#..#....#.#..#.#...#.......#.#.#..#....#.#..#.#...#.......#.#.#..#....#.#..#.#...#.......#.#.#..#....#.#..#.#...#.......#.#.#..#..." calcext:value-type="string">
            <text:p>.#.#..#.#...#.......#.#.#..#....#.#..#.#...#.......#.#.#..#....#.#..#.#...#.......#.#.#..#....#.#..#.#...#.......#.#.#..#....#.#..#.#...#.......#.#.#..#...</text:p>
          </table:table-cell>
          <table:table-cell table:number-columns-repeated="2" office:value-type="string" calcext:value-type="string">
            <text:p>.#.#..#.#...#.......#.#.#..#....#.#..#.#...#.......#.#.#..#....#.#..#.#...#.......#.#.#..#....#.#..#.#...#.......#.#.#..#....#.#..#.#...#.......#.#.#..#...</text:p>
          </table:table-cell>
          <table:table-cell table:formula="of:=CONCATENATE([.G38];[.H38])" office:value-type="string" office:string-value=".#.#..#.#...#.......#.#.#..#....#.#..#.#...#.......#.#.#..#....#.#..#.#...#.......#.#.#..#....#.#..#.#...#.......#.#.#..#....#.#..#.#...#.......#.#.#..#....#.#..#.#...#.......#.#.#..#....#.#..#.#...#.......#.#.#..#....#.#..#.#...#.......#.#.#..#....#.#..#.#...#.......#.#.#..#....#.#..#.#...#.......#.#.#..#..." calcext:value-type="string">
            <text:p>.#.#..#.#...#.......#.#.#..#....#.#..#.#...#.......#.#.#..#....#.#..#.#...#.......#.#.#..#....#.#..#.#...#.......#.#.#..#....#.#..#.#...#.......#.#.#..#....#.#..#.#...#.......#.#.#..#....#.#..#.#...#.......#.#.#..#....#.#..#.#...#.......#.#.#..#....#.#..#.#...#.......#.#.#..#....#.#..#.#...#.......#.#.#..#...</text:p>
          </table:table-cell>
          <table:table-cell office:value-type="string" calcext:value-type="string">
            <text:p>.#.#..#.#...#.......#.#.#..#....#.#..#.#...#.......#.#.#..#....#.#..#.#...#.......#.#.#..#....#.#..#.#...#.......#.#.#..#....#.#..#.#...#.......#.#.#..#....#.#..#.#...#.......#.#.#..#....#.#..#.#...#.......#.#.#..#....#.#..#.#...#.......#.#.#..#....#.#..#.#...#.......#.#.#..#....#.#..#.#...#.......#.#.#..#...</text:p>
          </table:table-cell>
        </table:table-row>
        <table:table-row table:style-name="ro1">
          <table:table-cell table:number-columns-repeated="5" office:value-type="string" calcext:value-type="string">
            <text:p>...#......#....#....##.#..#....</text:p>
          </table:table-cell>
          <table:table-cell table:formula="of:=CONCATENATE([.A39];[.B39];[.C39];[.D39];[.E39])" office:value-type="string" office:string-value="...#......#....#....##.#..#.......#......#....#....##.#..#.......#......#....#....##.#..#.......#......#....#....##.#..#.......#......#....#....##.#..#...." calcext:value-type="string">
            <text:p>...#......#....#....##.#..#.......#......#....#....##.#..#.......#......#....#....##.#..#.......#......#....#....##.#..#.......#......#....#....##.#..#....</text:p>
          </table:table-cell>
          <table:table-cell table:number-columns-repeated="2" office:value-type="string" calcext:value-type="string">
            <text:p>...#......#....#....##.#..#.......#......#....#....##.#..#.......#......#....#....##.#..#.......#......#....#....##.#..#.......#......#....#....##.#..#....</text:p>
          </table:table-cell>
          <table:table-cell table:formula="of:=CONCATENATE([.G39];[.H39])" office:value-type="string" office:string-value="...#......#....#....##.#..#.......#......#....#....##.#..#.......#......#....#....##.#..#.......#......#....#....##.#..#.......#......#....#....##.#..#.......#......#....#....##.#..#.......#......#....#....##.#..#.......#......#....#....##.#..#.......#......#....#....##.#..#.......#......#....#....##.#..#...." calcext:value-type="string">
            <text:p>...#......#....#....##.#..#.......#......#....#....##.#..#.......#......#....#....##.#..#.......#......#....#....##.#..#.......#......#....#....##.#..#.......#......#....#....##.#..#.......#......#....#....##.#..#.......#......#....#....##.#..#.......#......#....#....##.#..#.......#......#....#....##.#..#....</text:p>
          </table:table-cell>
          <table:table-cell office:value-type="string" calcext:value-type="string">
            <text:p>...#......#....#....##.#..#.......#......#....#....##.#..#.......#......#....#....##.#..#.......#......#....#....##.#..#.......#......#....#....##.#..#.......#......#....#....##.#..#.......#......#....#....##.#..#.......#......#....#....##.#..#.......#......#....#....##.#..#.......#......#....#....##.#..#....</text:p>
          </table:table-cell>
        </table:table-row>
        <table:table-row table:style-name="ro1">
          <table:table-cell table:number-columns-repeated="5" office:value-type="string" calcext:value-type="string">
            <text:p>......#.......##....##..#.....#</text:p>
          </table:table-cell>
          <table:table-cell table:formula="of:=CONCATENATE([.A40];[.B40];[.C40];[.D40];[.E40])" office:value-type="string" office:string-value="......#.......##....##..#.....#......#.......##....##..#.....#......#.......##....##..#.....#......#.......##....##..#.....#......#.......##....##..#.....#" calcext:value-type="string">
            <text:p>......#.......##....##..#.....#......#.......##....##..#.....#......#.......##....##..#.....#......#.......##....##..#.....#......#.......##....##..#.....#</text:p>
          </table:table-cell>
          <table:table-cell table:number-columns-repeated="2" office:value-type="string" calcext:value-type="string">
            <text:p>......#.......##....##..#.....#......#.......##....##..#.....#......#.......##....##..#.....#......#.......##....##..#.....#......#.......##....##..#.....#</text:p>
          </table:table-cell>
          <table:table-cell table:formula="of:=CONCATENATE([.G40];[.H40])" office:value-type="string" office:string-value="......#.......##....##..#.....#......#.......##....##..#.....#......#.......##....##..#.....#......#.......##....##..#.....#......#.......##....##..#.....#......#.......##....##..#.....#......#.......##....##..#.....#......#.......##....##..#.....#......#.......##....##..#.....#......#.......##....##..#.....#" calcext:value-type="string">
            <text:p>......#.......##....##..#.....#......#.......##....##..#.....#......#.......##....##..#.....#......#.......##....##..#.....#......#.......##....##..#.....#......#.......##....##..#.....#......#.......##....##..#.....#......#.......##....##..#.....#......#.......##....##..#.....#......#.......##....##..#.....#</text:p>
          </table:table-cell>
          <table:table-cell office:value-type="string" calcext:value-type="string">
            <text:p>......#.......##....##..#.....#......#.......##....##..#.....#......#.......##....##..#.....#......#.......##....##..#.....#......#.......##....##..#.....#......#.......##....##..#.....#......#.......##....##..#.....#......#.......##....##..#.....#......#.......##....##..#.....#......#.......##....##..#.....#</text:p>
          </table:table-cell>
        </table:table-row>
        <table:table-row table:style-name="ro1">
          <table:table-cell table:number-columns-repeated="5" office:value-type="string" calcext:value-type="string">
            <text:p>...#.##...##...............#..#</text:p>
          </table:table-cell>
          <table:table-cell table:formula="of:=CONCATENATE([.A41];[.B41];[.C41];[.D41];[.E41])" office:value-type="string" office:string-value="...#.##...##...............#..#...#.##...##...............#..#...#.##...##...............#..#...#.##...##...............#..#...#.##...##...............#..#" calcext:value-type="string">
            <text:p>...#.##...##...............#..#...#.##...##...............#..#...#.##...##...............#..#...#.##...##...............#..#...#.##...##...............#..#</text:p>
          </table:table-cell>
          <table:table-cell table:number-columns-repeated="2" office:value-type="string" calcext:value-type="string">
            <text:p>...#.##...##...............#..#...#.##...##...............#..#...#.##...##...............#..#...#.##...##...............#..#...#.##...##...............#..#</text:p>
          </table:table-cell>
          <table:table-cell table:formula="of:=CONCATENATE([.G41];[.H41])" office:value-type="string" office:string-value="...#.##...##...............#..#...#.##...##...............#..#...#.##...##...............#..#...#.##...##...............#..#...#.##...##...............#..#...#.##...##...............#..#...#.##...##...............#..#...#.##...##...............#..#...#.##...##...............#..#...#.##...##...............#..#" calcext:value-type="string">
            <text:p>...#.##...##...............#..#...#.##...##...............#..#...#.##...##...............#..#...#.##...##...............#..#...#.##...##...............#..#...#.##...##...............#..#...#.##...##...............#..#...#.##...##...............#..#...#.##...##...............#..#...#.##...##...............#..#</text:p>
          </table:table-cell>
          <table:table-cell office:value-type="string" calcext:value-type="string">
            <text:p>...#.##...##...............#..#...#.##...##...............#..#...#.##...##...............#..#...#.##...##...............#..#...#.##...##...............#..#...#.##...##...............#..#...#.##...##...............#..#...#.##...##...............#..#...#.##...##...............#..#...#.##...##...............#..#</text:p>
          </table:table-cell>
        </table:table-row>
        <table:table-row table:style-name="ro1">
          <table:table-cell table:number-columns-repeated="5" office:value-type="string" calcext:value-type="string">
            <text:p>.###....#.#.....##..#.......#.#</text:p>
          </table:table-cell>
          <table:table-cell table:formula="of:=CONCATENATE([.A42];[.B42];[.C42];[.D42];[.E42])" office:value-type="string" office:string-value=".###....#.#.....##..#.......#.#.###....#.#.....##..#.......#.#.###....#.#.....##..#.......#.#.###....#.#.....##..#.......#.#.###....#.#.....##..#.......#.#" calcext:value-type="string">
            <text:p>.###....#.#.....##..#.......#.#.###....#.#.....##..#.......#.#.###....#.#.....##..#.......#.#.###....#.#.....##..#.......#.#.###....#.#.....##..#.......#.#</text:p>
          </table:table-cell>
          <table:table-cell table:number-columns-repeated="2" office:value-type="string" calcext:value-type="string">
            <text:p>.###....#.#.....##..#.......#.#.###....#.#.....##..#.......#.#.###....#.#.....##..#.......#.#.###....#.#.....##..#.......#.#.###....#.#.....##..#.......#.#</text:p>
          </table:table-cell>
          <table:table-cell table:formula="of:=CONCATENATE([.G42];[.H42])" office:value-type="string" office:string-value=".###....#.#.....##..#.......#.#.###....#.#.....##..#.......#.#.###....#.#.....##..#.......#.#.###....#.#.....##..#.......#.#.###....#.#.....##..#.......#.#.###....#.#.....##..#.......#.#.###....#.#.....##..#.......#.#.###....#.#.....##..#.......#.#.###....#.#.....##..#.......#.#.###....#.#.....##..#.......#.#" calcext:value-type="string">
            <text:p>.###....#.#.....##..#.......#.#.###....#.#.....##..#.......#.#.###....#.#.....##..#.......#.#.###....#.#.....##..#.......#.#.###....#.#.....##..#.......#.#.###....#.#.....##..#.......#.#.###....#.#.....##..#.......#.#.###....#.#.....##..#.......#.#.###....#.#.....##..#.......#.#.###....#.#.....##..#.......#.#</text:p>
          </table:table-cell>
          <table:table-cell office:value-type="string" calcext:value-type="string">
            <text:p>.###....#.#.....##..#.......#.#.###....#.#.....##..#.......#.#.###....#.#.....##..#.......#.#.###....#.#.....##..#.......#.#.###....#.#.....##..#.......#.#.###....#.#.....##..#.......#.#.###....#.#.....##..#.......#.#.###....#.#.....##..#.......#.#.###....#.#.....##..#.......#.#.###....#.#.....##..#.......#.#</text:p>
          </table:table-cell>
        </table:table-row>
        <table:table-row table:style-name="ro1">
          <table:table-cell table:number-columns-repeated="5" office:value-type="string" calcext:value-type="string">
            <text:p>#....#..........#...........#.#</text:p>
          </table:table-cell>
          <table:table-cell table:formula="of:=CONCATENATE([.A43];[.B43];[.C43];[.D43];[.E43])" office:value-type="string" office:string-value="#....#..........#...........#.##....#..........#...........#.##....#..........#...........#.##....#..........#...........#.##....#..........#...........#.#" calcext:value-type="string">
            <text:p>#....#..........#...........#.##....#..........#...........#.##....#..........#...........#.##....#..........#...........#.##....#..........#...........#.#</text:p>
          </table:table-cell>
          <table:table-cell table:number-columns-repeated="2" office:value-type="string" calcext:value-type="string">
            <text:p>#....#..........#...........#.##....#..........#...........#.##....#..........#...........#.##....#..........#...........#.##....#..........#...........#.#</text:p>
          </table:table-cell>
          <table:table-cell table:formula="of:=CONCATENATE([.G43];[.H43])" office:value-type="string" office:string-value="#....#..........#...........#.##....#..........#...........#.##....#..........#...........#.##....#..........#...........#.##....#..........#...........#.##....#..........#...........#.##....#..........#...........#.##....#..........#...........#.##....#..........#...........#.##....#..........#...........#.#" calcext:value-type="string">
            <text:p>#....#..........#...........#.##....#..........#...........#.##....#..........#...........#.##....#..........#...........#.##....#..........#...........#.##....#..........#...........#.##....#..........#...........#.##....#..........#...........#.##....#..........#...........#.##....#..........#...........#.#</text:p>
          </table:table-cell>
          <table:table-cell office:value-type="string" calcext:value-type="string">
            <text:p>#....#..........#...........#.##....#..........#...........#.##....#..........#...........#.##....#..........#...........#.##....#..........#...........#.##....#..........#...........#.##....#..........#...........#.##....#..........#...........#.##....#..........#...........#.##....#..........#...........#.#</text:p>
          </table:table-cell>
        </table:table-row>
        <table:table-row table:style-name="ro1">
          <table:table-cell table:number-columns-repeated="5" office:value-type="string" calcext:value-type="string">
            <text:p>...#...............#.#..#....#.</text:p>
          </table:table-cell>
          <table:table-cell table:formula="of:=CONCATENATE([.A44];[.B44];[.C44];[.D44];[.E44])" office:value-type="string" office:string-value="...#...............#.#..#....#....#...............#.#..#....#....#...............#.#..#....#....#...............#.#..#....#....#...............#.#..#....#." calcext:value-type="string">
            <text:p>...#...............#.#..#....#....#...............#.#..#....#....#...............#.#..#....#....#...............#.#..#....#....#...............#.#..#....#.</text:p>
          </table:table-cell>
          <table:table-cell table:number-columns-repeated="2" office:value-type="string" calcext:value-type="string">
            <text:p>...#...............#.#..#....#....#...............#.#..#....#....#...............#.#..#....#....#...............#.#..#....#....#...............#.#..#....#.</text:p>
          </table:table-cell>
          <table:table-cell table:formula="of:=CONCATENATE([.G44];[.H44])" office:value-type="string" office:string-value="...#...............#.#..#....#....#...............#.#..#....#....#...............#.#..#....#....#...............#.#..#....#....#...............#.#..#....#....#...............#.#..#....#....#...............#.#..#....#....#...............#.#..#....#....#...............#.#..#....#....#...............#.#..#....#." calcext:value-type="string">
            <text:p>...#...............#.#..#....#....#...............#.#..#....#....#...............#.#..#....#....#...............#.#..#....#....#...............#.#..#....#....#...............#.#..#....#....#...............#.#..#....#....#...............#.#..#....#....#...............#.#..#....#....#...............#.#..#....#.</text:p>
          </table:table-cell>
          <table:table-cell office:value-type="string" calcext:value-type="string">
            <text:p>...#...............#.#..#....#....#...............#.#..#....#....#...............#.#..#....#....#...............#.#..#....#....#...............#.#..#....#....#...............#.#..#....#....#...............#.#..#....#....#...............#.#..#....#....#...............#.#..#....#....#...............#.#..#....#.</text:p>
          </table:table-cell>
        </table:table-row>
        <table:table-row table:style-name="ro1">
          <table:table-cell table:number-columns-repeated="5" office:value-type="string" calcext:value-type="string">
            <text:p>.....#..##..........#..###.....</text:p>
          </table:table-cell>
          <table:table-cell table:formula="of:=CONCATENATE([.A45];[.B45];[.C45];[.D45];[.E45])" office:value-type="string" office:string-value=".....#..##..........#..###..........#..##..........#..###..........#..##..........#..###..........#..##..........#..###..........#..##..........#..###....." calcext:value-type="string">
            <text:p>.....#..##..........#..###..........#..##..........#..###..........#..##..........#..###..........#..##..........#..###..........#..##..........#..###.....</text:p>
          </table:table-cell>
          <table:table-cell table:number-columns-repeated="2" office:value-type="string" calcext:value-type="string">
            <text:p>.....#..##..........#..###..........#..##..........#..###..........#..##..........#..###..........#..##..........#..###..........#..##..........#..###.....</text:p>
          </table:table-cell>
          <table:table-cell table:formula="of:=CONCATENATE([.G45];[.H45])" office:value-type="string" office:string-value=".....#..##..........#..###..........#..##..........#..###..........#..##..........#..###..........#..##..........#..###..........#..##..........#..###..........#..##..........#..###..........#..##..........#..###..........#..##..........#..###..........#..##..........#..###..........#..##..........#..###....." calcext:value-type="string">
            <text:p>.....#..##..........#..###..........#..##..........#..###..........#..##..........#..###..........#..##..........#..###..........#..##..........#..###..........#..##..........#..###..........#..##..........#..###..........#..##..........#..###..........#..##..........#..###..........#..##..........#..###.....</text:p>
          </table:table-cell>
          <table:table-cell office:value-type="string" calcext:value-type="string">
            <text:p>.....#..##..........#..###..........#..##..........#..###..........#..##..........#..###..........#..##..........#..###..........#..##..........#..###..........#..##..........#..###..........#..##..........#..###..........#..##..........#..###..........#..##..........#..###..........#..##..........#..###.....</text:p>
          </table:table-cell>
        </table:table-row>
        <table:table-row table:style-name="ro1">
          <table:table-cell table:number-columns-repeated="5" office:value-type="string" calcext:value-type="string">
            <text:p>.....####.....#.#.......#...#..</text:p>
          </table:table-cell>
          <table:table-cell table:formula="of:=CONCATENATE([.A46];[.B46];[.C46];[.D46];[.E46])" office:value-type="string" office:string-value=".....####.....#.#.......#...#.......####.....#.#.......#...#.......####.....#.#.......#...#.......####.....#.#.......#...#.......####.....#.#.......#...#.." calcext:value-type="string">
            <text:p>.....####.....#.#.......#...#.......####.....#.#.......#...#.......####.....#.#.......#...#.......####.....#.#.......#...#.......####.....#.#.......#...#..</text:p>
          </table:table-cell>
          <table:table-cell table:number-columns-repeated="2" office:value-type="string" calcext:value-type="string">
            <text:p>.....####.....#.#.......#...#.......####.....#.#.......#...#.......####.....#.#.......#...#.......####.....#.#.......#...#.......####.....#.#.......#...#..</text:p>
          </table:table-cell>
          <table:table-cell table:formula="of:=CONCATENATE([.G46];[.H46])" office:value-type="string" office:string-value=".....####.....#.#.......#...#.......####.....#.#.......#...#.......####.....#.#.......#...#.......####.....#.#.......#...#.......####.....#.#.......#...#.......####.....#.#.......#...#.......####.....#.#.......#...#.......####.....#.#.......#...#.......####.....#.#.......#...#.......####.....#.#.......#...#.." calcext:value-type="string">
            <text:p>.....####.....#.#.......#...#.......####.....#.#.......#...#.......####.....#.#.......#...#.......####.....#.#.......#...#.......####.....#.#.......#...#.......####.....#.#.......#...#.......####.....#.#.......#...#.......####.....#.#.......#...#.......####.....#.#.......#...#.......####.....#.#.......#...#..</text:p>
          </table:table-cell>
          <table:table-cell office:value-type="string" calcext:value-type="string">
            <text:p>.....####.....#.#.......#...#.......####.....#.#.......#...#.......####.....#.#.......#...#.......####.....#.#.......#...#.......####.....#.#.......#...#.......####.....#.#.......#...#.......####.....#.#.......#...#.......####.....#.#.......#...#.......####.....#.#.......#...#.......####.....#.#.......#...#..</text:p>
          </table:table-cell>
        </table:table-row>
        <table:table-row table:style-name="ro1">
          <table:table-cell table:number-columns-repeated="5" office:value-type="string" calcext:value-type="string">
            <text:p>#.............#...#.......##...</text:p>
          </table:table-cell>
          <table:table-cell table:formula="of:=CONCATENATE([.A47];[.B47];[.C47];[.D47];[.E47])" office:value-type="string" office:string-value="#.............#...#.......##...#.............#...#.......##...#.............#...#.......##...#.............#...#.......##...#.............#...#.......##..." calcext:value-type="string">
            <text:p>#.............#...#.......##...#.............#...#.......##...#.............#...#.......##...#.............#...#.......##...#.............#...#.......##...</text:p>
          </table:table-cell>
          <table:table-cell table:number-columns-repeated="2" office:value-type="string" calcext:value-type="string">
            <text:p>#.............#...#.......##...#.............#...#.......##...#.............#...#.......##...#.............#...#.......##...#.............#...#.......##...</text:p>
          </table:table-cell>
          <table:table-cell table:formula="of:=CONCATENATE([.G47];[.H47])" office:value-type="string" office:string-value="#.............#...#.......##...#.............#...#.......##...#.............#...#.......##...#.............#...#.......##...#.............#...#.......##...#.............#...#.......##...#.............#...#.......##...#.............#...#.......##...#.............#...#.......##...#.............#...#.......##..." calcext:value-type="string">
            <text:p>#.............#...#.......##...#.............#...#.......##...#.............#...#.......##...#.............#...#.......##...#.............#...#.......##...#.............#...#.......##...#.............#...#.......##...#.............#...#.......##...#.............#...#.......##...#.............#...#.......##...</text:p>
          </table:table-cell>
          <table:table-cell office:value-type="string" calcext:value-type="string">
            <text:p>#.............#...#.......##...#.............#...#.......##...#.............#...#.......##...#.............#...#.......##...#.............#...#.......##...#.............#...#.......##...#.............#...#.......##...#.............#...#.......##...#.............#...#.......##...#.............#...#.......##...</text:p>
          </table:table-cell>
        </table:table-row>
        <table:table-row table:style-name="ro1">
          <table:table-cell table:number-columns-repeated="5" office:value-type="string" calcext:value-type="string">
            <text:p>.#....##.......#.#......#.#.##.</text:p>
          </table:table-cell>
          <table:table-cell table:formula="of:=CONCATENATE([.A48];[.B48];[.C48];[.D48];[.E48])" office:value-type="string" office:string-value=".#....##.......#.#......#.#.##..#....##.......#.#......#.#.##..#....##.......#.#......#.#.##..#....##.......#.#......#.#.##..#....##.......#.#......#.#.##." calcext:value-type="string">
            <text:p>.#....##.......#.#......#.#.##..#....##.......#.#......#.#.##..#....##.......#.#......#.#.##..#....##.......#.#......#.#.##..#....##.......#.#......#.#.##.</text:p>
          </table:table-cell>
          <table:table-cell table:number-columns-repeated="2" office:value-type="string" calcext:value-type="string">
            <text:p>.#....##.......#.#......#.#.##..#....##.......#.#......#.#.##..#....##.......#.#......#.#.##..#....##.......#.#......#.#.##..#....##.......#.#......#.#.##.</text:p>
          </table:table-cell>
          <table:table-cell table:formula="of:=CONCATENATE([.G48];[.H48])" office:value-type="string" office:string-value=".#....##.......#.#......#.#.##..#....##.......#.#......#.#.##..#....##.......#.#......#.#.##..#....##.......#.#......#.#.##..#....##.......#.#......#.#.##..#....##.......#.#......#.#.##..#....##.......#.#......#.#.##..#....##.......#.#......#.#.##..#....##.......#.#......#.#.##..#....##.......#.#......#.#.##." calcext:value-type="string">
            <text:p>.#....##.......#.#......#.#.##..#....##.......#.#......#.#.##..#....##.......#.#......#.#.##..#....##.......#.#......#.#.##..#....##.......#.#......#.#.##..#....##.......#.#......#.#.##..#....##.......#.#......#.#.##..#....##.......#.#......#.#.##..#....##.......#.#......#.#.##..#....##.......#.#......#.#.##.</text:p>
          </table:table-cell>
          <table:table-cell office:value-type="string" calcext:value-type="string">
            <text:p>.#....##.......#.#......#.#.##..#....##.......#.#......#.#.##..#....##.......#.#......#.#.##..#....##.......#.#......#.#.##..#....##.......#.#......#.#.##..#....##.......#.#......#.#.##..#....##.......#.#......#.#.##..#....##.......#.#......#.#.##..#....##.......#.#......#.#.##..#....##.......#.#......#.#.##.</text:p>
          </table:table-cell>
        </table:table-row>
        <table:table-row table:style-name="ro1">
          <table:table-cell table:number-columns-repeated="5" office:value-type="string" calcext:value-type="string">
            <text:p>.#..#.......#..##...#...#......</text:p>
          </table:table-cell>
          <table:table-cell table:formula="of:=CONCATENATE([.A49];[.B49];[.C49];[.D49];[.E49])" office:value-type="string" office:string-value=".#..#.......#..##...#...#.......#..#.......#..##...#...#.......#..#.......#..##...#...#.......#..#.......#..##...#...#.......#..#.......#..##...#...#......" calcext:value-type="string">
            <text:p>.#..#.......#..##...#...#.......#..#.......#..##...#...#.......#..#.......#..##...#...#.......#..#.......#..##...#...#.......#..#.......#..##...#...#......</text:p>
          </table:table-cell>
          <table:table-cell table:number-columns-repeated="2" office:value-type="string" calcext:value-type="string">
            <text:p>.#..#.......#..##...#...#.......#..#.......#..##...#...#.......#..#.......#..##...#...#.......#..#.......#..##...#...#.......#..#.......#..##...#...#......</text:p>
          </table:table-cell>
          <table:table-cell table:formula="of:=CONCATENATE([.G49];[.H49])" office:value-type="string" office:string-value=".#..#.......#..##...#...#.......#..#.......#..##...#...#.......#..#.......#..##...#...#.......#..#.......#..##...#...#.......#..#.......#..##...#...#.......#..#.......#..##...#...#.......#..#.......#..##...#...#.......#..#.......#..##...#...#.......#..#.......#..##...#...#.......#..#.......#..##...#...#......" calcext:value-type="string">
            <text:p>.#..#.......#..##...#...#.......#..#.......#..##...#...#.......#..#.......#..##...#...#.......#..#.......#..##...#...#.......#..#.......#..##...#...#.......#..#.......#..##...#...#.......#..#.......#..##...#...#.......#..#.......#..##...#...#.......#..#.......#..##...#...#.......#..#.......#..##...#...#......</text:p>
          </table:table-cell>
          <table:table-cell office:value-type="string" calcext:value-type="string">
            <text:p>.#..#.......#..##...#...#.......#..#.......#..##...#...#.......#..#.......#..##...#...#.......#..#.......#..##...#...#.......#..#.......#..##...#...#.......#..#.......#..##...#...#.......#..#.......#..##...#...#.......#..#.......#..##...#...#.......#..#.......#..##...#...#.......#..#.......#..##...#...#......</text:p>
          </table:table-cell>
        </table:table-row>
        <table:table-row table:style-name="ro1">
          <table:table-cell table:number-columns-repeated="5" office:value-type="string" calcext:value-type="string">
            <text:p>#.......#..#..#..#.....#.......</text:p>
          </table:table-cell>
          <table:table-cell table:formula="of:=CONCATENATE([.A50];[.B50];[.C50];[.D50];[.E50])" office:value-type="string" office:string-value="#.......#..#..#..#.....#.......#.......#..#..#..#.....#.......#.......#..#..#..#.....#.......#.......#..#..#..#.....#.......#.......#..#..#..#.....#......." calcext:value-type="string">
            <text:p>#.......#..#..#..#.....#.......#.......#..#..#..#.....#.......#.......#..#..#..#.....#.......#.......#..#..#..#.....#.......#.......#..#..#..#.....#.......</text:p>
          </table:table-cell>
          <table:table-cell table:number-columns-repeated="2" office:value-type="string" calcext:value-type="string">
            <text:p>#.......#..#..#..#.....#.......#.......#..#..#..#.....#.......#.......#..#..#..#.....#.......#.......#..#..#..#.....#.......#.......#..#..#..#.....#.......</text:p>
          </table:table-cell>
          <table:table-cell table:formula="of:=CONCATENATE([.G50];[.H50])" office:value-type="string" office:string-value="#.......#..#..#..#.....#.......#.......#..#..#..#.....#.......#.......#..#..#..#.....#.......#.......#..#..#..#.....#.......#.......#..#..#..#.....#.......#.......#..#..#..#.....#.......#.......#..#..#..#.....#.......#.......#..#..#..#.....#.......#.......#..#..#..#.....#.......#.......#..#..#..#.....#......." calcext:value-type="string">
            <text:p>#.......#..#..#..#.....#.......#.......#..#..#..#.....#.......#.......#..#..#..#.....#.......#.......#..#..#..#.....#.......#.......#..#..#..#.....#.......#.......#..#..#..#.....#.......#.......#..#..#..#.....#.......#.......#..#..#..#.....#.......#.......#..#..#..#.....#.......#.......#..#..#..#.....#.......</text:p>
          </table:table-cell>
          <table:table-cell office:value-type="string" calcext:value-type="string">
            <text:p>#.......#..#..#..#.....#.......#.......#..#..#..#.....#.......#.......#..#..#..#.....#.......#.......#..#..#..#.....#.......#.......#..#..#..#.....#.......#.......#..#..#..#.....#.......#.......#..#..#..#.....#.......#.......#..#..#..#.....#.......#.......#..#..#..#.....#.......#.......#..#..#..#.....#.......</text:p>
          </table:table-cell>
        </table:table-row>
        <table:table-row table:style-name="ro1">
          <table:table-cell table:number-columns-repeated="5" office:value-type="string" calcext:value-type="string">
            <text:p>##...#.#.#...........#....#....</text:p>
          </table:table-cell>
          <table:table-cell table:formula="of:=CONCATENATE([.A51];[.B51];[.C51];[.D51];[.E51])" office:value-type="string" office:string-value="##...#.#.#...........#....#....##...#.#.#...........#....#....##...#.#.#...........#....#....##...#.#.#...........#....#....##...#.#.#...........#....#...." calcext:value-type="string">
            <text:p>##...#.#.#...........#....#....##...#.#.#...........#....#....##...#.#.#...........#....#....##...#.#.#...........#....#....##...#.#.#...........#....#....</text:p>
          </table:table-cell>
          <table:table-cell table:number-columns-repeated="2" office:value-type="string" calcext:value-type="string">
            <text:p>##...#.#.#...........#....#....##...#.#.#...........#....#....##...#.#.#...........#....#....##...#.#.#...........#....#....##...#.#.#...........#....#....</text:p>
          </table:table-cell>
          <table:table-cell table:formula="of:=CONCATENATE([.G51];[.H51])" office:value-type="string" office:string-value="##...#.#.#...........#....#....##...#.#.#...........#....#....##...#.#.#...........#....#....##...#.#.#...........#....#....##...#.#.#...........#....#....##...#.#.#...........#....#....##...#.#.#...........#....#....##...#.#.#...........#....#....##...#.#.#...........#....#....##...#.#.#...........#....#...." calcext:value-type="string">
            <text:p>##...#.#.#...........#....#....##...#.#.#...........#....#....##...#.#.#...........#....#....##...#.#.#...........#....#....##...#.#.#...........#....#....##...#.#.#...........#....#....##...#.#.#...........#....#....##...#.#.#...........#....#....##...#.#.#...........#....#....##...#.#.#...........#....#....</text:p>
          </table:table-cell>
          <table:table-cell office:value-type="string" calcext:value-type="string">
            <text:p>##...#.#.#...........#....#....##...#.#.#...........#....#....##...#.#.#...........#....#....##...#.#.#...........#....#....##...#.#.#...........#....#....##...#.#.#...........#....#....##...#.#.#...........#....#....##...#.#.#...........#....#....##...#.#.#...........#....#....##...#.#.#...........#....#....</text:p>
          </table:table-cell>
        </table:table-row>
        <table:table-row table:style-name="ro1">
          <table:table-cell table:number-columns-repeated="5" office:value-type="string" calcext:value-type="string">
            <text:p>.......#..#.#..............#.#.</text:p>
          </table:table-cell>
          <table:table-cell table:formula="of:=CONCATENATE([.A52];[.B52];[.C52];[.D52];[.E52])" office:value-type="string" office:string-value=".......#..#.#..............#.#........#..#.#..............#.#........#..#.#..............#.#........#..#.#..............#.#........#..#.#..............#.#." calcext:value-type="string">
            <text:p>.......#..#.#..............#.#........#..#.#..............#.#........#..#.#..............#.#........#..#.#..............#.#........#..#.#..............#.#.</text:p>
          </table:table-cell>
          <table:table-cell table:number-columns-repeated="2" office:value-type="string" calcext:value-type="string">
            <text:p>.......#..#.#..............#.#........#..#.#..............#.#........#..#.#..............#.#........#..#.#..............#.#........#..#.#..............#.#.</text:p>
          </table:table-cell>
          <table:table-cell table:formula="of:=CONCATENATE([.G52];[.H52])" office:value-type="string" office:string-value=".......#..#.#..............#.#........#..#.#..............#.#........#..#.#..............#.#........#..#.#..............#.#........#..#.#..............#.#........#..#.#..............#.#........#..#.#..............#.#........#..#.#..............#.#........#..#.#..............#.#........#..#.#..............#.#." calcext:value-type="string">
            <text:p>.......#..#.#..............#.#........#..#.#..............#.#........#..#.#..............#.#........#..#.#..............#.#........#..#.#..............#.#........#..#.#..............#.#........#..#.#..............#.#........#..#.#..............#.#........#..#.#..............#.#........#..#.#..............#.#.</text:p>
          </table:table-cell>
          <table:table-cell office:value-type="string" calcext:value-type="string">
            <text:p>.......#..#.#..............#.#........#..#.#..............#.#........#..#.#..............#.#........#..#.#..............#.#........#..#.#..............#.#........#..#.#..............#.#........#..#.#..............#.#........#..#.#..............#.#........#..#.#..............#.#........#..#.#..............#.#.</text:p>
          </table:table-cell>
        </table:table-row>
        <table:table-row table:style-name="ro1">
          <table:table-cell table:number-columns-repeated="5" office:value-type="string" calcext:value-type="string">
            <text:p>.....#.......#.......#.#.#.....</text:p>
          </table:table-cell>
          <table:table-cell table:formula="of:=CONCATENATE([.A53];[.B53];[.C53];[.D53];[.E53])" office:value-type="string" office:string-value=".....#.......#.......#.#.#..........#.......#.......#.#.#..........#.......#.......#.#.#..........#.......#.......#.#.#..........#.......#.......#.#.#....." calcext:value-type="string">
            <text:p>.....#.......#.......#.#.#..........#.......#.......#.#.#..........#.......#.......#.#.#..........#.......#.......#.#.#..........#.......#.......#.#.#.....</text:p>
          </table:table-cell>
          <table:table-cell table:number-columns-repeated="2" office:value-type="string" calcext:value-type="string">
            <text:p>.....#.......#.......#.#.#..........#.......#.......#.#.#..........#.......#.......#.#.#..........#.......#.......#.#.#..........#.......#.......#.#.#.....</text:p>
          </table:table-cell>
          <table:table-cell table:formula="of:=CONCATENATE([.G53];[.H53])" office:value-type="string" office:string-value=".....#.......#.......#.#.#..........#.......#.......#.#.#..........#.......#.......#.#.#..........#.......#.......#.#.#..........#.......#.......#.#.#..........#.......#.......#.#.#..........#.......#.......#.#.#..........#.......#.......#.#.#..........#.......#.......#.#.#..........#.......#.......#.#.#....." calcext:value-type="string">
            <text:p>.....#.......#.......#.#.#..........#.......#.......#.#.#..........#.......#.......#.#.#..........#.......#.......#.#.#..........#.......#.......#.#.#..........#.......#.......#.#.#..........#.......#.......#.#.#..........#.......#.......#.#.#..........#.......#.......#.#.#..........#.......#.......#.#.#.....</text:p>
          </table:table-cell>
          <table:table-cell office:value-type="string" calcext:value-type="string">
            <text:p>.....#.......#.......#.#.#..........#.......#.......#.#.#..........#.......#.......#.#.#..........#.......#.......#.#.#..........#.......#.......#.#.#..........#.......#.......#.#.#..........#.......#.......#.#.#..........#.......#.......#.#.#..........#.......#.......#.#.#..........#.......#.......#.#.#.....</text:p>
          </table:table-cell>
        </table:table-row>
        <table:table-row table:style-name="ro1">
          <table:table-cell table:number-columns-repeated="5" office:value-type="string" calcext:value-type="string">
            <text:p>....##.##.....#......#.......#.</text:p>
          </table:table-cell>
          <table:table-cell table:formula="of:=CONCATENATE([.A54];[.B54];[.C54];[.D54];[.E54])" office:value-type="string" office:string-value="....##.##.....#......#.......#.....##.##.....#......#.......#.....##.##.....#......#.......#.....##.##.....#......#.......#.....##.##.....#......#.......#." calcext:value-type="string">
            <text:p>....##.##.....#......#.......#.....##.##.....#......#.......#.....##.##.....#......#.......#.....##.##.....#......#.......#.....##.##.....#......#.......#.</text:p>
          </table:table-cell>
          <table:table-cell table:number-columns-repeated="2" office:value-type="string" calcext:value-type="string">
            <text:p>....##.##.....#......#.......#.....##.##.....#......#.......#.....##.##.....#......#.......#.....##.##.....#......#.......#.....##.##.....#......#.......#.</text:p>
          </table:table-cell>
          <table:table-cell table:formula="of:=CONCATENATE([.G54];[.H54])" office:value-type="string" office:string-value="....##.##.....#......#.......#.....##.##.....#......#.......#.....##.##.....#......#.......#.....##.##.....#......#.......#.....##.##.....#......#.......#.....##.##.....#......#.......#.....##.##.....#......#.......#.....##.##.....#......#.......#.....##.##.....#......#.......#.....##.##.....#......#.......#." calcext:value-type="string">
            <text:p>....##.##.....#......#.......#.....##.##.....#......#.......#.....##.##.....#......#.......#.....##.##.....#......#.......#.....##.##.....#......#.......#.....##.##.....#......#.......#.....##.##.....#......#.......#.....##.##.....#......#.......#.....##.##.....#......#.......#.....##.##.....#......#.......#.</text:p>
          </table:table-cell>
          <table:table-cell office:value-type="string" calcext:value-type="string">
            <text:p>....##.##.....#......#.......#.....##.##.....#......#.......#.....##.##.....#......#.......#.....##.##.....#......#.......#.....##.##.....#......#.......#.....##.##.....#......#.......#.....##.##.....#......#.......#.....##.##.....#......#.......#.....##.##.....#......#.......#.....##.##.....#......#.......#.</text:p>
          </table:table-cell>
        </table:table-row>
        <table:table-row table:style-name="ro1">
          <table:table-cell table:number-columns-repeated="5" office:value-type="string" calcext:value-type="string">
            <text:p>#...#..#.#....###....##...#.#.#</text:p>
          </table:table-cell>
          <table:table-cell table:formula="of:=CONCATENATE([.A55];[.B55];[.C55];[.D55];[.E55])" office:value-type="string" office:string-value="#...#..#.#....###....##...#.#.##...#..#.#....###....##...#.#.##...#..#.#....###....##...#.#.##...#..#.#....###....##...#.#.##...#..#.#....###....##...#.#.#" calcext:value-type="string">
            <text:p>#...#..#.#....###....##...#.#.##...#..#.#....###....##...#.#.##...#..#.#....###....##...#.#.##...#..#.#....###....##...#.#.##...#..#.#....###....##...#.#.#</text:p>
          </table:table-cell>
          <table:table-cell table:number-columns-repeated="2" office:value-type="string" calcext:value-type="string">
            <text:p>#...#..#.#....###....##...#.#.##...#..#.#....###....##...#.#.##...#..#.#....###....##...#.#.##...#..#.#....###....##...#.#.##...#..#.#....###....##...#.#.#</text:p>
          </table:table-cell>
          <table:table-cell table:formula="of:=CONCATENATE([.G55];[.H55])" office:value-type="string" office:string-value="#...#..#.#....###....##...#.#.##...#..#.#....###....##...#.#.##...#..#.#....###....##...#.#.##...#..#.#....###....##...#.#.##...#..#.#....###....##...#.#.##...#..#.#....###....##...#.#.##...#..#.#....###....##...#.#.##...#..#.#....###....##...#.#.##...#..#.#....###....##...#.#.##...#..#.#....###....##...#.#.#" calcext:value-type="string">
            <text:p>#...#..#.#....###....##...#.#.##...#..#.#....###....##...#.#.##...#..#.#....###....##...#.#.##...#..#.#....###....##...#.#.##...#..#.#....###....##...#.#.##...#..#.#....###....##...#.#.##...#..#.#....###....##...#.#.##...#..#.#....###....##...#.#.##...#..#.#....###....##...#.#.##...#..#.#....###....##...#.#.#</text:p>
          </table:table-cell>
          <table:table-cell office:value-type="string" calcext:value-type="string">
            <text:p>#...#..#.#....###....##...#.#.##...#..#.#....###....##...#.#.##...#..#.#....###....##...#.#.##...#..#.#....###....##...#.#.##...#..#.#....###....##...#.#.##...#..#.#....###....##...#.#.##...#..#.#....###....##...#.#.##...#..#.#....###....##...#.#.##...#..#.#....###....##...#.#.##...#..#.#....###....##...#.#.#</text:p>
          </table:table-cell>
        </table:table-row>
        <table:table-row table:style-name="ro1">
          <table:table-cell table:number-columns-repeated="5" office:value-type="string" calcext:value-type="string">
            <text:p>#..#......#........#.#.#.....#.</text:p>
          </table:table-cell>
          <table:table-cell table:formula="of:=CONCATENATE([.A56];[.B56];[.C56];[.D56];[.E56])" office:value-type="string" office:string-value="#..#......#........#.#.#.....#.#..#......#........#.#.#.....#.#..#......#........#.#.#.....#.#..#......#........#.#.#.....#.#..#......#........#.#.#.....#." calcext:value-type="string">
            <text:p>#..#......#........#.#.#.....#.#..#......#........#.#.#.....#.#..#......#........#.#.#.....#.#..#......#........#.#.#.....#.#..#......#........#.#.#.....#.</text:p>
          </table:table-cell>
          <table:table-cell table:number-columns-repeated="2" office:value-type="string" calcext:value-type="string">
            <text:p>#..#......#........#.#.#.....#.#..#......#........#.#.#.....#.#..#......#........#.#.#.....#.#..#......#........#.#.#.....#.#..#......#........#.#.#.....#.</text:p>
          </table:table-cell>
          <table:table-cell table:formula="of:=CONCATENATE([.G56];[.H56])" office:value-type="string" office:string-value="#..#......#........#.#.#.....#.#..#......#........#.#.#.....#.#..#......#........#.#.#.....#.#..#......#........#.#.#.....#.#..#......#........#.#.#.....#.#..#......#........#.#.#.....#.#..#......#........#.#.#.....#.#..#......#........#.#.#.....#.#..#......#........#.#.#.....#.#..#......#........#.#.#.....#." calcext:value-type="string">
            <text:p>#..#......#........#.#.#.....#.#..#......#........#.#.#.....#.#..#......#........#.#.#.....#.#..#......#........#.#.#.....#.#..#......#........#.#.#.....#.#..#......#........#.#.#.....#.#..#......#........#.#.#.....#.#..#......#........#.#.#.....#.#..#......#........#.#.#.....#.#..#......#........#.#.#.....#.</text:p>
          </table:table-cell>
          <table:table-cell office:value-type="string" calcext:value-type="string">
            <text:p>#..#......#........#.#.#.....#.#..#......#........#.#.#.....#.#..#......#........#.#.#.....#.#..#......#........#.#.#.....#.#..#......#........#.#.#.....#.#..#......#........#.#.#.....#.#..#......#........#.#.#.....#.#..#......#........#.#.#.....#.#..#......#........#.#.#.....#.#..#......#........#.#.#.....#.</text:p>
          </table:table-cell>
        </table:table-row>
        <table:table-row table:style-name="ro1">
          <table:table-cell table:number-columns-repeated="5" office:value-type="string" calcext:value-type="string">
            <text:p>###..##..#......#.....#.......#</text:p>
          </table:table-cell>
          <table:table-cell table:formula="of:=CONCATENATE([.A57];[.B57];[.C57];[.D57];[.E57])" office:value-type="string" office:string-value="###..##..#......#.....#.......####..##..#......#.....#.......####..##..#......#.....#.......####..##..#......#.....#.......####..##..#......#.....#.......#" calcext:value-type="string">
            <text:p>###..##..#......#.....#.......####..##..#......#.....#.......####..##..#......#.....#.......####..##..#......#.....#.......####..##..#......#.....#.......#</text:p>
          </table:table-cell>
          <table:table-cell table:number-columns-repeated="2" office:value-type="string" calcext:value-type="string">
            <text:p>###..##..#......#.....#.......####..##..#......#.....#.......####..##..#......#.....#.......####..##..#......#.....#.......####..##..#......#.....#.......#</text:p>
          </table:table-cell>
          <table:table-cell table:formula="of:=CONCATENATE([.G57];[.H57])" office:value-type="string" office:string-value="###..##..#......#.....#.......####..##..#......#.....#.......####..##..#......#.....#.......####..##..#......#.....#.......####..##..#......#.....#.......####..##..#......#.....#.......####..##..#......#.....#.......####..##..#......#.....#.......####..##..#......#.....#.......####..##..#......#.....#.......#" calcext:value-type="string">
            <text:p>###..##..#......#.....#.......####..##..#......#.....#.......####..##..#......#.....#.......####..##..#......#.....#.......####..##..#......#.....#.......####..##..#......#.....#.......####..##..#......#.....#.......####..##..#......#.....#.......####..##..#......#.....#.......####..##..#......#.....#.......#</text:p>
          </table:table-cell>
          <table:table-cell office:value-type="string" calcext:value-type="string">
            <text:p>###..##..#......#.....#.......####..##..#......#.....#.......####..##..#......#.....#.......####..##..#......#.....#.......####..##..#......#.....#.......####..##..#......#.....#.......####..##..#......#.....#.......####..##..#......#.....#.......####..##..#......#.....#.......####..##..#......#.....#.......#</text:p>
          </table:table-cell>
        </table:table-row>
        <table:table-row table:style-name="ro1">
          <table:table-cell table:number-columns-repeated="5" office:value-type="string" calcext:value-type="string">
            <text:p>..##....#.#.#......#..##...#...</text:p>
          </table:table-cell>
          <table:table-cell table:formula="of:=CONCATENATE([.A58];[.B58];[.C58];[.D58];[.E58])" office:value-type="string" office:string-value="..##....#.#.#......#..##...#.....##....#.#.#......#..##...#.....##....#.#.#......#..##...#.....##....#.#.#......#..##...#.....##....#.#.#......#..##...#..." calcext:value-type="string">
            <text:p>..##....#.#.#......#..##...#.....##....#.#.#......#..##...#.....##....#.#.#......#..##...#.....##....#.#.#......#..##...#.....##....#.#.#......#..##...#...</text:p>
          </table:table-cell>
          <table:table-cell table:number-columns-repeated="2" office:value-type="string" calcext:value-type="string">
            <text:p>..##....#.#.#......#..##...#.....##....#.#.#......#..##...#.....##....#.#.#......#..##...#.....##....#.#.#......#..##...#.....##....#.#.#......#..##...#...</text:p>
          </table:table-cell>
          <table:table-cell table:formula="of:=CONCATENATE([.G58];[.H58])" office:value-type="string" office:string-value="..##....#.#.#......#..##...#.....##....#.#.#......#..##...#.....##....#.#.#......#..##...#.....##....#.#.#......#..##...#.....##....#.#.#......#..##...#.....##....#.#.#......#..##...#.....##....#.#.#......#..##...#.....##....#.#.#......#..##...#.....##....#.#.#......#..##...#.....##....#.#.#......#..##...#..." calcext:value-type="string">
            <text:p>..##....#.#.#......#..##...#.....##....#.#.#......#..##...#.....##....#.#.#......#..##...#.....##....#.#.#......#..##...#.....##....#.#.#......#..##...#.....##....#.#.#......#..##...#.....##....#.#.#......#..##...#.....##....#.#.#......#..##...#.....##....#.#.#......#..##...#.....##....#.#.#......#..##...#...</text:p>
          </table:table-cell>
          <table:table-cell office:value-type="string" calcext:value-type="string">
            <text:p>..##....#.#.#......#..##...#.....##....#.#.#......#..##...#.....##....#.#.#......#..##...#.....##....#.#.#......#..##...#.....##....#.#.#......#..##...#.....##....#.#.#......#..##...#.....##....#.#.#......#..##...#.....##....#.#.#......#..##...#.....##....#.#.#......#..##...#.....##....#.#.#......#..##...#...</text:p>
          </table:table-cell>
        </table:table-row>
        <table:table-row table:style-name="ro1">
          <table:table-cell table:number-columns-repeated="5" office:value-type="string" calcext:value-type="string">
            <text:p>.....#..#....#...#.#...#...#...</text:p>
          </table:table-cell>
          <table:table-cell table:formula="of:=CONCATENATE([.A59];[.B59];[.C59];[.D59];[.E59])" office:value-type="string" office:string-value=".....#..#....#...#.#...#...#........#..#....#...#.#...#...#........#..#....#...#.#...#...#........#..#....#...#.#...#...#........#..#....#...#.#...#...#..." calcext:value-type="string">
            <text:p>.....#..#....#...#.#...#...#........#..#....#...#.#...#...#........#..#....#...#.#...#...#........#..#....#...#.#...#...#........#..#....#...#.#...#...#...</text:p>
          </table:table-cell>
          <table:table-cell table:number-columns-repeated="2" office:value-type="string" calcext:value-type="string">
            <text:p>.....#..#....#...#.#...#...#........#..#....#...#.#...#...#........#..#....#...#.#...#...#........#..#....#...#.#...#...#........#..#....#...#.#...#...#...</text:p>
          </table:table-cell>
          <table:table-cell table:formula="of:=CONCATENATE([.G59];[.H59])" office:value-type="string" office:string-value=".....#..#....#...#.#...#...#........#..#....#...#.#...#...#........#..#....#...#.#...#...#........#..#....#...#.#...#...#........#..#....#...#.#...#...#........#..#....#...#.#...#...#........#..#....#...#.#...#...#........#..#....#...#.#...#...#........#..#....#...#.#...#...#........#..#....#...#.#...#...#..." calcext:value-type="string">
            <text:p>.....#..#....#...#.#...#...#........#..#....#...#.#...#...#........#..#....#...#.#...#...#........#..#....#...#.#...#...#........#..#....#...#.#...#...#........#..#....#...#.#...#...#........#..#....#...#.#...#...#........#..#....#...#.#...#...#........#..#....#...#.#...#...#........#..#....#...#.#...#...#...</text:p>
          </table:table-cell>
          <table:table-cell office:value-type="string" calcext:value-type="string">
            <text:p>.....#..#....#...#.#...#...#........#..#....#...#.#...#...#........#..#....#...#.#...#...#........#..#....#...#.#...#...#........#..#....#...#.#...#...#........#..#....#...#.#...#...#........#..#....#...#.#...#...#........#..#....#...#.#...#...#........#..#....#...#.#...#...#........#..#....#...#.#...#...#...</text:p>
          </table:table-cell>
        </table:table-row>
        <table:table-row table:style-name="ro1">
          <table:table-cell table:number-columns-repeated="5" office:value-type="string" calcext:value-type="string">
            <text:p>.....#.#..###.#..#...##......#.</text:p>
          </table:table-cell>
          <table:table-cell table:formula="of:=CONCATENATE([.A60];[.B60];[.C60];[.D60];[.E60])" office:value-type="string" office:string-value=".....#.#..###.#..#...##......#......#.#..###.#..#...##......#......#.#..###.#..#...##......#......#.#..###.#..#...##......#......#.#..###.#..#...##......#." calcext:value-type="string">
            <text:p>.....#.#..###.#..#...##......#......#.#..###.#..#...##......#......#.#..###.#..#...##......#......#.#..###.#..#...##......#......#.#..###.#..#...##......#.</text:p>
          </table:table-cell>
          <table:table-cell table:number-columns-repeated="2" office:value-type="string" calcext:value-type="string">
            <text:p>.....#.#..###.#..#...##......#......#.#..###.#..#...##......#......#.#..###.#..#...##......#......#.#..###.#..#...##......#......#.#..###.#..#...##......#.</text:p>
          </table:table-cell>
          <table:table-cell table:formula="of:=CONCATENATE([.G60];[.H60])" office:value-type="string" office:string-value=".....#.#..###.#..#...##......#......#.#..###.#..#...##......#......#.#..###.#..#...##......#......#.#..###.#..#...##......#......#.#..###.#..#...##......#......#.#..###.#..#...##......#......#.#..###.#..#...##......#......#.#..###.#..#...##......#......#.#..###.#..#...##......#......#.#..###.#..#...##......#." calcext:value-type="string">
            <text:p>.....#.#..###.#..#...##......#......#.#..###.#..#...##......#......#.#..###.#..#...##......#......#.#..###.#..#...##......#......#.#..###.#..#...##......#......#.#..###.#..#...##......#......#.#..###.#..#...##......#......#.#..###.#..#...##......#......#.#..###.#..#...##......#......#.#..###.#..#...##......#.</text:p>
          </table:table-cell>
          <table:table-cell office:value-type="string" calcext:value-type="string">
            <text:p>.....#.#..###.#..#...##......#......#.#..###.#..#...##......#......#.#..###.#..#...##......#......#.#..###.#..#...##......#......#.#..###.#..#...##......#......#.#..###.#..#...##......#......#.#..###.#..#...##......#......#.#..###.#..#...##......#......#.#..###.#..#...##......#......#.#..###.#..#...##......#.</text:p>
          </table:table-cell>
        </table:table-row>
        <table:table-row table:style-name="ro1">
          <table:table-cell table:number-columns-repeated="5" office:value-type="string" calcext:value-type="string">
            <text:p>#.#..#....#..#.....#.#...#.#...</text:p>
          </table:table-cell>
          <table:table-cell table:formula="of:=CONCATENATE([.A61];[.B61];[.C61];[.D61];[.E61])" office:value-type="string" office:string-value="#.#..#....#..#.....#.#...#.#...#.#..#....#..#.....#.#...#.#...#.#..#....#..#.....#.#...#.#...#.#..#....#..#.....#.#...#.#...#.#..#....#..#.....#.#...#.#..." calcext:value-type="string">
            <text:p>#.#..#....#..#.....#.#...#.#...#.#..#....#..#.....#.#...#.#...#.#..#....#..#.....#.#...#.#...#.#..#....#..#.....#.#...#.#...#.#..#....#..#.....#.#...#.#...</text:p>
          </table:table-cell>
          <table:table-cell table:number-columns-repeated="2" office:value-type="string" calcext:value-type="string">
            <text:p>#.#..#....#..#.....#.#...#.#...#.#..#....#..#.....#.#...#.#...#.#..#....#..#.....#.#...#.#...#.#..#....#..#.....#.#...#.#...#.#..#....#..#.....#.#...#.#...</text:p>
          </table:table-cell>
          <table:table-cell table:formula="of:=CONCATENATE([.G61];[.H61])" office:value-type="string" office:string-value="#.#..#....#..#.....#.#...#.#...#.#..#....#..#.....#.#...#.#...#.#..#....#..#.....#.#...#.#...#.#..#....#..#.....#.#...#.#...#.#..#....#..#.....#.#...#.#...#.#..#....#..#.....#.#...#.#...#.#..#....#..#.....#.#...#.#...#.#..#....#..#.....#.#...#.#...#.#..#....#..#.....#.#...#.#...#.#..#....#..#.....#.#...#.#..." calcext:value-type="string">
            <text:p>#.#..#....#..#.....#.#...#.#...#.#..#....#..#.....#.#...#.#...#.#..#....#..#.....#.#...#.#...#.#..#....#..#.....#.#...#.#...#.#..#....#..#.....#.#...#.#...#.#..#....#..#.....#.#...#.#...#.#..#....#..#.....#.#...#.#...#.#..#....#..#.....#.#...#.#...#.#..#....#..#.....#.#...#.#...#.#..#....#..#.....#.#...#.#...</text:p>
          </table:table-cell>
          <table:table-cell office:value-type="string" calcext:value-type="string">
            <text:p>#.#..#....#..#.....#.#...#.#...#.#..#....#..#.....#.#...#.#...#.#..#....#..#.....#.#...#.#...#.#..#....#..#.....#.#...#.#...#.#..#....#..#.....#.#...#.#...#.#..#....#..#.....#.#...#.#...#.#..#....#..#.....#.#...#.#...#.#..#....#..#.....#.#...#.#...#.#..#....#..#.....#.#...#.#...#.#..#....#..#.....#.#...#.#...</text:p>
          </table:table-cell>
        </table:table-row>
        <table:table-row table:style-name="ro1">
          <table:table-cell table:number-columns-repeated="5" office:value-type="string" calcext:value-type="string">
            <text:p>.#..#....#.......#..#.......#..</text:p>
          </table:table-cell>
          <table:table-cell table:formula="of:=CONCATENATE([.A62];[.B62];[.C62];[.D62];[.E62])" office:value-type="string" office:string-value=".#..#....#.......#..#.......#...#..#....#.......#..#.......#...#..#....#.......#..#.......#...#..#....#.......#..#.......#...#..#....#.......#..#.......#.." calcext:value-type="string">
            <text:p>.#..#....#.......#..#.......#...#..#....#.......#..#.......#...#..#....#.......#..#.......#...#..#....#.......#..#.......#...#..#....#.......#..#.......#..</text:p>
          </table:table-cell>
          <table:table-cell table:number-columns-repeated="2" office:value-type="string" calcext:value-type="string">
            <text:p>.#..#....#.......#..#.......#...#..#....#.......#..#.......#...#..#....#.......#..#.......#...#..#....#.......#..#.......#...#..#....#.......#..#.......#..</text:p>
          </table:table-cell>
          <table:table-cell table:formula="of:=CONCATENATE([.G62];[.H62])" office:value-type="string" office:string-value=".#..#....#.......#..#.......#...#..#....#.......#..#.......#...#..#....#.......#..#.......#...#..#....#.......#..#.......#...#..#....#.......#..#.......#...#..#....#.......#..#.......#...#..#....#.......#..#.......#...#..#....#.......#..#.......#...#..#....#.......#..#.......#...#..#....#.......#..#.......#.." calcext:value-type="string">
            <text:p>.#..#....#.......#..#.......#...#..#....#.......#..#.......#...#..#....#.......#..#.......#...#..#....#.......#..#.......#...#..#....#.......#..#.......#...#..#....#.......#..#.......#...#..#....#.......#..#.......#...#..#....#.......#..#.......#...#..#....#.......#..#.......#...#..#....#.......#..#.......#..</text:p>
          </table:table-cell>
          <table:table-cell office:value-type="string" calcext:value-type="string">
            <text:p>.#..#....#.......#..#.......#...#..#....#.......#..#.......#...#..#....#.......#..#.......#...#..#....#.......#..#.......#...#..#....#.......#..#.......#...#..#....#.......#..#.......#...#..#....#.......#..#.......#...#..#....#.......#..#.......#...#..#....#.......#..#.......#...#..#....#.......#..#.......#..</text:p>
          </table:table-cell>
        </table:table-row>
        <table:table-row table:style-name="ro1">
          <table:table-cell table:number-columns-repeated="5" office:value-type="string" calcext:value-type="string">
            <text:p>#.........#..#..#.........##..#</text:p>
          </table:table-cell>
          <table:table-cell table:formula="of:=CONCATENATE([.A63];[.B63];[.C63];[.D63];[.E63])" office:value-type="string" office:string-value="#.........#..#..#.........##..##.........#..#..#.........##..##.........#..#..#.........##..##.........#..#..#.........##..##.........#..#..#.........##..#" calcext:value-type="string">
            <text:p>#.........#..#..#.........##..##.........#..#..#.........##..##.........#..#..#.........##..##.........#..#..#.........##..##.........#..#..#.........##..#</text:p>
          </table:table-cell>
          <table:table-cell table:number-columns-repeated="2" office:value-type="string" calcext:value-type="string">
            <text:p>#.........#..#..#.........##..##.........#..#..#.........##..##.........#..#..#.........##..##.........#..#..#.........##..##.........#..#..#.........##..#</text:p>
          </table:table-cell>
          <table:table-cell table:formula="of:=CONCATENATE([.G63];[.H63])" office:value-type="string" office:string-value="#.........#..#..#.........##..##.........#..#..#.........##..##.........#..#..#.........##..##.........#..#..#.........##..##.........#..#..#.........##..##.........#..#..#.........##..##.........#..#..#.........##..##.........#..#..#.........##..##.........#..#..#.........##..##.........#..#..#.........##..#" calcext:value-type="string">
            <text:p>#.........#..#..#.........##..##.........#..#..#.........##..##.........#..#..#.........##..##.........#..#..#.........##..##.........#..#..#.........##..##.........#..#..#.........##..##.........#..#..#.........##..##.........#..#..#.........##..##.........#..#..#.........##..##.........#..#..#.........##..#</text:p>
          </table:table-cell>
          <table:table-cell office:value-type="string" calcext:value-type="string">
            <text:p>#.........#..#..#.........##..##.........#..#..#.........##..##.........#..#..#.........##..##.........#..#..#.........##..##.........#..#..#.........##..##.........#..#..#.........##..##.........#..#..#.........##..##.........#..#..#.........##..##.........#..#..#.........##..##.........#..#..#.........##..#</text:p>
          </table:table-cell>
        </table:table-row>
        <table:table-row table:style-name="ro1">
          <table:table-cell table:number-columns-repeated="5" office:value-type="string" calcext:value-type="string">
            <text:p>..##.##..#..#...##.............</text:p>
          </table:table-cell>
          <table:table-cell table:formula="of:=CONCATENATE([.A64];[.B64];[.C64];[.D64];[.E64])" office:value-type="string" office:string-value="..##.##..#..#...##...............##.##..#..#...##...............##.##..#..#...##...............##.##..#..#...##...............##.##..#..#...##............." calcext:value-type="string">
            <text:p>..##.##..#..#...##...............##.##..#..#...##...............##.##..#..#...##...............##.##..#..#...##...............##.##..#..#...##.............</text:p>
          </table:table-cell>
          <table:table-cell table:number-columns-repeated="2" office:value-type="string" calcext:value-type="string">
            <text:p>..##.##..#..#...##...............##.##..#..#...##...............##.##..#..#...##...............##.##..#..#...##...............##.##..#..#...##.............</text:p>
          </table:table-cell>
          <table:table-cell table:formula="of:=CONCATENATE([.G64];[.H64])" office:value-type="string" office:string-value="..##.##..#..#...##...............##.##..#..#...##...............##.##..#..#...##...............##.##..#..#...##...............##.##..#..#...##...............##.##..#..#...##...............##.##..#..#...##...............##.##..#..#...##...............##.##..#..#...##...............##.##..#..#...##............." calcext:value-type="string">
            <text:p>..##.##..#..#...##...............##.##..#..#...##...............##.##..#..#...##...............##.##..#..#...##...............##.##..#..#...##...............##.##..#..#...##...............##.##..#..#...##...............##.##..#..#...##...............##.##..#..#...##...............##.##..#..#...##.............</text:p>
          </table:table-cell>
          <table:table-cell office:value-type="string" calcext:value-type="string">
            <text:p>..##.##..#..#...##...............##.##..#..#...##...............##.##..#..#...##...............##.##..#..#...##...............##.##..#..#...##...............##.##..#..#...##...............##.##..#..#...##...............##.##..#..#...##...............##.##..#..#...##...............##.##..#..#...##.............</text:p>
          </table:table-cell>
        </table:table-row>
        <table:table-row table:style-name="ro1">
          <table:table-cell table:number-columns-repeated="5" office:value-type="string" calcext:value-type="string">
            <text:p>.....###...#..#...##.#..#......</text:p>
          </table:table-cell>
          <table:table-cell table:formula="of:=CONCATENATE([.A65];[.B65];[.C65];[.D65];[.E65])" office:value-type="string" office:string-value=".....###...#..#...##.#..#...........###...#..#...##.#..#...........###...#..#...##.#..#...........###...#..#...##.#..#...........###...#..#...##.#..#......" calcext:value-type="string">
            <text:p>.....###...#..#...##.#..#...........###...#..#...##.#..#...........###...#..#...##.#..#...........###...#..#...##.#..#...........###...#..#...##.#..#......</text:p>
          </table:table-cell>
          <table:table-cell table:number-columns-repeated="2" office:value-type="string" calcext:value-type="string">
            <text:p>.....###...#..#...##.#..#...........###...#..#...##.#..#...........###...#..#...##.#..#...........###...#..#...##.#..#...........###...#..#...##.#..#......</text:p>
          </table:table-cell>
          <table:table-cell table:formula="of:=CONCATENATE([.G65];[.H65])" office:value-type="string" office:string-value=".....###...#..#...##.#..#...........###...#..#...##.#..#...........###...#..#...##.#..#...........###...#..#...##.#..#...........###...#..#...##.#..#...........###...#..#...##.#..#...........###...#..#...##.#..#...........###...#..#...##.#..#...........###...#..#...##.#..#...........###...#..#...##.#..#......" calcext:value-type="string">
            <text:p>.....###...#..#...##.#..#...........###...#..#...##.#..#...........###...#..#...##.#..#...........###...#..#...##.#..#...........###...#..#...##.#..#...........###...#..#...##.#..#...........###...#..#...##.#..#...........###...#..#...##.#..#...........###...#..#...##.#..#...........###...#..#...##.#..#......</text:p>
          </table:table-cell>
          <table:table-cell office:value-type="string" calcext:value-type="string">
            <text:p>.....###...#..#...##.#..#...........###...#..#...##.#..#...........###...#..#...##.#..#...........###...#..#...##.#..#...........###...#..#...##.#..#...........###...#..#...##.#..#...........###...#..#...##.#..#...........###...#..#...##.#..#...........###...#..#...##.#..#...........###...#..#...##.#..#......</text:p>
          </table:table-cell>
        </table:table-row>
        <table:table-row table:style-name="ro1">
          <table:table-cell table:number-columns-repeated="5" office:value-type="string" calcext:value-type="string">
            <text:p>#.##.....##..............#.....</text:p>
          </table:table-cell>
          <table:table-cell table:formula="of:=CONCATENATE([.A66];[.B66];[.C66];[.D66];[.E66])" office:value-type="string" office:string-value="#.##.....##..............#.....#.##.....##..............#.....#.##.....##..............#.....#.##.....##..............#.....#.##.....##..............#....." calcext:value-type="string">
            <text:p>#.##.....##..............#.....#.##.....##..............#.....#.##.....##..............#.....#.##.....##..............#.....#.##.....##..............#.....</text:p>
          </table:table-cell>
          <table:table-cell table:number-columns-repeated="2" office:value-type="string" calcext:value-type="string">
            <text:p>#.##.....##..............#.....#.##.....##..............#.....#.##.....##..............#.....#.##.....##..............#.....#.##.....##..............#.....</text:p>
          </table:table-cell>
          <table:table-cell table:formula="of:=CONCATENATE([.G66];[.H66])" office:value-type="string" office:string-value="#.##.....##..............#.....#.##.....##..............#.....#.##.....##..............#.....#.##.....##..............#.....#.##.....##..............#.....#.##.....##..............#.....#.##.....##..............#.....#.##.....##..............#.....#.##.....##..............#.....#.##.....##..............#....." calcext:value-type="string">
            <text:p>#.##.....##..............#.....#.##.....##..............#.....#.##.....##..............#.....#.##.....##..............#.....#.##.....##..............#.....#.##.....##..............#.....#.##.....##..............#.....#.##.....##..............#.....#.##.....##..............#.....#.##.....##..............#.....</text:p>
          </table:table-cell>
          <table:table-cell office:value-type="string" calcext:value-type="string">
            <text:p>#.##.....##..............#.....#.##.....##..............#.....#.##.....##..............#.....#.##.....##..............#.....#.##.....##..............#.....#.##.....##..............#.....#.##.....##..............#.....#.##.....##..............#.....#.##.....##..............#.....#.##.....##..............#.....</text:p>
          </table:table-cell>
        </table:table-row>
        <table:table-row table:style-name="ro1">
          <table:table-cell table:number-columns-repeated="5" office:value-type="string" calcext:value-type="string">
            <text:p>.......#.##.#.##...#.#.......##</text:p>
          </table:table-cell>
          <table:table-cell table:formula="of:=CONCATENATE([.A67];[.B67];[.C67];[.D67];[.E67])" office:value-type="string" office:string-value=".......#.##.#.##...#.#.......##.......#.##.#.##...#.#.......##.......#.##.#.##...#.#.......##.......#.##.#.##...#.#.......##.......#.##.#.##...#.#.......##" calcext:value-type="string">
            <text:p>.......#.##.#.##...#.#.......##.......#.##.#.##...#.#.......##.......#.##.#.##...#.#.......##.......#.##.#.##...#.#.......##.......#.##.#.##...#.#.......##</text:p>
          </table:table-cell>
          <table:table-cell table:number-columns-repeated="2" office:value-type="string" calcext:value-type="string">
            <text:p>.......#.##.#.##...#.#.......##.......#.##.#.##...#.#.......##.......#.##.#.##...#.#.......##.......#.##.#.##...#.#.......##.......#.##.#.##...#.#.......##</text:p>
          </table:table-cell>
          <table:table-cell table:formula="of:=CONCATENATE([.G67];[.H67])" office:value-type="string" office:string-value=".......#.##.#.##...#.#.......##.......#.##.#.##...#.#.......##.......#.##.#.##...#.#.......##.......#.##.#.##...#.#.......##.......#.##.#.##...#.#.......##.......#.##.#.##...#.#.......##.......#.##.#.##...#.#.......##.......#.##.#.##...#.#.......##.......#.##.#.##...#.#.......##.......#.##.#.##...#.#.......##" calcext:value-type="string">
            <text:p>.......#.##.#.##...#.#.......##.......#.##.#.##...#.#.......##.......#.##.#.##...#.#.......##.......#.##.#.##...#.#.......##.......#.##.#.##...#.#.......##.......#.##.#.##...#.#.......##.......#.##.#.##...#.#.......##.......#.##.#.##...#.#.......##.......#.##.#.##...#.#.......##.......#.##.#.##...#.#.......##</text:p>
          </table:table-cell>
          <table:table-cell office:value-type="string" calcext:value-type="string">
            <text:p>.......#.##.#.##...#.#.......##.......#.##.#.##...#.#.......##.......#.##.#.##...#.#.......##.......#.##.#.##...#.#.......##.......#.##.#.##...#.#.......##.......#.##.#.##...#.#.......##.......#.##.#.##...#.#.......##.......#.##.#.##...#.#.......##.......#.##.#.##...#.#.......##.......#.##.#.##...#.#.......##</text:p>
          </table:table-cell>
        </table:table-row>
        <table:table-row table:style-name="ro1">
          <table:table-cell table:number-columns-repeated="5" office:value-type="string" calcext:value-type="string">
            <text:p>...#.#.##...#......#...........</text:p>
          </table:table-cell>
          <table:table-cell table:formula="of:=CONCATENATE([.A68];[.B68];[.C68];[.D68];[.E68])" office:value-type="string" office:string-value="...#.#.##...#......#..............#.#.##...#......#..............#.#.##...#......#..............#.#.##...#......#..............#.#.##...#......#..........." calcext:value-type="string">
            <text:p>...#.#.##...#......#..............#.#.##...#......#..............#.#.##...#......#..............#.#.##...#......#..............#.#.##...#......#...........</text:p>
          </table:table-cell>
          <table:table-cell table:number-columns-repeated="2" office:value-type="string" calcext:value-type="string">
            <text:p>...#.#.##...#......#..............#.#.##...#......#..............#.#.##...#......#..............#.#.##...#......#..............#.#.##...#......#...........</text:p>
          </table:table-cell>
          <table:table-cell table:formula="of:=CONCATENATE([.G68];[.H68])" office:value-type="string" office:string-value="...#.#.##...#......#..............#.#.##...#......#..............#.#.##...#......#..............#.#.##...#......#..............#.#.##...#......#..............#.#.##...#......#..............#.#.##...#......#..............#.#.##...#......#..............#.#.##...#......#..............#.#.##...#......#..........." calcext:value-type="string">
            <text:p>...#.#.##...#......#..............#.#.##...#......#..............#.#.##...#......#..............#.#.##...#......#..............#.#.##...#......#..............#.#.##...#......#..............#.#.##...#......#..............#.#.##...#......#..............#.#.##...#......#..............#.#.##...#......#...........</text:p>
          </table:table-cell>
          <table:table-cell office:value-type="string" calcext:value-type="string">
            <text:p>...#.#.##...#......#..............#.#.##...#......#..............#.#.##...#......#..............#.#.##...#......#..............#.#.##...#......#..............#.#.##...#......#..............#.#.##...#......#..............#.#.##...#......#..............#.#.##...#......#..............#.#.##...#......#...........</text:p>
          </table:table-cell>
        </table:table-row>
        <table:table-row table:style-name="ro1">
          <table:table-cell table:number-columns-repeated="5" office:value-type="string" calcext:value-type="string">
            <text:p>##.#........#.....##.....#.....</text:p>
          </table:table-cell>
          <table:table-cell table:formula="of:=CONCATENATE([.A69];[.B69];[.C69];[.D69];[.E69])" office:value-type="string" office:string-value="##.#........#.....##.....#.....##.#........#.....##.....#.....##.#........#.....##.....#.....##.#........#.....##.....#.....##.#........#.....##.....#....." calcext:value-type="string">
            <text:p>##.#........#.....##.....#.....##.#........#.....##.....#.....##.#........#.....##.....#.....##.#........#.....##.....#.....##.#........#.....##.....#.....</text:p>
          </table:table-cell>
          <table:table-cell table:number-columns-repeated="2" office:value-type="string" calcext:value-type="string">
            <text:p>##.#........#.....##.....#.....##.#........#.....##.....#.....##.#........#.....##.....#.....##.#........#.....##.....#.....##.#........#.....##.....#.....</text:p>
          </table:table-cell>
          <table:table-cell table:formula="of:=CONCATENATE([.G69];[.H69])" office:value-type="string" office:string-value="##.#........#.....##.....#.....##.#........#.....##.....#.....##.#........#.....##.....#.....##.#........#.....##.....#.....##.#........#.....##.....#.....##.#........#.....##.....#.....##.#........#.....##.....#.....##.#........#.....##.....#.....##.#........#.....##.....#.....##.#........#.....##.....#....." calcext:value-type="string">
            <text:p>##.#........#.....##.....#.....##.#........#.....##.....#.....##.#........#.....##.....#.....##.#........#.....##.....#.....##.#........#.....##.....#.....##.#........#.....##.....#.....##.#........#.....##.....#.....##.#........#.....##.....#.....##.#........#.....##.....#.....##.#........#.....##.....#.....</text:p>
          </table:table-cell>
          <table:table-cell office:value-type="string" calcext:value-type="string">
            <text:p>##.#........#.....##.....#.....##.#........#.....##.....#.....##.#........#.....##.....#.....##.#........#.....##.....#.....##.#........#.....##.....#.....##.#........#.....##.....#.....##.#........#.....##.....#.....##.#........#.....##.....#.....##.#........#.....##.....#.....##.#........#.....##.....#.....</text:p>
          </table:table-cell>
        </table:table-row>
        <table:table-row table:style-name="ro1">
          <table:table-cell table:number-columns-repeated="5" office:value-type="string" calcext:value-type="string">
            <text:p>.#.....#.............#......#..</text:p>
          </table:table-cell>
          <table:table-cell table:formula="of:=CONCATENATE([.A70];[.B70];[.C70];[.D70];[.E70])" office:value-type="string" office:string-value=".#.....#.............#......#...#.....#.............#......#...#.....#.............#......#...#.....#.............#......#...#.....#.............#......#.." calcext:value-type="string">
            <text:p>.#.....#.............#......#...#.....#.............#......#...#.....#.............#......#...#.....#.............#......#...#.....#.............#......#..</text:p>
          </table:table-cell>
          <table:table-cell table:number-columns-repeated="2" office:value-type="string" calcext:value-type="string">
            <text:p>.#.....#.............#......#...#.....#.............#......#...#.....#.............#......#...#.....#.............#......#...#.....#.............#......#..</text:p>
          </table:table-cell>
          <table:table-cell table:formula="of:=CONCATENATE([.G70];[.H70])" office:value-type="string" office:string-value=".#.....#.............#......#...#.....#.............#......#...#.....#.............#......#...#.....#.............#......#...#.....#.............#......#...#.....#.............#......#...#.....#.............#......#...#.....#.............#......#...#.....#.............#......#...#.....#.............#......#.." calcext:value-type="string">
            <text:p>.#.....#.............#......#...#.....#.............#......#...#.....#.............#......#...#.....#.............#......#...#.....#.............#......#...#.....#.............#......#...#.....#.............#......#...#.....#.............#......#...#.....#.............#......#...#.....#.............#......#..</text:p>
          </table:table-cell>
          <table:table-cell office:value-type="string" calcext:value-type="string">
            <text:p>.#.....#.............#......#...#.....#.............#......#...#.....#.............#......#...#.....#.............#......#...#.....#.............#......#...#.....#.............#......#...#.....#.............#......#...#.....#.............#......#...#.....#.............#......#...#.....#.............#......#..</text:p>
          </table:table-cell>
        </table:table-row>
        <table:table-row table:style-name="ro1">
          <table:table-cell table:number-columns-repeated="5" office:value-type="string" calcext:value-type="string">
            <text:p>....#..##..#..#....#..#.#......</text:p>
          </table:table-cell>
          <table:table-cell table:formula="of:=CONCATENATE([.A71];[.B71];[.C71];[.D71];[.E71])" office:value-type="string" office:string-value="....#..##..#..#....#..#.#..........#..##..#..#....#..#.#..........#..##..#..#....#..#.#..........#..##..#..#....#..#.#..........#..##..#..#....#..#.#......" calcext:value-type="string">
            <text:p>....#..##..#..#....#..#.#..........#..##..#..#....#..#.#..........#..##..#..#....#..#.#..........#..##..#..#....#..#.#..........#..##..#..#....#..#.#......</text:p>
          </table:table-cell>
          <table:table-cell table:number-columns-repeated="2" office:value-type="string" calcext:value-type="string">
            <text:p>....#..##..#..#....#..#.#..........#..##..#..#....#..#.#..........#..##..#..#....#..#.#..........#..##..#..#....#..#.#..........#..##..#..#....#..#.#......</text:p>
          </table:table-cell>
          <table:table-cell table:formula="of:=CONCATENATE([.G71];[.H71])" office:value-type="string" office:string-value="....#..##..#..#....#..#.#..........#..##..#..#....#..#.#..........#..##..#..#....#..#.#..........#..##..#..#....#..#.#..........#..##..#..#....#..#.#..........#..##..#..#....#..#.#..........#..##..#..#....#..#.#..........#..##..#..#....#..#.#..........#..##..#..#....#..#.#..........#..##..#..#....#..#.#......" calcext:value-type="string">
            <text:p>....#..##..#..#....#..#.#..........#..##..#..#....#..#.#..........#..##..#..#....#..#.#..........#..##..#..#....#..#.#..........#..##..#..#....#..#.#..........#..##..#..#....#..#.#..........#..##..#..#....#..#.#..........#..##..#..#....#..#.#..........#..##..#..#....#..#.#..........#..##..#..#....#..#.#......</text:p>
          </table:table-cell>
          <table:table-cell office:value-type="string" calcext:value-type="string">
            <text:p>....#..##..#..#....#..#.#..........#..##..#..#....#..#.#..........#..##..#..#....#..#.#..........#..##..#..#....#..#.#..........#..##..#..#....#..#.#..........#..##..#..#....#..#.#..........#..##..#..#....#..#.#..........#..##..#..#....#..#.#..........#..##..#..#....#..#.#..........#..##..#..#....#..#.#......</text:p>
          </table:table-cell>
        </table:table-row>
        <table:table-row table:style-name="ro1">
          <table:table-cell table:number-columns-repeated="5" office:value-type="string" calcext:value-type="string">
            <text:p>.#.....#....##..##..#...##.....</text:p>
          </table:table-cell>
          <table:table-cell table:formula="of:=CONCATENATE([.A72];[.B72];[.C72];[.D72];[.E72])" office:value-type="string" office:string-value=".#.....#....##..##..#...##......#.....#....##..##..#...##......#.....#....##..##..#...##......#.....#....##..##..#...##......#.....#....##..##..#...##....." calcext:value-type="string">
            <text:p>.#.....#....##..##..#...##......#.....#....##..##..#...##......#.....#....##..##..#...##......#.....#....##..##..#...##......#.....#....##..##..#...##.....</text:p>
          </table:table-cell>
          <table:table-cell table:number-columns-repeated="2" office:value-type="string" calcext:value-type="string">
            <text:p>.#.....#....##..##..#...##......#.....#....##..##..#...##......#.....#....##..##..#...##......#.....#....##..##..#...##......#.....#....##..##..#...##.....</text:p>
          </table:table-cell>
          <table:table-cell table:formula="of:=CONCATENATE([.G72];[.H72])" office:value-type="string" office:string-value=".#.....#....##..##..#...##......#.....#....##..##..#...##......#.....#....##..##..#...##......#.....#....##..##..#...##......#.....#....##..##..#...##......#.....#....##..##..#...##......#.....#....##..##..#...##......#.....#....##..##..#...##......#.....#....##..##..#...##......#.....#....##..##..#...##....." calcext:value-type="string">
            <text:p>.#.....#....##..##..#...##......#.....#....##..##..#...##......#.....#....##..##..#...##......#.....#....##..##..#...##......#.....#....##..##..#...##......#.....#....##..##..#...##......#.....#....##..##..#...##......#.....#....##..##..#...##......#.....#....##..##..#...##......#.....#....##..##..#...##.....</text:p>
          </table:table-cell>
          <table:table-cell office:value-type="string" calcext:value-type="string">
            <text:p>.#.....#....##..##..#...##......#.....#....##..##..#...##......#.....#....##..##..#...##......#.....#....##..##..#...##......#.....#....##..##..#...##......#.....#....##..##..#...##......#.....#....##..##..#...##......#.....#....##..##..#...##......#.....#....##..##..#...##......#.....#....##..##..#...##.....</text:p>
          </table:table-cell>
        </table:table-row>
        <table:table-row table:style-name="ro1">
          <table:table-cell table:number-columns-repeated="5" office:value-type="string" calcext:value-type="string">
            <text:p>.##........#.#.#.#..........#.#</text:p>
          </table:table-cell>
          <table:table-cell table:formula="of:=CONCATENATE([.A73];[.B73];[.C73];[.D73];[.E73])" office:value-type="string" office:string-value=".##........#.#.#.#..........#.#.##........#.#.#.#..........#.#.##........#.#.#.#..........#.#.##........#.#.#.#..........#.#.##........#.#.#.#..........#.#" calcext:value-type="string">
            <text:p>.##........#.#.#.#..........#.#.##........#.#.#.#..........#.#.##........#.#.#.#..........#.#.##........#.#.#.#..........#.#.##........#.#.#.#..........#.#</text:p>
          </table:table-cell>
          <table:table-cell table:number-columns-repeated="2" office:value-type="string" calcext:value-type="string">
            <text:p>.##........#.#.#.#..........#.#.##........#.#.#.#..........#.#.##........#.#.#.#..........#.#.##........#.#.#.#..........#.#.##........#.#.#.#..........#.#</text:p>
          </table:table-cell>
          <table:table-cell table:formula="of:=CONCATENATE([.G73];[.H73])" office:value-type="string" office:string-value=".##........#.#.#.#..........#.#.##........#.#.#.#..........#.#.##........#.#.#.#..........#.#.##........#.#.#.#..........#.#.##........#.#.#.#..........#.#.##........#.#.#.#..........#.#.##........#.#.#.#..........#.#.##........#.#.#.#..........#.#.##........#.#.#.#..........#.#.##........#.#.#.#..........#.#" calcext:value-type="string">
            <text:p>.##........#.#.#.#..........#.#.##........#.#.#.#..........#.#.##........#.#.#.#..........#.#.##........#.#.#.#..........#.#.##........#.#.#.#..........#.#.##........#.#.#.#..........#.#.##........#.#.#.#..........#.#.##........#.#.#.#..........#.#.##........#.#.#.#..........#.#.##........#.#.#.#..........#.#</text:p>
          </table:table-cell>
          <table:table-cell office:value-type="string" calcext:value-type="string">
            <text:p>.##........#.#.#.#..........#.#.##........#.#.#.#..........#.#.##........#.#.#.#..........#.#.##........#.#.#.#..........#.#.##........#.#.#.#..........#.#.##........#.#.#.#..........#.#.##........#.#.#.#..........#.#.##........#.#.#.#..........#.#.##........#.#.#.#..........#.#.##........#.#.#.#..........#.#</text:p>
          </table:table-cell>
        </table:table-row>
        <table:table-row table:style-name="ro1">
          <table:table-cell table:number-columns-repeated="5" office:value-type="string" calcext:value-type="string">
            <text:p>...#.#.#..#....#...#..###.##...</text:p>
          </table:table-cell>
          <table:table-cell table:formula="of:=CONCATENATE([.A74];[.B74];[.C74];[.D74];[.E74])" office:value-type="string" office:string-value="...#.#.#..#....#...#..###.##......#.#.#..#....#...#..###.##......#.#.#..#....#...#..###.##......#.#.#..#....#...#..###.##......#.#.#..#....#...#..###.##..." calcext:value-type="string">
            <text:p>...#.#.#..#....#...#..###.##......#.#.#..#....#...#..###.##......#.#.#..#....#...#..###.##......#.#.#..#....#...#..###.##......#.#.#..#....#...#..###.##...</text:p>
          </table:table-cell>
          <table:table-cell table:number-columns-repeated="2" office:value-type="string" calcext:value-type="string">
            <text:p>...#.#.#..#....#...#..###.##......#.#.#..#....#...#..###.##......#.#.#..#....#...#..###.##......#.#.#..#....#...#..###.##......#.#.#..#....#...#..###.##...</text:p>
          </table:table-cell>
          <table:table-cell table:formula="of:=CONCATENATE([.G74];[.H74])" office:value-type="string" office:string-value="...#.#.#..#....#...#..###.##......#.#.#..#....#...#..###.##......#.#.#..#....#...#..###.##......#.#.#..#....#...#..###.##......#.#.#..#....#...#..###.##......#.#.#..#....#...#..###.##......#.#.#..#....#...#..###.##......#.#.#..#....#...#..###.##......#.#.#..#....#...#..###.##......#.#.#..#....#...#..###.##..." calcext:value-type="string">
            <text:p>...#.#.#..#....#...#..###.##......#.#.#..#....#...#..###.##......#.#.#..#....#...#..###.##......#.#.#..#....#...#..###.##......#.#.#..#....#...#..###.##......#.#.#..#....#...#..###.##......#.#.#..#....#...#..###.##......#.#.#..#....#...#..###.##......#.#.#..#....#...#..###.##......#.#.#..#....#...#..###.##...</text:p>
          </table:table-cell>
          <table:table-cell office:value-type="string" calcext:value-type="string">
            <text:p>...#.#.#..#....#...#..###.##......#.#.#..#....#...#..###.##......#.#.#..#....#...#..###.##......#.#.#..#....#...#..###.##......#.#.#..#....#...#..###.##......#.#.#..#....#...#..###.##......#.#.#..#....#...#..###.##......#.#.#..#....#...#..###.##......#.#.#..#....#...#..###.##......#.#.#..#....#...#..###.##...</text:p>
          </table:table-cell>
        </table:table-row>
        <table:table-row table:style-name="ro1">
          <table:table-cell table:number-columns-repeated="5" office:value-type="string" calcext:value-type="string">
            <text:p>.#....#....#.#.#.#....#..#.....</text:p>
          </table:table-cell>
          <table:table-cell table:formula="of:=CONCATENATE([.A75];[.B75];[.C75];[.D75];[.E75])" office:value-type="string" office:string-value=".#....#....#.#.#.#....#..#......#....#....#.#.#.#....#..#......#....#....#.#.#.#....#..#......#....#....#.#.#.#....#..#......#....#....#.#.#.#....#..#....." calcext:value-type="string">
            <text:p>.#....#....#.#.#.#....#..#......#....#....#.#.#.#....#..#......#....#....#.#.#.#....#..#......#....#....#.#.#.#....#..#......#....#....#.#.#.#....#..#.....</text:p>
          </table:table-cell>
          <table:table-cell table:number-columns-repeated="2" office:value-type="string" calcext:value-type="string">
            <text:p>.#....#....#.#.#.#....#..#......#....#....#.#.#.#....#..#......#....#....#.#.#.#....#..#......#....#....#.#.#.#....#..#......#....#....#.#.#.#....#..#.....</text:p>
          </table:table-cell>
          <table:table-cell table:formula="of:=CONCATENATE([.G75];[.H75])" office:value-type="string" office:string-value=".#....#....#.#.#.#....#..#......#....#....#.#.#.#....#..#......#....#....#.#.#.#....#..#......#....#....#.#.#.#....#..#......#....#....#.#.#.#....#..#......#....#....#.#.#.#....#..#......#....#....#.#.#.#....#..#......#....#....#.#.#.#....#..#......#....#....#.#.#.#....#..#......#....#....#.#.#.#....#..#....." calcext:value-type="string">
            <text:p>.#....#....#.#.#.#....#..#......#....#....#.#.#.#....#..#......#....#....#.#.#.#....#..#......#....#....#.#.#.#....#..#......#....#....#.#.#.#....#..#......#....#....#.#.#.#....#..#......#....#....#.#.#.#....#..#......#....#....#.#.#.#....#..#......#....#....#.#.#.#....#..#......#....#....#.#.#.#....#..#.....</text:p>
          </table:table-cell>
          <table:table-cell office:value-type="string" calcext:value-type="string">
            <text:p>.#....#....#.#.#.#....#..#......#....#....#.#.#.#....#..#......#....#....#.#.#.#....#..#......#....#....#.#.#.#....#..#......#....#....#.#.#.#....#..#......#....#....#.#.#.#....#..#......#....#....#.#.#.#....#..#......#....#....#.#.#.#....#..#......#....#....#.#.#.#....#..#......#....#....#.#.#.#....#..#.....</text:p>
          </table:table-cell>
        </table:table-row>
        <table:table-row table:style-name="ro1">
          <table:table-cell table:number-columns-repeated="5" office:value-type="string" calcext:value-type="string">
            <text:p>#.#.......#..#..#...........#.#</text:p>
          </table:table-cell>
          <table:table-cell table:formula="of:=CONCATENATE([.A76];[.B76];[.C76];[.D76];[.E76])" office:value-type="string" office:string-value="#.#.......#..#..#...........#.##.#.......#..#..#...........#.##.#.......#..#..#...........#.##.#.......#..#..#...........#.##.#.......#..#..#...........#.#" calcext:value-type="string">
            <text:p>#.#.......#..#..#...........#.##.#.......#..#..#...........#.##.#.......#..#..#...........#.##.#.......#..#..#...........#.##.#.......#..#..#...........#.#</text:p>
          </table:table-cell>
          <table:table-cell table:number-columns-repeated="2" office:value-type="string" calcext:value-type="string">
            <text:p>#.#.......#..#..#...........#.##.#.......#..#..#...........#.##.#.......#..#..#...........#.##.#.......#..#..#...........#.##.#.......#..#..#...........#.#</text:p>
          </table:table-cell>
          <table:table-cell table:formula="of:=CONCATENATE([.G76];[.H76])" office:value-type="string" office:string-value="#.#.......#..#..#...........#.##.#.......#..#..#...........#.##.#.......#..#..#...........#.##.#.......#..#..#...........#.##.#.......#..#..#...........#.##.#.......#..#..#...........#.##.#.......#..#..#...........#.##.#.......#..#..#...........#.##.#.......#..#..#...........#.##.#.......#..#..#...........#.#" calcext:value-type="string">
            <text:p>#.#.......#..#..#...........#.##.#.......#..#..#...........#.##.#.......#..#..#...........#.##.#.......#..#..#...........#.##.#.......#..#..#...........#.##.#.......#..#..#...........#.##.#.......#..#..#...........#.##.#.......#..#..#...........#.##.#.......#..#..#...........#.##.#.......#..#..#...........#.#</text:p>
          </table:table-cell>
          <table:table-cell office:value-type="string" calcext:value-type="string">
            <text:p>#.#.......#..#..#...........#.##.#.......#..#..#...........#.##.#.......#..#..#...........#.##.#.......#..#..#...........#.##.#.......#..#..#...........#.##.#.......#..#..#...........#.##.#.......#..#..#...........#.##.#.......#..#..#...........#.##.#.......#..#..#...........#.##.#.......#..#..#...........#.#</text:p>
          </table:table-cell>
        </table:table-row>
        <table:table-row table:style-name="ro1">
          <table:table-cell table:number-columns-repeated="5" office:value-type="string" calcext:value-type="string">
            <text:p>.....#.....##..#....##.........</text:p>
          </table:table-cell>
          <table:table-cell table:formula="of:=CONCATENATE([.A77];[.B77];[.C77];[.D77];[.E77])" office:value-type="string" office:string-value=".....#.....##..#....##..............#.....##..#....##..............#.....##..#....##..............#.....##..#....##..............#.....##..#....##........." calcext:value-type="string">
            <text:p>.....#.....##..#....##..............#.....##..#....##..............#.....##..#....##..............#.....##..#....##..............#.....##..#....##.........</text:p>
          </table:table-cell>
          <table:table-cell table:number-columns-repeated="2" office:value-type="string" calcext:value-type="string">
            <text:p>.....#.....##..#....##..............#.....##..#....##..............#.....##..#....##..............#.....##..#....##..............#.....##..#....##.........</text:p>
          </table:table-cell>
          <table:table-cell table:formula="of:=CONCATENATE([.G77];[.H77])" office:value-type="string" office:string-value=".....#.....##..#....##..............#.....##..#....##..............#.....##..#....##..............#.....##..#....##..............#.....##..#....##..............#.....##..#....##..............#.....##..#....##..............#.....##..#....##..............#.....##..#....##..............#.....##..#....##........." calcext:value-type="string">
            <text:p>.....#.....##..#....##..............#.....##..#....##..............#.....##..#....##..............#.....##..#....##..............#.....##..#....##..............#.....##..#....##..............#.....##..#....##..............#.....##..#....##..............#.....##..#....##..............#.....##..#....##.........</text:p>
          </table:table-cell>
          <table:table-cell office:value-type="string" calcext:value-type="string">
            <text:p>.....#.....##..#....##..............#.....##..#....##..............#.....##..#....##..............#.....##..#....##..............#.....##..#....##..............#.....##..#....##..............#.....##..#....##..............#.....##..#....##..............#.....##..#....##..............#.....##..#....##.........</text:p>
          </table:table-cell>
        </table:table-row>
        <table:table-row table:style-name="ro1">
          <table:table-cell table:number-columns-repeated="5" office:value-type="string" calcext:value-type="string">
            <text:p>....#.##..............#........</text:p>
          </table:table-cell>
          <table:table-cell table:formula="of:=CONCATENATE([.A78];[.B78];[.C78];[.D78];[.E78])" office:value-type="string" office:string-value="....#.##..............#............#.##..............#............#.##..............#............#.##..............#............#.##..............#........" calcext:value-type="string">
            <text:p>....#.##..............#............#.##..............#............#.##..............#............#.##..............#............#.##..............#........</text:p>
          </table:table-cell>
          <table:table-cell table:number-columns-repeated="2" office:value-type="string" calcext:value-type="string">
            <text:p>....#.##..............#............#.##..............#............#.##..............#............#.##..............#............#.##..............#........</text:p>
          </table:table-cell>
          <table:table-cell table:formula="of:=CONCATENATE([.G78];[.H78])" office:value-type="string" office:string-value="....#.##..............#............#.##..............#............#.##..............#............#.##..............#............#.##..............#............#.##..............#............#.##..............#............#.##..............#............#.##..............#............#.##..............#........" calcext:value-type="string">
            <text:p>....#.##..............#............#.##..............#............#.##..............#............#.##..............#............#.##..............#............#.##..............#............#.##..............#............#.##..............#............#.##..............#............#.##..............#........</text:p>
          </table:table-cell>
          <table:table-cell office:value-type="string" calcext:value-type="string">
            <text:p>....#.##..............#............#.##..............#............#.##..............#............#.##..............#............#.##..............#............#.##..............#............#.##..............#............#.##..............#............#.##..............#............#.##..............#........</text:p>
          </table:table-cell>
        </table:table-row>
        <table:table-row table:style-name="ro1">
          <table:table-cell table:number-columns-repeated="5" office:value-type="string" calcext:value-type="string">
            <text:p>.................#....#.......#</text:p>
          </table:table-cell>
          <table:table-cell table:formula="of:=CONCATENATE([.A79];[.B79];[.C79];[.D79];[.E79])" office:value-type="string" office:string-value=".................#....#.......#.................#....#.......#.................#....#.......#.................#....#.......#.................#....#.......#" calcext:value-type="string">
            <text:p>.................#....#.......#.................#....#.......#.................#....#.......#.................#....#.......#.................#....#.......#</text:p>
          </table:table-cell>
          <table:table-cell table:number-columns-repeated="2" office:value-type="string" calcext:value-type="string">
            <text:p>.................#....#.......#.................#....#.......#.................#....#.......#.................#....#.......#.................#....#.......#</text:p>
          </table:table-cell>
          <table:table-cell table:formula="of:=CONCATENATE([.G79];[.H79])" office:value-type="string" office:string-value=".................#....#.......#.................#....#.......#.................#....#.......#.................#....#.......#.................#....#.......#.................#....#.......#.................#....#.......#.................#....#.......#.................#....#.......#.................#....#.......#" calcext:value-type="string">
            <text:p>.................#....#.......#.................#....#.......#.................#....#.......#.................#....#.......#.................#....#.......#.................#....#.......#.................#....#.......#.................#....#.......#.................#....#.......#.................#....#.......#</text:p>
          </table:table-cell>
          <table:table-cell office:value-type="string" calcext:value-type="string">
            <text:p>.................#....#.......#.................#....#.......#.................#....#.......#.................#....#.......#.................#....#.......#.................#....#.......#.................#....#.......#.................#....#.......#.................#....#.......#.................#....#.......#</text:p>
          </table:table-cell>
        </table:table-row>
        <table:table-row table:style-name="ro1">
          <table:table-cell table:number-columns-repeated="5" office:value-type="string" calcext:value-type="string">
            <text:p>...................###...#...#.</text:p>
          </table:table-cell>
          <table:table-cell table:formula="of:=CONCATENATE([.A80];[.B80];[.C80];[.D80];[.E80])" office:value-type="string" office:string-value="...................###...#...#....................###...#...#....................###...#...#....................###...#...#....................###...#...#." calcext:value-type="string">
            <text:p>...................###...#...#....................###...#...#....................###...#...#....................###...#...#....................###...#...#.</text:p>
          </table:table-cell>
          <table:table-cell table:number-columns-repeated="2" office:value-type="string" calcext:value-type="string">
            <text:p>...................###...#...#....................###...#...#....................###...#...#....................###...#...#....................###...#...#.</text:p>
          </table:table-cell>
          <table:table-cell table:formula="of:=CONCATENATE([.G80];[.H80])" office:value-type="string" office:string-value="...................###...#...#....................###...#...#....................###...#...#....................###...#...#....................###...#...#....................###...#...#....................###...#...#....................###...#...#....................###...#...#....................###...#...#." calcext:value-type="string">
            <text:p>...................###...#...#....................###...#...#....................###...#...#....................###...#...#....................###...#...#....................###...#...#....................###...#...#....................###...#...#....................###...#...#....................###...#...#.</text:p>
          </table:table-cell>
          <table:table-cell office:value-type="string" calcext:value-type="string">
            <text:p>...................###...#...#....................###...#...#....................###...#...#....................###...#...#....................###...#...#....................###...#...#....................###...#...#....................###...#...#....................###...#...#....................###...#...#.</text:p>
          </table:table-cell>
        </table:table-row>
        <table:table-row table:style-name="ro1">
          <table:table-cell table:number-columns-repeated="5" office:value-type="string" calcext:value-type="string">
            <text:p>...#.#..#..##..##....#.....#...</text:p>
          </table:table-cell>
          <table:table-cell table:formula="of:=CONCATENATE([.A81];[.B81];[.C81];[.D81];[.E81])" office:value-type="string" office:string-value="...#.#..#..##..##....#.....#......#.#..#..##..##....#.....#......#.#..#..##..##....#.....#......#.#..#..##..##....#.....#......#.#..#..##..##....#.....#..." calcext:value-type="string">
            <text:p>...#.#..#..##..##....#.....#......#.#..#..##..##....#.....#......#.#..#..##..##....#.....#......#.#..#..##..##....#.....#......#.#..#..##..##....#.....#...</text:p>
          </table:table-cell>
          <table:table-cell table:number-columns-repeated="2" office:value-type="string" calcext:value-type="string">
            <text:p>...#.#..#..##..##....#.....#......#.#..#..##..##....#.....#......#.#..#..##..##....#.....#......#.#..#..##..##....#.....#......#.#..#..##..##....#.....#...</text:p>
          </table:table-cell>
          <table:table-cell table:formula="of:=CONCATENATE([.G81];[.H81])" office:value-type="string" office:string-value="...#.#..#..##..##....#.....#......#.#..#..##..##....#.....#......#.#..#..##..##....#.....#......#.#..#..##..##....#.....#......#.#..#..##..##....#.....#......#.#..#..##..##....#.....#......#.#..#..##..##....#.....#......#.#..#..##..##....#.....#......#.#..#..##..##....#.....#......#.#..#..##..##....#.....#..." calcext:value-type="string">
            <text:p>...#.#..#..##..##....#.....#......#.#..#..##..##....#.....#......#.#..#..##..##....#.....#......#.#..#..##..##....#.....#......#.#..#..##..##....#.....#......#.#..#..##..##....#.....#......#.#..#..##..##....#.....#......#.#..#..##..##....#.....#......#.#..#..##..##....#.....#......#.#..#..##..##....#.....#...</text:p>
          </table:table-cell>
          <table:table-cell office:value-type="string" calcext:value-type="string">
            <text:p>...#.#..#..##..##....#.....#......#.#..#..##..##....#.....#......#.#..#..##..##....#.....#......#.#..#..##..##....#.....#......#.#..#..##..##....#.....#......#.#..#..##..##....#.....#......#.#..#..##..##....#.....#......#.#..#..##..##....#.....#......#.#..#..##..##....#.....#......#.#..#..##..##....#.....#...</text:p>
          </table:table-cell>
        </table:table-row>
        <table:table-row table:style-name="ro1">
          <table:table-cell table:number-columns-repeated="5" office:value-type="string" calcext:value-type="string">
            <text:p>#...#..........................</text:p>
          </table:table-cell>
          <table:table-cell table:formula="of:=CONCATENATE([.A82];[.B82];[.C82];[.D82];[.E82])" office:value-type="string" office:string-value="#...#..........................#...#..........................#...#..........................#...#..........................#...#.........................." calcext:value-type="string">
            <text:p>#...#..........................#...#..........................#...#..........................#...#..........................#...#..........................</text:p>
          </table:table-cell>
          <table:table-cell table:number-columns-repeated="2" office:value-type="string" calcext:value-type="string">
            <text:p>#...#..........................#...#..........................#...#..........................#...#..........................#...#..........................</text:p>
          </table:table-cell>
          <table:table-cell table:formula="of:=CONCATENATE([.G82];[.H82])" office:value-type="string" office:string-value="#...#..........................#...#..........................#...#..........................#...#..........................#...#..........................#...#..........................#...#..........................#...#..........................#...#..........................#...#.........................." calcext:value-type="string">
            <text:p>#...#..........................#...#..........................#...#..........................#...#..........................#...#..........................#...#..........................#...#..........................#...#..........................#...#..........................#...#..........................</text:p>
          </table:table-cell>
          <table:table-cell office:value-type="string" calcext:value-type="string">
            <text:p>#...#..........................#...#..........................#...#..........................#...#..........................#...#..........................#...#..........................#...#..........................#...#..........................#...#..........................#...#..........................</text:p>
          </table:table-cell>
        </table:table-row>
        <table:table-row table:style-name="ro1">
          <table:table-cell table:number-columns-repeated="5" office:value-type="string" calcext:value-type="string">
            <text:p>.......#..#..#.#..#.....#......</text:p>
          </table:table-cell>
          <table:table-cell table:formula="of:=CONCATENATE([.A83];[.B83];[.C83];[.D83];[.E83])" office:value-type="string" office:string-value=".......#..#..#.#..#.....#.............#..#..#.#..#.....#.............#..#..#.#..#.....#.............#..#..#.#..#.....#.............#..#..#.#..#.....#......" calcext:value-type="string">
            <text:p>.......#..#..#.#..#.....#.............#..#..#.#..#.....#.............#..#..#.#..#.....#.............#..#..#.#..#.....#.............#..#..#.#..#.....#......</text:p>
          </table:table-cell>
          <table:table-cell table:number-columns-repeated="2" office:value-type="string" calcext:value-type="string">
            <text:p>.......#..#..#.#..#.....#.............#..#..#.#..#.....#.............#..#..#.#..#.....#.............#..#..#.#..#.....#.............#..#..#.#..#.....#......</text:p>
          </table:table-cell>
          <table:table-cell table:formula="of:=CONCATENATE([.G83];[.H83])" office:value-type="string" office:string-value=".......#..#..#.#..#.....#.............#..#..#.#..#.....#.............#..#..#.#..#.....#.............#..#..#.#..#.....#.............#..#..#.#..#.....#.............#..#..#.#..#.....#.............#..#..#.#..#.....#.............#..#..#.#..#.....#.............#..#..#.#..#.....#.............#..#..#.#..#.....#......" calcext:value-type="string">
            <text:p>.......#..#..#.#..#.....#.............#..#..#.#..#.....#.............#..#..#.#..#.....#.............#..#..#.#..#.....#.............#..#..#.#..#.....#.............#..#..#.#..#.....#.............#..#..#.#..#.....#.............#..#..#.#..#.....#.............#..#..#.#..#.....#.............#..#..#.#..#.....#......</text:p>
          </table:table-cell>
          <table:table-cell office:value-type="string" calcext:value-type="string">
            <text:p>.......#..#..#.#..#.....#.............#..#..#.#..#.....#.............#..#..#.#..#.....#.............#..#..#.#..#.....#.............#..#..#.#..#.....#.............#..#..#.#..#.....#.............#..#..#.#..#.....#.............#..#..#.#..#.....#.............#..#..#.#..#.....#.............#..#..#.#..#.....#......</text:p>
          </table:table-cell>
        </table:table-row>
        <table:table-row table:style-name="ro1">
          <table:table-cell table:number-columns-repeated="5" office:value-type="string" calcext:value-type="string">
            <text:p>..##.#..#......#...#.##..##..#.</text:p>
          </table:table-cell>
          <table:table-cell table:formula="of:=CONCATENATE([.A84];[.B84];[.C84];[.D84];[.E84])" office:value-type="string" office:string-value="..##.#..#......#...#.##..##..#...##.#..#......#...#.##..##..#...##.#..#......#...#.##..##..#...##.#..#......#...#.##..##..#...##.#..#......#...#.##..##..#." calcext:value-type="string">
            <text:p>..##.#..#......#...#.##..##..#...##.#..#......#...#.##..##..#...##.#..#......#...#.##..##..#...##.#..#......#...#.##..##..#...##.#..#......#...#.##..##..#.</text:p>
          </table:table-cell>
          <table:table-cell table:number-columns-repeated="2" office:value-type="string" calcext:value-type="string">
            <text:p>..##.#..#......#...#.##..##..#...##.#..#......#...#.##..##..#...##.#..#......#...#.##..##..#...##.#..#......#...#.##..##..#...##.#..#......#...#.##..##..#.</text:p>
          </table:table-cell>
          <table:table-cell table:formula="of:=CONCATENATE([.G84];[.H84])" office:value-type="string" office:string-value="..##.#..#......#...#.##..##..#...##.#..#......#...#.##..##..#...##.#..#......#...#.##..##..#...##.#..#......#...#.##..##..#...##.#..#......#...#.##..##..#...##.#..#......#...#.##..##..#...##.#..#......#...#.##..##..#...##.#..#......#...#.##..##..#...##.#..#......#...#.##..##..#...##.#..#......#...#.##..##..#." calcext:value-type="string">
            <text:p>..##.#..#......#...#.##..##..#...##.#..#......#...#.##..##..#...##.#..#......#...#.##..##..#...##.#..#......#...#.##..##..#...##.#..#......#...#.##..##..#...##.#..#......#...#.##..##..#...##.#..#......#...#.##..##..#...##.#..#......#...#.##..##..#...##.#..#......#...#.##..##..#...##.#..#......#...#.##..##..#.</text:p>
          </table:table-cell>
          <table:table-cell office:value-type="string" calcext:value-type="string">
            <text:p>..##.#..#......#...#.##..##..#...##.#..#......#...#.##..##..#...##.#..#......#...#.##..##..#...##.#..#......#...#.##..##..#...##.#..#......#...#.##..##..#...##.#..#......#...#.##..##..#...##.#..#......#...#.##..##..#...##.#..#......#...#.##..##..#...##.#..#......#...#.##..##..#...##.#..#......#...#.##..##..#.</text:p>
          </table:table-cell>
        </table:table-row>
        <table:table-row table:style-name="ro1">
          <table:table-cell table:number-columns-repeated="5" office:value-type="string" calcext:value-type="string">
            <text:p>.##.........#.#...........#....</text:p>
          </table:table-cell>
          <table:table-cell table:formula="of:=CONCATENATE([.A85];[.B85];[.C85];[.D85];[.E85])" office:value-type="string" office:string-value=".##.........#.#...........#.....##.........#.#...........#.....##.........#.#...........#.....##.........#.#...........#.....##.........#.#...........#...." calcext:value-type="string">
            <text:p>.##.........#.#...........#.....##.........#.#...........#.....##.........#.#...........#.....##.........#.#...........#.....##.........#.#...........#....</text:p>
          </table:table-cell>
          <table:table-cell table:number-columns-repeated="2" office:value-type="string" calcext:value-type="string">
            <text:p>.##.........#.#...........#.....##.........#.#...........#.....##.........#.#...........#.....##.........#.#...........#.....##.........#.#...........#....</text:p>
          </table:table-cell>
          <table:table-cell table:formula="of:=CONCATENATE([.G85];[.H85])" office:value-type="string" office:string-value=".##.........#.#...........#.....##.........#.#...........#.....##.........#.#...........#.....##.........#.#...........#.....##.........#.#...........#.....##.........#.#...........#.....##.........#.#...........#.....##.........#.#...........#.....##.........#.#...........#.....##.........#.#...........#...." calcext:value-type="string">
            <text:p>.##.........#.#...........#.....##.........#.#...........#.....##.........#.#...........#.....##.........#.#...........#.....##.........#.#...........#.....##.........#.#...........#.....##.........#.#...........#.....##.........#.#...........#.....##.........#.#...........#.....##.........#.#...........#....</text:p>
          </table:table-cell>
          <table:table-cell office:value-type="string" calcext:value-type="string">
            <text:p>.##.........#.#...........#.....##.........#.#...........#.....##.........#.#...........#.....##.........#.#...........#.....##.........#.#...........#.....##.........#.#...........#.....##.........#.#...........#.....##.........#.#...........#.....##.........#.#...........#.....##.........#.#...........#....</text:p>
          </table:table-cell>
        </table:table-row>
        <table:table-row table:style-name="ro1">
          <table:table-cell table:number-columns-repeated="5" office:value-type="string" calcext:value-type="string">
            <text:p>...#...#..##.#......#..#..#....</text:p>
          </table:table-cell>
          <table:table-cell table:formula="of:=CONCATENATE([.A86];[.B86];[.C86];[.D86];[.E86])" office:value-type="string" office:string-value="...#...#..##.#......#..#..#.......#...#..##.#......#..#..#.......#...#..##.#......#..#..#.......#...#..##.#......#..#..#.......#...#..##.#......#..#..#...." calcext:value-type="string">
            <text:p>...#...#..##.#......#..#..#.......#...#..##.#......#..#..#.......#...#..##.#......#..#..#.......#...#..##.#......#..#..#.......#...#..##.#......#..#..#....</text:p>
          </table:table-cell>
          <table:table-cell table:number-columns-repeated="2" office:value-type="string" calcext:value-type="string">
            <text:p>...#...#..##.#......#..#..#.......#...#..##.#......#..#..#.......#...#..##.#......#..#..#.......#...#..##.#......#..#..#.......#...#..##.#......#..#..#....</text:p>
          </table:table-cell>
          <table:table-cell table:formula="of:=CONCATENATE([.G86];[.H86])" office:value-type="string" office:string-value="...#...#..##.#......#..#..#.......#...#..##.#......#..#..#.......#...#..##.#......#..#..#.......#...#..##.#......#..#..#.......#...#..##.#......#..#..#.......#...#..##.#......#..#..#.......#...#..##.#......#..#..#.......#...#..##.#......#..#..#.......#...#..##.#......#..#..#.......#...#..##.#......#..#..#...." calcext:value-type="string">
            <text:p>...#...#..##.#......#..#..#.......#...#..##.#......#..#..#.......#...#..##.#......#..#..#.......#...#..##.#......#..#..#.......#...#..##.#......#..#..#.......#...#..##.#......#..#..#.......#...#..##.#......#..#..#.......#...#..##.#......#..#..#.......#...#..##.#......#..#..#.......#...#..##.#......#..#..#....</text:p>
          </table:table-cell>
          <table:table-cell office:value-type="string" calcext:value-type="string">
            <text:p>...#...#..##.#......#..#..#.......#...#..##.#......#..#..#.......#...#..##.#......#..#..#.......#...#..##.#......#..#..#.......#...#..##.#......#..#..#.......#...#..##.#......#..#..#.......#...#..##.#......#..#..#.......#...#..##.#......#..#..#.......#...#..##.#......#..#..#.......#...#..##.#......#..#..#....</text:p>
          </table:table-cell>
        </table:table-row>
        <table:table-row table:style-name="ro1">
          <table:table-cell table:number-columns-repeated="5" office:value-type="string" calcext:value-type="string">
            <text:p>.....#.#....#...#............#.</text:p>
          </table:table-cell>
          <table:table-cell table:formula="of:=CONCATENATE([.A87];[.B87];[.C87];[.D87];[.E87])" office:value-type="string" office:string-value=".....#.#....#...#............#......#.#....#...#............#......#.#....#...#............#......#.#....#...#............#......#.#....#...#............#." calcext:value-type="string">
            <text:p>.....#.#....#...#............#......#.#....#...#............#......#.#....#...#............#......#.#....#...#............#......#.#....#...#............#.</text:p>
          </table:table-cell>
          <table:table-cell table:number-columns-repeated="2" office:value-type="string" calcext:value-type="string">
            <text:p>.....#.#....#...#............#......#.#....#...#............#......#.#....#...#............#......#.#....#...#............#......#.#....#...#............#.</text:p>
          </table:table-cell>
          <table:table-cell table:formula="of:=CONCATENATE([.G87];[.H87])" office:value-type="string" office:string-value=".....#.#....#...#............#......#.#....#...#............#......#.#....#...#............#......#.#....#...#............#......#.#....#...#............#......#.#....#...#............#......#.#....#...#............#......#.#....#...#............#......#.#....#...#............#......#.#....#...#............#." calcext:value-type="string">
            <text:p>.....#.#....#...#............#......#.#....#...#............#......#.#....#...#............#......#.#....#...#............#......#.#....#...#............#......#.#....#...#............#......#.#....#...#............#......#.#....#...#............#......#.#....#...#............#......#.#....#...#............#.</text:p>
          </table:table-cell>
          <table:table-cell office:value-type="string" calcext:value-type="string">
            <text:p>.....#.#....#...#............#......#.#....#...#............#......#.#....#...#............#......#.#....#...#............#......#.#....#...#............#......#.#....#...#............#......#.#....#...#............#......#.#....#...#............#......#.#....#...#............#......#.#....#...#............#.</text:p>
          </table:table-cell>
        </table:table-row>
        <table:table-row table:style-name="ro1">
          <table:table-cell table:number-columns-repeated="5" office:value-type="string" calcext:value-type="string">
            <text:p>.##..#.....##....#...#.........</text:p>
          </table:table-cell>
          <table:table-cell table:formula="of:=CONCATENATE([.A88];[.B88];[.C88];[.D88];[.E88])" office:value-type="string" office:string-value=".##..#.....##....#...#..........##..#.....##....#...#..........##..#.....##....#...#..........##..#.....##....#...#..........##..#.....##....#...#........." calcext:value-type="string">
            <text:p>.##..#.....##....#...#..........##..#.....##....#...#..........##..#.....##....#...#..........##..#.....##....#...#..........##..#.....##....#...#.........</text:p>
          </table:table-cell>
          <table:table-cell table:number-columns-repeated="2" office:value-type="string" calcext:value-type="string">
            <text:p>.##..#.....##....#...#..........##..#.....##....#...#..........##..#.....##....#...#..........##..#.....##....#...#..........##..#.....##....#...#.........</text:p>
          </table:table-cell>
          <table:table-cell table:formula="of:=CONCATENATE([.G88];[.H88])" office:value-type="string" office:string-value=".##..#.....##....#...#..........##..#.....##....#...#..........##..#.....##....#...#..........##..#.....##....#...#..........##..#.....##....#...#..........##..#.....##....#...#..........##..#.....##....#...#..........##..#.....##....#...#..........##..#.....##....#...#..........##..#.....##....#...#........." calcext:value-type="string">
            <text:p>.##..#.....##....#...#..........##..#.....##....#...#..........##..#.....##....#...#..........##..#.....##....#...#..........##..#.....##....#...#..........##..#.....##....#...#..........##..#.....##....#...#..........##..#.....##....#...#..........##..#.....##....#...#..........##..#.....##....#...#.........</text:p>
          </table:table-cell>
          <table:table-cell office:value-type="string" calcext:value-type="string">
            <text:p>.##..#.....##....#...#..........##..#.....##....#...#..........##..#.....##....#...#..........##..#.....##....#...#..........##..#.....##....#...#..........##..#.....##....#...#..........##..#.....##....#...#..........##..#.....##....#...#..........##..#.....##....#...#..........##..#.....##....#...#.........</text:p>
          </table:table-cell>
        </table:table-row>
        <table:table-row table:style-name="ro1">
          <table:table-cell table:number-columns-repeated="5" office:value-type="string" calcext:value-type="string">
            <text:p>#......##...#...#............#.</text:p>
          </table:table-cell>
          <table:table-cell table:formula="of:=CONCATENATE([.A89];[.B89];[.C89];[.D89];[.E89])" office:value-type="string" office:string-value="#......##...#...#............#.#......##...#...#............#.#......##...#...#............#.#......##...#...#............#.#......##...#...#............#." calcext:value-type="string">
            <text:p>#......##...#...#............#.#......##...#...#............#.#......##...#...#............#.#......##...#...#............#.#......##...#...#............#.</text:p>
          </table:table-cell>
          <table:table-cell table:number-columns-repeated="2" office:value-type="string" calcext:value-type="string">
            <text:p>#......##...#...#............#.#......##...#...#............#.#......##...#...#............#.#......##...#...#............#.#......##...#...#............#.</text:p>
          </table:table-cell>
          <table:table-cell table:formula="of:=CONCATENATE([.G89];[.H89])" office:value-type="string" office:string-value="#......##...#...#............#.#......##...#...#............#.#......##...#...#............#.#......##...#...#............#.#......##...#...#............#.#......##...#...#............#.#......##...#...#............#.#......##...#...#............#.#......##...#...#............#.#......##...#...#............#." calcext:value-type="string">
            <text:p>#......##...#...#............#.#......##...#...#............#.#......##...#...#............#.#......##...#...#............#.#......##...#...#............#.#......##...#...#............#.#......##...#...#............#.#......##...#...#............#.#......##...#...#............#.#......##...#...#............#.</text:p>
          </table:table-cell>
          <table:table-cell office:value-type="string" calcext:value-type="string">
            <text:p>#......##...#...#............#.#......##...#...#............#.#......##...#...#............#.#......##...#...#............#.#......##...#...#............#.#......##...#...#............#.#......##...#...#............#.#......##...#...#............#.#......##...#...#............#.#......##...#...#............#.</text:p>
          </table:table-cell>
        </table:table-row>
        <table:table-row table:style-name="ro1">
          <table:table-cell table:number-columns-repeated="5" office:value-type="string" calcext:value-type="string">
            <text:p>.....#.##...#.#....##..........</text:p>
          </table:table-cell>
          <table:table-cell table:formula="of:=CONCATENATE([.A90];[.B90];[.C90];[.D90];[.E90])" office:value-type="string" office:string-value=".....#.##...#.#....##...............#.##...#.#....##...............#.##...#.#....##...............#.##...#.#....##...............#.##...#.#....##.........." calcext:value-type="string">
            <text:p>.....#.##...#.#....##...............#.##...#.#....##...............#.##...#.#....##...............#.##...#.#....##...............#.##...#.#....##..........</text:p>
          </table:table-cell>
          <table:table-cell table:number-columns-repeated="2" office:value-type="string" calcext:value-type="string">
            <text:p>.....#.##...#.#....##...............#.##...#.#....##...............#.##...#.#....##...............#.##...#.#....##...............#.##...#.#....##..........</text:p>
          </table:table-cell>
          <table:table-cell table:formula="of:=CONCATENATE([.G90];[.H90])" office:value-type="string" office:string-value=".....#.##...#.#....##...............#.##...#.#....##...............#.##...#.#....##...............#.##...#.#....##...............#.##...#.#....##...............#.##...#.#....##...............#.##...#.#....##...............#.##...#.#....##...............#.##...#.#....##...............#.##...#.#....##.........." calcext:value-type="string">
            <text:p>.....#.##...#.#....##...............#.##...#.#....##...............#.##...#.#....##...............#.##...#.#....##...............#.##...#.#....##...............#.##...#.#....##...............#.##...#.#....##...............#.##...#.#....##...............#.##...#.#....##...............#.##...#.#....##..........</text:p>
          </table:table-cell>
          <table:table-cell office:value-type="string" calcext:value-type="string">
            <text:p>.....#.##...#.#....##...............#.##...#.#....##...............#.##...#.#....##...............#.##...#.#....##...............#.##...#.#....##...............#.##...#.#....##...............#.##...#.#....##...............#.##...#.#....##...............#.##...#.#....##...............#.##...#.#....##..........</text:p>
          </table:table-cell>
        </table:table-row>
        <table:table-row table:style-name="ro1">
          <table:table-cell table:number-columns-repeated="5" office:value-type="string" calcext:value-type="string">
            <text:p>.............#.......#.#.......</text:p>
          </table:table-cell>
          <table:table-cell table:formula="of:=CONCATENATE([.A91];[.B91];[.C91];[.D91];[.E91])" office:value-type="string" office:string-value=".............#.......#.#....................#.......#.#....................#.......#.#....................#.......#.#....................#.......#.#......." calcext:value-type="string">
            <text:p>.............#.......#.#....................#.......#.#....................#.......#.#....................#.......#.#....................#.......#.#.......</text:p>
          </table:table-cell>
          <table:table-cell table:number-columns-repeated="2" office:value-type="string" calcext:value-type="string">
            <text:p>.............#.......#.#....................#.......#.#....................#.......#.#....................#.......#.#....................#.......#.#.......</text:p>
          </table:table-cell>
          <table:table-cell table:formula="of:=CONCATENATE([.G91];[.H91])" office:value-type="string" office:string-value=".............#.......#.#....................#.......#.#....................#.......#.#....................#.......#.#....................#.......#.#....................#.......#.#....................#.......#.#....................#.......#.#....................#.......#.#....................#.......#.#......." calcext:value-type="string">
            <text:p>.............#.......#.#....................#.......#.#....................#.......#.#....................#.......#.#....................#.......#.#....................#.......#.#....................#.......#.#....................#.......#.#....................#.......#.#....................#.......#.#.......</text:p>
          </table:table-cell>
          <table:table-cell office:value-type="string" calcext:value-type="string">
            <text:p>.............#.......#.#....................#.......#.#....................#.......#.#....................#.......#.#....................#.......#.#....................#.......#.#....................#.......#.#....................#.......#.#....................#.......#.#....................#.......#.#.......</text:p>
          </table:table-cell>
        </table:table-row>
        <table:table-row table:style-name="ro1">
          <table:table-cell table:number-columns-repeated="5" office:value-type="string" calcext:value-type="string">
            <text:p>##....#.#........#....#..##....</text:p>
          </table:table-cell>
          <table:table-cell table:formula="of:=CONCATENATE([.A92];[.B92];[.C92];[.D92];[.E92])" office:value-type="string" office:string-value="##....#.#........#....#..##....##....#.#........#....#..##....##....#.#........#....#..##....##....#.#........#....#..##....##....#.#........#....#..##...." calcext:value-type="string">
            <text:p>##....#.#........#....#..##....##....#.#........#....#..##....##....#.#........#....#..##....##....#.#........#....#..##....##....#.#........#....#..##....</text:p>
          </table:table-cell>
          <table:table-cell table:number-columns-repeated="2" office:value-type="string" calcext:value-type="string">
            <text:p>##....#.#........#....#..##....##....#.#........#....#..##....##....#.#........#....#..##....##....#.#........#....#..##....##....#.#........#....#..##....</text:p>
          </table:table-cell>
          <table:table-cell table:formula="of:=CONCATENATE([.G92];[.H92])" office:value-type="string" office:string-value="##....#.#........#....#..##....##....#.#........#....#..##....##....#.#........#....#..##....##....#.#........#....#..##....##....#.#........#....#..##....##....#.#........#....#..##....##....#.#........#....#..##....##....#.#........#....#..##....##....#.#........#....#..##....##....#.#........#....#..##...." calcext:value-type="string">
            <text:p>##....#.#........#....#..##....##....#.#........#....#..##....##....#.#........#....#..##....##....#.#........#....#..##....##....#.#........#....#..##....##....#.#........#....#..##....##....#.#........#....#..##....##....#.#........#....#..##....##....#.#........#....#..##....##....#.#........#....#..##....</text:p>
          </table:table-cell>
          <table:table-cell office:value-type="string" calcext:value-type="string">
            <text:p>##....#.#........#....#..##....##....#.#........#....#..##....##....#.#........#....#..##....##....#.#........#....#..##....##....#.#........#....#..##....##....#.#........#....#..##....##....#.#........#....#..##....##....#.#........#....#..##....##....#.#........#....#..##....##....#.#........#....#..##....</text:p>
          </table:table-cell>
        </table:table-row>
        <table:table-row table:style-name="ro1">
          <table:table-cell table:number-columns-repeated="5" office:value-type="string" calcext:value-type="string">
            <text:p>....#...##.#....##..#.....#.#..</text:p>
          </table:table-cell>
          <table:table-cell table:formula="of:=CONCATENATE([.A93];[.B93];[.C93];[.D93];[.E93])" office:value-type="string" office:string-value="....#...##.#....##..#.....#.#......#...##.#....##..#.....#.#......#...##.#....##..#.....#.#......#...##.#....##..#.....#.#......#...##.#....##..#.....#.#.." calcext:value-type="string">
            <text:p>....#...##.#....##..#.....#.#......#...##.#....##..#.....#.#......#...##.#....##..#.....#.#......#...##.#....##..#.....#.#......#...##.#....##..#.....#.#..</text:p>
          </table:table-cell>
          <table:table-cell table:number-columns-repeated="2" office:value-type="string" calcext:value-type="string">
            <text:p>....#...##.#....##..#.....#.#......#...##.#....##..#.....#.#......#...##.#....##..#.....#.#......#...##.#....##..#.....#.#......#...##.#....##..#.....#.#..</text:p>
          </table:table-cell>
          <table:table-cell table:formula="of:=CONCATENATE([.G93];[.H93])" office:value-type="string" office:string-value="....#...##.#....##..#.....#.#......#...##.#....##..#.....#.#......#...##.#....##..#.....#.#......#...##.#....##..#.....#.#......#...##.#....##..#.....#.#......#...##.#....##..#.....#.#......#...##.#....##..#.....#.#......#...##.#....##..#.....#.#......#...##.#....##..#.....#.#......#...##.#....##..#.....#.#.." calcext:value-type="string">
            <text:p>....#...##.#....##..#.....#.#......#...##.#....##..#.....#.#......#...##.#....##..#.....#.#......#...##.#....##..#.....#.#......#...##.#....##..#.....#.#......#...##.#....##..#.....#.#......#...##.#....##..#.....#.#......#...##.#....##..#.....#.#......#...##.#....##..#.....#.#......#...##.#....##..#.....#.#..</text:p>
          </table:table-cell>
          <table:table-cell office:value-type="string" calcext:value-type="string">
            <text:p>....#...##.#....##..#.....#.#......#...##.#....##..#.....#.#......#...##.#....##..#.....#.#......#...##.#....##..#.....#.#......#...##.#....##..#.....#.#......#...##.#....##..#.....#.#......#...##.#....##..#.....#.#......#...##.#....##..#.....#.#......#...##.#....##..#.....#.#......#...##.#....##..#.....#.#..</text:p>
          </table:table-cell>
        </table:table-row>
        <table:table-row table:style-name="ro1">
          <table:table-cell table:number-columns-repeated="5" office:value-type="string" calcext:value-type="string">
            <text:p>...##..#....##......#...#......</text:p>
          </table:table-cell>
          <table:table-cell table:formula="of:=CONCATENATE([.A94];[.B94];[.C94];[.D94];[.E94])" office:value-type="string" office:string-value="...##..#....##......#...#.........##..#....##......#...#.........##..#....##......#...#.........##..#....##......#...#.........##..#....##......#...#......" calcext:value-type="string">
            <text:p>...##..#....##......#...#.........##..#....##......#...#.........##..#....##......#...#.........##..#....##......#...#.........##..#....##......#...#......</text:p>
          </table:table-cell>
          <table:table-cell table:number-columns-repeated="2" office:value-type="string" calcext:value-type="string">
            <text:p>...##..#....##......#...#.........##..#....##......#...#.........##..#....##......#...#.........##..#....##......#...#.........##..#....##......#...#......</text:p>
          </table:table-cell>
          <table:table-cell table:formula="of:=CONCATENATE([.G94];[.H94])" office:value-type="string" office:string-value="...##..#....##......#...#.........##..#....##......#...#.........##..#....##......#...#.........##..#....##......#...#.........##..#....##......#...#.........##..#....##......#...#.........##..#....##......#...#.........##..#....##......#...#.........##..#....##......#...#.........##..#....##......#...#......" calcext:value-type="string">
            <text:p>...##..#....##......#...#.........##..#....##......#...#.........##..#....##......#...#.........##..#....##......#...#.........##..#....##......#...#.........##..#....##......#...#.........##..#....##......#...#.........##..#....##......#...#.........##..#....##......#...#.........##..#....##......#...#......</text:p>
          </table:table-cell>
          <table:table-cell office:value-type="string" calcext:value-type="string">
            <text:p>...##..#....##......#...#.........##..#....##......#...#.........##..#....##......#...#.........##..#....##......#...#.........##..#....##......#...#.........##..#....##......#...#.........##..#....##......#...#.........##..#....##......#...#.........##..#....##......#...#.........##..#....##......#...#......</text:p>
          </table:table-cell>
        </table:table-row>
        <table:table-row table:style-name="ro1">
          <table:table-cell table:number-columns-repeated="5" office:value-type="string" calcext:value-type="string">
            <text:p>.####.#..#..#.#...#.#.#....#...</text:p>
          </table:table-cell>
          <table:table-cell table:formula="of:=CONCATENATE([.A95];[.B95];[.C95];[.D95];[.E95])" office:value-type="string" office:string-value=".####.#..#..#.#...#.#.#....#....####.#..#..#.#...#.#.#....#....####.#..#..#.#...#.#.#....#....####.#..#..#.#...#.#.#....#....####.#..#..#.#...#.#.#....#..." calcext:value-type="string">
            <text:p>.####.#..#..#.#...#.#.#....#....####.#..#..#.#...#.#.#....#....####.#..#..#.#...#.#.#....#....####.#..#..#.#...#.#.#....#....####.#..#..#.#...#.#.#....#...</text:p>
          </table:table-cell>
          <table:table-cell table:number-columns-repeated="2" office:value-type="string" calcext:value-type="string">
            <text:p>.####.#..#..#.#...#.#.#....#....####.#..#..#.#...#.#.#....#....####.#..#..#.#...#.#.#....#....####.#..#..#.#...#.#.#....#....####.#..#..#.#...#.#.#....#...</text:p>
          </table:table-cell>
          <table:table-cell table:formula="of:=CONCATENATE([.G95];[.H95])" office:value-type="string" office:string-value=".####.#..#..#.#...#.#.#....#....####.#..#..#.#...#.#.#....#....####.#..#..#.#...#.#.#....#....####.#..#..#.#...#.#.#....#....####.#..#..#.#...#.#.#....#....####.#..#..#.#...#.#.#....#....####.#..#..#.#...#.#.#....#....####.#..#..#.#...#.#.#....#....####.#..#..#.#...#.#.#....#....####.#..#..#.#...#.#.#....#..." calcext:value-type="string">
            <text:p>.####.#..#..#.#...#.#.#....#....####.#..#..#.#...#.#.#....#....####.#..#..#.#...#.#.#....#....####.#..#..#.#...#.#.#....#....####.#..#..#.#...#.#.#....#....####.#..#..#.#...#.#.#....#....####.#..#..#.#...#.#.#....#....####.#..#..#.#...#.#.#....#....####.#..#..#.#...#.#.#....#....####.#..#..#.#...#.#.#....#...</text:p>
          </table:table-cell>
          <table:table-cell office:value-type="string" calcext:value-type="string">
            <text:p>.####.#..#..#.#...#.#.#....#....####.#..#..#.#...#.#.#....#....####.#..#..#.#...#.#.#....#....####.#..#..#.#...#.#.#....#....####.#..#..#.#...#.#.#....#....####.#..#..#.#...#.#.#....#....####.#..#..#.#...#.#.#....#....####.#..#..#.#...#.#.#....#....####.#..#..#.#...#.#.#....#....####.#..#..#.#...#.#.#....#...</text:p>
          </table:table-cell>
        </table:table-row>
        <table:table-row table:style-name="ro1">
          <table:table-cell table:number-columns-repeated="5" office:value-type="string" calcext:value-type="string">
            <text:p>.#........#.##....#.#....#.....</text:p>
          </table:table-cell>
          <table:table-cell table:formula="of:=CONCATENATE([.A96];[.B96];[.C96];[.D96];[.E96])" office:value-type="string" office:string-value=".#........#.##....#.#....#......#........#.##....#.#....#......#........#.##....#.#....#......#........#.##....#.#....#......#........#.##....#.#....#....." calcext:value-type="string">
            <text:p>.#........#.##....#.#....#......#........#.##....#.#....#......#........#.##....#.#....#......#........#.##....#.#....#......#........#.##....#.#....#.....</text:p>
          </table:table-cell>
          <table:table-cell table:number-columns-repeated="2" office:value-type="string" calcext:value-type="string">
            <text:p>.#........#.##....#.#....#......#........#.##....#.#....#......#........#.##....#.#....#......#........#.##....#.#....#......#........#.##....#.#....#.....</text:p>
          </table:table-cell>
          <table:table-cell table:formula="of:=CONCATENATE([.G96];[.H96])" office:value-type="string" office:string-value=".#........#.##....#.#....#......#........#.##....#.#....#......#........#.##....#.#....#......#........#.##....#.#....#......#........#.##....#.#....#......#........#.##....#.#....#......#........#.##....#.#....#......#........#.##....#.#....#......#........#.##....#.#....#......#........#.##....#.#....#....." calcext:value-type="string">
            <text:p>.#........#.##....#.#....#......#........#.##....#.#....#......#........#.##....#.#....#......#........#.##....#.#....#......#........#.##....#.#....#......#........#.##....#.#....#......#........#.##....#.#....#......#........#.##....#.#....#......#........#.##....#.#....#......#........#.##....#.#....#.....</text:p>
          </table:table-cell>
          <table:table-cell office:value-type="string" calcext:value-type="string">
            <text:p>.#........#.##....#.#....#......#........#.##....#.#....#......#........#.##....#.#....#......#........#.##....#.#....#......#........#.##....#.#....#......#........#.##....#.#....#......#........#.##....#.#....#......#........#.##....#.#....#......#........#.##....#.#....#......#........#.##....#.#....#.....</text:p>
          </table:table-cell>
        </table:table-row>
        <table:table-row table:style-name="ro1">
          <table:table-cell table:number-columns-repeated="5" office:value-type="string" calcext:value-type="string">
            <text:p>.........#....##..#..#.........</text:p>
          </table:table-cell>
          <table:table-cell table:formula="of:=CONCATENATE([.A97];[.B97];[.C97];[.D97];[.E97])" office:value-type="string" office:string-value=".........#....##..#..#..................#....##..#..#..................#....##..#..#..................#....##..#..#..................#....##..#..#........." calcext:value-type="string">
            <text:p>.........#....##..#..#..................#....##..#..#..................#....##..#..#..................#....##..#..#..................#....##..#..#.........</text:p>
          </table:table-cell>
          <table:table-cell table:number-columns-repeated="2" office:value-type="string" calcext:value-type="string">
            <text:p>.........#....##..#..#..................#....##..#..#..................#....##..#..#..................#....##..#..#..................#....##..#..#.........</text:p>
          </table:table-cell>
          <table:table-cell table:formula="of:=CONCATENATE([.G97];[.H97])" office:value-type="string" office:string-value=".........#....##..#..#..................#....##..#..#..................#....##..#..#..................#....##..#..#..................#....##..#..#..................#....##..#..#..................#....##..#..#..................#....##..#..#..................#....##..#..#..................#....##..#..#........." calcext:value-type="string">
            <text:p>.........#....##..#..#..................#....##..#..#..................#....##..#..#..................#....##..#..#..................#....##..#..#..................#....##..#..#..................#....##..#..#..................#....##..#..#..................#....##..#..#..................#....##..#..#.........</text:p>
          </table:table-cell>
          <table:table-cell office:value-type="string" calcext:value-type="string">
            <text:p>.........#....##..#..#..................#....##..#..#..................#....##..#..#..................#....##..#..#..................#....##..#..#..................#....##..#..#..................#....##..#..#..................#....##..#..#..................#....##..#..#..................#....##..#..#.........</text:p>
          </table:table-cell>
        </table:table-row>
        <table:table-row table:style-name="ro1">
          <table:table-cell table:number-columns-repeated="5" office:value-type="string" calcext:value-type="string">
            <text:p>....##...#....##.............#.</text:p>
          </table:table-cell>
          <table:table-cell table:formula="of:=CONCATENATE([.A98];[.B98];[.C98];[.D98];[.E98])" office:value-type="string" office:string-value="....##...#....##.............#.....##...#....##.............#.....##...#....##.............#.....##...#....##.............#.....##...#....##.............#." calcext:value-type="string">
            <text:p>....##...#....##.............#.....##...#....##.............#.....##...#....##.............#.....##...#....##.............#.....##...#....##.............#.</text:p>
          </table:table-cell>
          <table:table-cell table:number-columns-repeated="2" office:value-type="string" calcext:value-type="string">
            <text:p>....##...#....##.............#.....##...#....##.............#.....##...#....##.............#.....##...#....##.............#.....##...#....##.............#.</text:p>
          </table:table-cell>
          <table:table-cell table:formula="of:=CONCATENATE([.G98];[.H98])" office:value-type="string" office:string-value="....##...#....##.............#.....##...#....##.............#.....##...#....##.............#.....##...#....##.............#.....##...#....##.............#.....##...#....##.............#.....##...#....##.............#.....##...#....##.............#.....##...#....##.............#.....##...#....##.............#." calcext:value-type="string">
            <text:p>....##...#....##.............#.....##...#....##.............#.....##...#....##.............#.....##...#....##.............#.....##...#....##.............#.....##...#....##.............#.....##...#....##.............#.....##...#....##.............#.....##...#....##.............#.....##...#....##.............#.</text:p>
          </table:table-cell>
          <table:table-cell office:value-type="string" calcext:value-type="string">
            <text:p>....##...#....##.............#.....##...#....##.............#.....##...#....##.............#.....##...#....##.............#.....##...#....##.............#.....##...#....##.............#.....##...#....##.............#.....##...#....##.............#.....##...#....##.............#.....##...#....##.............#.</text:p>
          </table:table-cell>
        </table:table-row>
        <table:table-row table:style-name="ro1">
          <table:table-cell table:number-columns-repeated="5" office:value-type="string" calcext:value-type="string">
            <text:p>....#..##.#....#.#..#...##.....</text:p>
          </table:table-cell>
          <table:table-cell table:formula="of:=CONCATENATE([.A99];[.B99];[.C99];[.D99];[.E99])" office:value-type="string" office:string-value="....#..##.#....#.#..#...##.........#..##.#....#.#..#...##.........#..##.#....#.#..#...##.........#..##.#....#.#..#...##.........#..##.#....#.#..#...##....." calcext:value-type="string">
            <text:p>....#..##.#....#.#..#...##.........#..##.#....#.#..#...##.........#..##.#....#.#..#...##.........#..##.#....#.#..#...##.........#..##.#....#.#..#...##.....</text:p>
          </table:table-cell>
          <table:table-cell table:number-columns-repeated="2" office:value-type="string" calcext:value-type="string">
            <text:p>....#..##.#....#.#..#...##.........#..##.#....#.#..#...##.........#..##.#....#.#..#...##.........#..##.#....#.#..#...##.........#..##.#....#.#..#...##.....</text:p>
          </table:table-cell>
          <table:table-cell table:formula="of:=CONCATENATE([.G99];[.H99])" office:value-type="string" office:string-value="....#..##.#....#.#..#...##.........#..##.#....#.#..#...##.........#..##.#....#.#..#...##.........#..##.#....#.#..#...##.........#..##.#....#.#..#...##.........#..##.#....#.#..#...##.........#..##.#....#.#..#...##.........#..##.#....#.#..#...##.........#..##.#....#.#..#...##.........#..##.#....#.#..#...##....." calcext:value-type="string">
            <text:p>....#..##.#....#.#..#...##.........#..##.#....#.#..#...##.........#..##.#....#.#..#...##.........#..##.#....#.#..#...##.........#..##.#....#.#..#...##.........#..##.#....#.#..#...##.........#..##.#....#.#..#...##.........#..##.#....#.#..#...##.........#..##.#....#.#..#...##.........#..##.#....#.#..#...##.....</text:p>
          </table:table-cell>
          <table:table-cell office:value-type="string" calcext:value-type="string">
            <text:p>....#..##.#....#.#..#...##.........#..##.#....#.#..#...##.........#..##.#....#.#..#...##.........#..##.#....#.#..#...##.........#..##.#....#.#..#...##.........#..##.#....#.#..#...##.........#..##.#....#.#..#...##.........#..##.#....#.#..#...##.........#..##.#....#.#..#...##.........#..##.#....#.#..#...##.....</text:p>
          </table:table-cell>
        </table:table-row>
        <table:table-row table:style-name="ro1">
          <table:table-cell table:number-columns-repeated="5" office:value-type="string" calcext:value-type="string">
            <text:p>.....##...#..#....#......#.#...</text:p>
          </table:table-cell>
          <table:table-cell table:formula="of:=CONCATENATE([.A100];[.B100];[.C100];[.D100];[.E100])" office:value-type="string" office:string-value=".....##...#..#....#......#.#........##...#..#....#......#.#........##...#..#....#......#.#........##...#..#....#......#.#........##...#..#....#......#.#..." calcext:value-type="string">
            <text:p>.....##...#..#....#......#.#........##...#..#....#......#.#........##...#..#....#......#.#........##...#..#....#......#.#........##...#..#....#......#.#...</text:p>
          </table:table-cell>
          <table:table-cell table:number-columns-repeated="2" office:value-type="string" calcext:value-type="string">
            <text:p>.....##...#..#....#......#.#........##...#..#....#......#.#........##...#..#....#......#.#........##...#..#....#......#.#........##...#..#....#......#.#...</text:p>
          </table:table-cell>
          <table:table-cell table:formula="of:=CONCATENATE([.G100];[.H100])" office:value-type="string" office:string-value=".....##...#..#....#......#.#........##...#..#....#......#.#........##...#..#....#......#.#........##...#..#....#......#.#........##...#..#....#......#.#........##...#..#....#......#.#........##...#..#....#......#.#........##...#..#....#......#.#........##...#..#....#......#.#........##...#..#....#......#.#..." calcext:value-type="string">
            <text:p>.....##...#..#....#......#.#........##...#..#....#......#.#........##...#..#....#......#.#........##...#..#....#......#.#........##...#..#....#......#.#........##...#..#....#......#.#........##...#..#....#......#.#........##...#..#....#......#.#........##...#..#....#......#.#........##...#..#....#......#.#...</text:p>
          </table:table-cell>
          <table:table-cell office:value-type="string" calcext:value-type="string">
            <text:p>.....##...#..#....#......#.#........##...#..#....#......#.#........##...#..#....#......#.#........##...#..#....#......#.#........##...#..#....#......#.#........##...#..#....#......#.#........##...#..#....#......#.#........##...#..#....#......#.#........##...#..#....#......#.#........##...#..#....#......#.#...</text:p>
          </table:table-cell>
        </table:table-row>
        <table:table-row table:style-name="ro1">
          <table:table-cell table:number-columns-repeated="5" office:value-type="string" calcext:value-type="string">
            <text:p>..........#.......#.##..#.##..#</text:p>
          </table:table-cell>
          <table:table-cell table:formula="of:=CONCATENATE([.A101];[.B101];[.C101];[.D101];[.E101])" office:value-type="string" office:string-value="..........#.......#.##..#.##..#..........#.......#.##..#.##..#..........#.......#.##..#.##..#..........#.......#.##..#.##..#..........#.......#.##..#.##..#" calcext:value-type="string">
            <text:p>..........#.......#.##..#.##..#..........#.......#.##..#.##..#..........#.......#.##..#.##..#..........#.......#.##..#.##..#..........#.......#.##..#.##..#</text:p>
          </table:table-cell>
          <table:table-cell table:number-columns-repeated="2" office:value-type="string" calcext:value-type="string">
            <text:p>..........#.......#.##..#.##..#..........#.......#.##..#.##..#..........#.......#.##..#.##..#..........#.......#.##..#.##..#..........#.......#.##..#.##..#</text:p>
          </table:table-cell>
          <table:table-cell table:formula="of:=CONCATENATE([.G101];[.H101])" office:value-type="string" office:string-value="..........#.......#.##..#.##..#..........#.......#.##..#.##..#..........#.......#.##..#.##..#..........#.......#.##..#.##..#..........#.......#.##..#.##..#..........#.......#.##..#.##..#..........#.......#.##..#.##..#..........#.......#.##..#.##..#..........#.......#.##..#.##..#..........#.......#.##..#.##..#" calcext:value-type="string">
            <text:p>..........#.......#.##..#.##..#..........#.......#.##..#.##..#..........#.......#.##..#.##..#..........#.......#.##..#.##..#..........#.......#.##..#.##..#..........#.......#.##..#.##..#..........#.......#.##..#.##..#..........#.......#.##..#.##..#..........#.......#.##..#.##..#..........#.......#.##..#.##..#</text:p>
          </table:table-cell>
          <table:table-cell office:value-type="string" calcext:value-type="string">
            <text:p>..........#.......#.##..#.##..#..........#.......#.##..#.##..#..........#.......#.##..#.##..#..........#.......#.##..#.##..#..........#.......#.##..#.##..#..........#.......#.##..#.##..#..........#.......#.##..#.##..#..........#.......#.##..#.##..#..........#.......#.##..#.##..#..........#.......#.##..#.##..#</text:p>
          </table:table-cell>
        </table:table-row>
        <table:table-row table:style-name="ro1">
          <table:table-cell table:number-columns-repeated="5" office:value-type="string" calcext:value-type="string">
            <text:p>.......#.........#...#.##......</text:p>
          </table:table-cell>
          <table:table-cell table:formula="of:=CONCATENATE([.A102];[.B102];[.C102];[.D102];[.E102])" office:value-type="string" office:string-value=".......#.........#...#.##.............#.........#...#.##.............#.........#...#.##.............#.........#...#.##.............#.........#...#.##......" calcext:value-type="string">
            <text:p>.......#.........#...#.##.............#.........#...#.##.............#.........#...#.##.............#.........#...#.##.............#.........#...#.##......</text:p>
          </table:table-cell>
          <table:table-cell table:number-columns-repeated="2" office:value-type="string" calcext:value-type="string">
            <text:p>.......#.........#...#.##.............#.........#...#.##.............#.........#...#.##.............#.........#...#.##.............#.........#...#.##......</text:p>
          </table:table-cell>
          <table:table-cell table:formula="of:=CONCATENATE([.G102];[.H102])" office:value-type="string" office:string-value=".......#.........#...#.##.............#.........#...#.##.............#.........#...#.##.............#.........#...#.##.............#.........#...#.##.............#.........#...#.##.............#.........#...#.##.............#.........#...#.##.............#.........#...#.##.............#.........#...#.##......" calcext:value-type="string">
            <text:p>.......#.........#...#.##.............#.........#...#.##.............#.........#...#.##.............#.........#...#.##.............#.........#...#.##.............#.........#...#.##.............#.........#...#.##.............#.........#...#.##.............#.........#...#.##.............#.........#...#.##......</text:p>
          </table:table-cell>
          <table:table-cell office:value-type="string" calcext:value-type="string">
            <text:p>.......#.........#...#.##.............#.........#...#.##.............#.........#...#.##.............#.........#...#.##.............#.........#...#.##.............#.........#...#.##.............#.........#...#.##.............#.........#...#.##.............#.........#...#.##.............#.........#...#.##......</text:p>
          </table:table-cell>
        </table:table-row>
        <table:table-row table:style-name="ro1">
          <table:table-cell table:number-columns-repeated="5" office:value-type="string" calcext:value-type="string">
            <text:p>....##.#.......#...............</text:p>
          </table:table-cell>
          <table:table-cell table:formula="of:=CONCATENATE([.A103];[.B103];[.C103];[.D103];[.E103])" office:value-type="string" office:string-value="....##.#.......#...................##.#.......#...................##.#.......#...................##.#.......#...................##.#.......#..............." calcext:value-type="string">
            <text:p>....##.#.......#...................##.#.......#...................##.#.......#...................##.#.......#...................##.#.......#...............</text:p>
          </table:table-cell>
          <table:table-cell table:number-columns-repeated="2" office:value-type="string" calcext:value-type="string">
            <text:p>....##.#.......#...................##.#.......#...................##.#.......#...................##.#.......#...................##.#.......#...............</text:p>
          </table:table-cell>
          <table:table-cell table:formula="of:=CONCATENATE([.G103];[.H103])" office:value-type="string" office:string-value="....##.#.......#...................##.#.......#...................##.#.......#...................##.#.......#...................##.#.......#...................##.#.......#...................##.#.......#...................##.#.......#...................##.#.......#...................##.#.......#..............." calcext:value-type="string">
            <text:p>....##.#.......#...................##.#.......#...................##.#.......#...................##.#.......#...................##.#.......#...................##.#.......#...................##.#.......#...................##.#.......#...................##.#.......#...................##.#.......#...............</text:p>
          </table:table-cell>
          <table:table-cell office:value-type="string" calcext:value-type="string">
            <text:p>....##.#.......#...................##.#.......#...................##.#.......#...................##.#.......#...................##.#.......#...................##.#.......#...................##.#.......#...................##.#.......#...................##.#.......#...................##.#.......#...............</text:p>
          </table:table-cell>
        </table:table-row>
        <table:table-row table:style-name="ro1">
          <table:table-cell table:number-columns-repeated="5" office:value-type="string" calcext:value-type="string">
            <text:p>....#.......#..##.......##.#.##</text:p>
          </table:table-cell>
          <table:table-cell table:formula="of:=CONCATENATE([.A104];[.B104];[.C104];[.D104];[.E104])" office:value-type="string" office:string-value="....#.......#..##.......##.#.##....#.......#..##.......##.#.##....#.......#..##.......##.#.##....#.......#..##.......##.#.##....#.......#..##.......##.#.##" calcext:value-type="string">
            <text:p>....#.......#..##.......##.#.##....#.......#..##.......##.#.##....#.......#..##.......##.#.##....#.......#..##.......##.#.##....#.......#..##.......##.#.##</text:p>
          </table:table-cell>
          <table:table-cell table:number-columns-repeated="2" office:value-type="string" calcext:value-type="string">
            <text:p>....#.......#..##.......##.#.##....#.......#..##.......##.#.##....#.......#..##.......##.#.##....#.......#..##.......##.#.##....#.......#..##.......##.#.##</text:p>
          </table:table-cell>
          <table:table-cell table:formula="of:=CONCATENATE([.G104];[.H104])" office:value-type="string" office:string-value="....#.......#..##.......##.#.##....#.......#..##.......##.#.##....#.......#..##.......##.#.##....#.......#..##.......##.#.##....#.......#..##.......##.#.##....#.......#..##.......##.#.##....#.......#..##.......##.#.##....#.......#..##.......##.#.##....#.......#..##.......##.#.##....#.......#..##.......##.#.##" calcext:value-type="string">
            <text:p>....#.......#..##.......##.#.##....#.......#..##.......##.#.##....#.......#..##.......##.#.##....#.......#..##.......##.#.##....#.......#..##.......##.#.##....#.......#..##.......##.#.##....#.......#..##.......##.#.##....#.......#..##.......##.#.##....#.......#..##.......##.#.##....#.......#..##.......##.#.##</text:p>
          </table:table-cell>
          <table:table-cell office:value-type="string" calcext:value-type="string">
            <text:p>....#.......#..##.......##.#.##....#.......#..##.......##.#.##....#.......#..##.......##.#.##....#.......#..##.......##.#.##....#.......#..##.......##.#.##....#.......#..##.......##.#.##....#.......#..##.......##.#.##....#.......#..##.......##.#.##....#.......#..##.......##.#.##....#.......#..##.......##.#.##</text:p>
          </table:table-cell>
        </table:table-row>
        <table:table-row table:style-name="ro1">
          <table:table-cell table:number-columns-repeated="5" office:value-type="string" calcext:value-type="string">
            <text:p>#.#..#.#....#.#.........###...#</text:p>
          </table:table-cell>
          <table:table-cell table:formula="of:=CONCATENATE([.A105];[.B105];[.C105];[.D105];[.E105])" office:value-type="string" office:string-value="#.#..#.#....#.#.........###...##.#..#.#....#.#.........###...##.#..#.#....#.#.........###...##.#..#.#....#.#.........###...##.#..#.#....#.#.........###...#" calcext:value-type="string">
            <text:p>#.#..#.#....#.#.........###...##.#..#.#....#.#.........###...##.#..#.#....#.#.........###...##.#..#.#....#.#.........###...##.#..#.#....#.#.........###...#</text:p>
          </table:table-cell>
          <table:table-cell table:number-columns-repeated="2" office:value-type="string" calcext:value-type="string">
            <text:p>#.#..#.#....#.#.........###...##.#..#.#....#.#.........###...##.#..#.#....#.#.........###...##.#..#.#....#.#.........###...##.#..#.#....#.#.........###...#</text:p>
          </table:table-cell>
          <table:table-cell table:formula="of:=CONCATENATE([.G105];[.H105])" office:value-type="string" office:string-value="#.#..#.#....#.#.........###...##.#..#.#....#.#.........###...##.#..#.#....#.#.........###...##.#..#.#....#.#.........###...##.#..#.#....#.#.........###...##.#..#.#....#.#.........###...##.#..#.#....#.#.........###...##.#..#.#....#.#.........###...##.#..#.#....#.#.........###...##.#..#.#....#.#.........###...#" calcext:value-type="string">
            <text:p>#.#..#.#....#.#.........###...##.#..#.#....#.#.........###...##.#..#.#....#.#.........###...##.#..#.#....#.#.........###...##.#..#.#....#.#.........###...##.#..#.#....#.#.........###...##.#..#.#....#.#.........###...##.#..#.#....#.#.........###...##.#..#.#....#.#.........###...##.#..#.#....#.#.........###...#</text:p>
          </table:table-cell>
          <table:table-cell office:value-type="string" calcext:value-type="string">
            <text:p>#.#..#.#....#.#.........###...##.#..#.#....#.#.........###...##.#..#.#....#.#.........###...##.#..#.#....#.#.........###...##.#..#.#....#.#.........###...##.#..#.#....#.#.........###...##.#..#.#....#.#.........###...##.#..#.#....#.#.........###...##.#..#.#....#.#.........###...##.#..#.#....#.#.........###...#</text:p>
          </table:table-cell>
        </table:table-row>
        <table:table-row table:style-name="ro1">
          <table:table-cell table:number-columns-repeated="5" office:value-type="string" calcext:value-type="string">
            <text:p>.#.##.....##..##...........#.#.</text:p>
          </table:table-cell>
          <table:table-cell table:formula="of:=CONCATENATE([.A106];[.B106];[.C106];[.D106];[.E106])" office:value-type="string" office:string-value=".#.##.....##..##...........#.#..#.##.....##..##...........#.#..#.##.....##..##...........#.#..#.##.....##..##...........#.#..#.##.....##..##...........#.#." calcext:value-type="string">
            <text:p>.#.##.....##..##...........#.#..#.##.....##..##...........#.#..#.##.....##..##...........#.#..#.##.....##..##...........#.#..#.##.....##..##...........#.#.</text:p>
          </table:table-cell>
          <table:table-cell table:number-columns-repeated="2" office:value-type="string" calcext:value-type="string">
            <text:p>.#.##.....##..##...........#.#..#.##.....##..##...........#.#..#.##.....##..##...........#.#..#.##.....##..##...........#.#..#.##.....##..##...........#.#.</text:p>
          </table:table-cell>
          <table:table-cell table:formula="of:=CONCATENATE([.G106];[.H106])" office:value-type="string" office:string-value=".#.##.....##..##...........#.#..#.##.....##..##...........#.#..#.##.....##..##...........#.#..#.##.....##..##...........#.#..#.##.....##..##...........#.#..#.##.....##..##...........#.#..#.##.....##..##...........#.#..#.##.....##..##...........#.#..#.##.....##..##...........#.#..#.##.....##..##...........#.#." calcext:value-type="string">
            <text:p>.#.##.....##..##...........#.#..#.##.....##..##...........#.#..#.##.....##..##...........#.#..#.##.....##..##...........#.#..#.##.....##..##...........#.#..#.##.....##..##...........#.#..#.##.....##..##...........#.#..#.##.....##..##...........#.#..#.##.....##..##...........#.#..#.##.....##..##...........#.#.</text:p>
          </table:table-cell>
          <table:table-cell office:value-type="string" calcext:value-type="string">
            <text:p>.#.##.....##..##...........#.#..#.##.....##..##...........#.#..#.##.....##..##...........#.#..#.##.....##..##...........#.#..#.##.....##..##...........#.#..#.##.....##..##...........#.#..#.##.....##..##...........#.#..#.##.....##..##...........#.#..#.##.....##..##...........#.#..#.##.....##..##...........#.#.</text:p>
          </table:table-cell>
        </table:table-row>
        <table:table-row table:style-name="ro1">
          <table:table-cell table:number-columns-repeated="5" office:value-type="string" calcext:value-type="string">
            <text:p>...#....##........##...#...#...</text:p>
          </table:table-cell>
          <table:table-cell table:formula="of:=CONCATENATE([.A107];[.B107];[.C107];[.D107];[.E107])" office:value-type="string" office:string-value="...#....##........##...#...#......#....##........##...#...#......#....##........##...#...#......#....##........##...#...#......#....##........##...#...#..." calcext:value-type="string">
            <text:p>...#....##........##...#...#......#....##........##...#...#......#....##........##...#...#......#....##........##...#...#......#....##........##...#...#...</text:p>
          </table:table-cell>
          <table:table-cell table:number-columns-repeated="2" office:value-type="string" calcext:value-type="string">
            <text:p>...#....##........##...#...#......#....##........##...#...#......#....##........##...#...#......#....##........##...#...#......#....##........##...#...#...</text:p>
          </table:table-cell>
          <table:table-cell table:formula="of:=CONCATENATE([.G107];[.H107])" office:value-type="string" office:string-value="...#....##........##...#...#......#....##........##...#...#......#....##........##...#...#......#....##........##...#...#......#....##........##...#...#......#....##........##...#...#......#....##........##...#...#......#....##........##...#...#......#....##........##...#...#......#....##........##...#...#..." calcext:value-type="string">
            <text:p>...#....##........##...#...#......#....##........##...#...#......#....##........##...#...#......#....##........##...#...#......#....##........##...#...#......#....##........##...#...#......#....##........##...#...#......#....##........##...#...#......#....##........##...#...#......#....##........##...#...#...</text:p>
          </table:table-cell>
          <table:table-cell office:value-type="string" calcext:value-type="string">
            <text:p>...#....##........##...#...#......#....##........##...#...#......#....##........##...#...#......#....##........##...#...#......#....##........##...#...#......#....##........##...#...#......#....##........##...#...#......#....##........##...#...#......#....##........##...#...#......#....##........##...#...#...</text:p>
          </table:table-cell>
        </table:table-row>
        <table:table-row table:style-name="ro1">
          <table:table-cell table:number-columns-repeated="5" office:value-type="string" calcext:value-type="string">
            <text:p>.#.##....#.#...#.#..#..#...#...</text:p>
          </table:table-cell>
          <table:table-cell table:formula="of:=CONCATENATE([.A108];[.B108];[.C108];[.D108];[.E108])" office:value-type="string" office:string-value=".#.##....#.#...#.#..#..#...#....#.##....#.#...#.#..#..#...#....#.##....#.#...#.#..#..#...#....#.##....#.#...#.#..#..#...#....#.##....#.#...#.#..#..#...#..." calcext:value-type="string">
            <text:p>.#.##....#.#...#.#..#..#...#....#.##....#.#...#.#..#..#...#....#.##....#.#...#.#..#..#...#....#.##....#.#...#.#..#..#...#....#.##....#.#...#.#..#..#...#...</text:p>
          </table:table-cell>
          <table:table-cell table:number-columns-repeated="2" office:value-type="string" calcext:value-type="string">
            <text:p>.#.##....#.#...#.#..#..#...#....#.##....#.#...#.#..#..#...#....#.##....#.#...#.#..#..#...#....#.##....#.#...#.#..#..#...#....#.##....#.#...#.#..#..#...#...</text:p>
          </table:table-cell>
          <table:table-cell table:formula="of:=CONCATENATE([.G108];[.H108])" office:value-type="string" office:string-value=".#.##....#.#...#.#..#..#...#....#.##....#.#...#.#..#..#...#....#.##....#.#...#.#..#..#...#....#.##....#.#...#.#..#..#...#....#.##....#.#...#.#..#..#...#....#.##....#.#...#.#..#..#...#....#.##....#.#...#.#..#..#...#....#.##....#.#...#.#..#..#...#....#.##....#.#...#.#..#..#...#....#.##....#.#...#.#..#..#...#..." calcext:value-type="string">
            <text:p>.#.##....#.#...#.#..#..#...#....#.##....#.#...#.#..#..#...#....#.##....#.#...#.#..#..#...#....#.##....#.#...#.#..#..#...#....#.##....#.#...#.#..#..#...#....#.##....#.#...#.#..#..#...#....#.##....#.#...#.#..#..#...#....#.##....#.#...#.#..#..#...#....#.##....#.#...#.#..#..#...#....#.##....#.#...#.#..#..#...#...</text:p>
          </table:table-cell>
          <table:table-cell office:value-type="string" calcext:value-type="string">
            <text:p>.#.##....#.#...#.#..#..#...#....#.##....#.#...#.#..#..#...#....#.##....#.#...#.#..#..#...#....#.##....#.#...#.#..#..#...#....#.##....#.#...#.#..#..#...#....#.##....#.#...#.#..#..#...#....#.##....#.#...#.#..#..#...#....#.##....#.#...#.#..#..#...#....#.##....#.#...#.#..#..#...#....#.##....#.#...#.#..#..#...#...</text:p>
          </table:table-cell>
        </table:table-row>
        <table:table-row table:style-name="ro1">
          <table:table-cell table:number-columns-repeated="5" office:value-type="string" calcext:value-type="string">
            <text:p>#....#.##...#.#..#....#.....#..</text:p>
          </table:table-cell>
          <table:table-cell table:formula="of:=CONCATENATE([.A109];[.B109];[.C109];[.D109];[.E109])" office:value-type="string" office:string-value="#....#.##...#.#..#....#.....#..#....#.##...#.#..#....#.....#..#....#.##...#.#..#....#.....#..#....#.##...#.#..#....#.....#..#....#.##...#.#..#....#.....#.." calcext:value-type="string">
            <text:p>#....#.##...#.#..#....#.....#..#....#.##...#.#..#....#.....#..#....#.##...#.#..#....#.....#..#....#.##...#.#..#....#.....#..#....#.##...#.#..#....#.....#..</text:p>
          </table:table-cell>
          <table:table-cell table:number-columns-repeated="2" office:value-type="string" calcext:value-type="string">
            <text:p>#....#.##...#.#..#....#.....#..#....#.##...#.#..#....#.....#..#....#.##...#.#..#....#.....#..#....#.##...#.#..#....#.....#..#....#.##...#.#..#....#.....#..</text:p>
          </table:table-cell>
          <table:table-cell table:formula="of:=CONCATENATE([.G109];[.H109])" office:value-type="string" office:string-value="#....#.##...#.#..#....#.....#..#....#.##...#.#..#....#.....#..#....#.##...#.#..#....#.....#..#....#.##...#.#..#....#.....#..#....#.##...#.#..#....#.....#..#....#.##...#.#..#....#.....#..#....#.##...#.#..#....#.....#..#....#.##...#.#..#....#.....#..#....#.##...#.#..#....#.....#..#....#.##...#.#..#....#.....#.." calcext:value-type="string">
            <text:p>#....#.##...#.#..#....#.....#..#....#.##...#.#..#....#.....#..#....#.##...#.#..#....#.....#..#....#.##...#.#..#....#.....#..#....#.##...#.#..#....#.....#..#....#.##...#.#..#....#.....#..#....#.##...#.#..#....#.....#..#....#.##...#.#..#....#.....#..#....#.##...#.#..#....#.....#..#....#.##...#.#..#....#.....#..</text:p>
          </table:table-cell>
          <table:table-cell office:value-type="string" calcext:value-type="string">
            <text:p>#....#.##...#.#..#....#.....#..#....#.##...#.#..#....#.....#..#....#.##...#.#..#....#.....#..#....#.##...#.#..#....#.....#..#....#.##...#.#..#....#.....#..#....#.##...#.#..#....#.....#..#....#.##...#.#..#....#.....#..#....#.##...#.#..#....#.....#..#....#.##...#.#..#....#.....#..#....#.##...#.#..#....#.....#..</text:p>
          </table:table-cell>
        </table:table-row>
        <table:table-row table:style-name="ro1">
          <table:table-cell table:number-columns-repeated="5" office:value-type="string" calcext:value-type="string">
            <text:p>#..#...#........#...........#..</text:p>
          </table:table-cell>
          <table:table-cell table:formula="of:=CONCATENATE([.A110];[.B110];[.C110];[.D110];[.E110])" office:value-type="string" office:string-value="#..#...#........#...........#..#..#...#........#...........#..#..#...#........#...........#..#..#...#........#...........#..#..#...#........#...........#.." calcext:value-type="string">
            <text:p>#..#...#........#...........#..#..#...#........#...........#..#..#...#........#...........#..#..#...#........#...........#..#..#...#........#...........#..</text:p>
          </table:table-cell>
          <table:table-cell table:number-columns-repeated="2" office:value-type="string" calcext:value-type="string">
            <text:p>#..#...#........#...........#..#..#...#........#...........#..#..#...#........#...........#..#..#...#........#...........#..#..#...#........#...........#..</text:p>
          </table:table-cell>
          <table:table-cell table:formula="of:=CONCATENATE([.G110];[.H110])" office:value-type="string" office:string-value="#..#...#........#...........#..#..#...#........#...........#..#..#...#........#...........#..#..#...#........#...........#..#..#...#........#...........#..#..#...#........#...........#..#..#...#........#...........#..#..#...#........#...........#..#..#...#........#...........#..#..#...#........#...........#.." calcext:value-type="string">
            <text:p>#..#...#........#...........#..#..#...#........#...........#..#..#...#........#...........#..#..#...#........#...........#..#..#...#........#...........#..#..#...#........#...........#..#..#...#........#...........#..#..#...#........#...........#..#..#...#........#...........#..#..#...#........#...........#..</text:p>
          </table:table-cell>
          <table:table-cell office:value-type="string" calcext:value-type="string">
            <text:p>#..#...#........#...........#..#..#...#........#...........#..#..#...#........#...........#..#..#...#........#...........#..#..#...#........#...........#..#..#...#........#...........#..#..#...#........#...........#..#..#...#........#...........#..#..#...#........#...........#..#..#...#........#...........#..</text:p>
          </table:table-cell>
        </table:table-row>
        <table:table-row table:style-name="ro1">
          <table:table-cell table:number-columns-repeated="5" office:value-type="string" calcext:value-type="string">
            <text:p>...........#.......#......#..#.</text:p>
          </table:table-cell>
          <table:table-cell table:formula="of:=CONCATENATE([.A111];[.B111];[.C111];[.D111];[.E111])" office:value-type="string" office:string-value="...........#.......#......#..#............#.......#......#..#............#.......#......#..#............#.......#......#..#............#.......#......#..#." calcext:value-type="string">
            <text:p>...........#.......#......#..#............#.......#......#..#............#.......#......#..#............#.......#......#..#............#.......#......#..#.</text:p>
          </table:table-cell>
          <table:table-cell table:number-columns-repeated="2" office:value-type="string" calcext:value-type="string">
            <text:p>...........#.......#......#..#............#.......#......#..#............#.......#......#..#............#.......#......#..#............#.......#......#..#.</text:p>
          </table:table-cell>
          <table:table-cell table:formula="of:=CONCATENATE([.G111];[.H111])" office:value-type="string" office:string-value="...........#.......#......#..#............#.......#......#..#............#.......#......#..#............#.......#......#..#............#.......#......#..#............#.......#......#..#............#.......#......#..#............#.......#......#..#............#.......#......#..#............#.......#......#..#." calcext:value-type="string">
            <text:p>...........#.......#......#..#............#.......#......#..#............#.......#......#..#............#.......#......#..#............#.......#......#..#............#.......#......#..#............#.......#......#..#............#.......#......#..#............#.......#......#..#............#.......#......#..#.</text:p>
          </table:table-cell>
          <table:table-cell office:value-type="string" calcext:value-type="string">
            <text:p>...........#.......#......#..#............#.......#......#..#............#.......#......#..#............#.......#......#..#............#.......#......#..#............#.......#......#..#............#.......#......#..#............#.......#......#..#............#.......#......#..#............#.......#......#..#.</text:p>
          </table:table-cell>
        </table:table-row>
        <table:table-row table:style-name="ro1">
          <table:table-cell table:number-columns-repeated="5" office:value-type="string" calcext:value-type="string">
            <text:p>....##...#......##.....#......#</text:p>
          </table:table-cell>
          <table:table-cell table:formula="of:=CONCATENATE([.A112];[.B112];[.C112];[.D112];[.E112])" office:value-type="string" office:string-value="....##...#......##.....#......#....##...#......##.....#......#....##...#......##.....#......#....##...#......##.....#......#....##...#......##.....#......#" calcext:value-type="string">
            <text:p>....##...#......##.....#......#....##...#......##.....#......#....##...#......##.....#......#....##...#......##.....#......#....##...#......##.....#......#</text:p>
          </table:table-cell>
          <table:table-cell table:number-columns-repeated="2" office:value-type="string" calcext:value-type="string">
            <text:p>....##...#......##.....#......#....##...#......##.....#......#....##...#......##.....#......#....##...#......##.....#......#....##...#......##.....#......#</text:p>
          </table:table-cell>
          <table:table-cell table:formula="of:=CONCATENATE([.G112];[.H112])" office:value-type="string" office:string-value="....##...#......##.....#......#....##...#......##.....#......#....##...#......##.....#......#....##...#......##.....#......#....##...#......##.....#......#....##...#......##.....#......#....##...#......##.....#......#....##...#......##.....#......#....##...#......##.....#......#....##...#......##.....#......#" calcext:value-type="string">
            <text:p>....##...#......##.....#......#....##...#......##.....#......#....##...#......##.....#......#....##...#......##.....#......#....##...#......##.....#......#....##...#......##.....#......#....##...#......##.....#......#....##...#......##.....#......#....##...#......##.....#......#....##...#......##.....#......#</text:p>
          </table:table-cell>
          <table:table-cell office:value-type="string" calcext:value-type="string">
            <text:p>....##...#......##.....#......#....##...#......##.....#......#....##...#......##.....#......#....##...#......##.....#......#....##...#......##.....#......#....##...#......##.....#......#....##...#......##.....#......#....##...#......##.....#......#....##...#......##.....#......#....##...#......##.....#......#</text:p>
          </table:table-cell>
        </table:table-row>
        <table:table-row table:style-name="ro1">
          <table:table-cell table:number-columns-repeated="5" office:value-type="string" calcext:value-type="string">
            <text:p>.#.##.#.#.............#....##..</text:p>
          </table:table-cell>
          <table:table-cell table:formula="of:=CONCATENATE([.A113];[.B113];[.C113];[.D113];[.E113])" office:value-type="string" office:string-value=".#.##.#.#.............#....##...#.##.#.#.............#....##...#.##.#.#.............#....##...#.##.#.#.............#....##...#.##.#.#.............#....##.." calcext:value-type="string">
            <text:p>.#.##.#.#.............#....##...#.##.#.#.............#....##...#.##.#.#.............#....##...#.##.#.#.............#....##...#.##.#.#.............#....##..</text:p>
          </table:table-cell>
          <table:table-cell table:number-columns-repeated="2" office:value-type="string" calcext:value-type="string">
            <text:p>.#.##.#.#.............#....##...#.##.#.#.............#....##...#.##.#.#.............#....##...#.##.#.#.............#....##...#.##.#.#.............#....##..</text:p>
          </table:table-cell>
          <table:table-cell table:formula="of:=CONCATENATE([.G113];[.H113])" office:value-type="string" office:string-value=".#.##.#.#.............#....##...#.##.#.#.............#....##...#.##.#.#.............#....##...#.##.#.#.............#....##...#.##.#.#.............#....##...#.##.#.#.............#....##...#.##.#.#.............#....##...#.##.#.#.............#....##...#.##.#.#.............#....##...#.##.#.#.............#....##.." calcext:value-type="string">
            <text:p>.#.##.#.#.............#....##...#.##.#.#.............#....##...#.##.#.#.............#....##...#.##.#.#.............#....##...#.##.#.#.............#....##...#.##.#.#.............#....##...#.##.#.#.............#....##...#.##.#.#.............#....##...#.##.#.#.............#....##...#.##.#.#.............#....##..</text:p>
          </table:table-cell>
          <table:table-cell office:value-type="string" calcext:value-type="string">
            <text:p>.#.##.#.#.............#....##...#.##.#.#.............#....##...#.##.#.#.............#....##...#.##.#.#.............#....##...#.##.#.#.............#....##...#.##.#.#.............#....##...#.##.#.#.............#....##...#.##.#.#.............#....##...#.##.#.#.............#....##...#.##.#.#.............#....##..</text:p>
          </table:table-cell>
        </table:table-row>
        <table:table-row table:style-name="ro1">
          <table:table-cell table:number-columns-repeated="5" office:value-type="string" calcext:value-type="string">
            <text:p>.#...#...##.#.#........#..##.#.</text:p>
          </table:table-cell>
          <table:table-cell table:formula="of:=CONCATENATE([.A114];[.B114];[.C114];[.D114];[.E114])" office:value-type="string" office:string-value=".#...#...##.#.#........#..##.#..#...#...##.#.#........#..##.#..#...#...##.#.#........#..##.#..#...#...##.#.#........#..##.#..#...#...##.#.#........#..##.#." calcext:value-type="string">
            <text:p>.#...#...##.#.#........#..##.#..#...#...##.#.#........#..##.#..#...#...##.#.#........#..##.#..#...#...##.#.#........#..##.#..#...#...##.#.#........#..##.#.</text:p>
          </table:table-cell>
          <table:table-cell table:number-columns-repeated="2" office:value-type="string" calcext:value-type="string">
            <text:p>.#...#...##.#.#........#..##.#..#...#...##.#.#........#..##.#..#...#...##.#.#........#..##.#..#...#...##.#.#........#..##.#..#...#...##.#.#........#..##.#.</text:p>
          </table:table-cell>
          <table:table-cell table:formula="of:=CONCATENATE([.G114];[.H114])" office:value-type="string" office:string-value=".#...#...##.#.#........#..##.#..#...#...##.#.#........#..##.#..#...#...##.#.#........#..##.#..#...#...##.#.#........#..##.#..#...#...##.#.#........#..##.#..#...#...##.#.#........#..##.#..#...#...##.#.#........#..##.#..#...#...##.#.#........#..##.#..#...#...##.#.#........#..##.#..#...#...##.#.#........#..##.#." calcext:value-type="string">
            <text:p>.#...#...##.#.#........#..##.#..#...#...##.#.#........#..##.#..#...#...##.#.#........#..##.#..#...#...##.#.#........#..##.#..#...#...##.#.#........#..##.#..#...#...##.#.#........#..##.#..#...#...##.#.#........#..##.#..#...#...##.#.#........#..##.#..#...#...##.#.#........#..##.#..#...#...##.#.#........#..##.#.</text:p>
          </table:table-cell>
          <table:table-cell office:value-type="string" calcext:value-type="string">
            <text:p>.#...#...##.#.#........#..##.#..#...#...##.#.#........#..##.#..#...#...##.#.#........#..##.#..#...#...##.#.#........#..##.#..#...#...##.#.#........#..##.#..#...#...##.#.#........#..##.#..#...#...##.#.#........#..##.#..#...#...##.#.#........#..##.#..#...#...##.#.#........#..##.#..#...#...##.#.#........#..##.#.</text:p>
          </table:table-cell>
        </table:table-row>
        <table:table-row table:style-name="ro1">
          <table:table-cell table:number-columns-repeated="5" office:value-type="string" calcext:value-type="string">
            <text:p>.#.#........#.#...#..#........#</text:p>
          </table:table-cell>
          <table:table-cell table:formula="of:=CONCATENATE([.A115];[.B115];[.C115];[.D115];[.E115])" office:value-type="string" office:string-value=".#.#........#.#...#..#........#.#.#........#.#...#..#........#.#.#........#.#...#..#........#.#.#........#.#...#..#........#.#.#........#.#...#..#........#" calcext:value-type="string">
            <text:p>.#.#........#.#...#..#........#.#.#........#.#...#..#........#.#.#........#.#...#..#........#.#.#........#.#...#..#........#.#.#........#.#...#..#........#</text:p>
          </table:table-cell>
          <table:table-cell table:number-columns-repeated="2" office:value-type="string" calcext:value-type="string">
            <text:p>.#.#........#.#...#..#........#.#.#........#.#...#..#........#.#.#........#.#...#..#........#.#.#........#.#...#..#........#.#.#........#.#...#..#........#</text:p>
          </table:table-cell>
          <table:table-cell table:formula="of:=CONCATENATE([.G115];[.H115])" office:value-type="string" office:string-value=".#.#........#.#...#..#........#.#.#........#.#...#..#........#.#.#........#.#...#..#........#.#.#........#.#...#..#........#.#.#........#.#...#..#........#.#.#........#.#...#..#........#.#.#........#.#...#..#........#.#.#........#.#...#..#........#.#.#........#.#...#..#........#.#.#........#.#...#..#........#" calcext:value-type="string">
            <text:p>.#.#........#.#...#..#........#.#.#........#.#...#..#........#.#.#........#.#...#..#........#.#.#........#.#...#..#........#.#.#........#.#...#..#........#.#.#........#.#...#..#........#.#.#........#.#...#..#........#.#.#........#.#...#..#........#.#.#........#.#...#..#........#.#.#........#.#...#..#........#</text:p>
          </table:table-cell>
          <table:table-cell office:value-type="string" calcext:value-type="string">
            <text:p>.#.#........#.#...#..#........#.#.#........#.#...#..#........#.#.#........#.#...#..#........#.#.#........#.#...#..#........#.#.#........#.#...#..#........#.#.#........#.#...#..#........#.#.#........#.#...#..#........#.#.#........#.#...#..#........#.#.#........#.#...#..#........#.#.#........#.#...#..#........#</text:p>
          </table:table-cell>
        </table:table-row>
        <table:table-row table:style-name="ro1">
          <table:table-cell table:number-columns-repeated="5" office:value-type="string" calcext:value-type="string">
            <text:p>.###.#.#...#..#..#.#....#..#...</text:p>
          </table:table-cell>
          <table:table-cell table:formula="of:=CONCATENATE([.A116];[.B116];[.C116];[.D116];[.E116])" office:value-type="string" office:string-value=".###.#.#...#..#..#.#....#..#....###.#.#...#..#..#.#....#..#....###.#.#...#..#..#.#....#..#....###.#.#...#..#..#.#....#..#....###.#.#...#..#..#.#....#..#..." calcext:value-type="string">
            <text:p>.###.#.#...#..#..#.#....#..#....###.#.#...#..#..#.#....#..#....###.#.#...#..#..#.#....#..#....###.#.#...#..#..#.#....#..#....###.#.#...#..#..#.#....#..#...</text:p>
          </table:table-cell>
          <table:table-cell table:number-columns-repeated="2" office:value-type="string" calcext:value-type="string">
            <text:p>.###.#.#...#..#..#.#....#..#....###.#.#...#..#..#.#....#..#....###.#.#...#..#..#.#....#..#....###.#.#...#..#..#.#....#..#....###.#.#...#..#..#.#....#..#...</text:p>
          </table:table-cell>
          <table:table-cell table:formula="of:=CONCATENATE([.G116];[.H116])" office:value-type="string" office:string-value=".###.#.#...#..#..#.#....#..#....###.#.#...#..#..#.#....#..#....###.#.#...#..#..#.#....#..#....###.#.#...#..#..#.#....#..#....###.#.#...#..#..#.#....#..#....###.#.#...#..#..#.#....#..#....###.#.#...#..#..#.#....#..#....###.#.#...#..#..#.#....#..#....###.#.#...#..#..#.#....#..#....###.#.#...#..#..#.#....#..#..." calcext:value-type="string">
            <text:p>.###.#.#...#..#..#.#....#..#....###.#.#...#..#..#.#....#..#....###.#.#...#..#..#.#....#..#....###.#.#...#..#..#.#....#..#....###.#.#...#..#..#.#....#..#....###.#.#...#..#..#.#....#..#....###.#.#...#..#..#.#....#..#....###.#.#...#..#..#.#....#..#....###.#.#...#..#..#.#....#..#....###.#.#...#..#..#.#....#..#...</text:p>
          </table:table-cell>
          <table:table-cell office:value-type="string" calcext:value-type="string">
            <text:p>.###.#.#...#..#..#.#....#..#....###.#.#...#..#..#.#....#..#....###.#.#...#..#..#.#....#..#....###.#.#...#..#..#.#....#..#....###.#.#...#..#..#.#....#..#....###.#.#...#..#..#.#....#..#....###.#.#...#..#..#.#....#..#....###.#.#...#..#..#.#....#..#....###.#.#...#..#..#.#....#..#....###.#.#...#..#..#.#....#..#...</text:p>
          </table:table-cell>
        </table:table-row>
        <table:table-row table:style-name="ro1">
          <table:table-cell table:number-columns-repeated="5" office:value-type="string" calcext:value-type="string">
            <text:p>..##..##....#.#............#...</text:p>
          </table:table-cell>
          <table:table-cell table:formula="of:=CONCATENATE([.A117];[.B117];[.C117];[.D117];[.E117])" office:value-type="string" office:string-value="..##..##....#.#............#.....##..##....#.#............#.....##..##....#.#............#.....##..##....#.#............#.....##..##....#.#............#..." calcext:value-type="string">
            <text:p>..##..##....#.#............#.....##..##....#.#............#.....##..##....#.#............#.....##..##....#.#............#.....##..##....#.#............#...</text:p>
          </table:table-cell>
          <table:table-cell table:number-columns-repeated="2" office:value-type="string" calcext:value-type="string">
            <text:p>..##..##....#.#............#.....##..##....#.#............#.....##..##....#.#............#.....##..##....#.#............#.....##..##....#.#............#...</text:p>
          </table:table-cell>
          <table:table-cell table:formula="of:=CONCATENATE([.G117];[.H117])" office:value-type="string" office:string-value="..##..##....#.#............#.....##..##....#.#............#.....##..##....#.#............#.....##..##....#.#............#.....##..##....#.#............#.....##..##....#.#............#.....##..##....#.#............#.....##..##....#.#............#.....##..##....#.#............#.....##..##....#.#............#..." calcext:value-type="string">
            <text:p>..##..##....#.#............#.....##..##....#.#............#.....##..##....#.#............#.....##..##....#.#............#.....##..##....#.#............#.....##..##....#.#............#.....##..##....#.#............#.....##..##....#.#............#.....##..##....#.#............#.....##..##....#.#............#...</text:p>
          </table:table-cell>
          <table:table-cell office:value-type="string" calcext:value-type="string">
            <text:p>..##..##....#.#............#.....##..##....#.#............#.....##..##....#.#............#.....##..##....#.#............#.....##..##....#.#............#.....##..##....#.#............#.....##..##....#.#............#.....##..##....#.#............#.....##..##....#.#............#.....##..##....#.#............#...</text:p>
          </table:table-cell>
        </table:table-row>
        <table:table-row table:style-name="ro1">
          <table:table-cell table:number-columns-repeated="5" office:value-type="string" calcext:value-type="string">
            <text:p>#..........#........#..#.#.#...</text:p>
          </table:table-cell>
          <table:table-cell table:formula="of:=CONCATENATE([.A118];[.B118];[.C118];[.D118];[.E118])" office:value-type="string" office:string-value="#..........#........#..#.#.#...#..........#........#..#.#.#...#..........#........#..#.#.#...#..........#........#..#.#.#...#..........#........#..#.#.#..." calcext:value-type="string">
            <text:p>#..........#........#..#.#.#...#..........#........#..#.#.#...#..........#........#..#.#.#...#..........#........#..#.#.#...#..........#........#..#.#.#...</text:p>
          </table:table-cell>
          <table:table-cell table:number-columns-repeated="2" office:value-type="string" calcext:value-type="string">
            <text:p>#..........#........#..#.#.#...#..........#........#..#.#.#...#..........#........#..#.#.#...#..........#........#..#.#.#...#..........#........#..#.#.#...</text:p>
          </table:table-cell>
          <table:table-cell table:formula="of:=CONCATENATE([.G118];[.H118])" office:value-type="string" office:string-value="#..........#........#..#.#.#...#..........#........#..#.#.#...#..........#........#..#.#.#...#..........#........#..#.#.#...#..........#........#..#.#.#...#..........#........#..#.#.#...#..........#........#..#.#.#...#..........#........#..#.#.#...#..........#........#..#.#.#...#..........#........#..#.#.#..." calcext:value-type="string">
            <text:p>#..........#........#..#.#.#...#..........#........#..#.#.#...#..........#........#..#.#.#...#..........#........#..#.#.#...#..........#........#..#.#.#...#..........#........#..#.#.#...#..........#........#..#.#.#...#..........#........#..#.#.#...#..........#........#..#.#.#...#..........#........#..#.#.#...</text:p>
          </table:table-cell>
          <table:table-cell office:value-type="string" calcext:value-type="string">
            <text:p>#..........#........#..#.#.#...#..........#........#..#.#.#...#..........#........#..#.#.#...#..........#........#..#.#.#...#..........#........#..#.#.#...#..........#........#..#.#.#...#..........#........#..#.#.#...#..........#........#..#.#.#...#..........#........#..#.#.#...#..........#........#..#.#.#...</text:p>
          </table:table-cell>
        </table:table-row>
        <table:table-row table:style-name="ro1">
          <table:table-cell table:number-columns-repeated="5" office:value-type="string" calcext:value-type="string">
            <text:p>.#...#..#..#.#.....#.....#....#</text:p>
          </table:table-cell>
          <table:table-cell table:formula="of:=CONCATENATE([.A119];[.B119];[.C119];[.D119];[.E119])" office:value-type="string" office:string-value=".#...#..#..#.#.....#.....#....#.#...#..#..#.#.....#.....#....#.#...#..#..#.#.....#.....#....#.#...#..#..#.#.....#.....#....#.#...#..#..#.#.....#.....#....#" calcext:value-type="string">
            <text:p>.#...#..#..#.#.....#.....#....#.#...#..#..#.#.....#.....#....#.#...#..#..#.#.....#.....#....#.#...#..#..#.#.....#.....#....#.#...#..#..#.#.....#.....#....#</text:p>
          </table:table-cell>
          <table:table-cell table:number-columns-repeated="2" office:value-type="string" calcext:value-type="string">
            <text:p>.#...#..#..#.#.....#.....#....#.#...#..#..#.#.....#.....#....#.#...#..#..#.#.....#.....#....#.#...#..#..#.#.....#.....#....#.#...#..#..#.#.....#.....#....#</text:p>
          </table:table-cell>
          <table:table-cell table:formula="of:=CONCATENATE([.G119];[.H119])" office:value-type="string" office:string-value=".#...#..#..#.#.....#.....#....#.#...#..#..#.#.....#.....#....#.#...#..#..#.#.....#.....#....#.#...#..#..#.#.....#.....#....#.#...#..#..#.#.....#.....#....#.#...#..#..#.#.....#.....#....#.#...#..#..#.#.....#.....#....#.#...#..#..#.#.....#.....#....#.#...#..#..#.#.....#.....#....#.#...#..#..#.#.....#.....#....#" calcext:value-type="string">
            <text:p>.#...#..#..#.#.....#.....#....#.#...#..#..#.#.....#.....#....#.#...#..#..#.#.....#.....#....#.#...#..#..#.#.....#.....#....#.#...#..#..#.#.....#.....#....#.#...#..#..#.#.....#.....#....#.#...#..#..#.#.....#.....#....#.#...#..#..#.#.....#.....#....#.#...#..#..#.#.....#.....#....#.#...#..#..#.#.....#.....#....#</text:p>
          </table:table-cell>
          <table:table-cell office:value-type="string" calcext:value-type="string">
            <text:p>.#...#..#..#.#.....#.....#....#.#...#..#..#.#.....#.....#....#.#...#..#..#.#.....#.....#....#.#...#..#..#.#.....#.....#....#.#...#..#..#.#.....#.....#....#.#...#..#..#.#.....#.....#....#.#...#..#..#.#.....#.....#....#.#...#..#..#.#.....#.....#....#.#...#..#..#.#.....#.....#....#.#...#..#..#.#.....#.....#....#</text:p>
          </table:table-cell>
        </table:table-row>
        <table:table-row table:style-name="ro1">
          <table:table-cell table:number-columns-repeated="5" office:value-type="string" calcext:value-type="string">
            <text:p>#.....#.#.#.....####.......#...</text:p>
          </table:table-cell>
          <table:table-cell table:formula="of:=CONCATENATE([.A120];[.B120];[.C120];[.D120];[.E120])" office:value-type="string" office:string-value="#.....#.#.#.....####.......#...#.....#.#.#.....####.......#...#.....#.#.#.....####.......#...#.....#.#.#.....####.......#...#.....#.#.#.....####.......#..." calcext:value-type="string">
            <text:p>#.....#.#.#.....####.......#...#.....#.#.#.....####.......#...#.....#.#.#.....####.......#...#.....#.#.#.....####.......#...#.....#.#.#.....####.......#...</text:p>
          </table:table-cell>
          <table:table-cell table:number-columns-repeated="2" office:value-type="string" calcext:value-type="string">
            <text:p>#.....#.#.#.....####.......#...#.....#.#.#.....####.......#...#.....#.#.#.....####.......#...#.....#.#.#.....####.......#...#.....#.#.#.....####.......#...</text:p>
          </table:table-cell>
          <table:table-cell table:formula="of:=CONCATENATE([.G120];[.H120])" office:value-type="string" office:string-value="#.....#.#.#.....####.......#...#.....#.#.#.....####.......#...#.....#.#.#.....####.......#...#.....#.#.#.....####.......#...#.....#.#.#.....####.......#...#.....#.#.#.....####.......#...#.....#.#.#.....####.......#...#.....#.#.#.....####.......#...#.....#.#.#.....####.......#...#.....#.#.#.....####.......#..." calcext:value-type="string">
            <text:p>#.....#.#.#.....####.......#...#.....#.#.#.....####.......#...#.....#.#.#.....####.......#...#.....#.#.#.....####.......#...#.....#.#.#.....####.......#...#.....#.#.#.....####.......#...#.....#.#.#.....####.......#...#.....#.#.#.....####.......#...#.....#.#.#.....####.......#...#.....#.#.#.....####.......#...</text:p>
          </table:table-cell>
          <table:table-cell office:value-type="string" calcext:value-type="string">
            <text:p>#.....#.#.#.....####.......#...#.....#.#.#.....####.......#...#.....#.#.#.....####.......#...#.....#.#.#.....####.......#...#.....#.#.#.....####.......#...#.....#.#.#.....####.......#...#.....#.#.#.....####.......#...#.....#.#.#.....####.......#...#.....#.#.#.....####.......#...#.....#.#.#.....####.......#...</text:p>
          </table:table-cell>
        </table:table-row>
        <table:table-row table:style-name="ro1">
          <table:table-cell table:number-columns-repeated="5" office:value-type="string" calcext:value-type="string">
            <text:p>...#.#........#.#.###...#.....#</text:p>
          </table:table-cell>
          <table:table-cell table:formula="of:=CONCATENATE([.A121];[.B121];[.C121];[.D121];[.E121])" office:value-type="string" office:string-value="...#.#........#.#.###...#.....#...#.#........#.#.###...#.....#...#.#........#.#.###...#.....#...#.#........#.#.###...#.....#...#.#........#.#.###...#.....#" calcext:value-type="string">
            <text:p>...#.#........#.#.###...#.....#...#.#........#.#.###...#.....#...#.#........#.#.###...#.....#...#.#........#.#.###...#.....#...#.#........#.#.###...#.....#</text:p>
          </table:table-cell>
          <table:table-cell table:number-columns-repeated="2" office:value-type="string" calcext:value-type="string">
            <text:p>...#.#........#.#.###...#.....#...#.#........#.#.###...#.....#...#.#........#.#.###...#.....#...#.#........#.#.###...#.....#...#.#........#.#.###...#.....#</text:p>
          </table:table-cell>
          <table:table-cell table:formula="of:=CONCATENATE([.G121];[.H121])" office:value-type="string" office:string-value="...#.#........#.#.###...#.....#...#.#........#.#.###...#.....#...#.#........#.#.###...#.....#...#.#........#.#.###...#.....#...#.#........#.#.###...#.....#...#.#........#.#.###...#.....#...#.#........#.#.###...#.....#...#.#........#.#.###...#.....#...#.#........#.#.###...#.....#...#.#........#.#.###...#.....#" calcext:value-type="string">
            <text:p>...#.#........#.#.###...#.....#...#.#........#.#.###...#.....#...#.#........#.#.###...#.....#...#.#........#.#.###...#.....#...#.#........#.#.###...#.....#...#.#........#.#.###...#.....#...#.#........#.#.###...#.....#...#.#........#.#.###...#.....#...#.#........#.#.###...#.....#...#.#........#.#.###...#.....#</text:p>
          </table:table-cell>
          <table:table-cell office:value-type="string" calcext:value-type="string">
            <text:p>...#.#........#.#.###...#.....#...#.#........#.#.###...#.....#...#.#........#.#.###...#.....#...#.#........#.#.###...#.....#...#.#........#.#.###...#.....#...#.#........#.#.###...#.....#...#.#........#.#.###...#.....#...#.#........#.#.###...#.....#...#.#........#.#.###...#.....#...#.#........#.#.###...#.....#</text:p>
          </table:table-cell>
        </table:table-row>
        <table:table-row table:style-name="ro1">
          <table:table-cell table:number-columns-repeated="5" office:value-type="string" calcext:value-type="string">
            <text:p>.....#.....##....#....#..##...#</text:p>
          </table:table-cell>
          <table:table-cell table:formula="of:=CONCATENATE([.A122];[.B122];[.C122];[.D122];[.E122])" office:value-type="string" office:string-value=".....#.....##....#....#..##...#.....#.....##....#....#..##...#.....#.....##....#....#..##...#.....#.....##....#....#..##...#.....#.....##....#....#..##...#" calcext:value-type="string">
            <text:p>.....#.....##....#....#..##...#.....#.....##....#....#..##...#.....#.....##....#....#..##...#.....#.....##....#....#..##...#.....#.....##....#....#..##...#</text:p>
          </table:table-cell>
          <table:table-cell table:number-columns-repeated="2" office:value-type="string" calcext:value-type="string">
            <text:p>.....#.....##....#....#..##...#.....#.....##....#....#..##...#.....#.....##....#....#..##...#.....#.....##....#....#..##...#.....#.....##....#....#..##...#</text:p>
          </table:table-cell>
          <table:table-cell table:formula="of:=CONCATENATE([.G122];[.H122])" office:value-type="string" office:string-value=".....#.....##....#....#..##...#.....#.....##....#....#..##...#.....#.....##....#....#..##...#.....#.....##....#....#..##...#.....#.....##....#....#..##...#.....#.....##....#....#..##...#.....#.....##....#....#..##...#.....#.....##....#....#..##...#.....#.....##....#....#..##...#.....#.....##....#....#..##...#" calcext:value-type="string">
            <text:p>.....#.....##....#....#..##...#.....#.....##....#....#..##...#.....#.....##....#....#..##...#.....#.....##....#....#..##...#.....#.....##....#....#..##...#.....#.....##....#....#..##...#.....#.....##....#....#..##...#.....#.....##....#....#..##...#.....#.....##....#....#..##...#.....#.....##....#....#..##...#</text:p>
          </table:table-cell>
          <table:table-cell office:value-type="string" calcext:value-type="string">
            <text:p>.....#.....##....#....#..##...#.....#.....##....#....#..##...#.....#.....##....#....#..##...#.....#.....##....#....#..##...#.....#.....##....#....#..##...#.....#.....##....#....#..##...#.....#.....##....#....#..##...#.....#.....##....#....#..##...#.....#.....##....#....#..##...#.....#.....##....#....#..##...#</text:p>
          </table:table-cell>
        </table:table-row>
        <table:table-row table:style-name="ro1">
          <table:table-cell table:number-columns-repeated="5" office:value-type="string" calcext:value-type="string">
            <text:p>..#....###.##.#..#..#....#...#.</text:p>
          </table:table-cell>
          <table:table-cell table:formula="of:=CONCATENATE([.A123];[.B123];[.C123];[.D123];[.E123])" office:value-type="string" office:string-value="..#....###.##.#..#..#....#...#...#....###.##.#..#..#....#...#...#....###.##.#..#..#....#...#...#....###.##.#..#..#....#...#...#....###.##.#..#..#....#...#." calcext:value-type="string">
            <text:p>..#....###.##.#..#..#....#...#...#....###.##.#..#..#....#...#...#....###.##.#..#..#....#...#...#....###.##.#..#..#....#...#...#....###.##.#..#..#....#...#.</text:p>
          </table:table-cell>
          <table:table-cell table:number-columns-repeated="2" office:value-type="string" calcext:value-type="string">
            <text:p>..#....###.##.#..#..#....#...#...#....###.##.#..#..#....#...#...#....###.##.#..#..#....#...#...#....###.##.#..#..#....#...#...#....###.##.#..#..#....#...#.</text:p>
          </table:table-cell>
          <table:table-cell table:formula="of:=CONCATENATE([.G123];[.H123])" office:value-type="string" office:string-value="..#....###.##.#..#..#....#...#...#....###.##.#..#..#....#...#...#....###.##.#..#..#....#...#...#....###.##.#..#..#....#...#...#....###.##.#..#..#....#...#...#....###.##.#..#..#....#...#...#....###.##.#..#..#....#...#...#....###.##.#..#..#....#...#...#....###.##.#..#..#....#...#...#....###.##.#..#..#....#...#." calcext:value-type="string">
            <text:p>..#....###.##.#..#..#....#...#...#....###.##.#..#..#....#...#...#....###.##.#..#..#....#...#...#....###.##.#..#..#....#...#...#....###.##.#..#..#....#...#...#....###.##.#..#..#....#...#...#....###.##.#..#..#....#...#...#....###.##.#..#..#....#...#...#....###.##.#..#..#....#...#...#....###.##.#..#..#....#...#.</text:p>
          </table:table-cell>
          <table:table-cell office:value-type="string" calcext:value-type="string">
            <text:p>..#....###.##.#..#..#....#...#...#....###.##.#..#..#....#...#...#....###.##.#..#..#....#...#...#....###.##.#..#..#....#...#...#....###.##.#..#..#....#...#...#....###.##.#..#..#....#...#...#....###.##.#..#..#....#...#...#....###.##.#..#..#....#...#...#....###.##.#..#..#....#...#...#....###.##.#..#..#....#...#.</text:p>
          </table:table-cell>
        </table:table-row>
        <table:table-row table:style-name="ro1">
          <table:table-cell table:number-columns-repeated="5" office:value-type="string" calcext:value-type="string">
            <text:p>.....#.....#...........#.#.###.</text:p>
          </table:table-cell>
          <table:table-cell table:formula="of:=CONCATENATE([.A124];[.B124];[.C124];[.D124];[.E124])" office:value-type="string" office:string-value=".....#.....#...........#.#.###......#.....#...........#.#.###......#.....#...........#.#.###......#.....#...........#.#.###......#.....#...........#.#.###." calcext:value-type="string">
            <text:p>.....#.....#...........#.#.###......#.....#...........#.#.###......#.....#...........#.#.###......#.....#...........#.#.###......#.....#...........#.#.###.</text:p>
          </table:table-cell>
          <table:table-cell table:number-columns-repeated="2" office:value-type="string" calcext:value-type="string">
            <text:p>.....#.....#...........#.#.###......#.....#...........#.#.###......#.....#...........#.#.###......#.....#...........#.#.###......#.....#...........#.#.###.</text:p>
          </table:table-cell>
          <table:table-cell table:formula="of:=CONCATENATE([.G124];[.H124])" office:value-type="string" office:string-value=".....#.....#...........#.#.###......#.....#...........#.#.###......#.....#...........#.#.###......#.....#...........#.#.###......#.....#...........#.#.###......#.....#...........#.#.###......#.....#...........#.#.###......#.....#...........#.#.###......#.....#...........#.#.###......#.....#...........#.#.###." calcext:value-type="string">
            <text:p>.....#.....#...........#.#.###......#.....#...........#.#.###......#.....#...........#.#.###......#.....#...........#.#.###......#.....#...........#.#.###......#.....#...........#.#.###......#.....#...........#.#.###......#.....#...........#.#.###......#.....#...........#.#.###......#.....#...........#.#.###.</text:p>
          </table:table-cell>
          <table:table-cell office:value-type="string" calcext:value-type="string">
            <text:p>.....#.....#...........#.#.###......#.....#...........#.#.###......#.....#...........#.#.###......#.....#...........#.#.###......#.....#...........#.#.###......#.....#...........#.#.###......#.....#...........#.#.###......#.....#...........#.#.###......#.....#...........#.#.###......#.....#...........#.#.###.</text:p>
          </table:table-cell>
        </table:table-row>
        <table:table-row table:style-name="ro1">
          <table:table-cell table:number-columns-repeated="5" office:value-type="string" calcext:value-type="string">
            <text:p>.....#......###...#.#...##.....</text:p>
          </table:table-cell>
          <table:table-cell table:formula="of:=CONCATENATE([.A125];[.B125];[.C125];[.D125];[.E125])" office:value-type="string" office:string-value=".....#......###...#.#...##..........#......###...#.#...##..........#......###...#.#...##..........#......###...#.#...##..........#......###...#.#...##....." calcext:value-type="string">
            <text:p>.....#......###...#.#...##..........#......###...#.#...##..........#......###...#.#...##..........#......###...#.#...##..........#......###...#.#...##.....</text:p>
          </table:table-cell>
          <table:table-cell table:number-columns-repeated="2" office:value-type="string" calcext:value-type="string">
            <text:p>.....#......###...#.#...##..........#......###...#.#...##..........#......###...#.#...##..........#......###...#.#...##..........#......###...#.#...##.....</text:p>
          </table:table-cell>
          <table:table-cell table:formula="of:=CONCATENATE([.G125];[.H125])" office:value-type="string" office:string-value=".....#......###...#.#...##..........#......###...#.#...##..........#......###...#.#...##..........#......###...#.#...##..........#......###...#.#...##..........#......###...#.#...##..........#......###...#.#...##..........#......###...#.#...##..........#......###...#.#...##..........#......###...#.#...##....." calcext:value-type="string">
            <text:p>.....#......###...#.#...##..........#......###...#.#...##..........#......###...#.#...##..........#......###...#.#...##..........#......###...#.#...##..........#......###...#.#...##..........#......###...#.#...##..........#......###...#.#...##..........#......###...#.#...##..........#......###...#.#...##.....</text:p>
          </table:table-cell>
          <table:table-cell office:value-type="string" calcext:value-type="string">
            <text:p>.....#......###...#.#...##..........#......###...#.#...##..........#......###...#.#...##..........#......###...#.#...##..........#......###...#.#...##..........#......###...#.#...##..........#......###...#.#...##..........#......###...#.#...##..........#......###...#.#...##..........#......###...#.#...##.....</text:p>
          </table:table-cell>
        </table:table-row>
        <table:table-row table:style-name="ro1">
          <table:table-cell table:number-columns-repeated="5" office:value-type="string" calcext:value-type="string">
            <text:p>...........###..#...#....#.#..#</text:p>
          </table:table-cell>
          <table:table-cell table:formula="of:=CONCATENATE([.A126];[.B126];[.C126];[.D126];[.E126])" office:value-type="string" office:string-value="...........###..#...#....#.#..#...........###..#...#....#.#..#...........###..#...#....#.#..#...........###..#...#....#.#..#...........###..#...#....#.#..#" calcext:value-type="string">
            <text:p>...........###..#...#....#.#..#...........###..#...#....#.#..#...........###..#...#....#.#..#...........###..#...#....#.#..#...........###..#...#....#.#..#</text:p>
          </table:table-cell>
          <table:table-cell table:number-columns-repeated="2" office:value-type="string" calcext:value-type="string">
            <text:p>...........###..#...#....#.#..#...........###..#...#....#.#..#...........###..#...#....#.#..#...........###..#...#....#.#..#...........###..#...#....#.#..#</text:p>
          </table:table-cell>
          <table:table-cell table:formula="of:=CONCATENATE([.G126];[.H126])" office:value-type="string" office:string-value="...........###..#...#....#.#..#...........###..#...#....#.#..#...........###..#...#....#.#..#...........###..#...#....#.#..#...........###..#...#....#.#..#...........###..#...#....#.#..#...........###..#...#....#.#..#...........###..#...#....#.#..#...........###..#...#....#.#..#...........###..#...#....#.#..#" calcext:value-type="string">
            <text:p>...........###..#...#....#.#..#...........###..#...#....#.#..#...........###..#...#....#.#..#...........###..#...#....#.#..#...........###..#...#....#.#..#...........###..#...#....#.#..#...........###..#...#....#.#..#...........###..#...#....#.#..#...........###..#...#....#.#..#...........###..#...#....#.#..#</text:p>
          </table:table-cell>
          <table:table-cell office:value-type="string" calcext:value-type="string">
            <text:p>...........###..#...#....#.#..#...........###..#...#....#.#..#...........###..#...#....#.#..#...........###..#...#....#.#..#...........###..#...#....#.#..#...........###..#...#....#.#..#...........###..#...#....#.#..#...........###..#...#....#.#..#...........###..#...#....#.#..#...........###..#...#....#.#..#</text:p>
          </table:table-cell>
        </table:table-row>
        <table:table-row table:style-name="ro1">
          <table:table-cell table:number-columns-repeated="5" office:value-type="string" calcext:value-type="string">
            <text:p>...#..###.....#....#.#...#.....</text:p>
          </table:table-cell>
          <table:table-cell table:formula="of:=CONCATENATE([.A127];[.B127];[.C127];[.D127];[.E127])" office:value-type="string" office:string-value="...#..###.....#....#.#...#........#..###.....#....#.#...#........#..###.....#....#.#...#........#..###.....#....#.#...#........#..###.....#....#.#...#....." calcext:value-type="string">
            <text:p>...#..###.....#....#.#...#........#..###.....#....#.#...#........#..###.....#....#.#...#........#..###.....#....#.#...#........#..###.....#....#.#...#.....</text:p>
          </table:table-cell>
          <table:table-cell table:number-columns-repeated="2" office:value-type="string" calcext:value-type="string">
            <text:p>...#..###.....#....#.#...#........#..###.....#....#.#...#........#..###.....#....#.#...#........#..###.....#....#.#...#........#..###.....#....#.#...#.....</text:p>
          </table:table-cell>
          <table:table-cell table:formula="of:=CONCATENATE([.G127];[.H127])" office:value-type="string" office:string-value="...#..###.....#....#.#...#........#..###.....#....#.#...#........#..###.....#....#.#...#........#..###.....#....#.#...#........#..###.....#....#.#...#........#..###.....#....#.#...#........#..###.....#....#.#...#........#..###.....#....#.#...#........#..###.....#....#.#...#........#..###.....#....#.#...#....." calcext:value-type="string">
            <text:p>...#..###.....#....#.#...#........#..###.....#....#.#...#........#..###.....#....#.#...#........#..###.....#....#.#...#........#..###.....#....#.#...#........#..###.....#....#.#...#........#..###.....#....#.#...#........#..###.....#....#.#...#........#..###.....#....#.#...#........#..###.....#....#.#...#.....</text:p>
          </table:table-cell>
          <table:table-cell office:value-type="string" calcext:value-type="string">
            <text:p>...#..###.....#....#.#...#........#..###.....#....#.#...#........#..###.....#....#.#...#........#..###.....#....#.#...#........#..###.....#....#.#...#........#..###.....#....#.#...#........#..###.....#....#.#...#........#..###.....#....#.#...#........#..###.....#....#.#...#........#..###.....#....#.#...#.....</text:p>
          </table:table-cell>
        </table:table-row>
        <table:table-row table:style-name="ro1">
          <table:table-cell table:number-columns-repeated="5" office:value-type="string" calcext:value-type="string">
            <text:p>.......#...#..#..##....#.#.#...</text:p>
          </table:table-cell>
          <table:table-cell table:formula="of:=CONCATENATE([.A128];[.B128];[.C128];[.D128];[.E128])" office:value-type="string" office:string-value=".......#...#..#..##....#.#.#..........#...#..#..##....#.#.#..........#...#..#..##....#.#.#..........#...#..#..##....#.#.#..........#...#..#..##....#.#.#..." calcext:value-type="string">
            <text:p>.......#...#..#..##....#.#.#..........#...#..#..##....#.#.#..........#...#..#..##....#.#.#..........#...#..#..##....#.#.#..........#...#..#..##....#.#.#...</text:p>
          </table:table-cell>
          <table:table-cell table:number-columns-repeated="2" office:value-type="string" calcext:value-type="string">
            <text:p>.......#...#..#..##....#.#.#..........#...#..#..##....#.#.#..........#...#..#..##....#.#.#..........#...#..#..##....#.#.#..........#...#..#..##....#.#.#...</text:p>
          </table:table-cell>
          <table:table-cell table:formula="of:=CONCATENATE([.G128];[.H128])" office:value-type="string" office:string-value=".......#...#..#..##....#.#.#..........#...#..#..##....#.#.#..........#...#..#..##....#.#.#..........#...#..#..##....#.#.#..........#...#..#..##....#.#.#..........#...#..#..##....#.#.#..........#...#..#..##....#.#.#..........#...#..#..##....#.#.#..........#...#..#..##....#.#.#..........#...#..#..##....#.#.#..." calcext:value-type="string">
            <text:p>.......#...#..#..##....#.#.#..........#...#..#..##....#.#.#..........#...#..#..##....#.#.#..........#...#..#..##....#.#.#..........#...#..#..##....#.#.#..........#...#..#..##....#.#.#..........#...#..#..##....#.#.#..........#...#..#..##....#.#.#..........#...#..#..##....#.#.#..........#...#..#..##....#.#.#...</text:p>
          </table:table-cell>
          <table:table-cell office:value-type="string" calcext:value-type="string">
            <text:p>.......#...#..#..##....#.#.#..........#...#..#..##....#.#.#..........#...#..#..##....#.#.#..........#...#..#..##....#.#.#..........#...#..#..##....#.#.#..........#...#..#..##....#.#.#..........#...#..#..##....#.#.#..........#...#..#..##....#.#.#..........#...#..#..##....#.#.#..........#...#..#..##....#.#.#...</text:p>
          </table:table-cell>
        </table:table-row>
        <table:table-row table:style-name="ro1">
          <table:table-cell table:number-columns-repeated="5" office:value-type="string" calcext:value-type="string">
            <text:p>...#..####.###........#.....#..</text:p>
          </table:table-cell>
          <table:table-cell table:formula="of:=CONCATENATE([.A129];[.B129];[.C129];[.D129];[.E129])" office:value-type="string" office:string-value="...#..####.###........#.....#.....#..####.###........#.....#.....#..####.###........#.....#.....#..####.###........#.....#.....#..####.###........#.....#.." calcext:value-type="string">
            <text:p>...#..####.###........#.....#.....#..####.###........#.....#.....#..####.###........#.....#.....#..####.###........#.....#.....#..####.###........#.....#..</text:p>
          </table:table-cell>
          <table:table-cell table:number-columns-repeated="2" office:value-type="string" calcext:value-type="string">
            <text:p>...#..####.###........#.....#.....#..####.###........#.....#.....#..####.###........#.....#.....#..####.###........#.....#.....#..####.###........#.....#..</text:p>
          </table:table-cell>
          <table:table-cell table:formula="of:=CONCATENATE([.G129];[.H129])" office:value-type="string" office:string-value="...#..####.###........#.....#.....#..####.###........#.....#.....#..####.###........#.....#.....#..####.###........#.....#.....#..####.###........#.....#.....#..####.###........#.....#.....#..####.###........#.....#.....#..####.###........#.....#.....#..####.###........#.....#.....#..####.###........#.....#.." calcext:value-type="string">
            <text:p>...#..####.###........#.....#.....#..####.###........#.....#.....#..####.###........#.....#.....#..####.###........#.....#.....#..####.###........#.....#.....#..####.###........#.....#.....#..####.###........#.....#.....#..####.###........#.....#.....#..####.###........#.....#.....#..####.###........#.....#..</text:p>
          </table:table-cell>
          <table:table-cell office:value-type="string" calcext:value-type="string">
            <text:p>...#..####.###........#.....#.....#..####.###........#.....#.....#..####.###........#.....#.....#..####.###........#.....#.....#..####.###........#.....#.....#..####.###........#.....#.....#..####.###........#.....#.....#..####.###........#.....#.....#..####.###........#.....#.....#..####.###........#.....#..</text:p>
          </table:table-cell>
        </table:table-row>
        <table:table-row table:style-name="ro1">
          <table:table-cell table:number-columns-repeated="5" office:value-type="string" calcext:value-type="string">
            <text:p>..#......###..#..#.##..........</text:p>
          </table:table-cell>
          <table:table-cell table:formula="of:=CONCATENATE([.A130];[.B130];[.C130];[.D130];[.E130])" office:value-type="string" office:string-value="..#......###..#..#.##............#......###..#..#.##............#......###..#..#.##............#......###..#..#.##............#......###..#..#.##.........." calcext:value-type="string">
            <text:p>..#......###..#..#.##............#......###..#..#.##............#......###..#..#.##............#......###..#..#.##............#......###..#..#.##..........</text:p>
          </table:table-cell>
          <table:table-cell table:number-columns-repeated="2" office:value-type="string" calcext:value-type="string">
            <text:p>..#......###..#..#.##............#......###..#..#.##............#......###..#..#.##............#......###..#..#.##............#......###..#..#.##..........</text:p>
          </table:table-cell>
          <table:table-cell table:formula="of:=CONCATENATE([.G130];[.H130])" office:value-type="string" office:string-value="..#......###..#..#.##............#......###..#..#.##............#......###..#..#.##............#......###..#..#.##............#......###..#..#.##............#......###..#..#.##............#......###..#..#.##............#......###..#..#.##............#......###..#..#.##............#......###..#..#.##.........." calcext:value-type="string">
            <text:p>..#......###..#..#.##............#......###..#..#.##............#......###..#..#.##............#......###..#..#.##............#......###..#..#.##............#......###..#..#.##............#......###..#..#.##............#......###..#..#.##............#......###..#..#.##............#......###..#..#.##..........</text:p>
          </table:table-cell>
          <table:table-cell office:value-type="string" calcext:value-type="string">
            <text:p>..#......###..#..#.##............#......###..#..#.##............#......###..#..#.##............#......###..#..#.##............#......###..#..#.##............#......###..#..#.##............#......###..#..#.##............#......###..#..#.##............#......###..#..#.##............#......###..#..#.##..........</text:p>
          </table:table-cell>
        </table:table-row>
        <table:table-row table:style-name="ro1">
          <table:table-cell table:number-columns-repeated="5" office:value-type="string" calcext:value-type="string">
            <text:p>....#....##..##..##.......###..</text:p>
          </table:table-cell>
          <table:table-cell table:formula="of:=CONCATENATE([.A131];[.B131];[.C131];[.D131];[.E131])" office:value-type="string" office:string-value="....#....##..##..##.......###......#....##..##..##.......###......#....##..##..##.......###......#....##..##..##.......###......#....##..##..##.......###.." calcext:value-type="string">
            <text:p>....#....##..##..##.......###......#....##..##..##.......###......#....##..##..##.......###......#....##..##..##.......###......#....##..##..##.......###..</text:p>
          </table:table-cell>
          <table:table-cell table:number-columns-repeated="2" office:value-type="string" calcext:value-type="string">
            <text:p>....#....##..##..##.......###......#....##..##..##.......###......#....##..##..##.......###......#....##..##..##.......###......#....##..##..##.......###..</text:p>
          </table:table-cell>
          <table:table-cell table:formula="of:=CONCATENATE([.G131];[.H131])" office:value-type="string" office:string-value="....#....##..##..##.......###......#....##..##..##.......###......#....##..##..##.......###......#....##..##..##.......###......#....##..##..##.......###......#....##..##..##.......###......#....##..##..##.......###......#....##..##..##.......###......#....##..##..##.......###......#....##..##..##.......###.." calcext:value-type="string">
            <text:p>....#....##..##..##.......###......#....##..##..##.......###......#....##..##..##.......###......#....##..##..##.......###......#....##..##..##.......###......#....##..##..##.......###......#....##..##..##.......###......#....##..##..##.......###......#....##..##..##.......###......#....##..##..##.......###..</text:p>
          </table:table-cell>
          <table:table-cell office:value-type="string" calcext:value-type="string">
            <text:p>....#....##..##..##.......###......#....##..##..##.......###......#....##..##..##.......###......#....##..##..##.......###......#....##..##..##.......###......#....##..##..##.......###......#....##..##..##.......###......#....##..##..##.......###......#....##..##..##.......###......#....##..##..##.......###..</text:p>
          </table:table-cell>
        </table:table-row>
        <table:table-row table:style-name="ro1">
          <table:table-cell table:number-columns-repeated="5" office:value-type="string" calcext:value-type="string">
            <text:p>...#.......#..#.#....##........</text:p>
          </table:table-cell>
          <table:table-cell table:formula="of:=CONCATENATE([.A132];[.B132];[.C132];[.D132];[.E132])" office:value-type="string" office:string-value="...#.......#..#.#....##...........#.......#..#.#....##...........#.......#..#.#....##...........#.......#..#.#....##...........#.......#..#.#....##........" calcext:value-type="string">
            <text:p>...#.......#..#.#....##...........#.......#..#.#....##...........#.......#..#.#....##...........#.......#..#.#....##...........#.......#..#.#....##........</text:p>
          </table:table-cell>
          <table:table-cell table:number-columns-repeated="2" office:value-type="string" calcext:value-type="string">
            <text:p>...#.......#..#.#....##...........#.......#..#.#....##...........#.......#..#.#....##...........#.......#..#.#....##...........#.......#..#.#....##........</text:p>
          </table:table-cell>
          <table:table-cell table:formula="of:=CONCATENATE([.G132];[.H132])" office:value-type="string" office:string-value="...#.......#..#.#....##...........#.......#..#.#....##...........#.......#..#.#....##...........#.......#..#.#....##...........#.......#..#.#....##...........#.......#..#.#....##...........#.......#..#.#....##...........#.......#..#.#....##...........#.......#..#.#....##...........#.......#..#.#....##........" calcext:value-type="string">
            <text:p>...#.......#..#.#....##...........#.......#..#.#....##...........#.......#..#.#....##...........#.......#..#.#....##...........#.......#..#.#....##...........#.......#..#.#....##...........#.......#..#.#....##...........#.......#..#.#....##...........#.......#..#.#....##...........#.......#..#.#....##........</text:p>
          </table:table-cell>
          <table:table-cell office:value-type="string" calcext:value-type="string">
            <text:p>...#.......#..#.#....##...........#.......#..#.#....##...........#.......#..#.#....##...........#.......#..#.#....##...........#.......#..#.#....##...........#.......#..#.#....##...........#.......#..#.#....##...........#.......#..#.#....##...........#.......#..#.#....##...........#.......#..#.#....##........</text:p>
          </table:table-cell>
        </table:table-row>
        <table:table-row table:style-name="ro1">
          <table:table-cell table:number-columns-repeated="5" office:value-type="string" calcext:value-type="string">
            <text:p>.#.#.....#.#.#..........#..#..#</text:p>
          </table:table-cell>
          <table:table-cell table:formula="of:=CONCATENATE([.A133];[.B133];[.C133];[.D133];[.E133])" office:value-type="string" office:string-value=".#.#.....#.#.#..........#..#..#.#.#.....#.#.#..........#..#..#.#.#.....#.#.#..........#..#..#.#.#.....#.#.#..........#..#..#.#.#.....#.#.#..........#..#..#" calcext:value-type="string">
            <text:p>.#.#.....#.#.#..........#..#..#.#.#.....#.#.#..........#..#..#.#.#.....#.#.#..........#..#..#.#.#.....#.#.#..........#..#..#.#.#.....#.#.#..........#..#..#</text:p>
          </table:table-cell>
          <table:table-cell table:number-columns-repeated="2" office:value-type="string" calcext:value-type="string">
            <text:p>.#.#.....#.#.#..........#..#..#.#.#.....#.#.#..........#..#..#.#.#.....#.#.#..........#..#..#.#.#.....#.#.#..........#..#..#.#.#.....#.#.#..........#..#..#</text:p>
          </table:table-cell>
          <table:table-cell table:formula="of:=CONCATENATE([.G133];[.H133])" office:value-type="string" office:string-value=".#.#.....#.#.#..........#..#..#.#.#.....#.#.#..........#..#..#.#.#.....#.#.#..........#..#..#.#.#.....#.#.#..........#..#..#.#.#.....#.#.#..........#..#..#.#.#.....#.#.#..........#..#..#.#.#.....#.#.#..........#..#..#.#.#.....#.#.#..........#..#..#.#.#.....#.#.#..........#..#..#.#.#.....#.#.#..........#..#..#" calcext:value-type="string">
            <text:p>.#.#.....#.#.#..........#..#..#.#.#.....#.#.#..........#..#..#.#.#.....#.#.#..........#..#..#.#.#.....#.#.#..........#..#..#.#.#.....#.#.#..........#..#..#.#.#.....#.#.#..........#..#..#.#.#.....#.#.#..........#..#..#.#.#.....#.#.#..........#..#..#.#.#.....#.#.#..........#..#..#.#.#.....#.#.#..........#..#..#</text:p>
          </table:table-cell>
          <table:table-cell office:value-type="string" calcext:value-type="string">
            <text:p>.#.#.....#.#.#..........#..#..#.#.#.....#.#.#..........#..#..#.#.#.....#.#.#..........#..#..#.#.#.....#.#.#..........#..#..#.#.#.....#.#.#..........#..#..#.#.#.....#.#.#..........#..#..#.#.#.....#.#.#..........#..#..#.#.#.....#.#.#..........#..#..#.#.#.....#.#.#..........#..#..#.#.#.....#.#.#..........#..#..#</text:p>
          </table:table-cell>
        </table:table-row>
        <table:table-row table:style-name="ro1">
          <table:table-cell table:number-columns-repeated="5" office:value-type="string" calcext:value-type="string">
            <text:p>.##....##....##...........##.##</text:p>
          </table:table-cell>
          <table:table-cell table:formula="of:=CONCATENATE([.A134];[.B134];[.C134];[.D134];[.E134])" office:value-type="string" office:string-value=".##....##....##...........##.##.##....##....##...........##.##.##....##....##...........##.##.##....##....##...........##.##.##....##....##...........##.##" calcext:value-type="string">
            <text:p>.##....##....##...........##.##.##....##....##...........##.##.##....##....##...........##.##.##....##....##...........##.##.##....##....##...........##.##</text:p>
          </table:table-cell>
          <table:table-cell table:number-columns-repeated="2" office:value-type="string" calcext:value-type="string">
            <text:p>.##....##....##...........##.##.##....##....##...........##.##.##....##....##...........##.##.##....##....##...........##.##.##....##....##...........##.##</text:p>
          </table:table-cell>
          <table:table-cell table:formula="of:=CONCATENATE([.G134];[.H134])" office:value-type="string" office:string-value=".##....##....##...........##.##.##....##....##...........##.##.##....##....##...........##.##.##....##....##...........##.##.##....##....##...........##.##.##....##....##...........##.##.##....##....##...........##.##.##....##....##...........##.##.##....##....##...........##.##.##....##....##...........##.##" calcext:value-type="string">
            <text:p>.##....##....##...........##.##.##....##....##...........##.##.##....##....##...........##.##.##....##....##...........##.##.##....##....##...........##.##.##....##....##...........##.##.##....##....##...........##.##.##....##....##...........##.##.##....##....##...........##.##.##....##....##...........##.##</text:p>
          </table:table-cell>
          <table:table-cell office:value-type="string" calcext:value-type="string">
            <text:p>.##....##....##...........##.##.##....##....##...........##.##.##....##....##...........##.##.##....##....##...........##.##.##....##....##...........##.##.##....##....##...........##.##.##....##....##...........##.##.##....##....##...........##.##.##....##....##...........##.##.##....##....##...........##.##</text:p>
          </table:table-cell>
        </table:table-row>
        <table:table-row table:style-name="ro1">
          <table:table-cell table:number-columns-repeated="5" office:value-type="string" calcext:value-type="string">
            <text:p>........#......#.##....##...#.#</text:p>
          </table:table-cell>
          <table:table-cell table:formula="of:=CONCATENATE([.A135];[.B135];[.C135];[.D135];[.E135])" office:value-type="string" office:string-value="........#......#.##....##...#.#........#......#.##....##...#.#........#......#.##....##...#.#........#......#.##....##...#.#........#......#.##....##...#.#" calcext:value-type="string">
            <text:p>........#......#.##....##...#.#........#......#.##....##...#.#........#......#.##....##...#.#........#......#.##....##...#.#........#......#.##....##...#.#</text:p>
          </table:table-cell>
          <table:table-cell table:number-columns-repeated="2" office:value-type="string" calcext:value-type="string">
            <text:p>........#......#.##....##...#.#........#......#.##....##...#.#........#......#.##....##...#.#........#......#.##....##...#.#........#......#.##....##...#.#</text:p>
          </table:table-cell>
          <table:table-cell table:formula="of:=CONCATENATE([.G135];[.H135])" office:value-type="string" office:string-value="........#......#.##....##...#.#........#......#.##....##...#.#........#......#.##....##...#.#........#......#.##....##...#.#........#......#.##....##...#.#........#......#.##....##...#.#........#......#.##....##...#.#........#......#.##....##...#.#........#......#.##....##...#.#........#......#.##....##...#.#" calcext:value-type="string">
            <text:p>........#......#.##....##...#.#........#......#.##....##...#.#........#......#.##....##...#.#........#......#.##....##...#.#........#......#.##....##...#.#........#......#.##....##...#.#........#......#.##....##...#.#........#......#.##....##...#.#........#......#.##....##...#.#........#......#.##....##...#.#</text:p>
          </table:table-cell>
          <table:table-cell office:value-type="string" calcext:value-type="string">
            <text:p>........#......#.##....##...#.#........#......#.##....##...#.#........#......#.##....##...#.#........#......#.##....##...#.#........#......#.##....##...#.#........#......#.##....##...#.#........#......#.##....##...#.#........#......#.##....##...#.#........#......#.##....##...#.#........#......#.##....##...#.#</text:p>
          </table:table-cell>
        </table:table-row>
        <table:table-row table:style-name="ro1">
          <table:table-cell table:number-columns-repeated="5" office:value-type="string" calcext:value-type="string">
            <text:p>..#.#.....#..#....#..........#.</text:p>
          </table:table-cell>
          <table:table-cell table:formula="of:=CONCATENATE([.A136];[.B136];[.C136];[.D136];[.E136])" office:value-type="string" office:string-value="..#.#.....#..#....#..........#...#.#.....#..#....#..........#...#.#.....#..#....#..........#...#.#.....#..#....#..........#...#.#.....#..#....#..........#." calcext:value-type="string">
            <text:p>..#.#.....#..#....#..........#...#.#.....#..#....#..........#...#.#.....#..#....#..........#...#.#.....#..#....#..........#...#.#.....#..#....#..........#.</text:p>
          </table:table-cell>
          <table:table-cell table:number-columns-repeated="2" office:value-type="string" calcext:value-type="string">
            <text:p>..#.#.....#..#....#..........#...#.#.....#..#....#..........#...#.#.....#..#....#..........#...#.#.....#..#....#..........#...#.#.....#..#....#..........#.</text:p>
          </table:table-cell>
          <table:table-cell table:formula="of:=CONCATENATE([.G136];[.H136])" office:value-type="string" office:string-value="..#.#.....#..#....#..........#...#.#.....#..#....#..........#...#.#.....#..#....#..........#...#.#.....#..#....#..........#...#.#.....#..#....#..........#...#.#.....#..#....#..........#...#.#.....#..#....#..........#...#.#.....#..#....#..........#...#.#.....#..#....#..........#...#.#.....#..#....#..........#." calcext:value-type="string">
            <text:p>..#.#.....#..#....#..........#...#.#.....#..#....#..........#...#.#.....#..#....#..........#...#.#.....#..#....#..........#...#.#.....#..#....#..........#...#.#.....#..#....#..........#...#.#.....#..#....#..........#...#.#.....#..#....#..........#...#.#.....#..#....#..........#...#.#.....#..#....#..........#.</text:p>
          </table:table-cell>
          <table:table-cell office:value-type="string" calcext:value-type="string">
            <text:p>..#.#.....#..#....#..........#...#.#.....#..#....#..........#...#.#.....#..#....#..........#...#.#.....#..#....#..........#...#.#.....#..#....#..........#...#.#.....#..#....#..........#...#.#.....#..#....#..........#...#.#.....#..#....#..........#...#.#.....#..#....#..........#...#.#.....#..#....#..........#.</text:p>
          </table:table-cell>
        </table:table-row>
        <table:table-row table:style-name="ro1">
          <table:table-cell table:number-columns-repeated="5" office:value-type="string" calcext:value-type="string">
            <text:p>...........#...............#...</text:p>
          </table:table-cell>
          <table:table-cell table:formula="of:=CONCATENATE([.A137];[.B137];[.C137];[.D137];[.E137])" office:value-type="string" office:string-value="...........#...............#..............#...............#..............#...............#..............#...............#..............#...............#..." calcext:value-type="string">
            <text:p>...........#...............#..............#...............#..............#...............#..............#...............#..............#...............#...</text:p>
          </table:table-cell>
          <table:table-cell table:number-columns-repeated="2" office:value-type="string" calcext:value-type="string">
            <text:p>...........#...............#..............#...............#..............#...............#..............#...............#..............#...............#...</text:p>
          </table:table-cell>
          <table:table-cell table:formula="of:=CONCATENATE([.G137];[.H137])" office:value-type="string" office:string-value="...........#...............#..............#...............#..............#...............#..............#...............#..............#...............#..............#...............#..............#...............#..............#...............#..............#...............#..............#...............#..." calcext:value-type="string">
            <text:p>...........#...............#..............#...............#..............#...............#..............#...............#..............#...............#..............#...............#..............#...............#..............#...............#..............#...............#..............#...............#...</text:p>
          </table:table-cell>
          <table:table-cell office:value-type="string" calcext:value-type="string">
            <text:p>...........#...............#..............#...............#..............#...............#..............#...............#..............#...............#..............#...............#..............#...............#..............#...............#..............#...............#..............#...............#...</text:p>
          </table:table-cell>
        </table:table-row>
        <table:table-row table:style-name="ro1">
          <table:table-cell table:number-columns-repeated="5" office:value-type="string" calcext:value-type="string">
            <text:p>.....####.....#.....###.#..#...</text:p>
          </table:table-cell>
          <table:table-cell table:formula="of:=CONCATENATE([.A138];[.B138];[.C138];[.D138];[.E138])" office:value-type="string" office:string-value=".....####.....#.....###.#..#........####.....#.....###.#..#........####.....#.....###.#..#........####.....#.....###.#..#........####.....#.....###.#..#..." calcext:value-type="string">
            <text:p>.....####.....#.....###.#..#........####.....#.....###.#..#........####.....#.....###.#..#........####.....#.....###.#..#........####.....#.....###.#..#...</text:p>
          </table:table-cell>
          <table:table-cell table:number-columns-repeated="2" office:value-type="string" calcext:value-type="string">
            <text:p>.....####.....#.....###.#..#........####.....#.....###.#..#........####.....#.....###.#..#........####.....#.....###.#..#........####.....#.....###.#..#...</text:p>
          </table:table-cell>
          <table:table-cell table:formula="of:=CONCATENATE([.G138];[.H138])" office:value-type="string" office:string-value=".....####.....#.....###.#..#........####.....#.....###.#..#........####.....#.....###.#..#........####.....#.....###.#..#........####.....#.....###.#..#........####.....#.....###.#..#........####.....#.....###.#..#........####.....#.....###.#..#........####.....#.....###.#..#........####.....#.....###.#..#..." calcext:value-type="string">
            <text:p>.....####.....#.....###.#..#........####.....#.....###.#..#........####.....#.....###.#..#........####.....#.....###.#..#........####.....#.....###.#..#........####.....#.....###.#..#........####.....#.....###.#..#........####.....#.....###.#..#........####.....#.....###.#..#........####.....#.....###.#..#...</text:p>
          </table:table-cell>
          <table:table-cell office:value-type="string" calcext:value-type="string">
            <text:p>.....####.....#.....###.#..#........####.....#.....###.#..#........####.....#.....###.#..#........####.....#.....###.#..#........####.....#.....###.#..#........####.....#.....###.#..#........####.....#.....###.#..#........####.....#.....###.#..#........####.....#.....###.#..#........####.....#.....###.#..#...</text:p>
          </table:table-cell>
        </table:table-row>
        <table:table-row table:style-name="ro1">
          <table:table-cell table:number-columns-repeated="5" office:value-type="string" calcext:value-type="string">
            <text:p>..........####..##.##.#....#...</text:p>
          </table:table-cell>
          <table:table-cell table:formula="of:=CONCATENATE([.A139];[.B139];[.C139];[.D139];[.E139])" office:value-type="string" office:string-value="..........####..##.##.#....#.............####..##.##.#....#.............####..##.##.#....#.............####..##.##.#....#.............####..##.##.#....#..." calcext:value-type="string">
            <text:p>..........####..##.##.#....#.............####..##.##.#....#.............####..##.##.#....#.............####..##.##.#....#.............####..##.##.#....#...</text:p>
          </table:table-cell>
          <table:table-cell table:number-columns-repeated="2" office:value-type="string" calcext:value-type="string">
            <text:p>..........####..##.##.#....#.............####..##.##.#....#.............####..##.##.#....#.............####..##.##.#....#.............####..##.##.#....#...</text:p>
          </table:table-cell>
          <table:table-cell table:formula="of:=CONCATENATE([.G139];[.H139])" office:value-type="string" office:string-value="..........####..##.##.#....#.............####..##.##.#....#.............####..##.##.#....#.............####..##.##.#....#.............####..##.##.#....#.............####..##.##.#....#.............####..##.##.#....#.............####..##.##.#....#.............####..##.##.#....#.............####..##.##.#....#..." calcext:value-type="string">
            <text:p>..........####..##.##.#....#.............####..##.##.#....#.............####..##.##.#....#.............####..##.##.#....#.............####..##.##.#....#.............####..##.##.#....#.............####..##.##.#....#.............####..##.##.#....#.............####..##.##.#....#.............####..##.##.#....#...</text:p>
          </table:table-cell>
          <table:table-cell office:value-type="string" calcext:value-type="string">
            <text:p>..........####..##.##.#....#.............####..##.##.#....#.............####..##.##.#....#.............####..##.##.#....#.............####..##.##.#....#.............####..##.##.#....#.............####..##.##.#....#.............####..##.##.#....#.............####..##.##.#....#.............####..##.##.#....#...</text:p>
          </table:table-cell>
        </table:table-row>
        <table:table-row table:style-name="ro1">
          <table:table-cell table:number-columns-repeated="5" office:value-type="string" calcext:value-type="string">
            <text:p>...#.#.#......#....#..#.#......</text:p>
          </table:table-cell>
          <table:table-cell table:formula="of:=CONCATENATE([.A140];[.B140];[.C140];[.D140];[.E140])" office:value-type="string" office:string-value="...#.#.#......#....#..#.#.........#.#.#......#....#..#.#.........#.#.#......#....#..#.#.........#.#.#......#....#..#.#.........#.#.#......#....#..#.#......" calcext:value-type="string">
            <text:p>...#.#.#......#....#..#.#.........#.#.#......#....#..#.#.........#.#.#......#....#..#.#.........#.#.#......#....#..#.#.........#.#.#......#....#..#.#......</text:p>
          </table:table-cell>
          <table:table-cell table:number-columns-repeated="2" office:value-type="string" calcext:value-type="string">
            <text:p>...#.#.#......#....#..#.#.........#.#.#......#....#..#.#.........#.#.#......#....#..#.#.........#.#.#......#....#..#.#.........#.#.#......#....#..#.#......</text:p>
          </table:table-cell>
          <table:table-cell table:formula="of:=CONCATENATE([.G140];[.H140])" office:value-type="string" office:string-value="...#.#.#......#....#..#.#.........#.#.#......#....#..#.#.........#.#.#......#....#..#.#.........#.#.#......#....#..#.#.........#.#.#......#....#..#.#.........#.#.#......#....#..#.#.........#.#.#......#....#..#.#.........#.#.#......#....#..#.#.........#.#.#......#....#..#.#.........#.#.#......#....#..#.#......" calcext:value-type="string">
            <text:p>...#.#.#......#....#..#.#.........#.#.#......#....#..#.#.........#.#.#......#....#..#.#.........#.#.#......#....#..#.#.........#.#.#......#....#..#.#.........#.#.#......#....#..#.#.........#.#.#......#....#..#.#.........#.#.#......#....#..#.#.........#.#.#......#....#..#.#.........#.#.#......#....#..#.#......</text:p>
          </table:table-cell>
          <table:table-cell office:value-type="string" calcext:value-type="string">
            <text:p>...#.#.#......#....#..#.#.........#.#.#......#....#..#.#.........#.#.#......#....#..#.#.........#.#.#......#....#..#.#.........#.#.#......#....#..#.#.........#.#.#......#....#..#.#.........#.#.#......#....#..#.#.........#.#.#......#....#..#.#.........#.#.#......#....#..#.#.........#.#.#......#....#..#.#......</text:p>
          </table:table-cell>
        </table:table-row>
        <table:table-row table:style-name="ro1">
          <table:table-cell table:number-columns-repeated="5" office:value-type="string" calcext:value-type="string">
            <text:p>.#.#......###.....#....#.......</text:p>
          </table:table-cell>
          <table:table-cell table:formula="of:=CONCATENATE([.A141];[.B141];[.C141];[.D141];[.E141])" office:value-type="string" office:string-value=".#.#......###.....#....#........#.#......###.....#....#........#.#......###.....#....#........#.#......###.....#....#........#.#......###.....#....#......." calcext:value-type="string">
            <text:p>.#.#......###.....#....#........#.#......###.....#....#........#.#......###.....#....#........#.#......###.....#....#........#.#......###.....#....#.......</text:p>
          </table:table-cell>
          <table:table-cell table:number-columns-repeated="2" office:value-type="string" calcext:value-type="string">
            <text:p>.#.#......###.....#....#........#.#......###.....#....#........#.#......###.....#....#........#.#......###.....#....#........#.#......###.....#....#.......</text:p>
          </table:table-cell>
          <table:table-cell table:formula="of:=CONCATENATE([.G141];[.H141])" office:value-type="string" office:string-value=".#.#......###.....#....#........#.#......###.....#....#........#.#......###.....#....#........#.#......###.....#....#........#.#......###.....#....#........#.#......###.....#....#........#.#......###.....#....#........#.#......###.....#....#........#.#......###.....#....#........#.#......###.....#....#......." calcext:value-type="string">
            <text:p>.#.#......###.....#....#........#.#......###.....#....#........#.#......###.....#....#........#.#......###.....#....#........#.#......###.....#....#........#.#......###.....#....#........#.#......###.....#....#........#.#......###.....#....#........#.#......###.....#....#........#.#......###.....#....#.......</text:p>
          </table:table-cell>
          <table:table-cell office:value-type="string" calcext:value-type="string">
            <text:p>.#.#......###.....#....#........#.#......###.....#....#........#.#......###.....#....#........#.#......###.....#....#........#.#......###.....#....#........#.#......###.....#....#........#.#......###.....#....#........#.#......###.....#....#........#.#......###.....#....#........#.#......###.....#....#.......</text:p>
          </table:table-cell>
        </table:table-row>
        <table:table-row table:style-name="ro1">
          <table:table-cell table:number-columns-repeated="5" office:value-type="string" calcext:value-type="string">
            <text:p>..#..#..#.......#..#...#.....#.</text:p>
          </table:table-cell>
          <table:table-cell table:formula="of:=CONCATENATE([.A142];[.B142];[.C142];[.D142];[.E142])" office:value-type="string" office:string-value="..#..#..#.......#..#...#.....#...#..#..#.......#..#...#.....#...#..#..#.......#..#...#.....#...#..#..#.......#..#...#.....#...#..#..#.......#..#...#.....#." calcext:value-type="string">
            <text:p>..#..#..#.......#..#...#.....#...#..#..#.......#..#...#.....#...#..#..#.......#..#...#.....#...#..#..#.......#..#...#.....#...#..#..#.......#..#...#.....#.</text:p>
          </table:table-cell>
          <table:table-cell table:number-columns-repeated="2" office:value-type="string" calcext:value-type="string">
            <text:p>..#..#..#.......#..#...#.....#...#..#..#.......#..#...#.....#...#..#..#.......#..#...#.....#...#..#..#.......#..#...#.....#...#..#..#.......#..#...#.....#.</text:p>
          </table:table-cell>
          <table:table-cell table:formula="of:=CONCATENATE([.G142];[.H142])" office:value-type="string" office:string-value="..#..#..#.......#..#...#.....#...#..#..#.......#..#...#.....#...#..#..#.......#..#...#.....#...#..#..#.......#..#...#.....#...#..#..#.......#..#...#.....#...#..#..#.......#..#...#.....#...#..#..#.......#..#...#.....#...#..#..#.......#..#...#.....#...#..#..#.......#..#...#.....#...#..#..#.......#..#...#.....#." calcext:value-type="string">
            <text:p>..#..#..#.......#..#...#.....#...#..#..#.......#..#...#.....#...#..#..#.......#..#...#.....#...#..#..#.......#..#...#.....#...#..#..#.......#..#...#.....#...#..#..#.......#..#...#.....#...#..#..#.......#..#...#.....#...#..#..#.......#..#...#.....#...#..#..#.......#..#...#.....#...#..#..#.......#..#...#.....#.</text:p>
          </table:table-cell>
          <table:table-cell office:value-type="string" calcext:value-type="string">
            <text:p>..#..#..#.......#..#...#.....#...#..#..#.......#..#...#.....#...#..#..#.......#..#...#.....#...#..#..#.......#..#...#.....#...#..#..#.......#..#...#.....#...#..#..#.......#..#...#.....#...#..#..#.......#..#...#.....#...#..#..#.......#..#...#.....#...#..#..#.......#..#...#.....#...#..#..#.......#..#...#.....#.</text:p>
          </table:table-cell>
        </table:table-row>
        <table:table-row table:style-name="ro1">
          <table:table-cell table:number-columns-repeated="5" office:value-type="string" calcext:value-type="string">
            <text:p>...#............#......##...###</text:p>
          </table:table-cell>
          <table:table-cell table:formula="of:=CONCATENATE([.A143];[.B143];[.C143];[.D143];[.E143])" office:value-type="string" office:string-value="...#............#......##...###...#............#......##...###...#............#......##...###...#............#......##...###...#............#......##...###" calcext:value-type="string">
            <text:p>...#............#......##...###...#............#......##...###...#............#......##...###...#............#......##...###...#............#......##...###</text:p>
          </table:table-cell>
          <table:table-cell table:number-columns-repeated="2" office:value-type="string" calcext:value-type="string">
            <text:p>...#............#......##...###...#............#......##...###...#............#......##...###...#............#......##...###...#............#......##...###</text:p>
          </table:table-cell>
          <table:table-cell table:formula="of:=CONCATENATE([.G143];[.H143])" office:value-type="string" office:string-value="...#............#......##...###...#............#......##...###...#............#......##...###...#............#......##...###...#............#......##...###...#............#......##...###...#............#......##...###...#............#......##...###...#............#......##...###...#............#......##...###" calcext:value-type="string">
            <text:p>...#............#......##...###...#............#......##...###...#............#......##...###...#............#......##...###...#............#......##...###...#............#......##...###...#............#......##...###...#............#......##...###...#............#......##...###...#............#......##...###</text:p>
          </table:table-cell>
          <table:table-cell office:value-type="string" calcext:value-type="string">
            <text:p>...#............#......##...###...#............#......##...###...#............#......##...###...#............#......##...###...#............#......##...###...#............#......##...###...#............#......##...###...#............#......##...###...#............#......##...###...#............#......##...###</text:p>
          </table:table-cell>
        </table:table-row>
        <table:table-row table:style-name="ro1">
          <table:table-cell table:number-columns-repeated="5" office:value-type="string" calcext:value-type="string">
            <text:p>......#.............#..#..###..</text:p>
          </table:table-cell>
          <table:table-cell table:formula="of:=CONCATENATE([.A144];[.B144];[.C144];[.D144];[.E144])" office:value-type="string" office:string-value="......#.............#..#..###........#.............#..#..###........#.............#..#..###........#.............#..#..###........#.............#..#..###.." calcext:value-type="string">
            <text:p>......#.............#..#..###........#.............#..#..###........#.............#..#..###........#.............#..#..###........#.............#..#..###..</text:p>
          </table:table-cell>
          <table:table-cell table:number-columns-repeated="2" office:value-type="string" calcext:value-type="string">
            <text:p>......#.............#..#..###........#.............#..#..###........#.............#..#..###........#.............#..#..###........#.............#..#..###..</text:p>
          </table:table-cell>
          <table:table-cell table:formula="of:=CONCATENATE([.G144];[.H144])" office:value-type="string" office:string-value="......#.............#..#..###........#.............#..#..###........#.............#..#..###........#.............#..#..###........#.............#..#..###........#.............#..#..###........#.............#..#..###........#.............#..#..###........#.............#..#..###........#.............#..#..###.." calcext:value-type="string">
            <text:p>......#.............#..#..###........#.............#..#..###........#.............#..#..###........#.............#..#..###........#.............#..#..###........#.............#..#..###........#.............#..#..###........#.............#..#..###........#.............#..#..###........#.............#..#..###..</text:p>
          </table:table-cell>
          <table:table-cell office:value-type="string" calcext:value-type="string">
            <text:p>......#.............#..#..###........#.............#..#..###........#.............#..#..###........#.............#..#..###........#.............#..#..###........#.............#..#..###........#.............#..#..###........#.............#..#..###........#.............#..#..###........#.............#..#..###..</text:p>
          </table:table-cell>
        </table:table-row>
        <table:table-row table:style-name="ro1">
          <table:table-cell table:number-columns-repeated="5" office:value-type="string" calcext:value-type="string">
            <text:p>.#.#......#..##.#..#..#.#...#.#</text:p>
          </table:table-cell>
          <table:table-cell table:formula="of:=CONCATENATE([.A145];[.B145];[.C145];[.D145];[.E145])" office:value-type="string" office:string-value=".#.#......#..##.#..#..#.#...#.#.#.#......#..##.#..#..#.#...#.#.#.#......#..##.#..#..#.#...#.#.#.#......#..##.#..#..#.#...#.#.#.#......#..##.#..#..#.#...#.#" calcext:value-type="string">
            <text:p>.#.#......#..##.#..#..#.#...#.#.#.#......#..##.#..#..#.#...#.#.#.#......#..##.#..#..#.#...#.#.#.#......#..##.#..#..#.#...#.#.#.#......#..##.#..#..#.#...#.#</text:p>
          </table:table-cell>
          <table:table-cell table:number-columns-repeated="2" office:value-type="string" calcext:value-type="string">
            <text:p>.#.#......#..##.#..#..#.#...#.#.#.#......#..##.#..#..#.#...#.#.#.#......#..##.#..#..#.#...#.#.#.#......#..##.#..#..#.#...#.#.#.#......#..##.#..#..#.#...#.#</text:p>
          </table:table-cell>
          <table:table-cell table:formula="of:=CONCATENATE([.G145];[.H145])" office:value-type="string" office:string-value=".#.#......#..##.#..#..#.#...#.#.#.#......#..##.#..#..#.#...#.#.#.#......#..##.#..#..#.#...#.#.#.#......#..##.#..#..#.#...#.#.#.#......#..##.#..#..#.#...#.#.#.#......#..##.#..#..#.#...#.#.#.#......#..##.#..#..#.#...#.#.#.#......#..##.#..#..#.#...#.#.#.#......#..##.#..#..#.#...#.#.#.#......#..##.#..#..#.#...#.#" calcext:value-type="string">
            <text:p>.#.#......#..##.#..#..#.#...#.#.#.#......#..##.#..#..#.#...#.#.#.#......#..##.#..#..#.#...#.#.#.#......#..##.#..#..#.#...#.#.#.#......#..##.#..#..#.#...#.#.#.#......#..##.#..#..#.#...#.#.#.#......#..##.#..#..#.#...#.#.#.#......#..##.#..#..#.#...#.#.#.#......#..##.#..#..#.#...#.#.#.#......#..##.#..#..#.#...#.#</text:p>
          </table:table-cell>
          <table:table-cell office:value-type="string" calcext:value-type="string">
            <text:p>.#.#......#..##.#..#..#.#...#.#.#.#......#..##.#..#..#.#...#.#.#.#......#..##.#..#..#.#...#.#.#.#......#..##.#..#..#.#...#.#.#.#......#..##.#..#..#.#...#.#.#.#......#..##.#..#..#.#...#.#.#.#......#..##.#..#..#.#...#.#.#.#......#..##.#..#..#.#...#.#.#.#......#..##.#..#..#.#...#.#.#.#......#..##.#..#..#.#...#.#</text:p>
          </table:table-cell>
        </table:table-row>
        <table:table-row table:style-name="ro1">
          <table:table-cell table:number-columns-repeated="5" office:value-type="string" calcext:value-type="string">
            <text:p>.#.....#.......#..#...........#</text:p>
          </table:table-cell>
          <table:table-cell table:formula="of:=CONCATENATE([.A146];[.B146];[.C146];[.D146];[.E146])" office:value-type="string" office:string-value=".#.....#.......#..#...........#.#.....#.......#..#...........#.#.....#.......#..#...........#.#.....#.......#..#...........#.#.....#.......#..#...........#" calcext:value-type="string">
            <text:p>.#.....#.......#..#...........#.#.....#.......#..#...........#.#.....#.......#..#...........#.#.....#.......#..#...........#.#.....#.......#..#...........#</text:p>
          </table:table-cell>
          <table:table-cell table:number-columns-repeated="2" office:value-type="string" calcext:value-type="string">
            <text:p>.#.....#.......#..#...........#.#.....#.......#..#...........#.#.....#.......#..#...........#.#.....#.......#..#...........#.#.....#.......#..#...........#</text:p>
          </table:table-cell>
          <table:table-cell table:formula="of:=CONCATENATE([.G146];[.H146])" office:value-type="string" office:string-value=".#.....#.......#..#...........#.#.....#.......#..#...........#.#.....#.......#..#...........#.#.....#.......#..#...........#.#.....#.......#..#...........#.#.....#.......#..#...........#.#.....#.......#..#...........#.#.....#.......#..#...........#.#.....#.......#..#...........#.#.....#.......#..#...........#" calcext:value-type="string">
            <text:p>.#.....#.......#..#...........#.#.....#.......#..#...........#.#.....#.......#..#...........#.#.....#.......#..#...........#.#.....#.......#..#...........#.#.....#.......#..#...........#.#.....#.......#..#...........#.#.....#.......#..#...........#.#.....#.......#..#...........#.#.....#.......#..#...........#</text:p>
          </table:table-cell>
          <table:table-cell office:value-type="string" calcext:value-type="string">
            <text:p>.#.....#.......#..#...........#.#.....#.......#..#...........#.#.....#.......#..#...........#.#.....#.......#..#...........#.#.....#.......#..#...........#.#.....#.......#..#...........#.#.....#.......#..#...........#.#.....#.......#..#...........#.#.....#.......#..#...........#.#.....#.......#..#...........#</text:p>
          </table:table-cell>
        </table:table-row>
        <table:table-row table:style-name="ro1">
          <table:table-cell table:number-columns-repeated="5" office:value-type="string" calcext:value-type="string">
            <text:p>..#.###.#..#...#.##..#.##......</text:p>
          </table:table-cell>
          <table:table-cell table:formula="of:=CONCATENATE([.A147];[.B147];[.C147];[.D147];[.E147])" office:value-type="string" office:string-value="..#.###.#..#...#.##..#.##........#.###.#..#...#.##..#.##........#.###.#..#...#.##..#.##........#.###.#..#...#.##..#.##........#.###.#..#...#.##..#.##......" calcext:value-type="string">
            <text:p>..#.###.#..#...#.##..#.##........#.###.#..#...#.##..#.##........#.###.#..#...#.##..#.##........#.###.#..#...#.##..#.##........#.###.#..#...#.##..#.##......</text:p>
          </table:table-cell>
          <table:table-cell table:number-columns-repeated="2" office:value-type="string" calcext:value-type="string">
            <text:p>..#.###.#..#...#.##..#.##........#.###.#..#...#.##..#.##........#.###.#..#...#.##..#.##........#.###.#..#...#.##..#.##........#.###.#..#...#.##..#.##......</text:p>
          </table:table-cell>
          <table:table-cell table:formula="of:=CONCATENATE([.G147];[.H147])" office:value-type="string" office:string-value="..#.###.#..#...#.##..#.##........#.###.#..#...#.##..#.##........#.###.#..#...#.##..#.##........#.###.#..#...#.##..#.##........#.###.#..#...#.##..#.##........#.###.#..#...#.##..#.##........#.###.#..#...#.##..#.##........#.###.#..#...#.##..#.##........#.###.#..#...#.##..#.##........#.###.#..#...#.##..#.##......" calcext:value-type="string">
            <text:p>..#.###.#..#...#.##..#.##........#.###.#..#...#.##..#.##........#.###.#..#...#.##..#.##........#.###.#..#...#.##..#.##........#.###.#..#...#.##..#.##........#.###.#..#...#.##..#.##........#.###.#..#...#.##..#.##........#.###.#..#...#.##..#.##........#.###.#..#...#.##..#.##........#.###.#..#...#.##..#.##......</text:p>
          </table:table-cell>
          <table:table-cell office:value-type="string" calcext:value-type="string">
            <text:p>..#.###.#..#...#.##..#.##........#.###.#..#...#.##..#.##........#.###.#..#...#.##..#.##........#.###.#..#...#.##..#.##........#.###.#..#...#.##..#.##........#.###.#..#...#.##..#.##........#.###.#..#...#.##..#.##........#.###.#..#...#.##..#.##........#.###.#..#...#.##..#.##........#.###.#..#...#.##..#.##......</text:p>
          </table:table-cell>
        </table:table-row>
        <table:table-row table:style-name="ro1">
          <table:table-cell table:number-columns-repeated="5" office:value-type="string" calcext:value-type="string">
            <text:p>....#.#........#..#.#...#.#.##.</text:p>
          </table:table-cell>
          <table:table-cell table:formula="of:=CONCATENATE([.A148];[.B148];[.C148];[.D148];[.E148])" office:value-type="string" office:string-value="....#.#........#..#.#...#.#.##.....#.#........#..#.#...#.#.##.....#.#........#..#.#...#.#.##.....#.#........#..#.#...#.#.##.....#.#........#..#.#...#.#.##." calcext:value-type="string">
            <text:p>....#.#........#..#.#...#.#.##.....#.#........#..#.#...#.#.##.....#.#........#..#.#...#.#.##.....#.#........#..#.#...#.#.##.....#.#........#..#.#...#.#.##.</text:p>
          </table:table-cell>
          <table:table-cell table:number-columns-repeated="2" office:value-type="string" calcext:value-type="string">
            <text:p>....#.#........#..#.#...#.#.##.....#.#........#..#.#...#.#.##.....#.#........#..#.#...#.#.##.....#.#........#..#.#...#.#.##.....#.#........#..#.#...#.#.##.</text:p>
          </table:table-cell>
          <table:table-cell table:formula="of:=CONCATENATE([.G148];[.H148])" office:value-type="string" office:string-value="....#.#........#..#.#...#.#.##.....#.#........#..#.#...#.#.##.....#.#........#..#.#...#.#.##.....#.#........#..#.#...#.#.##.....#.#........#..#.#...#.#.##.....#.#........#..#.#...#.#.##.....#.#........#..#.#...#.#.##.....#.#........#..#.#...#.#.##.....#.#........#..#.#...#.#.##.....#.#........#..#.#...#.#.##." calcext:value-type="string">
            <text:p>....#.#........#..#.#...#.#.##.....#.#........#..#.#...#.#.##.....#.#........#..#.#...#.#.##.....#.#........#..#.#...#.#.##.....#.#........#..#.#...#.#.##.....#.#........#..#.#...#.#.##.....#.#........#..#.#...#.#.##.....#.#........#..#.#...#.#.##.....#.#........#..#.#...#.#.##.....#.#........#..#.#...#.#.##.</text:p>
          </table:table-cell>
          <table:table-cell office:value-type="string" calcext:value-type="string">
            <text:p>....#.#........#..#.#...#.#.##.....#.#........#..#.#...#.#.##.....#.#........#..#.#...#.#.##.....#.#........#..#.#...#.#.##.....#.#........#..#.#...#.#.##.....#.#........#..#.#...#.#.##.....#.#........#..#.#...#.#.##.....#.#........#..#.#...#.#.##.....#.#........#..#.#...#.#.##.....#.#........#..#.#...#.#.##.</text:p>
          </table:table-cell>
        </table:table-row>
        <table:table-row table:style-name="ro1">
          <table:table-cell table:number-columns-repeated="5" office:value-type="string" calcext:value-type="string">
            <text:p>.#..##.#..#.#.#...##..#.#......</text:p>
          </table:table-cell>
          <table:table-cell table:formula="of:=CONCATENATE([.A149];[.B149];[.C149];[.D149];[.E149])" office:value-type="string" office:string-value=".#..##.#..#.#.#...##..#.#.......#..##.#..#.#.#...##..#.#.......#..##.#..#.#.#...##..#.#.......#..##.#..#.#.#...##..#.#.......#..##.#..#.#.#...##..#.#......" calcext:value-type="string">
            <text:p>.#..##.#..#.#.#...##..#.#.......#..##.#..#.#.#...##..#.#.......#..##.#..#.#.#...##..#.#.......#..##.#..#.#.#...##..#.#.......#..##.#..#.#.#...##..#.#......</text:p>
          </table:table-cell>
          <table:table-cell table:number-columns-repeated="2" office:value-type="string" calcext:value-type="string">
            <text:p>.#..##.#..#.#.#...##..#.#.......#..##.#..#.#.#...##..#.#.......#..##.#..#.#.#...##..#.#.......#..##.#..#.#.#...##..#.#.......#..##.#..#.#.#...##..#.#......</text:p>
          </table:table-cell>
          <table:table-cell table:formula="of:=CONCATENATE([.G149];[.H149])" office:value-type="string" office:string-value=".#..##.#..#.#.#...##..#.#.......#..##.#..#.#.#...##..#.#.......#..##.#..#.#.#...##..#.#.......#..##.#..#.#.#...##..#.#.......#..##.#..#.#.#...##..#.#.......#..##.#..#.#.#...##..#.#.......#..##.#..#.#.#...##..#.#.......#..##.#..#.#.#...##..#.#.......#..##.#..#.#.#...##..#.#.......#..##.#..#.#.#...##..#.#......" calcext:value-type="string">
            <text:p>.#..##.#..#.#.#...##..#.#.......#..##.#..#.#.#...##..#.#.......#..##.#..#.#.#...##..#.#.......#..##.#..#.#.#...##..#.#.......#..##.#..#.#.#...##..#.#.......#..##.#..#.#.#...##..#.#.......#..##.#..#.#.#...##..#.#.......#..##.#..#.#.#...##..#.#.......#..##.#..#.#.#...##..#.#.......#..##.#..#.#.#...##..#.#......</text:p>
          </table:table-cell>
          <table:table-cell office:value-type="string" calcext:value-type="string">
            <text:p>.#..##.#..#.#.#...##..#.#.......#..##.#..#.#.#...##..#.#.......#..##.#..#.#.#...##..#.#.......#..##.#..#.#.#...##..#.#.......#..##.#..#.#.#...##..#.#.......#..##.#..#.#.#...##..#.#.......#..##.#..#.#.#...##..#.#.......#..##.#..#.#.#...##..#.#.......#..##.#..#.#.#...##..#.#.......#..##.#..#.#.#...##..#.#......</text:p>
          </table:table-cell>
        </table:table-row>
        <table:table-row table:style-name="ro1">
          <table:table-cell table:number-columns-repeated="5" office:value-type="string" calcext:value-type="string">
            <text:p>.......#..#..#..#.....#.#.#..#.</text:p>
          </table:table-cell>
          <table:table-cell table:formula="of:=CONCATENATE([.A150];[.B150];[.C150];[.D150];[.E150])" office:value-type="string" office:string-value=".......#..#..#..#.....#.#.#..#........#..#..#..#.....#.#.#..#........#..#..#..#.....#.#.#..#........#..#..#..#.....#.#.#..#........#..#..#..#.....#.#.#..#." calcext:value-type="string">
            <text:p>.......#..#..#..#.....#.#.#..#........#..#..#..#.....#.#.#..#........#..#..#..#.....#.#.#..#........#..#..#..#.....#.#.#..#........#..#..#..#.....#.#.#..#.</text:p>
          </table:table-cell>
          <table:table-cell table:number-columns-repeated="2" office:value-type="string" calcext:value-type="string">
            <text:p>.......#..#..#..#.....#.#.#..#........#..#..#..#.....#.#.#..#........#..#..#..#.....#.#.#..#........#..#..#..#.....#.#.#..#........#..#..#..#.....#.#.#..#.</text:p>
          </table:table-cell>
          <table:table-cell table:formula="of:=CONCATENATE([.G150];[.H150])" office:value-type="string" office:string-value=".......#..#..#..#.....#.#.#..#........#..#..#..#.....#.#.#..#........#..#..#..#.....#.#.#..#........#..#..#..#.....#.#.#..#........#..#..#..#.....#.#.#..#........#..#..#..#.....#.#.#..#........#..#..#..#.....#.#.#..#........#..#..#..#.....#.#.#..#........#..#..#..#.....#.#.#..#........#..#..#..#.....#.#.#..#." calcext:value-type="string">
            <text:p>.......#..#..#..#.....#.#.#..#........#..#..#..#.....#.#.#..#........#..#..#..#.....#.#.#..#........#..#..#..#.....#.#.#..#........#..#..#..#.....#.#.#..#........#..#..#..#.....#.#.#..#........#..#..#..#.....#.#.#..#........#..#..#..#.....#.#.#..#........#..#..#..#.....#.#.#..#........#..#..#..#.....#.#.#..#.</text:p>
          </table:table-cell>
          <table:table-cell office:value-type="string" calcext:value-type="string">
            <text:p>.......#..#..#..#.....#.#.#..#........#..#..#..#.....#.#.#..#........#..#..#..#.....#.#.#..#........#..#..#..#.....#.#.#..#........#..#..#..#.....#.#.#..#........#..#..#..#.....#.#.#..#........#..#..#..#.....#.#.#..#........#..#..#..#.....#.#.#..#........#..#..#..#.....#.#.#..#........#..#..#..#.....#.#.#..#.</text:p>
          </table:table-cell>
        </table:table-row>
        <table:table-row table:style-name="ro1">
          <table:table-cell table:number-columns-repeated="5" office:value-type="string" calcext:value-type="string">
            <text:p>.##.###..##.....#.##..#........</text:p>
          </table:table-cell>
          <table:table-cell table:formula="of:=CONCATENATE([.A151];[.B151];[.C151];[.D151];[.E151])" office:value-type="string" office:string-value=".##.###..##.....#.##..#.........##.###..##.....#.##..#.........##.###..##.....#.##..#.........##.###..##.....#.##..#.........##.###..##.....#.##..#........" calcext:value-type="string">
            <text:p>.##.###..##.....#.##..#.........##.###..##.....#.##..#.........##.###..##.....#.##..#.........##.###..##.....#.##..#.........##.###..##.....#.##..#........</text:p>
          </table:table-cell>
          <table:table-cell table:number-columns-repeated="2" office:value-type="string" calcext:value-type="string">
            <text:p>.##.###..##.....#.##..#.........##.###..##.....#.##..#.........##.###..##.....#.##..#.........##.###..##.....#.##..#.........##.###..##.....#.##..#........</text:p>
          </table:table-cell>
          <table:table-cell table:formula="of:=CONCATENATE([.G151];[.H151])" office:value-type="string" office:string-value=".##.###..##.....#.##..#.........##.###..##.....#.##..#.........##.###..##.....#.##..#.........##.###..##.....#.##..#.........##.###..##.....#.##..#.........##.###..##.....#.##..#.........##.###..##.....#.##..#.........##.###..##.....#.##..#.........##.###..##.....#.##..#.........##.###..##.....#.##..#........" calcext:value-type="string">
            <text:p>.##.###..##.....#.##..#.........##.###..##.....#.##..#.........##.###..##.....#.##..#.........##.###..##.....#.##..#.........##.###..##.....#.##..#.........##.###..##.....#.##..#.........##.###..##.....#.##..#.........##.###..##.....#.##..#.........##.###..##.....#.##..#.........##.###..##.....#.##..#........</text:p>
          </table:table-cell>
          <table:table-cell office:value-type="string" calcext:value-type="string">
            <text:p>.##.###..##.....#.##..#.........##.###..##.....#.##..#.........##.###..##.....#.##..#.........##.###..##.....#.##..#.........##.###..##.....#.##..#.........##.###..##.....#.##..#.........##.###..##.....#.##..#.........##.###..##.....#.##..#.........##.###..##.....#.##..#.........##.###..##.....#.##..#........</text:p>
          </table:table-cell>
        </table:table-row>
        <table:table-row table:style-name="ro1">
          <table:table-cell table:number-columns-repeated="5" office:value-type="string" calcext:value-type="string">
            <text:p>...##..............#.#.##....#.</text:p>
          </table:table-cell>
          <table:table-cell table:formula="of:=CONCATENATE([.A152];[.B152];[.C152];[.D152];[.E152])" office:value-type="string" office:string-value="...##..............#.#.##....#....##..............#.#.##....#....##..............#.#.##....#....##..............#.#.##....#....##..............#.#.##....#." calcext:value-type="string">
            <text:p>...##..............#.#.##....#....##..............#.#.##....#....##..............#.#.##....#....##..............#.#.##....#....##..............#.#.##....#.</text:p>
          </table:table-cell>
          <table:table-cell table:number-columns-repeated="2" office:value-type="string" calcext:value-type="string">
            <text:p>...##..............#.#.##....#....##..............#.#.##....#....##..............#.#.##....#....##..............#.#.##....#....##..............#.#.##....#.</text:p>
          </table:table-cell>
          <table:table-cell table:formula="of:=CONCATENATE([.G152];[.H152])" office:value-type="string" office:string-value="...##..............#.#.##....#....##..............#.#.##....#....##..............#.#.##....#....##..............#.#.##....#....##..............#.#.##....#....##..............#.#.##....#....##..............#.#.##....#....##..............#.#.##....#....##..............#.#.##....#....##..............#.#.##....#." calcext:value-type="string">
            <text:p>...##..............#.#.##....#....##..............#.#.##....#....##..............#.#.##....#....##..............#.#.##....#....##..............#.#.##....#....##..............#.#.##....#....##..............#.#.##....#....##..............#.#.##....#....##..............#.#.##....#....##..............#.#.##....#.</text:p>
          </table:table-cell>
          <table:table-cell office:value-type="string" calcext:value-type="string">
            <text:p>...##..............#.#.##....#....##..............#.#.##....#....##..............#.#.##....#....##..............#.#.##....#....##..............#.#.##....#....##..............#.#.##....#....##..............#.#.##....#....##..............#.#.##....#....##..............#.#.##....#....##..............#.#.##....#.</text:p>
          </table:table-cell>
        </table:table-row>
        <table:table-row table:style-name="ro1">
          <table:table-cell table:number-columns-repeated="5" office:value-type="string" calcext:value-type="string">
            <text:p>##....#...#...........#........</text:p>
          </table:table-cell>
          <table:table-cell table:formula="of:=CONCATENATE([.A153];[.B153];[.C153];[.D153];[.E153])" office:value-type="string" office:string-value="##....#...#...........#........##....#...#...........#........##....#...#...........#........##....#...#...........#........##....#...#...........#........" calcext:value-type="string">
            <text:p>##....#...#...........#........##....#...#...........#........##....#...#...........#........##....#...#...........#........##....#...#...........#........</text:p>
          </table:table-cell>
          <table:table-cell table:number-columns-repeated="2" office:value-type="string" calcext:value-type="string">
            <text:p>##....#...#...........#........##....#...#...........#........##....#...#...........#........##....#...#...........#........##....#...#...........#........</text:p>
          </table:table-cell>
          <table:table-cell table:formula="of:=CONCATENATE([.G153];[.H153])" office:value-type="string" office:string-value="##....#...#...........#........##....#...#...........#........##....#...#...........#........##....#...#...........#........##....#...#...........#........##....#...#...........#........##....#...#...........#........##....#...#...........#........##....#...#...........#........##....#...#...........#........" calcext:value-type="string">
            <text:p>##....#...#...........#........##....#...#...........#........##....#...#...........#........##....#...#...........#........##....#...#...........#........##....#...#...........#........##....#...#...........#........##....#...#...........#........##....#...#...........#........##....#...#...........#........</text:p>
          </table:table-cell>
          <table:table-cell office:value-type="string" calcext:value-type="string">
            <text:p>##....#...#...........#........##....#...#...........#........##....#...#...........#........##....#...#...........#........##....#...#...........#........##....#...#...........#........##....#...#...........#........##....#...#...........#........##....#...#...........#........##....#...#...........#........</text:p>
          </table:table-cell>
        </table:table-row>
        <table:table-row table:style-name="ro1">
          <table:table-cell table:number-columns-repeated="5" office:value-type="string" calcext:value-type="string">
            <text:p>..#........#.#.##..#.#...#..#..</text:p>
          </table:table-cell>
          <table:table-cell table:formula="of:=CONCATENATE([.A154];[.B154];[.C154];[.D154];[.E154])" office:value-type="string" office:string-value="..#........#.#.##..#.#...#..#....#........#.#.##..#.#...#..#....#........#.#.##..#.#...#..#....#........#.#.##..#.#...#..#....#........#.#.##..#.#...#..#.." calcext:value-type="string">
            <text:p>..#........#.#.##..#.#...#..#....#........#.#.##..#.#...#..#....#........#.#.##..#.#...#..#....#........#.#.##..#.#...#..#....#........#.#.##..#.#...#..#..</text:p>
          </table:table-cell>
          <table:table-cell table:number-columns-repeated="2" office:value-type="string" calcext:value-type="string">
            <text:p>..#........#.#.##..#.#...#..#....#........#.#.##..#.#...#..#....#........#.#.##..#.#...#..#....#........#.#.##..#.#...#..#....#........#.#.##..#.#...#..#..</text:p>
          </table:table-cell>
          <table:table-cell table:formula="of:=CONCATENATE([.G154];[.H154])" office:value-type="string" office:string-value="..#........#.#.##..#.#...#..#....#........#.#.##..#.#...#..#....#........#.#.##..#.#...#..#....#........#.#.##..#.#...#..#....#........#.#.##..#.#...#..#....#........#.#.##..#.#...#..#....#........#.#.##..#.#...#..#....#........#.#.##..#.#...#..#....#........#.#.##..#.#...#..#....#........#.#.##..#.#...#..#.." calcext:value-type="string">
            <text:p>..#........#.#.##..#.#...#..#....#........#.#.##..#.#...#..#....#........#.#.##..#.#...#..#....#........#.#.##..#.#...#..#....#........#.#.##..#.#...#..#....#........#.#.##..#.#...#..#....#........#.#.##..#.#...#..#....#........#.#.##..#.#...#..#....#........#.#.##..#.#...#..#....#........#.#.##..#.#...#..#..</text:p>
          </table:table-cell>
          <table:table-cell office:value-type="string" calcext:value-type="string">
            <text:p>..#........#.#.##..#.#...#..#....#........#.#.##..#.#...#..#....#........#.#.##..#.#...#..#....#........#.#.##..#.#...#..#....#........#.#.##..#.#...#..#....#........#.#.##..#.#...#..#....#........#.#.##..#.#...#..#....#........#.#.##..#.#...#..#....#........#.#.##..#.#...#..#....#........#.#.##..#.#...#..#..</text:p>
          </table:table-cell>
        </table:table-row>
        <table:table-row table:style-name="ro1">
          <table:table-cell table:number-columns-repeated="5" office:value-type="string" calcext:value-type="string">
            <text:p>.......#.......##.#..#....#.#..</text:p>
          </table:table-cell>
          <table:table-cell table:formula="of:=CONCATENATE([.A155];[.B155];[.C155];[.D155];[.E155])" office:value-type="string" office:string-value=".......#.......##.#..#....#.#.........#.......##.#..#....#.#.........#.......##.#..#....#.#.........#.......##.#..#....#.#.........#.......##.#..#....#.#.." calcext:value-type="string">
            <text:p>.......#.......##.#..#....#.#.........#.......##.#..#....#.#.........#.......##.#..#....#.#.........#.......##.#..#....#.#.........#.......##.#..#....#.#..</text:p>
          </table:table-cell>
          <table:table-cell table:number-columns-repeated="2" office:value-type="string" calcext:value-type="string">
            <text:p>.......#.......##.#..#....#.#.........#.......##.#..#....#.#.........#.......##.#..#....#.#.........#.......##.#..#....#.#.........#.......##.#..#....#.#..</text:p>
          </table:table-cell>
          <table:table-cell table:formula="of:=CONCATENATE([.G155];[.H155])" office:value-type="string" office:string-value=".......#.......##.#..#....#.#.........#.......##.#..#....#.#.........#.......##.#..#....#.#.........#.......##.#..#....#.#.........#.......##.#..#....#.#.........#.......##.#..#....#.#.........#.......##.#..#....#.#.........#.......##.#..#....#.#.........#.......##.#..#....#.#.........#.......##.#..#....#.#.." calcext:value-type="string">
            <text:p>.......#.......##.#..#....#.#.........#.......##.#..#....#.#.........#.......##.#..#....#.#.........#.......##.#..#....#.#.........#.......##.#..#....#.#.........#.......##.#..#....#.#.........#.......##.#..#....#.#.........#.......##.#..#....#.#.........#.......##.#..#....#.#.........#.......##.#..#....#.#..</text:p>
          </table:table-cell>
          <table:table-cell office:value-type="string" calcext:value-type="string">
            <text:p>.......#.......##.#..#....#.#.........#.......##.#..#....#.#.........#.......##.#..#....#.#.........#.......##.#..#....#.#.........#.......##.#..#....#.#.........#.......##.#..#....#.#.........#.......##.#..#....#.#.........#.......##.#..#....#.#.........#.......##.#..#....#.#.........#.......##.#..#....#.#..</text:p>
          </table:table-cell>
        </table:table-row>
        <table:table-row table:style-name="ro1">
          <table:table-cell table:number-columns-repeated="5" office:value-type="string" calcext:value-type="string">
            <text:p>.......#....##..#.#.#..#....#..</text:p>
          </table:table-cell>
          <table:table-cell table:formula="of:=CONCATENATE([.A156];[.B156];[.C156];[.D156];[.E156])" office:value-type="string" office:string-value=".......#....##..#.#.#..#....#.........#....##..#.#.#..#....#.........#....##..#.#.#..#....#.........#....##..#.#.#..#....#.........#....##..#.#.#..#....#.." calcext:value-type="string">
            <text:p>.......#....##..#.#.#..#....#.........#....##..#.#.#..#....#.........#....##..#.#.#..#....#.........#....##..#.#.#..#....#.........#....##..#.#.#..#....#..</text:p>
          </table:table-cell>
          <table:table-cell table:number-columns-repeated="2" office:value-type="string" calcext:value-type="string">
            <text:p>.......#....##..#.#.#..#....#.........#....##..#.#.#..#....#.........#....##..#.#.#..#....#.........#....##..#.#.#..#....#.........#....##..#.#.#..#....#..</text:p>
          </table:table-cell>
          <table:table-cell table:formula="of:=CONCATENATE([.G156];[.H156])" office:value-type="string" office:string-value=".......#....##..#.#.#..#....#.........#....##..#.#.#..#....#.........#....##..#.#.#..#....#.........#....##..#.#.#..#....#.........#....##..#.#.#..#....#.........#....##..#.#.#..#....#.........#....##..#.#.#..#....#.........#....##..#.#.#..#....#.........#....##..#.#.#..#....#.........#....##..#.#.#..#....#.." calcext:value-type="string">
            <text:p>.......#....##..#.#.#..#....#.........#....##..#.#.#..#....#.........#....##..#.#.#..#....#.........#....##..#.#.#..#....#.........#....##..#.#.#..#....#.........#....##..#.#.#..#....#.........#....##..#.#.#..#....#.........#....##..#.#.#..#....#.........#....##..#.#.#..#....#.........#....##..#.#.#..#....#..</text:p>
          </table:table-cell>
          <table:table-cell office:value-type="string" calcext:value-type="string">
            <text:p>.......#....##..#.#.#..#....#.........#....##..#.#.#..#....#.........#....##..#.#.#..#....#.........#....##..#.#.#..#....#.........#....##..#.#.#..#....#.........#....##..#.#.#..#....#.........#....##..#.#.#..#....#.........#....##..#.#.#..#....#.........#....##..#.#.#..#....#.........#....##..#.#.#..#....#..</text:p>
          </table:table-cell>
        </table:table-row>
        <table:table-row table:style-name="ro1">
          <table:table-cell table:number-columns-repeated="5" office:value-type="string" calcext:value-type="string">
            <text:p>..........#....#..#..#....#....</text:p>
          </table:table-cell>
          <table:table-cell table:formula="of:=CONCATENATE([.A157];[.B157];[.C157];[.D157];[.E157])" office:value-type="string" office:string-value="..........#....#..#..#....#..............#....#..#..#....#..............#....#..#..#....#..............#....#..#..#....#..............#....#..#..#....#...." calcext:value-type="string">
            <text:p>..........#....#..#..#....#..............#....#..#..#....#..............#....#..#..#....#..............#....#..#..#....#..............#....#..#..#....#....</text:p>
          </table:table-cell>
          <table:table-cell table:number-columns-repeated="2" office:value-type="string" calcext:value-type="string">
            <text:p>..........#....#..#..#....#..............#....#..#..#....#..............#....#..#..#....#..............#....#..#..#....#..............#....#..#..#....#....</text:p>
          </table:table-cell>
          <table:table-cell table:formula="of:=CONCATENATE([.G157];[.H157])" office:value-type="string" office:string-value="..........#....#..#..#....#..............#....#..#..#....#..............#....#..#..#....#..............#....#..#..#....#..............#....#..#..#....#..............#....#..#..#....#..............#....#..#..#....#..............#....#..#..#....#..............#....#..#..#....#..............#....#..#..#....#...." calcext:value-type="string">
            <text:p>..........#....#..#..#....#..............#....#..#..#....#..............#....#..#..#....#..............#....#..#..#....#..............#....#..#..#....#..............#....#..#..#....#..............#....#..#..#....#..............#....#..#..#....#..............#....#..#..#....#..............#....#..#..#....#....</text:p>
          </table:table-cell>
          <table:table-cell office:value-type="string" calcext:value-type="string">
            <text:p>..........#....#..#..#....#..............#....#..#..#....#..............#....#..#..#....#..............#....#..#..#....#..............#....#..#..#....#..............#....#..#..#....#..............#....#..#..#....#..............#....#..#..#....#..............#....#..#..#....#..............#....#..#..#....#....</text:p>
          </table:table-cell>
        </table:table-row>
        <table:table-row table:style-name="ro1">
          <table:table-cell table:number-columns-repeated="5" office:value-type="string" calcext:value-type="string">
            <text:p>........#.....#.#.....##.......</text:p>
          </table:table-cell>
          <table:table-cell table:formula="of:=CONCATENATE([.A158];[.B158];[.C158];[.D158];[.E158])" office:value-type="string" office:string-value="........#.....#.#.....##...............#.....#.#.....##...............#.....#.#.....##...............#.....#.#.....##...............#.....#.#.....##......." calcext:value-type="string">
            <text:p>........#.....#.#.....##...............#.....#.#.....##...............#.....#.#.....##...............#.....#.#.....##...............#.....#.#.....##.......</text:p>
          </table:table-cell>
          <table:table-cell table:number-columns-repeated="2" office:value-type="string" calcext:value-type="string">
            <text:p>........#.....#.#.....##...............#.....#.#.....##...............#.....#.#.....##...............#.....#.#.....##...............#.....#.#.....##.......</text:p>
          </table:table-cell>
          <table:table-cell table:formula="of:=CONCATENATE([.G158];[.H158])" office:value-type="string" office:string-value="........#.....#.#.....##...............#.....#.#.....##...............#.....#.#.....##...............#.....#.#.....##...............#.....#.#.....##...............#.....#.#.....##...............#.....#.#.....##...............#.....#.#.....##...............#.....#.#.....##...............#.....#.#.....##......." calcext:value-type="string">
            <text:p>........#.....#.#.....##...............#.....#.#.....##...............#.....#.#.....##...............#.....#.#.....##...............#.....#.#.....##...............#.....#.#.....##...............#.....#.#.....##...............#.....#.#.....##...............#.....#.#.....##...............#.....#.#.....##.......</text:p>
          </table:table-cell>
          <table:table-cell office:value-type="string" calcext:value-type="string">
            <text:p>........#.....#.#.....##...............#.....#.#.....##...............#.....#.#.....##...............#.....#.#.....##...............#.....#.#.....##...............#.....#.#.....##...............#.....#.#.....##...............#.....#.#.....##...............#.....#.#.....##...............#.....#.#.....##.......</text:p>
          </table:table-cell>
        </table:table-row>
        <table:table-row table:style-name="ro1">
          <table:table-cell table:number-columns-repeated="5" office:value-type="string" calcext:value-type="string">
            <text:p>........##.###.........#.#.#...</text:p>
          </table:table-cell>
          <table:table-cell table:formula="of:=CONCATENATE([.A159];[.B159];[.C159];[.D159];[.E159])" office:value-type="string" office:string-value="........##.###.........#.#.#...........##.###.........#.#.#...........##.###.........#.#.#...........##.###.........#.#.#...........##.###.........#.#.#..." calcext:value-type="string">
            <text:p>........##.###.........#.#.#...........##.###.........#.#.#...........##.###.........#.#.#...........##.###.........#.#.#...........##.###.........#.#.#...</text:p>
          </table:table-cell>
          <table:table-cell table:number-columns-repeated="2" office:value-type="string" calcext:value-type="string">
            <text:p>........##.###.........#.#.#...........##.###.........#.#.#...........##.###.........#.#.#...........##.###.........#.#.#...........##.###.........#.#.#...</text:p>
          </table:table-cell>
          <table:table-cell table:formula="of:=CONCATENATE([.G159];[.H159])" office:value-type="string" office:string-value="........##.###.........#.#.#...........##.###.........#.#.#...........##.###.........#.#.#...........##.###.........#.#.#...........##.###.........#.#.#...........##.###.........#.#.#...........##.###.........#.#.#...........##.###.........#.#.#...........##.###.........#.#.#...........##.###.........#.#.#..." calcext:value-type="string">
            <text:p>........##.###.........#.#.#...........##.###.........#.#.#...........##.###.........#.#.#...........##.###.........#.#.#...........##.###.........#.#.#...........##.###.........#.#.#...........##.###.........#.#.#...........##.###.........#.#.#...........##.###.........#.#.#...........##.###.........#.#.#...</text:p>
          </table:table-cell>
          <table:table-cell office:value-type="string" calcext:value-type="string">
            <text:p>........##.###.........#.#.#...........##.###.........#.#.#...........##.###.........#.#.#...........##.###.........#.#.#...........##.###.........#.#.#...........##.###.........#.#.#...........##.###.........#.#.#...........##.###.........#.#.#...........##.###.........#.#.#...........##.###.........#.#.#...</text:p>
          </table:table-cell>
        </table:table-row>
        <table:table-row table:style-name="ro1">
          <table:table-cell table:number-columns-repeated="5" office:value-type="string" calcext:value-type="string">
            <text:p>###......####...#.#........#...</text:p>
          </table:table-cell>
          <table:table-cell table:formula="of:=CONCATENATE([.A160];[.B160];[.C160];[.D160];[.E160])" office:value-type="string" office:string-value="###......####...#.#........#...###......####...#.#........#...###......####...#.#........#...###......####...#.#........#...###......####...#.#........#..." calcext:value-type="string">
            <text:p>###......####...#.#........#...###......####...#.#........#...###......####...#.#........#...###......####...#.#........#...###......####...#.#........#...</text:p>
          </table:table-cell>
          <table:table-cell table:number-columns-repeated="2" office:value-type="string" calcext:value-type="string">
            <text:p>###......####...#.#........#...###......####...#.#........#...###......####...#.#........#...###......####...#.#........#...###......####...#.#........#...</text:p>
          </table:table-cell>
          <table:table-cell table:formula="of:=CONCATENATE([.G160];[.H160])" office:value-type="string" office:string-value="###......####...#.#........#...###......####...#.#........#...###......####...#.#........#...###......####...#.#........#...###......####...#.#........#...###......####...#.#........#...###......####...#.#........#...###......####...#.#........#...###......####...#.#........#...###......####...#.#........#..." calcext:value-type="string">
            <text:p>###......####...#.#........#...###......####...#.#........#...###......####...#.#........#...###......####...#.#........#...###......####...#.#........#...###......####...#.#........#...###......####...#.#........#...###......####...#.#........#...###......####...#.#........#...###......####...#.#........#...</text:p>
          </table:table-cell>
          <table:table-cell office:value-type="string" calcext:value-type="string">
            <text:p>###......####...#.#........#...###......####...#.#........#...###......####...#.#........#...###......####...#.#........#...###......####...#.#........#...###......####...#.#........#...###......####...#.#........#...###......####...#.#........#...###......####...#.#........#...###......####...#.#........#...</text:p>
          </table:table-cell>
        </table:table-row>
        <table:table-row table:style-name="ro1">
          <table:table-cell table:number-columns-repeated="5" office:value-type="string" calcext:value-type="string">
            <text:p>......#........#......#.....#..</text:p>
          </table:table-cell>
          <table:table-cell table:formula="of:=CONCATENATE([.A161];[.B161];[.C161];[.D161];[.E161])" office:value-type="string" office:string-value="......#........#......#.....#........#........#......#.....#........#........#......#.....#........#........#......#.....#........#........#......#.....#.." calcext:value-type="string">
            <text:p>......#........#......#.....#........#........#......#.....#........#........#......#.....#........#........#......#.....#........#........#......#.....#..</text:p>
          </table:table-cell>
          <table:table-cell table:number-columns-repeated="2" office:value-type="string" calcext:value-type="string">
            <text:p>......#........#......#.....#........#........#......#.....#........#........#......#.....#........#........#......#.....#........#........#......#.....#..</text:p>
          </table:table-cell>
          <table:table-cell table:formula="of:=CONCATENATE([.G161];[.H161])" office:value-type="string" office:string-value="......#........#......#.....#........#........#......#.....#........#........#......#.....#........#........#......#.....#........#........#......#.....#........#........#......#.....#........#........#......#.....#........#........#......#.....#........#........#......#.....#........#........#......#.....#.." calcext:value-type="string">
            <text:p>......#........#......#.....#........#........#......#.....#........#........#......#.....#........#........#......#.....#........#........#......#.....#........#........#......#.....#........#........#......#.....#........#........#......#.....#........#........#......#.....#........#........#......#.....#..</text:p>
          </table:table-cell>
          <table:table-cell office:value-type="string" calcext:value-type="string">
            <text:p>......#........#......#.....#........#........#......#.....#........#........#......#.....#........#........#......#.....#........#........#......#.....#........#........#......#.....#........#........#......#.....#........#........#......#.....#........#........#......#.....#........#........#......#.....#..</text:p>
          </table:table-cell>
        </table:table-row>
        <table:table-row table:style-name="ro1">
          <table:table-cell table:number-columns-repeated="5" office:value-type="string" calcext:value-type="string">
            <text:p>##..#.##..##.###..#........##..</text:p>
          </table:table-cell>
          <table:table-cell table:formula="of:=CONCATENATE([.A162];[.B162];[.C162];[.D162];[.E162])" office:value-type="string" office:string-value="##..#.##..##.###..#........##..##..#.##..##.###..#........##..##..#.##..##.###..#........##..##..#.##..##.###..#........##..##..#.##..##.###..#........##.." calcext:value-type="string">
            <text:p>##..#.##..##.###..#........##..##..#.##..##.###..#........##..##..#.##..##.###..#........##..##..#.##..##.###..#........##..##..#.##..##.###..#........##..</text:p>
          </table:table-cell>
          <table:table-cell table:number-columns-repeated="2" office:value-type="string" calcext:value-type="string">
            <text:p>##..#.##..##.###..#........##..##..#.##..##.###..#........##..##..#.##..##.###..#........##..##..#.##..##.###..#........##..##..#.##..##.###..#........##..</text:p>
          </table:table-cell>
          <table:table-cell table:formula="of:=CONCATENATE([.G162];[.H162])" office:value-type="string" office:string-value="##..#.##..##.###..#........##..##..#.##..##.###..#........##..##..#.##..##.###..#........##..##..#.##..##.###..#........##..##..#.##..##.###..#........##..##..#.##..##.###..#........##..##..#.##..##.###..#........##..##..#.##..##.###..#........##..##..#.##..##.###..#........##..##..#.##..##.###..#........##.." calcext:value-type="string">
            <text:p>##..#.##..##.###..#........##..##..#.##..##.###..#........##..##..#.##..##.###..#........##..##..#.##..##.###..#........##..##..#.##..##.###..#........##..##..#.##..##.###..#........##..##..#.##..##.###..#........##..##..#.##..##.###..#........##..##..#.##..##.###..#........##..##..#.##..##.###..#........##..</text:p>
          </table:table-cell>
          <table:table-cell office:value-type="string" calcext:value-type="string">
            <text:p>##..#.##..##.###..#........##..##..#.##..##.###..#........##..##..#.##..##.###..#........##..##..#.##..##.###..#........##..##..#.##..##.###..#........##..##..#.##..##.###..#........##..##..#.##..##.###..#........##..##..#.##..##.###..#........##..##..#.##..##.###..#........##..##..#.##..##.###..#........##..</text:p>
          </table:table-cell>
        </table:table-row>
        <table:table-row table:style-name="ro1">
          <table:table-cell table:number-columns-repeated="5" office:value-type="string" calcext:value-type="string">
            <text:p>.#..#...#............##.##..#..</text:p>
          </table:table-cell>
          <table:table-cell table:formula="of:=CONCATENATE([.A163];[.B163];[.C163];[.D163];[.E163])" office:value-type="string" office:string-value=".#..#...#............##.##..#...#..#...#............##.##..#...#..#...#............##.##..#...#..#...#............##.##..#...#..#...#............##.##..#.." calcext:value-type="string">
            <text:p>.#..#...#............##.##..#...#..#...#............##.##..#...#..#...#............##.##..#...#..#...#............##.##..#...#..#...#............##.##..#..</text:p>
          </table:table-cell>
          <table:table-cell table:number-columns-repeated="2" office:value-type="string" calcext:value-type="string">
            <text:p>.#..#...#............##.##..#...#..#...#............##.##..#...#..#...#............##.##..#...#..#...#............##.##..#...#..#...#............##.##..#..</text:p>
          </table:table-cell>
          <table:table-cell table:formula="of:=CONCATENATE([.G163];[.H163])" office:value-type="string" office:string-value=".#..#...#............##.##..#...#..#...#............##.##..#...#..#...#............##.##..#...#..#...#............##.##..#...#..#...#............##.##..#...#..#...#............##.##..#...#..#...#............##.##..#...#..#...#............##.##..#...#..#...#............##.##..#...#..#...#............##.##..#.." calcext:value-type="string">
            <text:p>.#..#...#............##.##..#...#..#...#............##.##..#...#..#...#............##.##..#...#..#...#............##.##..#...#..#...#............##.##..#...#..#...#............##.##..#...#..#...#............##.##..#...#..#...#............##.##..#...#..#...#............##.##..#...#..#...#............##.##..#..</text:p>
          </table:table-cell>
          <table:table-cell office:value-type="string" calcext:value-type="string">
            <text:p>.#..#...#............##.##..#...#..#...#............##.##..#...#..#...#............##.##..#...#..#...#............##.##..#...#..#...#............##.##..#...#..#...#............##.##..#...#..#...#............##.##..#...#..#...#............##.##..#...#..#...#............##.##..#...#..#...#............##.##..#..</text:p>
          </table:table-cell>
        </table:table-row>
        <table:table-row table:style-name="ro1">
          <table:table-cell table:number-columns-repeated="5" office:value-type="string" calcext:value-type="string">
            <text:p>...........#..#.#..............</text:p>
          </table:table-cell>
          <table:table-cell table:formula="of:=CONCATENATE([.A164];[.B164];[.C164];[.D164];[.E164])" office:value-type="string" office:string-value="...........#..#.#.........................#..#.#.........................#..#.#.........................#..#.#.........................#..#.#.............." calcext:value-type="string">
            <text:p>...........#..#.#.........................#..#.#.........................#..#.#.........................#..#.#.........................#..#.#..............</text:p>
          </table:table-cell>
          <table:table-cell table:number-columns-repeated="2" office:value-type="string" calcext:value-type="string">
            <text:p>...........#..#.#.........................#..#.#.........................#..#.#.........................#..#.#.........................#..#.#..............</text:p>
          </table:table-cell>
          <table:table-cell table:formula="of:=CONCATENATE([.G164];[.H164])" office:value-type="string" office:string-value="...........#..#.#.........................#..#.#.........................#..#.#.........................#..#.#.........................#..#.#.........................#..#.#.........................#..#.#.........................#..#.#.........................#..#.#.........................#..#.#.............." calcext:value-type="string">
            <text:p>...........#..#.#.........................#..#.#.........................#..#.#.........................#..#.#.........................#..#.#.........................#..#.#.........................#..#.#.........................#..#.#.........................#..#.#.........................#..#.#..............</text:p>
          </table:table-cell>
          <table:table-cell office:value-type="string" calcext:value-type="string">
            <text:p>...........#..#.#.........................#..#.#.........................#..#.#.........................#..#.#.........................#..#.#.........................#..#.#.........................#..#.#.........................#..#.#.........................#..#.#.........................#..#.#..............</text:p>
          </table:table-cell>
        </table:table-row>
        <table:table-row table:style-name="ro1">
          <table:table-cell table:number-columns-repeated="5" office:value-type="string" calcext:value-type="string">
            <text:p>.##.#.#....#...............#..#</text:p>
          </table:table-cell>
          <table:table-cell table:formula="of:=CONCATENATE([.A165];[.B165];[.C165];[.D165];[.E165])" office:value-type="string" office:string-value=".##.#.#....#...............#..#.##.#.#....#...............#..#.##.#.#....#...............#..#.##.#.#....#...............#..#.##.#.#....#...............#..#" calcext:value-type="string">
            <text:p>.##.#.#....#...............#..#.##.#.#....#...............#..#.##.#.#....#...............#..#.##.#.#....#...............#..#.##.#.#....#...............#..#</text:p>
          </table:table-cell>
          <table:table-cell table:number-columns-repeated="2" office:value-type="string" calcext:value-type="string">
            <text:p>.##.#.#....#...............#..#.##.#.#....#...............#..#.##.#.#....#...............#..#.##.#.#....#...............#..#.##.#.#....#...............#..#</text:p>
          </table:table-cell>
          <table:table-cell table:formula="of:=CONCATENATE([.G165];[.H165])" office:value-type="string" office:string-value=".##.#.#....#...............#..#.##.#.#....#...............#..#.##.#.#....#...............#..#.##.#.#....#...............#..#.##.#.#....#...............#..#.##.#.#....#...............#..#.##.#.#....#...............#..#.##.#.#....#...............#..#.##.#.#....#...............#..#.##.#.#....#...............#..#" calcext:value-type="string">
            <text:p>.##.#.#....#...............#..#.##.#.#....#...............#..#.##.#.#....#...............#..#.##.#.#....#...............#..#.##.#.#....#...............#..#.##.#.#....#...............#..#.##.#.#....#...............#..#.##.#.#....#...............#..#.##.#.#....#...............#..#.##.#.#....#...............#..#</text:p>
          </table:table-cell>
          <table:table-cell office:value-type="string" calcext:value-type="string">
            <text:p>.##.#.#....#...............#..#.##.#.#....#...............#..#.##.#.#....#...............#..#.##.#.#....#...............#..#.##.#.#....#...............#..#.##.#.#....#...............#..#.##.#.#....#...............#..#.##.#.#....#...............#..#.##.#.#....#...............#..#.##.#.#....#...............#..#</text:p>
          </table:table-cell>
        </table:table-row>
        <table:table-row table:style-name="ro1">
          <table:table-cell table:number-columns-repeated="5" office:value-type="string" calcext:value-type="string">
            <text:p>.........##.................#..</text:p>
          </table:table-cell>
          <table:table-cell table:formula="of:=CONCATENATE([.A166];[.B166];[.C166];[.D166];[.E166])" office:value-type="string" office:string-value=".........##.................#...........##.................#...........##.................#...........##.................#...........##.................#.." calcext:value-type="string">
            <text:p>.........##.................#...........##.................#...........##.................#...........##.................#...........##.................#..</text:p>
          </table:table-cell>
          <table:table-cell table:number-columns-repeated="2" office:value-type="string" calcext:value-type="string">
            <text:p>.........##.................#...........##.................#...........##.................#...........##.................#...........##.................#..</text:p>
          </table:table-cell>
          <table:table-cell table:formula="of:=CONCATENATE([.G166];[.H166])" office:value-type="string" office:string-value=".........##.................#...........##.................#...........##.................#...........##.................#...........##.................#...........##.................#...........##.................#...........##.................#...........##.................#...........##.................#.." calcext:value-type="string">
            <text:p>.........##.................#...........##.................#...........##.................#...........##.................#...........##.................#...........##.................#...........##.................#...........##.................#...........##.................#...........##.................#..</text:p>
          </table:table-cell>
          <table:table-cell office:value-type="string" calcext:value-type="string">
            <text:p>.........##.................#...........##.................#...........##.................#...........##.................#...........##.................#...........##.................#...........##.................#...........##.................#...........##.................#...........##.................#..</text:p>
          </table:table-cell>
        </table:table-row>
        <table:table-row table:style-name="ro1">
          <table:table-cell table:number-columns-repeated="5" office:value-type="string" calcext:value-type="string">
            <text:p>#............##..##.........##.</text:p>
          </table:table-cell>
          <table:table-cell table:formula="of:=CONCATENATE([.A167];[.B167];[.C167];[.D167];[.E167])" office:value-type="string" office:string-value="#............##..##.........##.#............##..##.........##.#............##..##.........##.#............##..##.........##.#............##..##.........##." calcext:value-type="string">
            <text:p>#............##..##.........##.#............##..##.........##.#............##..##.........##.#............##..##.........##.#............##..##.........##.</text:p>
          </table:table-cell>
          <table:table-cell table:number-columns-repeated="2" office:value-type="string" calcext:value-type="string">
            <text:p>#............##..##.........##.#............##..##.........##.#............##..##.........##.#............##..##.........##.#............##..##.........##.</text:p>
          </table:table-cell>
          <table:table-cell table:formula="of:=CONCATENATE([.G167];[.H167])" office:value-type="string" office:string-value="#............##..##.........##.#............##..##.........##.#............##..##.........##.#............##..##.........##.#............##..##.........##.#............##..##.........##.#............##..##.........##.#............##..##.........##.#............##..##.........##.#............##..##.........##." calcext:value-type="string">
            <text:p>#............##..##.........##.#............##..##.........##.#............##..##.........##.#............##..##.........##.#............##..##.........##.#............##..##.........##.#............##..##.........##.#............##..##.........##.#............##..##.........##.#............##..##.........##.</text:p>
          </table:table-cell>
          <table:table-cell office:value-type="string" calcext:value-type="string">
            <text:p>#............##..##.........##.#............##..##.........##.#............##..##.........##.#............##..##.........##.#............##..##.........##.#............##..##.........##.#............##..##.........##.#............##..##.........##.#............##..##.........##.#............##..##.........##.</text:p>
          </table:table-cell>
        </table:table-row>
        <table:table-row table:style-name="ro1">
          <table:table-cell table:number-columns-repeated="5" office:value-type="string" calcext:value-type="string">
            <text:p>##........#.........#..##.#...#</text:p>
          </table:table-cell>
          <table:table-cell table:formula="of:=CONCATENATE([.A168];[.B168];[.C168];[.D168];[.E168])" office:value-type="string" office:string-value="##........#.........#..##.#...###........#.........#..##.#...###........#.........#..##.#...###........#.........#..##.#...###........#.........#..##.#...#" calcext:value-type="string">
            <text:p>##........#.........#..##.#...###........#.........#..##.#...###........#.........#..##.#...###........#.........#..##.#...###........#.........#..##.#...#</text:p>
          </table:table-cell>
          <table:table-cell table:number-columns-repeated="2" office:value-type="string" calcext:value-type="string">
            <text:p>##........#.........#..##.#...###........#.........#..##.#...###........#.........#..##.#...###........#.........#..##.#...###........#.........#..##.#...#</text:p>
          </table:table-cell>
          <table:table-cell table:formula="of:=CONCATENATE([.G168];[.H168])" office:value-type="string" office:string-value="##........#.........#..##.#...###........#.........#..##.#...###........#.........#..##.#...###........#.........#..##.#...###........#.........#..##.#...###........#.........#..##.#...###........#.........#..##.#...###........#.........#..##.#...###........#.........#..##.#...###........#.........#..##.#...#" calcext:value-type="string">
            <text:p>##........#.........#..##.#...###........#.........#..##.#...###........#.........#..##.#...###........#.........#..##.#...###........#.........#..##.#...###........#.........#..##.#...###........#.........#..##.#...###........#.........#..##.#...###........#.........#..##.#...###........#.........#..##.#...#</text:p>
          </table:table-cell>
          <table:table-cell office:value-type="string" calcext:value-type="string">
            <text:p>##........#.........#..##.#...###........#.........#..##.#...###........#.........#..##.#...###........#.........#..##.#...###........#.........#..##.#...###........#.........#..##.#...###........#.........#..##.#...###........#.........#..##.#...###........#.........#..##.#...###........#.........#..##.#...#</text:p>
          </table:table-cell>
        </table:table-row>
        <table:table-row table:style-name="ro1">
          <table:table-cell table:number-columns-repeated="5" office:value-type="string" calcext:value-type="string">
            <text:p>........#.....#..#.........#.##</text:p>
          </table:table-cell>
          <table:table-cell table:formula="of:=CONCATENATE([.A169];[.B169];[.C169];[.D169];[.E169])" office:value-type="string" office:string-value="........#.....#..#.........#.##........#.....#..#.........#.##........#.....#..#.........#.##........#.....#..#.........#.##........#.....#..#.........#.##" calcext:value-type="string">
            <text:p>........#.....#..#.........#.##........#.....#..#.........#.##........#.....#..#.........#.##........#.....#..#.........#.##........#.....#..#.........#.##</text:p>
          </table:table-cell>
          <table:table-cell table:number-columns-repeated="2" office:value-type="string" calcext:value-type="string">
            <text:p>........#.....#..#.........#.##........#.....#..#.........#.##........#.....#..#.........#.##........#.....#..#.........#.##........#.....#..#.........#.##</text:p>
          </table:table-cell>
          <table:table-cell table:formula="of:=CONCATENATE([.G169];[.H169])" office:value-type="string" office:string-value="........#.....#..#.........#.##........#.....#..#.........#.##........#.....#..#.........#.##........#.....#..#.........#.##........#.....#..#.........#.##........#.....#..#.........#.##........#.....#..#.........#.##........#.....#..#.........#.##........#.....#..#.........#.##........#.....#..#.........#.##" calcext:value-type="string">
            <text:p>........#.....#..#.........#.##........#.....#..#.........#.##........#.....#..#.........#.##........#.....#..#.........#.##........#.....#..#.........#.##........#.....#..#.........#.##........#.....#..#.........#.##........#.....#..#.........#.##........#.....#..#.........#.##........#.....#..#.........#.##</text:p>
          </table:table-cell>
          <table:table-cell office:value-type="string" calcext:value-type="string">
            <text:p>........#.....#..#.........#.##........#.....#..#.........#.##........#.....#..#.........#.##........#.....#..#.........#.##........#.....#..#.........#.##........#.....#..#.........#.##........#.....#..#.........#.##........#.....#..#.........#.##........#.....#..#.........#.##........#.....#..#.........#.##</text:p>
          </table:table-cell>
        </table:table-row>
        <table:table-row table:style-name="ro1">
          <table:table-cell table:number-columns-repeated="5" office:value-type="string" calcext:value-type="string">
            <text:p>....#......#.....##.##.........</text:p>
          </table:table-cell>
          <table:table-cell table:formula="of:=CONCATENATE([.A170];[.B170];[.C170];[.D170];[.E170])" office:value-type="string" office:string-value="....#......#.....##.##.............#......#.....##.##.............#......#.....##.##.............#......#.....##.##.............#......#.....##.##........." calcext:value-type="string">
            <text:p>....#......#.....##.##.............#......#.....##.##.............#......#.....##.##.............#......#.....##.##.............#......#.....##.##.........</text:p>
          </table:table-cell>
          <table:table-cell table:number-columns-repeated="2" office:value-type="string" calcext:value-type="string">
            <text:p>....#......#.....##.##.............#......#.....##.##.............#......#.....##.##.............#......#.....##.##.............#......#.....##.##.........</text:p>
          </table:table-cell>
          <table:table-cell table:formula="of:=CONCATENATE([.G170];[.H170])" office:value-type="string" office:string-value="....#......#.....##.##.............#......#.....##.##.............#......#.....##.##.............#......#.....##.##.............#......#.....##.##.............#......#.....##.##.............#......#.....##.##.............#......#.....##.##.............#......#.....##.##.............#......#.....##.##........." calcext:value-type="string">
            <text:p>....#......#.....##.##.............#......#.....##.##.............#......#.....##.##.............#......#.....##.##.............#......#.....##.##.............#......#.....##.##.............#......#.....##.##.............#......#.....##.##.............#......#.....##.##.............#......#.....##.##.........</text:p>
          </table:table-cell>
          <table:table-cell office:value-type="string" calcext:value-type="string">
            <text:p>....#......#.....##.##.............#......#.....##.##.............#......#.....##.##.............#......#.....##.##.............#......#.....##.##.............#......#.....##.##.............#......#.....##.##.............#......#.....##.##.............#......#.....##.##.............#......#.....##.##.........</text:p>
          </table:table-cell>
        </table:table-row>
        <table:table-row table:style-name="ro1">
          <table:table-cell table:number-columns-repeated="5" office:value-type="string" calcext:value-type="string">
            <text:p>.#.#.....#.#..#..##....#....#..</text:p>
          </table:table-cell>
          <table:table-cell table:formula="of:=CONCATENATE([.A171];[.B171];[.C171];[.D171];[.E171])" office:value-type="string" office:string-value=".#.#.....#.#..#..##....#....#...#.#.....#.#..#..##....#....#...#.#.....#.#..#..##....#....#...#.#.....#.#..#..##....#....#...#.#.....#.#..#..##....#....#.." calcext:value-type="string">
            <text:p>.#.#.....#.#..#..##....#....#...#.#.....#.#..#..##....#....#...#.#.....#.#..#..##....#....#...#.#.....#.#..#..##....#....#...#.#.....#.#..#..##....#....#..</text:p>
          </table:table-cell>
          <table:table-cell table:number-columns-repeated="2" office:value-type="string" calcext:value-type="string">
            <text:p>.#.#.....#.#..#..##....#....#...#.#.....#.#..#..##....#....#...#.#.....#.#..#..##....#....#...#.#.....#.#..#..##....#....#...#.#.....#.#..#..##....#....#..</text:p>
          </table:table-cell>
          <table:table-cell table:formula="of:=CONCATENATE([.G171];[.H171])" office:value-type="string" office:string-value=".#.#.....#.#..#..##....#....#...#.#.....#.#..#..##....#....#...#.#.....#.#..#..##....#....#...#.#.....#.#..#..##....#....#...#.#.....#.#..#..##....#....#...#.#.....#.#..#..##....#....#...#.#.....#.#..#..##....#....#...#.#.....#.#..#..##....#....#...#.#.....#.#..#..##....#....#...#.#.....#.#..#..##....#....#.." calcext:value-type="string">
            <text:p>.#.#.....#.#..#..##....#....#...#.#.....#.#..#..##....#....#...#.#.....#.#..#..##....#....#...#.#.....#.#..#..##....#....#...#.#.....#.#..#..##....#....#...#.#.....#.#..#..##....#....#...#.#.....#.#..#..##....#....#...#.#.....#.#..#..##....#....#...#.#.....#.#..#..##....#....#...#.#.....#.#..#..##....#....#..</text:p>
          </table:table-cell>
          <table:table-cell office:value-type="string" calcext:value-type="string">
            <text:p>.#.#.....#.#..#..##....#....#...#.#.....#.#..#..##....#....#...#.#.....#.#..#..##....#....#...#.#.....#.#..#..##....#....#...#.#.....#.#..#..##....#....#...#.#.....#.#..#..##....#....#...#.#.....#.#..#..##....#....#...#.#.....#.#..#..##....#....#...#.#.....#.#..#..##....#....#...#.#.....#.#..#..##....#....#..</text:p>
          </table:table-cell>
        </table:table-row>
        <table:table-row table:style-name="ro1">
          <table:table-cell table:number-columns-repeated="5" office:value-type="string" calcext:value-type="string">
            <text:p>.###...#..##....##.....#.#..##.</text:p>
          </table:table-cell>
          <table:table-cell table:formula="of:=CONCATENATE([.A172];[.B172];[.C172];[.D172];[.E172])" office:value-type="string" office:string-value=".###...#..##....##.....#.#..##..###...#..##....##.....#.#..##..###...#..##....##.....#.#..##..###...#..##....##.....#.#..##..###...#..##....##.....#.#..##." calcext:value-type="string">
            <text:p>.###...#..##....##.....#.#..##..###...#..##....##.....#.#..##..###...#..##....##.....#.#..##..###...#..##....##.....#.#..##..###...#..##....##.....#.#..##.</text:p>
          </table:table-cell>
          <table:table-cell table:number-columns-repeated="2" office:value-type="string" calcext:value-type="string">
            <text:p>.###...#..##....##.....#.#..##..###...#..##....##.....#.#..##..###...#..##....##.....#.#..##..###...#..##....##.....#.#..##..###...#..##....##.....#.#..##.</text:p>
          </table:table-cell>
          <table:table-cell table:formula="of:=CONCATENATE([.G172];[.H172])" office:value-type="string" office:string-value=".###...#..##....##.....#.#..##..###...#..##....##.....#.#..##..###...#..##....##.....#.#..##..###...#..##....##.....#.#..##..###...#..##....##.....#.#..##..###...#..##....##.....#.#..##..###...#..##....##.....#.#..##..###...#..##....##.....#.#..##..###...#..##....##.....#.#..##..###...#..##....##.....#.#..##." calcext:value-type="string">
            <text:p>.###...#..##....##.....#.#..##..###...#..##....##.....#.#..##..###...#..##....##.....#.#..##..###...#..##....##.....#.#..##..###...#..##....##.....#.#..##..###...#..##....##.....#.#..##..###...#..##....##.....#.#..##..###...#..##....##.....#.#..##..###...#..##....##.....#.#..##..###...#..##....##.....#.#..##.</text:p>
          </table:table-cell>
          <table:table-cell office:value-type="string" calcext:value-type="string">
            <text:p>.###...#..##....##.....#.#..##..###...#..##....##.....#.#..##..###...#..##....##.....#.#..##..###...#..##....##.....#.#..##..###...#..##....##.....#.#..##..###...#..##....##.....#.#..##..###...#..##....##.....#.#..##..###...#..##....##.....#.#..##..###...#..##....##.....#.#..##..###...#..##....##.....#.#..##.</text:p>
          </table:table-cell>
        </table:table-row>
        <table:table-row table:style-name="ro1">
          <table:table-cell table:number-columns-repeated="5" office:value-type="string" calcext:value-type="string">
            <text:p>.#....#.#.......#..#..#...###..</text:p>
          </table:table-cell>
          <table:table-cell table:formula="of:=CONCATENATE([.A173];[.B173];[.C173];[.D173];[.E173])" office:value-type="string" office:string-value=".#....#.#.......#..#..#...###...#....#.#.......#..#..#...###...#....#.#.......#..#..#...###...#....#.#.......#..#..#...###...#....#.#.......#..#..#...###.." calcext:value-type="string">
            <text:p>.#....#.#.......#..#..#...###...#....#.#.......#..#..#...###...#....#.#.......#..#..#...###...#....#.#.......#..#..#...###...#....#.#.......#..#..#...###..</text:p>
          </table:table-cell>
          <table:table-cell table:number-columns-repeated="2" office:value-type="string" calcext:value-type="string">
            <text:p>.#....#.#.......#..#..#...###...#....#.#.......#..#..#...###...#....#.#.......#..#..#...###...#....#.#.......#..#..#...###...#....#.#.......#..#..#...###..</text:p>
          </table:table-cell>
          <table:table-cell table:formula="of:=CONCATENATE([.G173];[.H173])" office:value-type="string" office:string-value=".#....#.#.......#..#..#...###...#....#.#.......#..#..#...###...#....#.#.......#..#..#...###...#....#.#.......#..#..#...###...#....#.#.......#..#..#...###...#....#.#.......#..#..#...###...#....#.#.......#..#..#...###...#....#.#.......#..#..#...###...#....#.#.......#..#..#...###...#....#.#.......#..#..#...###.." calcext:value-type="string">
            <text:p>.#....#.#.......#..#..#...###...#....#.#.......#..#..#...###...#....#.#.......#..#..#...###...#....#.#.......#..#..#...###...#....#.#.......#..#..#...###...#....#.#.......#..#..#...###...#....#.#.......#..#..#...###...#....#.#.......#..#..#...###...#....#.#.......#..#..#...###...#....#.#.......#..#..#...###..</text:p>
          </table:table-cell>
          <table:table-cell office:value-type="string" calcext:value-type="string">
            <text:p>.#....#.#.......#..#..#...###...#....#.#.......#..#..#...###...#....#.#.......#..#..#...###...#....#.#.......#..#..#...###...#....#.#.......#..#..#...###...#....#.#.......#..#..#...###...#....#.#.......#..#..#...###...#....#.#.......#..#..#...###...#....#.#.......#..#..#...###...#....#.#.......#..#..#...###..</text:p>
          </table:table-cell>
        </table:table-row>
        <table:table-row table:style-name="ro1">
          <table:table-cell table:number-columns-repeated="5" office:value-type="string" calcext:value-type="string">
            <text:p>..#.#......#.#..#.....###.....#</text:p>
          </table:table-cell>
          <table:table-cell table:formula="of:=CONCATENATE([.A174];[.B174];[.C174];[.D174];[.E174])" office:value-type="string" office:string-value="..#.#......#.#..#.....###.....#..#.#......#.#..#.....###.....#..#.#......#.#..#.....###.....#..#.#......#.#..#.....###.....#..#.#......#.#..#.....###.....#" calcext:value-type="string">
            <text:p>..#.#......#.#..#.....###.....#..#.#......#.#..#.....###.....#..#.#......#.#..#.....###.....#..#.#......#.#..#.....###.....#..#.#......#.#..#.....###.....#</text:p>
          </table:table-cell>
          <table:table-cell table:number-columns-repeated="2" office:value-type="string" calcext:value-type="string">
            <text:p>..#.#......#.#..#.....###.....#..#.#......#.#..#.....###.....#..#.#......#.#..#.....###.....#..#.#......#.#..#.....###.....#..#.#......#.#..#.....###.....#</text:p>
          </table:table-cell>
          <table:table-cell table:formula="of:=CONCATENATE([.G174];[.H174])" office:value-type="string" office:string-value="..#.#......#.#..#.....###.....#..#.#......#.#..#.....###.....#..#.#......#.#..#.....###.....#..#.#......#.#..#.....###.....#..#.#......#.#..#.....###.....#..#.#......#.#..#.....###.....#..#.#......#.#..#.....###.....#..#.#......#.#..#.....###.....#..#.#......#.#..#.....###.....#..#.#......#.#..#.....###.....#" calcext:value-type="string">
            <text:p>..#.#......#.#..#.....###.....#..#.#......#.#..#.....###.....#..#.#......#.#..#.....###.....#..#.#......#.#..#.....###.....#..#.#......#.#..#.....###.....#..#.#......#.#..#.....###.....#..#.#......#.#..#.....###.....#..#.#......#.#..#.....###.....#..#.#......#.#..#.....###.....#..#.#......#.#..#.....###.....#</text:p>
          </table:table-cell>
          <table:table-cell office:value-type="string" calcext:value-type="string">
            <text:p>..#.#......#.#..#.....###.....#..#.#......#.#..#.....###.....#..#.#......#.#..#.....###.....#..#.#......#.#..#.....###.....#..#.#......#.#..#.....###.....#..#.#......#.#..#.....###.....#..#.#......#.#..#.....###.....#..#.#......#.#..#.....###.....#..#.#......#.#..#.....###.....#..#.#......#.#..#.....###.....#</text:p>
          </table:table-cell>
        </table:table-row>
        <table:table-row table:style-name="ro1">
          <table:table-cell table:number-columns-repeated="5" office:value-type="string" calcext:value-type="string">
            <text:p>#....#..#...#.....#.......#.##.</text:p>
          </table:table-cell>
          <table:table-cell table:formula="of:=CONCATENATE([.A175];[.B175];[.C175];[.D175];[.E175])" office:value-type="string" office:string-value="#....#..#...#.....#.......#.##.#....#..#...#.....#.......#.##.#....#..#...#.....#.......#.##.#....#..#...#.....#.......#.##.#....#..#...#.....#.......#.##." calcext:value-type="string">
            <text:p>#....#..#...#.....#.......#.##.#....#..#...#.....#.......#.##.#....#..#...#.....#.......#.##.#....#..#...#.....#.......#.##.#....#..#...#.....#.......#.##.</text:p>
          </table:table-cell>
          <table:table-cell table:number-columns-repeated="2" office:value-type="string" calcext:value-type="string">
            <text:p>#....#..#...#.....#.......#.##.#....#..#...#.....#.......#.##.#....#..#...#.....#.......#.##.#....#..#...#.....#.......#.##.#....#..#...#.....#.......#.##.</text:p>
          </table:table-cell>
          <table:table-cell table:formula="of:=CONCATENATE([.G175];[.H175])" office:value-type="string" office:string-value="#....#..#...#.....#.......#.##.#....#..#...#.....#.......#.##.#....#..#...#.....#.......#.##.#....#..#...#.....#.......#.##.#....#..#...#.....#.......#.##.#....#..#...#.....#.......#.##.#....#..#...#.....#.......#.##.#....#..#...#.....#.......#.##.#....#..#...#.....#.......#.##.#....#..#...#.....#.......#.##." calcext:value-type="string">
            <text:p>#....#..#...#.....#.......#.##.#....#..#...#.....#.......#.##.#....#..#...#.....#.......#.##.#....#..#...#.....#.......#.##.#....#..#...#.....#.......#.##.#....#..#...#.....#.......#.##.#....#..#...#.....#.......#.##.#....#..#...#.....#.......#.##.#....#..#...#.....#.......#.##.#....#..#...#.....#.......#.##.</text:p>
          </table:table-cell>
          <table:table-cell office:value-type="string" calcext:value-type="string">
            <text:p>#....#..#...#.....#.......#.##.#....#..#...#.....#.......#.##.#....#..#...#.....#.......#.##.#....#..#...#.....#.......#.##.#....#..#...#.....#.......#.##.#....#..#...#.....#.......#.##.#....#..#...#.....#.......#.##.#....#..#...#.....#.......#.##.#....#..#...#.....#.......#.##.#....#..#...#.....#.......#.##.</text:p>
          </table:table-cell>
        </table:table-row>
        <table:table-row table:style-name="ro1">
          <table:table-cell table:number-columns-repeated="5" office:value-type="string" calcext:value-type="string">
            <text:p>.#.......##.#.#...#......#.....</text:p>
          </table:table-cell>
          <table:table-cell table:formula="of:=CONCATENATE([.A176];[.B176];[.C176];[.D176];[.E176])" office:value-type="string" office:string-value=".#.......##.#.#...#......#......#.......##.#.#...#......#......#.......##.#.#...#......#......#.......##.#.#...#......#......#.......##.#.#...#......#....." calcext:value-type="string">
            <text:p>.#.......##.#.#...#......#......#.......##.#.#...#......#......#.......##.#.#...#......#......#.......##.#.#...#......#......#.......##.#.#...#......#.....</text:p>
          </table:table-cell>
          <table:table-cell table:number-columns-repeated="2" office:value-type="string" calcext:value-type="string">
            <text:p>.#.......##.#.#...#......#......#.......##.#.#...#......#......#.......##.#.#...#......#......#.......##.#.#...#......#......#.......##.#.#...#......#.....</text:p>
          </table:table-cell>
          <table:table-cell table:formula="of:=CONCATENATE([.G176];[.H176])" office:value-type="string" office:string-value=".#.......##.#.#...#......#......#.......##.#.#...#......#......#.......##.#.#...#......#......#.......##.#.#...#......#......#.......##.#.#...#......#......#.......##.#.#...#......#......#.......##.#.#...#......#......#.......##.#.#...#......#......#.......##.#.#...#......#......#.......##.#.#...#......#....." calcext:value-type="string">
            <text:p>.#.......##.#.#...#......#......#.......##.#.#...#......#......#.......##.#.#...#......#......#.......##.#.#...#......#......#.......##.#.#...#......#......#.......##.#.#...#......#......#.......##.#.#...#......#......#.......##.#.#...#......#......#.......##.#.#...#......#......#.......##.#.#...#......#.....</text:p>
          </table:table-cell>
          <table:table-cell office:value-type="string" calcext:value-type="string">
            <text:p>.#.......##.#.#...#......#......#.......##.#.#...#......#......#.......##.#.#...#......#......#.......##.#.#...#......#......#.......##.#.#...#......#......#.......##.#.#...#......#......#.......##.#.#...#......#......#.......##.#.#...#......#......#.......##.#.#...#......#......#.......##.#.#...#......#.....</text:p>
          </table:table-cell>
        </table:table-row>
        <table:table-row table:style-name="ro1">
          <table:table-cell table:number-columns-repeated="5" office:value-type="string" calcext:value-type="string">
            <text:p>###....#.#......#....#.#...##..</text:p>
          </table:table-cell>
          <table:table-cell table:formula="of:=CONCATENATE([.A177];[.B177];[.C177];[.D177];[.E177])" office:value-type="string" office:string-value="###....#.#......#....#.#...##..###....#.#......#....#.#...##..###....#.#......#....#.#...##..###....#.#......#....#.#...##..###....#.#......#....#.#...##.." calcext:value-type="string">
            <text:p>###....#.#......#....#.#...##..###....#.#......#....#.#...##..###....#.#......#....#.#...##..###....#.#......#....#.#...##..###....#.#......#....#.#...##..</text:p>
          </table:table-cell>
          <table:table-cell table:number-columns-repeated="2" office:value-type="string" calcext:value-type="string">
            <text:p>###....#.#......#....#.#...##..###....#.#......#....#.#...##..###....#.#......#....#.#...##..###....#.#......#....#.#...##..###....#.#......#....#.#...##..</text:p>
          </table:table-cell>
          <table:table-cell table:formula="of:=CONCATENATE([.G177];[.H177])" office:value-type="string" office:string-value="###....#.#......#....#.#...##..###....#.#......#....#.#...##..###....#.#......#....#.#...##..###....#.#......#....#.#...##..###....#.#......#....#.#...##..###....#.#......#....#.#...##..###....#.#......#....#.#...##..###....#.#......#....#.#...##..###....#.#......#....#.#...##..###....#.#......#....#.#...##.." calcext:value-type="string">
            <text:p>###....#.#......#....#.#...##..###....#.#......#....#.#...##..###....#.#......#....#.#...##..###....#.#......#....#.#...##..###....#.#......#....#.#...##..###....#.#......#....#.#...##..###....#.#......#....#.#...##..###....#.#......#....#.#...##..###....#.#......#....#.#...##..###....#.#......#....#.#...##..</text:p>
          </table:table-cell>
          <table:table-cell office:value-type="string" calcext:value-type="string">
            <text:p>###....#.#......#....#.#...##..###....#.#......#....#.#...##..###....#.#......#....#.#...##..###....#.#......#....#.#...##..###....#.#......#....#.#...##..###....#.#......#....#.#...##..###....#.#......#....#.#...##..###....#.#......#....#.#...##..###....#.#......#....#.#...##..###....#.#......#....#.#...##..</text:p>
          </table:table-cell>
        </table:table-row>
        <table:table-row table:style-name="ro1">
          <table:table-cell table:number-columns-repeated="5" office:value-type="string" calcext:value-type="string">
            <text:p>...#....####.......##.....#..#.</text:p>
          </table:table-cell>
          <table:table-cell table:formula="of:=CONCATENATE([.A178];[.B178];[.C178];[.D178];[.E178])" office:value-type="string" office:string-value="...#....####.......##.....#..#....#....####.......##.....#..#....#....####.......##.....#..#....#....####.......##.....#..#....#....####.......##.....#..#." calcext:value-type="string">
            <text:p>...#....####.......##.....#..#....#....####.......##.....#..#....#....####.......##.....#..#....#....####.......##.....#..#....#....####.......##.....#..#.</text:p>
          </table:table-cell>
          <table:table-cell table:number-columns-repeated="2" office:value-type="string" calcext:value-type="string">
            <text:p>...#....####.......##.....#..#....#....####.......##.....#..#....#....####.......##.....#..#....#....####.......##.....#..#....#....####.......##.....#..#.</text:p>
          </table:table-cell>
          <table:table-cell table:formula="of:=CONCATENATE([.G178];[.H178])" office:value-type="string" office:string-value="...#....####.......##.....#..#....#....####.......##.....#..#....#....####.......##.....#..#....#....####.......##.....#..#....#....####.......##.....#..#....#....####.......##.....#..#....#....####.......##.....#..#....#....####.......##.....#..#....#....####.......##.....#..#....#....####.......##.....#..#." calcext:value-type="string">
            <text:p>...#....####.......##.....#..#....#....####.......##.....#..#....#....####.......##.....#..#....#....####.......##.....#..#....#....####.......##.....#..#....#....####.......##.....#..#....#....####.......##.....#..#....#....####.......##.....#..#....#....####.......##.....#..#....#....####.......##.....#..#.</text:p>
          </table:table-cell>
          <table:table-cell office:value-type="string" calcext:value-type="string">
            <text:p>...#....####.......##.....#..#....#....####.......##.....#..#....#....####.......##.....#..#....#....####.......##.....#..#....#....####.......##.....#..#....#....####.......##.....#..#....#....####.......##.....#..#....#....####.......##.....#..#....#....####.......##.....#..#....#....####.......##.....#..#.</text:p>
          </table:table-cell>
        </table:table-row>
        <table:table-row table:style-name="ro1">
          <table:table-cell table:number-columns-repeated="5" office:value-type="string" calcext:value-type="string">
            <text:p>.#.................#.......##.#</text:p>
          </table:table-cell>
          <table:table-cell table:formula="of:=CONCATENATE([.A179];[.B179];[.C179];[.D179];[.E179])" office:value-type="string" office:string-value=".#.................#.......##.#.#.................#.......##.#.#.................#.......##.#.#.................#.......##.#.#.................#.......##.#" calcext:value-type="string">
            <text:p>.#.................#.......##.#.#.................#.......##.#.#.................#.......##.#.#.................#.......##.#.#.................#.......##.#</text:p>
          </table:table-cell>
          <table:table-cell table:number-columns-repeated="2" office:value-type="string" calcext:value-type="string">
            <text:p>.#.................#.......##.#.#.................#.......##.#.#.................#.......##.#.#.................#.......##.#.#.................#.......##.#</text:p>
          </table:table-cell>
          <table:table-cell table:formula="of:=CONCATENATE([.G179];[.H179])" office:value-type="string" office:string-value=".#.................#.......##.#.#.................#.......##.#.#.................#.......##.#.#.................#.......##.#.#.................#.......##.#.#.................#.......##.#.#.................#.......##.#.#.................#.......##.#.#.................#.......##.#.#.................#.......##.#" calcext:value-type="string">
            <text:p>.#.................#.......##.#.#.................#.......##.#.#.................#.......##.#.#.................#.......##.#.#.................#.......##.#.#.................#.......##.#.#.................#.......##.#.#.................#.......##.#.#.................#.......##.#.#.................#.......##.#</text:p>
          </table:table-cell>
          <table:table-cell office:value-type="string" calcext:value-type="string">
            <text:p>.#.................#.......##.#.#.................#.......##.#.#.................#.......##.#.#.................#.......##.#.#.................#.......##.#.#.................#.......##.#.#.................#.......##.#.#.................#.......##.#.#.................#.......##.#.#.................#.......##.#</text:p>
          </table:table-cell>
        </table:table-row>
        <table:table-row table:style-name="ro1">
          <table:table-cell table:number-columns-repeated="5" office:value-type="string" calcext:value-type="string">
            <text:p>...#.###..........#..##......#.</text:p>
          </table:table-cell>
          <table:table-cell table:formula="of:=CONCATENATE([.A180];[.B180];[.C180];[.D180];[.E180])" office:value-type="string" office:string-value="...#.###..........#..##......#....#.###..........#..##......#....#.###..........#..##......#....#.###..........#..##......#....#.###..........#..##......#." calcext:value-type="string">
            <text:p>...#.###..........#..##......#....#.###..........#..##......#....#.###..........#..##......#....#.###..........#..##......#....#.###..........#..##......#.</text:p>
          </table:table-cell>
          <table:table-cell table:number-columns-repeated="2" office:value-type="string" calcext:value-type="string">
            <text:p>...#.###..........#..##......#....#.###..........#..##......#....#.###..........#..##......#....#.###..........#..##......#....#.###..........#..##......#.</text:p>
          </table:table-cell>
          <table:table-cell table:formula="of:=CONCATENATE([.G180];[.H180])" office:value-type="string" office:string-value="...#.###..........#..##......#....#.###..........#..##......#....#.###..........#..##......#....#.###..........#..##......#....#.###..........#..##......#....#.###..........#..##......#....#.###..........#..##......#....#.###..........#..##......#....#.###..........#..##......#....#.###..........#..##......#." calcext:value-type="string">
            <text:p>...#.###..........#..##......#....#.###..........#..##......#....#.###..........#..##......#....#.###..........#..##......#....#.###..........#..##......#....#.###..........#..##......#....#.###..........#..##......#....#.###..........#..##......#....#.###..........#..##......#....#.###..........#..##......#.</text:p>
          </table:table-cell>
          <table:table-cell office:value-type="string" calcext:value-type="string">
            <text:p>...#.###..........#..##......#....#.###..........#..##......#....#.###..........#..##......#....#.###..........#..##......#....#.###..........#..##......#....#.###..........#..##......#....#.###..........#..##......#....#.###..........#..##......#....#.###..........#..##......#....#.###..........#..##......#.</text:p>
          </table:table-cell>
        </table:table-row>
        <table:table-row table:style-name="ro1">
          <table:table-cell table:number-columns-repeated="5" office:value-type="string" calcext:value-type="string">
            <text:p>.....##.#..............##..#...</text:p>
          </table:table-cell>
          <table:table-cell table:formula="of:=CONCATENATE([.A181];[.B181];[.C181];[.D181];[.E181])" office:value-type="string" office:string-value=".....##.#..............##..#........##.#..............##..#........##.#..............##..#........##.#..............##..#........##.#..............##..#..." calcext:value-type="string">
            <text:p>.....##.#..............##..#........##.#..............##..#........##.#..............##..#........##.#..............##..#........##.#..............##..#...</text:p>
          </table:table-cell>
          <table:table-cell table:number-columns-repeated="2" office:value-type="string" calcext:value-type="string">
            <text:p>.....##.#..............##..#........##.#..............##..#........##.#..............##..#........##.#..............##..#........##.#..............##..#...</text:p>
          </table:table-cell>
          <table:table-cell table:formula="of:=CONCATENATE([.G181];[.H181])" office:value-type="string" office:string-value=".....##.#..............##..#........##.#..............##..#........##.#..............##..#........##.#..............##..#........##.#..............##..#........##.#..............##..#........##.#..............##..#........##.#..............##..#........##.#..............##..#........##.#..............##..#..." calcext:value-type="string">
            <text:p>.....##.#..............##..#........##.#..............##..#........##.#..............##..#........##.#..............##..#........##.#..............##..#........##.#..............##..#........##.#..............##..#........##.#..............##..#........##.#..............##..#........##.#..............##..#...</text:p>
          </table:table-cell>
          <table:table-cell office:value-type="string" calcext:value-type="string">
            <text:p>.....##.#..............##..#........##.#..............##..#........##.#..............##..#........##.#..............##..#........##.#..............##..#........##.#..............##..#........##.#..............##..#........##.#..............##..#........##.#..............##..#........##.#..............##..#...</text:p>
          </table:table-cell>
        </table:table-row>
        <table:table-row table:style-name="ro1">
          <table:table-cell table:number-columns-repeated="5" office:value-type="string" calcext:value-type="string">
            <text:p>#.....#..#..........#..#.......</text:p>
          </table:table-cell>
          <table:table-cell table:formula="of:=CONCATENATE([.A182];[.B182];[.C182];[.D182];[.E182])" office:value-type="string" office:string-value="#.....#..#..........#..#.......#.....#..#..........#..#.......#.....#..#..........#..#.......#.....#..#..........#..#.......#.....#..#..........#..#......." calcext:value-type="string">
            <text:p>#.....#..#..........#..#.......#.....#..#..........#..#.......#.....#..#..........#..#.......#.....#..#..........#..#.......#.....#..#..........#..#.......</text:p>
          </table:table-cell>
          <table:table-cell table:number-columns-repeated="2" office:value-type="string" calcext:value-type="string">
            <text:p>#.....#..#..........#..#.......#.....#..#..........#..#.......#.....#..#..........#..#.......#.....#..#..........#..#.......#.....#..#..........#..#.......</text:p>
          </table:table-cell>
          <table:table-cell table:formula="of:=CONCATENATE([.G182];[.H182])" office:value-type="string" office:string-value="#.....#..#..........#..#.......#.....#..#..........#..#.......#.....#..#..........#..#.......#.....#..#..........#..#.......#.....#..#..........#..#.......#.....#..#..........#..#.......#.....#..#..........#..#.......#.....#..#..........#..#.......#.....#..#..........#..#.......#.....#..#..........#..#......." calcext:value-type="string">
            <text:p>#.....#..#..........#..#.......#.....#..#..........#..#.......#.....#..#..........#..#.......#.....#..#..........#..#.......#.....#..#..........#..#.......#.....#..#..........#..#.......#.....#..#..........#..#.......#.....#..#..........#..#.......#.....#..#..........#..#.......#.....#..#..........#..#.......</text:p>
          </table:table-cell>
          <table:table-cell office:value-type="string" calcext:value-type="string">
            <text:p>#.....#..#..........#..#.......#.....#..#..........#..#.......#.....#..#..........#..#.......#.....#..#..........#..#.......#.....#..#..........#..#.......#.....#..#..........#..#.......#.....#..#..........#..#.......#.....#..#..........#..#.......#.....#..#..........#..#.......#.....#..#..........#..#.......</text:p>
          </table:table-cell>
        </table:table-row>
        <table:table-row table:style-name="ro1">
          <table:table-cell table:number-columns-repeated="5" office:value-type="string" calcext:value-type="string">
            <text:p>..#...#.#.#.......##.#.....#...</text:p>
          </table:table-cell>
          <table:table-cell table:formula="of:=CONCATENATE([.A183];[.B183];[.C183];[.D183];[.E183])" office:value-type="string" office:string-value="..#...#.#.#.......##.#.....#.....#...#.#.#.......##.#.....#.....#...#.#.#.......##.#.....#.....#...#.#.#.......##.#.....#.....#...#.#.#.......##.#.....#..." calcext:value-type="string">
            <text:p>..#...#.#.#.......##.#.....#.....#...#.#.#.......##.#.....#.....#...#.#.#.......##.#.....#.....#...#.#.#.......##.#.....#.....#...#.#.#.......##.#.....#...</text:p>
          </table:table-cell>
          <table:table-cell table:number-columns-repeated="2" office:value-type="string" calcext:value-type="string">
            <text:p>..#...#.#.#.......##.#.....#.....#...#.#.#.......##.#.....#.....#...#.#.#.......##.#.....#.....#...#.#.#.......##.#.....#.....#...#.#.#.......##.#.....#...</text:p>
          </table:table-cell>
          <table:table-cell table:formula="of:=CONCATENATE([.G183];[.H183])" office:value-type="string" office:string-value="..#...#.#.#.......##.#.....#.....#...#.#.#.......##.#.....#.....#...#.#.#.......##.#.....#.....#...#.#.#.......##.#.....#.....#...#.#.#.......##.#.....#.....#...#.#.#.......##.#.....#.....#...#.#.#.......##.#.....#.....#...#.#.#.......##.#.....#.....#...#.#.#.......##.#.....#.....#...#.#.#.......##.#.....#..." calcext:value-type="string">
            <text:p>..#...#.#.#.......##.#.....#.....#...#.#.#.......##.#.....#.....#...#.#.#.......##.#.....#.....#...#.#.#.......##.#.....#.....#...#.#.#.......##.#.....#.....#...#.#.#.......##.#.....#.....#...#.#.#.......##.#.....#.....#...#.#.#.......##.#.....#.....#...#.#.#.......##.#.....#.....#...#.#.#.......##.#.....#...</text:p>
          </table:table-cell>
          <table:table-cell office:value-type="string" calcext:value-type="string">
            <text:p>..#...#.#.#.......##.#.....#.....#...#.#.#.......##.#.....#.....#...#.#.#.......##.#.....#.....#...#.#.#.......##.#.....#.....#...#.#.#.......##.#.....#.....#...#.#.#.......##.#.....#.....#...#.#.#.......##.#.....#.....#...#.#.#.......##.#.....#.....#...#.#.#.......##.#.....#.....#...#.#.#.......##.#.....#...</text:p>
          </table:table-cell>
        </table:table-row>
        <table:table-row table:style-name="ro1">
          <table:table-cell table:number-columns-repeated="5" office:value-type="string" calcext:value-type="string">
            <text:p>#........#.#........#.#.....#..</text:p>
          </table:table-cell>
          <table:table-cell table:formula="of:=CONCATENATE([.A184];[.B184];[.C184];[.D184];[.E184])" office:value-type="string" office:string-value="#........#.#........#.#.....#..#........#.#........#.#.....#..#........#.#........#.#.....#..#........#.#........#.#.....#..#........#.#........#.#.....#.." calcext:value-type="string">
            <text:p>#........#.#........#.#.....#..#........#.#........#.#.....#..#........#.#........#.#.....#..#........#.#........#.#.....#..#........#.#........#.#.....#..</text:p>
          </table:table-cell>
          <table:table-cell table:number-columns-repeated="2" office:value-type="string" calcext:value-type="string">
            <text:p>#........#.#........#.#.....#..#........#.#........#.#.....#..#........#.#........#.#.....#..#........#.#........#.#.....#..#........#.#........#.#.....#..</text:p>
          </table:table-cell>
          <table:table-cell table:formula="of:=CONCATENATE([.G184];[.H184])" office:value-type="string" office:string-value="#........#.#........#.#.....#..#........#.#........#.#.....#..#........#.#........#.#.....#..#........#.#........#.#.....#..#........#.#........#.#.....#..#........#.#........#.#.....#..#........#.#........#.#.....#..#........#.#........#.#.....#..#........#.#........#.#.....#..#........#.#........#.#.....#.." calcext:value-type="string">
            <text:p>#........#.#........#.#.....#..#........#.#........#.#.....#..#........#.#........#.#.....#..#........#.#........#.#.....#..#........#.#........#.#.....#..#........#.#........#.#.....#..#........#.#........#.#.....#..#........#.#........#.#.....#..#........#.#........#.#.....#..#........#.#........#.#.....#..</text:p>
          </table:table-cell>
          <table:table-cell office:value-type="string" calcext:value-type="string">
            <text:p>#........#.#........#.#.....#..#........#.#........#.#.....#..#........#.#........#.#.....#..#........#.#........#.#.....#..#........#.#........#.#.....#..#........#.#........#.#.....#..#........#.#........#.#.....#..#........#.#........#.#.....#..#........#.#........#.#.....#..#........#.#........#.#.....#..</text:p>
          </table:table-cell>
        </table:table-row>
        <table:table-row table:style-name="ro1">
          <table:table-cell table:number-columns-repeated="5" office:value-type="string" calcext:value-type="string">
            <text:p>#.....#...##....##..##........#</text:p>
          </table:table-cell>
          <table:table-cell table:formula="of:=CONCATENATE([.A185];[.B185];[.C185];[.D185];[.E185])" office:value-type="string" office:string-value="#.....#...##....##..##........##.....#...##....##..##........##.....#...##....##..##........##.....#...##....##..##........##.....#...##....##..##........#" calcext:value-type="string">
            <text:p>#.....#...##....##..##........##.....#...##....##..##........##.....#...##....##..##........##.....#...##....##..##........##.....#...##....##..##........#</text:p>
          </table:table-cell>
          <table:table-cell table:number-columns-repeated="2" office:value-type="string" calcext:value-type="string">
            <text:p>#.....#...##....##..##........##.....#...##....##..##........##.....#...##....##..##........##.....#...##....##..##........##.....#...##....##..##........#</text:p>
          </table:table-cell>
          <table:table-cell table:formula="of:=CONCATENATE([.G185];[.H185])" office:value-type="string" office:string-value="#.....#...##....##..##........##.....#...##....##..##........##.....#...##....##..##........##.....#...##....##..##........##.....#...##....##..##........##.....#...##....##..##........##.....#...##....##..##........##.....#...##....##..##........##.....#...##....##..##........##.....#...##....##..##........#" calcext:value-type="string">
            <text:p>#.....#...##....##..##........##.....#...##....##..##........##.....#...##....##..##........##.....#...##....##..##........##.....#...##....##..##........##.....#...##....##..##........##.....#...##....##..##........##.....#...##....##..##........##.....#...##....##..##........##.....#...##....##..##........#</text:p>
          </table:table-cell>
          <table:table-cell office:value-type="string" calcext:value-type="string">
            <text:p>#.....#...##....##..##........##.....#...##....##..##........##.....#...##....##..##........##.....#...##....##..##........##.....#...##....##..##........##.....#...##....##..##........##.....#...##....##..##........##.....#...##....##..##........##.....#...##....##..##........##.....#...##....##..##........#</text:p>
          </table:table-cell>
        </table:table-row>
        <table:table-row table:style-name="ro1">
          <table:table-cell table:number-columns-repeated="5" office:value-type="string" calcext:value-type="string">
            <text:p>.#.##..#...#....#........#..#..</text:p>
          </table:table-cell>
          <table:table-cell table:formula="of:=CONCATENATE([.A186];[.B186];[.C186];[.D186];[.E186])" office:value-type="string" office:string-value=".#.##..#...#....#........#..#...#.##..#...#....#........#..#...#.##..#...#....#........#..#...#.##..#...#....#........#..#...#.##..#...#....#........#..#.." calcext:value-type="string">
            <text:p>.#.##..#...#....#........#..#...#.##..#...#....#........#..#...#.##..#...#....#........#..#...#.##..#...#....#........#..#...#.##..#...#....#........#..#..</text:p>
          </table:table-cell>
          <table:table-cell table:number-columns-repeated="2" office:value-type="string" calcext:value-type="string">
            <text:p>.#.##..#...#....#........#..#...#.##..#...#....#........#..#...#.##..#...#....#........#..#...#.##..#...#....#........#..#...#.##..#...#....#........#..#..</text:p>
          </table:table-cell>
          <table:table-cell table:formula="of:=CONCATENATE([.G186];[.H186])" office:value-type="string" office:string-value=".#.##..#...#....#........#..#...#.##..#...#....#........#..#...#.##..#...#....#........#..#...#.##..#...#....#........#..#...#.##..#...#....#........#..#...#.##..#...#....#........#..#...#.##..#...#....#........#..#...#.##..#...#....#........#..#...#.##..#...#....#........#..#...#.##..#...#....#........#..#.." calcext:value-type="string">
            <text:p>.#.##..#...#....#........#..#...#.##..#...#....#........#..#...#.##..#...#....#........#..#...#.##..#...#....#........#..#...#.##..#...#....#........#..#...#.##..#...#....#........#..#...#.##..#...#....#........#..#...#.##..#...#....#........#..#...#.##..#...#....#........#..#...#.##..#...#....#........#..#..</text:p>
          </table:table-cell>
          <table:table-cell office:value-type="string" calcext:value-type="string">
            <text:p>.#.##..#...#....#........#..#...#.##..#...#....#........#..#...#.##..#...#....#........#..#...#.##..#...#....#........#..#...#.##..#...#....#........#..#...#.##..#...#....#........#..#...#.##..#...#....#........#..#...#.##..#...#....#........#..#...#.##..#...#....#........#..#...#.##..#...#....#........#..#..</text:p>
          </table:table-cell>
        </table:table-row>
        <table:table-row table:style-name="ro1">
          <table:table-cell table:number-columns-repeated="5" office:value-type="string" calcext:value-type="string">
            <text:p>#..#.....#....#...##......#....</text:p>
          </table:table-cell>
          <table:table-cell table:formula="of:=CONCATENATE([.A187];[.B187];[.C187];[.D187];[.E187])" office:value-type="string" office:string-value="#..#.....#....#...##......#....#..#.....#....#...##......#....#..#.....#....#...##......#....#..#.....#....#...##......#....#..#.....#....#...##......#...." calcext:value-type="string">
            <text:p>#..#.....#....#...##......#....#..#.....#....#...##......#....#..#.....#....#...##......#....#..#.....#....#...##......#....#..#.....#....#...##......#....</text:p>
          </table:table-cell>
          <table:table-cell table:number-columns-repeated="2" office:value-type="string" calcext:value-type="string">
            <text:p>#..#.....#....#...##......#....#..#.....#....#...##......#....#..#.....#....#...##......#....#..#.....#....#...##......#....#..#.....#....#...##......#....</text:p>
          </table:table-cell>
          <table:table-cell table:formula="of:=CONCATENATE([.G187];[.H187])" office:value-type="string" office:string-value="#..#.....#....#...##......#....#..#.....#....#...##......#....#..#.....#....#...##......#....#..#.....#....#...##......#....#..#.....#....#...##......#....#..#.....#....#...##......#....#..#.....#....#...##......#....#..#.....#....#...##......#....#..#.....#....#...##......#....#..#.....#....#...##......#...." calcext:value-type="string">
            <text:p>#..#.....#....#...##......#....#..#.....#....#...##......#....#..#.....#....#...##......#....#..#.....#....#...##......#....#..#.....#....#...##......#....#..#.....#....#...##......#....#..#.....#....#...##......#....#..#.....#....#...##......#....#..#.....#....#...##......#....#..#.....#....#...##......#....</text:p>
          </table:table-cell>
          <table:table-cell office:value-type="string" calcext:value-type="string">
            <text:p>#..#.....#....#...##......#....#..#.....#....#...##......#....#..#.....#....#...##......#....#..#.....#....#...##......#....#..#.....#....#...##......#....#..#.....#....#...##......#....#..#.....#....#...##......#....#..#.....#....#...##......#....#..#.....#....#...##......#....#..#.....#....#...##......#....</text:p>
          </table:table-cell>
        </table:table-row>
        <table:table-row table:style-name="ro1">
          <table:table-cell table:number-columns-repeated="5" office:value-type="string" calcext:value-type="string">
            <text:p>...#...#...#.#.#....##....#.#.#</text:p>
          </table:table-cell>
          <table:table-cell table:formula="of:=CONCATENATE([.A188];[.B188];[.C188];[.D188];[.E188])" office:value-type="string" office:string-value="...#...#...#.#.#....##....#.#.#...#...#...#.#.#....##....#.#.#...#...#...#.#.#....##....#.#.#...#...#...#.#.#....##....#.#.#...#...#...#.#.#....##....#.#.#" calcext:value-type="string">
            <text:p>...#...#...#.#.#....##....#.#.#...#...#...#.#.#....##....#.#.#...#...#...#.#.#....##....#.#.#...#...#...#.#.#....##....#.#.#...#...#...#.#.#....##....#.#.#</text:p>
          </table:table-cell>
          <table:table-cell table:number-columns-repeated="2" office:value-type="string" calcext:value-type="string">
            <text:p>...#...#...#.#.#....##....#.#.#...#...#...#.#.#....##....#.#.#...#...#...#.#.#....##....#.#.#...#...#...#.#.#....##....#.#.#...#...#...#.#.#....##....#.#.#</text:p>
          </table:table-cell>
          <table:table-cell table:formula="of:=CONCATENATE([.G188];[.H188])" office:value-type="string" office:string-value="...#...#...#.#.#....##....#.#.#...#...#...#.#.#....##....#.#.#...#...#...#.#.#....##....#.#.#...#...#...#.#.#....##....#.#.#...#...#...#.#.#....##....#.#.#...#...#...#.#.#....##....#.#.#...#...#...#.#.#....##....#.#.#...#...#...#.#.#....##....#.#.#...#...#...#.#.#....##....#.#.#...#...#...#.#.#....##....#.#.#" calcext:value-type="string">
            <text:p>...#...#...#.#.#....##....#.#.#...#...#...#.#.#....##....#.#.#...#...#...#.#.#....##....#.#.#...#...#...#.#.#....##....#.#.#...#...#...#.#.#....##....#.#.#...#...#...#.#.#....##....#.#.#...#...#...#.#.#....##....#.#.#...#...#...#.#.#....##....#.#.#...#...#...#.#.#....##....#.#.#...#...#...#.#.#....##....#.#.#</text:p>
          </table:table-cell>
          <table:table-cell office:value-type="string" calcext:value-type="string">
            <text:p>...#...#...#.#.#....##....#.#.#...#...#...#.#.#....##....#.#.#...#...#...#.#.#....##....#.#.#...#...#...#.#.#....##....#.#.#...#...#...#.#.#....##....#.#.#...#...#...#.#.#....##....#.#.#...#...#...#.#.#....##....#.#.#...#...#...#.#.#....##....#.#.#...#...#...#.#.#....##....#.#.#...#...#...#.#.#....##....#.#.#</text:p>
          </table:table-cell>
        </table:table-row>
        <table:table-row table:style-name="ro1">
          <table:table-cell table:number-columns-repeated="5" office:value-type="string" calcext:value-type="string">
            <text:p>......#...............#.....#..</text:p>
          </table:table-cell>
          <table:table-cell table:formula="of:=CONCATENATE([.A189];[.B189];[.C189];[.D189];[.E189])" office:value-type="string" office:string-value="......#...............#.....#........#...............#.....#........#...............#.....#........#...............#.....#........#...............#.....#.." calcext:value-type="string">
            <text:p>......#...............#.....#........#...............#.....#........#...............#.....#........#...............#.....#........#...............#.....#..</text:p>
          </table:table-cell>
          <table:table-cell table:number-columns-repeated="2" office:value-type="string" calcext:value-type="string">
            <text:p>......#...............#.....#........#...............#.....#........#...............#.....#........#...............#.....#........#...............#.....#..</text:p>
          </table:table-cell>
          <table:table-cell table:formula="of:=CONCATENATE([.G189];[.H189])" office:value-type="string" office:string-value="......#...............#.....#........#...............#.....#........#...............#.....#........#...............#.....#........#...............#.....#........#...............#.....#........#...............#.....#........#...............#.....#........#...............#.....#........#...............#.....#.." calcext:value-type="string">
            <text:p>......#...............#.....#........#...............#.....#........#...............#.....#........#...............#.....#........#...............#.....#........#...............#.....#........#...............#.....#........#...............#.....#........#...............#.....#........#...............#.....#..</text:p>
          </table:table-cell>
          <table:table-cell office:value-type="string" calcext:value-type="string">
            <text:p>......#...............#.....#........#...............#.....#........#...............#.....#........#...............#.....#........#...............#.....#........#...............#.....#........#...............#.....#........#...............#.....#........#...............#.....#........#...............#.....#..</text:p>
          </table:table-cell>
        </table:table-row>
        <table:table-row table:style-name="ro1">
          <table:table-cell table:number-columns-repeated="5" office:value-type="string" calcext:value-type="string">
            <text:p>.......#.#..#..##.#.....#......</text:p>
          </table:table-cell>
          <table:table-cell table:formula="of:=CONCATENATE([.A190];[.B190];[.C190];[.D190];[.E190])" office:value-type="string" office:string-value=".......#.#..#..##.#.....#.............#.#..#..##.#.....#.............#.#..#..##.#.....#.............#.#..#..##.#.....#.............#.#..#..##.#.....#......" calcext:value-type="string">
            <text:p>.......#.#..#..##.#.....#.............#.#..#..##.#.....#.............#.#..#..##.#.....#.............#.#..#..##.#.....#.............#.#..#..##.#.....#......</text:p>
          </table:table-cell>
          <table:table-cell table:number-columns-repeated="2" office:value-type="string" calcext:value-type="string">
            <text:p>.......#.#..#..##.#.....#.............#.#..#..##.#.....#.............#.#..#..##.#.....#.............#.#..#..##.#.....#.............#.#..#..##.#.....#......</text:p>
          </table:table-cell>
          <table:table-cell table:formula="of:=CONCATENATE([.G190];[.H190])" office:value-type="string" office:string-value=".......#.#..#..##.#.....#.............#.#..#..##.#.....#.............#.#..#..##.#.....#.............#.#..#..##.#.....#.............#.#..#..##.#.....#.............#.#..#..##.#.....#.............#.#..#..##.#.....#.............#.#..#..##.#.....#.............#.#..#..##.#.....#.............#.#..#..##.#.....#......" calcext:value-type="string">
            <text:p>.......#.#..#..##.#.....#.............#.#..#..##.#.....#.............#.#..#..##.#.....#.............#.#..#..##.#.....#.............#.#..#..##.#.....#.............#.#..#..##.#.....#.............#.#..#..##.#.....#.............#.#..#..##.#.....#.............#.#..#..##.#.....#.............#.#..#..##.#.....#......</text:p>
          </table:table-cell>
          <table:table-cell office:value-type="string" calcext:value-type="string">
            <text:p>.......#.#..#..##.#.....#.............#.#..#..##.#.....#.............#.#..#..##.#.....#.............#.#..#..##.#.....#.............#.#..#..##.#.....#.............#.#..#..##.#.....#.............#.#..#..##.#.....#.............#.#..#..##.#.....#.............#.#..#..##.#.....#.............#.#..#..##.#.....#......</text:p>
          </table:table-cell>
        </table:table-row>
        <table:table-row table:style-name="ro1">
          <table:table-cell table:number-columns-repeated="5" office:value-type="string" calcext:value-type="string">
            <text:p>...........##......#...#.......</text:p>
          </table:table-cell>
          <table:table-cell table:formula="of:=CONCATENATE([.A191];[.B191];[.C191];[.D191];[.E191])" office:value-type="string" office:string-value="...........##......#...#..................##......#...#..................##......#...#..................##......#...#..................##......#...#......." calcext:value-type="string">
            <text:p>...........##......#...#..................##......#...#..................##......#...#..................##......#...#..................##......#...#.......</text:p>
          </table:table-cell>
          <table:table-cell table:number-columns-repeated="2" office:value-type="string" calcext:value-type="string">
            <text:p>...........##......#...#..................##......#...#..................##......#...#..................##......#...#..................##......#...#.......</text:p>
          </table:table-cell>
          <table:table-cell table:formula="of:=CONCATENATE([.G191];[.H191])" office:value-type="string" office:string-value="...........##......#...#..................##......#...#..................##......#...#..................##......#...#..................##......#...#..................##......#...#..................##......#...#..................##......#...#..................##......#...#..................##......#...#......." calcext:value-type="string">
            <text:p>...........##......#...#..................##......#...#..................##......#...#..................##......#...#..................##......#...#..................##......#...#..................##......#...#..................##......#...#..................##......#...#..................##......#...#.......</text:p>
          </table:table-cell>
          <table:table-cell office:value-type="string" calcext:value-type="string">
            <text:p>...........##......#...#..................##......#...#..................##......#...#..................##......#...#..................##......#...#..................##......#...#..................##......#...#..................##......#...#..................##......#...#..................##......#...#.......</text:p>
          </table:table-cell>
        </table:table-row>
        <table:table-row table:style-name="ro1">
          <table:table-cell table:number-columns-repeated="5" office:value-type="string" calcext:value-type="string">
            <text:p>....##..##.....#.#...#.........</text:p>
          </table:table-cell>
          <table:table-cell table:formula="of:=CONCATENATE([.A192];[.B192];[.C192];[.D192];[.E192])" office:value-type="string" office:string-value="....##..##.....#.#...#.............##..##.....#.#...#.............##..##.....#.#...#.............##..##.....#.#...#.............##..##.....#.#...#........." calcext:value-type="string">
            <text:p>....##..##.....#.#...#.............##..##.....#.#...#.............##..##.....#.#...#.............##..##.....#.#...#.............##..##.....#.#...#.........</text:p>
          </table:table-cell>
          <table:table-cell table:number-columns-repeated="2" office:value-type="string" calcext:value-type="string">
            <text:p>....##..##.....#.#...#.............##..##.....#.#...#.............##..##.....#.#...#.............##..##.....#.#...#.............##..##.....#.#...#.........</text:p>
          </table:table-cell>
          <table:table-cell table:formula="of:=CONCATENATE([.G192];[.H192])" office:value-type="string" office:string-value="....##..##.....#.#...#.............##..##.....#.#...#.............##..##.....#.#...#.............##..##.....#.#...#.............##..##.....#.#...#.............##..##.....#.#...#.............##..##.....#.#...#.............##..##.....#.#...#.............##..##.....#.#...#.............##..##.....#.#...#........." calcext:value-type="string">
            <text:p>....##..##.....#.#...#.............##..##.....#.#...#.............##..##.....#.#...#.............##..##.....#.#...#.............##..##.....#.#...#.............##..##.....#.#...#.............##..##.....#.#...#.............##..##.....#.#...#.............##..##.....#.#...#.............##..##.....#.#...#.........</text:p>
          </table:table-cell>
          <table:table-cell office:value-type="string" calcext:value-type="string">
            <text:p>....##..##.....#.#...#.............##..##.....#.#...#.............##..##.....#.#...#.............##..##.....#.#...#.............##..##.....#.#...#.............##..##.....#.#...#.............##..##.....#.#...#.............##..##.....#.#...#.............##..##.....#.#...#.............##..##.....#.#...#.........</text:p>
          </table:table-cell>
        </table:table-row>
        <table:table-row table:style-name="ro1">
          <table:table-cell table:number-columns-repeated="5" office:value-type="string" calcext:value-type="string">
            <text:p>......##..###.......#....#.##..</text:p>
          </table:table-cell>
          <table:table-cell table:formula="of:=CONCATENATE([.A193];[.B193];[.C193];[.D193];[.E193])" office:value-type="string" office:string-value="......##..###.......#....#.##........##..###.......#....#.##........##..###.......#....#.##........##..###.......#....#.##........##..###.......#....#.##.." calcext:value-type="string">
            <text:p>......##..###.......#....#.##........##..###.......#....#.##........##..###.......#....#.##........##..###.......#....#.##........##..###.......#....#.##..</text:p>
          </table:table-cell>
          <table:table-cell table:number-columns-repeated="2" office:value-type="string" calcext:value-type="string">
            <text:p>......##..###.......#....#.##........##..###.......#....#.##........##..###.......#....#.##........##..###.......#....#.##........##..###.......#....#.##..</text:p>
          </table:table-cell>
          <table:table-cell table:formula="of:=CONCATENATE([.G193];[.H193])" office:value-type="string" office:string-value="......##..###.......#....#.##........##..###.......#....#.##........##..###.......#....#.##........##..###.......#....#.##........##..###.......#....#.##........##..###.......#....#.##........##..###.......#....#.##........##..###.......#....#.##........##..###.......#....#.##........##..###.......#....#.##.." calcext:value-type="string">
            <text:p>......##..###.......#....#.##........##..###.......#....#.##........##..###.......#....#.##........##..###.......#....#.##........##..###.......#....#.##........##..###.......#....#.##........##..###.......#....#.##........##..###.......#....#.##........##..###.......#....#.##........##..###.......#....#.##..</text:p>
          </table:table-cell>
          <table:table-cell office:value-type="string" calcext:value-type="string">
            <text:p>......##..###.......#....#.##........##..###.......#....#.##........##..###.......#....#.##........##..###.......#....#.##........##..###.......#....#.##........##..###.......#....#.##........##..###.......#....#.##........##..###.......#....#.##........##..###.......#....#.##........##..###.......#....#.##..</text:p>
          </table:table-cell>
        </table:table-row>
        <table:table-row table:style-name="ro1">
          <table:table-cell table:number-columns-repeated="5" office:value-type="string" calcext:value-type="string">
            <text:p>......#..#.##....#..###..#.....</text:p>
          </table:table-cell>
          <table:table-cell table:formula="of:=CONCATENATE([.A194];[.B194];[.C194];[.D194];[.E194])" office:value-type="string" office:string-value="......#..#.##....#..###..#...........#..#.##....#..###..#...........#..#.##....#..###..#...........#..#.##....#..###..#...........#..#.##....#..###..#....." calcext:value-type="string">
            <text:p>......#..#.##....#..###..#...........#..#.##....#..###..#...........#..#.##....#..###..#...........#..#.##....#..###..#...........#..#.##....#..###..#.....</text:p>
          </table:table-cell>
          <table:table-cell table:number-columns-repeated="2" office:value-type="string" calcext:value-type="string">
            <text:p>......#..#.##....#..###..#...........#..#.##....#..###..#...........#..#.##....#..###..#...........#..#.##....#..###..#...........#..#.##....#..###..#.....</text:p>
          </table:table-cell>
          <table:table-cell table:formula="of:=CONCATENATE([.G194];[.H194])" office:value-type="string" office:string-value="......#..#.##....#..###..#...........#..#.##....#..###..#...........#..#.##....#..###..#...........#..#.##....#..###..#...........#..#.##....#..###..#...........#..#.##....#..###..#...........#..#.##....#..###..#...........#..#.##....#..###..#...........#..#.##....#..###..#...........#..#.##....#..###..#....." calcext:value-type="string">
            <text:p>......#..#.##....#..###..#...........#..#.##....#..###..#...........#..#.##....#..###..#...........#..#.##....#..###..#...........#..#.##....#..###..#...........#..#.##....#..###..#...........#..#.##....#..###..#...........#..#.##....#..###..#...........#..#.##....#..###..#...........#..#.##....#..###..#.....</text:p>
          </table:table-cell>
          <table:table-cell office:value-type="string" calcext:value-type="string">
            <text:p>......#..#.##....#..###..#...........#..#.##....#..###..#...........#..#.##....#..###..#...........#..#.##....#..###..#...........#..#.##....#..###..#...........#..#.##....#..###..#...........#..#.##....#..###..#...........#..#.##....#..###..#...........#..#.##....#..###..#...........#..#.##....#..###..#.....</text:p>
          </table:table-cell>
        </table:table-row>
        <table:table-row table:style-name="ro1">
          <table:table-cell table:number-columns-repeated="5" office:value-type="string" calcext:value-type="string">
            <text:p>.....#.........#........##.....</text:p>
          </table:table-cell>
          <table:table-cell table:formula="of:=CONCATENATE([.A195];[.B195];[.C195];[.D195];[.E195])" office:value-type="string" office:string-value=".....#.........#........##..........#.........#........##..........#.........#........##..........#.........#........##..........#.........#........##....." calcext:value-type="string">
            <text:p>.....#.........#........##..........#.........#........##..........#.........#........##..........#.........#........##..........#.........#........##.....</text:p>
          </table:table-cell>
          <table:table-cell table:number-columns-repeated="2" office:value-type="string" calcext:value-type="string">
            <text:p>.....#.........#........##..........#.........#........##..........#.........#........##..........#.........#........##..........#.........#........##.....</text:p>
          </table:table-cell>
          <table:table-cell table:formula="of:=CONCATENATE([.G195];[.H195])" office:value-type="string" office:string-value=".....#.........#........##..........#.........#........##..........#.........#........##..........#.........#........##..........#.........#........##..........#.........#........##..........#.........#........##..........#.........#........##..........#.........#........##..........#.........#........##....." calcext:value-type="string">
            <text:p>.....#.........#........##..........#.........#........##..........#.........#........##..........#.........#........##..........#.........#........##..........#.........#........##..........#.........#........##..........#.........#........##..........#.........#........##..........#.........#........##.....</text:p>
          </table:table-cell>
          <table:table-cell office:value-type="string" calcext:value-type="string">
            <text:p>.....#.........#........##..........#.........#........##..........#.........#........##..........#.........#........##..........#.........#........##..........#.........#........##..........#.........#........##..........#.........#........##..........#.........#........##..........#.........#........##.....</text:p>
          </table:table-cell>
        </table:table-row>
        <table:table-row table:style-name="ro1">
          <table:table-cell table:number-columns-repeated="5" office:value-type="string" calcext:value-type="string">
            <text:p>.....####..................#...</text:p>
          </table:table-cell>
          <table:table-cell table:formula="of:=CONCATENATE([.A196];[.B196];[.C196];[.D196];[.E196])" office:value-type="string" office:string-value=".....####..................#........####..................#........####..................#........####..................#........####..................#..." calcext:value-type="string">
            <text:p>.....####..................#........####..................#........####..................#........####..................#........####..................#...</text:p>
          </table:table-cell>
          <table:table-cell table:number-columns-repeated="2" office:value-type="string" calcext:value-type="string">
            <text:p>.....####..................#........####..................#........####..................#........####..................#........####..................#...</text:p>
          </table:table-cell>
          <table:table-cell table:formula="of:=CONCATENATE([.G196];[.H196])" office:value-type="string" office:string-value=".....####..................#........####..................#........####..................#........####..................#........####..................#........####..................#........####..................#........####..................#........####..................#........####..................#..." calcext:value-type="string">
            <text:p>.....####..................#........####..................#........####..................#........####..................#........####..................#........####..................#........####..................#........####..................#........####..................#........####..................#...</text:p>
          </table:table-cell>
          <table:table-cell office:value-type="string" calcext:value-type="string">
            <text:p>.....####..................#........####..................#........####..................#........####..................#........####..................#........####..................#........####..................#........####..................#........####..................#........####..................#...</text:p>
          </table:table-cell>
        </table:table-row>
        <table:table-row table:style-name="ro1">
          <table:table-cell table:number-columns-repeated="5" office:value-type="string" calcext:value-type="string">
            <text:p>.#.#...##................#.....</text:p>
          </table:table-cell>
          <table:table-cell table:formula="of:=CONCATENATE([.A197];[.B197];[.C197];[.D197];[.E197])" office:value-type="string" office:string-value=".#.#...##................#......#.#...##................#......#.#...##................#......#.#...##................#......#.#...##................#....." calcext:value-type="string">
            <text:p>.#.#...##................#......#.#...##................#......#.#...##................#......#.#...##................#......#.#...##................#.....</text:p>
          </table:table-cell>
          <table:table-cell table:number-columns-repeated="2" office:value-type="string" calcext:value-type="string">
            <text:p>.#.#...##................#......#.#...##................#......#.#...##................#......#.#...##................#......#.#...##................#.....</text:p>
          </table:table-cell>
          <table:table-cell table:formula="of:=CONCATENATE([.G197];[.H197])" office:value-type="string" office:string-value=".#.#...##................#......#.#...##................#......#.#...##................#......#.#...##................#......#.#...##................#......#.#...##................#......#.#...##................#......#.#...##................#......#.#...##................#......#.#...##................#....." calcext:value-type="string">
            <text:p>.#.#...##................#......#.#...##................#......#.#...##................#......#.#...##................#......#.#...##................#......#.#...##................#......#.#...##................#......#.#...##................#......#.#...##................#......#.#...##................#.....</text:p>
          </table:table-cell>
          <table:table-cell office:value-type="string" calcext:value-type="string">
            <text:p>.#.#...##................#......#.#...##................#......#.#...##................#......#.#...##................#......#.#...##................#......#.#...##................#......#.#...##................#......#.#...##................#......#.#...##................#......#.#...##................#.....</text:p>
          </table:table-cell>
        </table:table-row>
        <table:table-row table:style-name="ro1">
          <table:table-cell table:number-columns-repeated="5" office:value-type="string" calcext:value-type="string">
            <text:p>.#..#...#...#.....#.##..#..#...</text:p>
          </table:table-cell>
          <table:table-cell table:formula="of:=CONCATENATE([.A198];[.B198];[.C198];[.D198];[.E198])" office:value-type="string" office:string-value=".#..#...#...#.....#.##..#..#....#..#...#...#.....#.##..#..#....#..#...#...#.....#.##..#..#....#..#...#...#.....#.##..#..#....#..#...#...#.....#.##..#..#..." calcext:value-type="string">
            <text:p>.#..#...#...#.....#.##..#..#....#..#...#...#.....#.##..#..#....#..#...#...#.....#.##..#..#....#..#...#...#.....#.##..#..#....#..#...#...#.....#.##..#..#...</text:p>
          </table:table-cell>
          <table:table-cell table:number-columns-repeated="2" office:value-type="string" calcext:value-type="string">
            <text:p>.#..#...#...#.....#.##..#..#....#..#...#...#.....#.##..#..#....#..#...#...#.....#.##..#..#....#..#...#...#.....#.##..#..#....#..#...#...#.....#.##..#..#...</text:p>
          </table:table-cell>
          <table:table-cell table:formula="of:=CONCATENATE([.G198];[.H198])" office:value-type="string" office:string-value=".#..#...#...#.....#.##..#..#....#..#...#...#.....#.##..#..#....#..#...#...#.....#.##..#..#....#..#...#...#.....#.##..#..#....#..#...#...#.....#.##..#..#....#..#...#...#.....#.##..#..#....#..#...#...#.....#.##..#..#....#..#...#...#.....#.##..#..#....#..#...#...#.....#.##..#..#....#..#...#...#.....#.##..#..#..." calcext:value-type="string">
            <text:p>.#..#...#...#.....#.##..#..#....#..#...#...#.....#.##..#..#....#..#...#...#.....#.##..#..#....#..#...#...#.....#.##..#..#....#..#...#...#.....#.##..#..#....#..#...#...#.....#.##..#..#....#..#...#...#.....#.##..#..#....#..#...#...#.....#.##..#..#....#..#...#...#.....#.##..#..#....#..#...#...#.....#.##..#..#...</text:p>
          </table:table-cell>
          <table:table-cell office:value-type="string" calcext:value-type="string">
            <text:p>.#..#...#...#.....#.##..#..#....#..#...#...#.....#.##..#..#....#..#...#...#.....#.##..#..#....#..#...#...#.....#.##..#..#....#..#...#...#.....#.##..#..#....#..#...#...#.....#.##..#..#....#..#...#...#.....#.##..#..#....#..#...#...#.....#.##..#..#....#..#...#...#.....#.##..#..#....#..#...#...#.....#.##..#..#...</text:p>
          </table:table-cell>
        </table:table-row>
        <table:table-row table:style-name="ro1">
          <table:table-cell table:number-columns-repeated="5" office:value-type="string" calcext:value-type="string">
            <text:p>.#................#...###....#.</text:p>
          </table:table-cell>
          <table:table-cell table:formula="of:=CONCATENATE([.A199];[.B199];[.C199];[.D199];[.E199])" office:value-type="string" office:string-value=".#................#...###....#..#................#...###....#..#................#...###....#..#................#...###....#..#................#...###....#." calcext:value-type="string">
            <text:p>.#................#...###....#..#................#...###....#..#................#...###....#..#................#...###....#..#................#...###....#.</text:p>
          </table:table-cell>
          <table:table-cell table:number-columns-repeated="2" office:value-type="string" calcext:value-type="string">
            <text:p>.#................#...###....#..#................#...###....#..#................#...###....#..#................#...###....#..#................#...###....#.</text:p>
          </table:table-cell>
          <table:table-cell table:formula="of:=CONCATENATE([.G199];[.H199])" office:value-type="string" office:string-value=".#................#...###....#..#................#...###....#..#................#...###....#..#................#...###....#..#................#...###....#..#................#...###....#..#................#...###....#..#................#...###....#..#................#...###....#..#................#...###....#." calcext:value-type="string">
            <text:p>.#................#...###....#..#................#...###....#..#................#...###....#..#................#...###....#..#................#...###....#..#................#...###....#..#................#...###....#..#................#...###....#..#................#...###....#..#................#...###....#.</text:p>
          </table:table-cell>
          <table:table-cell office:value-type="string" calcext:value-type="string">
            <text:p>.#................#...###....#..#................#...###....#..#................#...###....#..#................#...###....#..#................#...###....#..#................#...###....#..#................#...###....#..#................#...###....#..#................#...###....#..#................#...###....#.</text:p>
          </table:table-cell>
        </table:table-row>
        <table:table-row table:style-name="ro1">
          <table:table-cell table:number-columns-repeated="5" office:value-type="string" calcext:value-type="string">
            <text:p>...#....#...........#...#....#.</text:p>
          </table:table-cell>
          <table:table-cell table:formula="of:=CONCATENATE([.A200];[.B200];[.C200];[.D200];[.E200])" office:value-type="string" office:string-value="...#....#...........#...#....#....#....#...........#...#....#....#....#...........#...#....#....#....#...........#...#....#....#....#...........#...#....#." calcext:value-type="string">
            <text:p>...#....#...........#...#....#....#....#...........#...#....#....#....#...........#...#....#....#....#...........#...#....#....#....#...........#...#....#.</text:p>
          </table:table-cell>
          <table:table-cell table:number-columns-repeated="2" office:value-type="string" calcext:value-type="string">
            <text:p>...#....#...........#...#....#....#....#...........#...#....#....#....#...........#...#....#....#....#...........#...#....#....#....#...........#...#....#.</text:p>
          </table:table-cell>
          <table:table-cell table:formula="of:=CONCATENATE([.G200];[.H200])" office:value-type="string" office:string-value="...#....#...........#...#....#....#....#...........#...#....#....#....#...........#...#....#....#....#...........#...#....#....#....#...........#...#....#....#....#...........#...#....#....#....#...........#...#....#....#....#...........#...#....#....#....#...........#...#....#....#....#...........#...#....#." calcext:value-type="string">
            <text:p>...#....#...........#...#....#....#....#...........#...#....#....#....#...........#...#....#....#....#...........#...#....#....#....#...........#...#....#....#....#...........#...#....#....#....#...........#...#....#....#....#...........#...#....#....#....#...........#...#....#....#....#...........#...#....#.</text:p>
          </table:table-cell>
          <table:table-cell office:value-type="string" calcext:value-type="string">
            <text:p>...#....#...........#...#....#....#....#...........#...#....#....#....#...........#...#....#....#....#...........#...#....#....#....#...........#...#....#....#....#...........#...#....#....#....#...........#...#....#....#....#...........#...#....#....#....#...........#...#....#....#....#...........#...#....#.</text:p>
          </table:table-cell>
        </table:table-row>
        <table:table-row table:style-name="ro1">
          <table:table-cell table:number-columns-repeated="5" office:value-type="string" calcext:value-type="string">
            <text:p>.......#....##...............#.</text:p>
          </table:table-cell>
          <table:table-cell table:formula="of:=CONCATENATE([.A201];[.B201];[.C201];[.D201];[.E201])" office:value-type="string" office:string-value=".......#....##...............#........#....##...............#........#....##...............#........#....##...............#........#....##...............#." calcext:value-type="string">
            <text:p>.......#....##...............#........#....##...............#........#....##...............#........#....##...............#........#....##...............#.</text:p>
          </table:table-cell>
          <table:table-cell table:number-columns-repeated="2" office:value-type="string" calcext:value-type="string">
            <text:p>.......#....##...............#........#....##...............#........#....##...............#........#....##...............#........#....##...............#.</text:p>
          </table:table-cell>
          <table:table-cell table:formula="of:=CONCATENATE([.G201];[.H201])" office:value-type="string" office:string-value=".......#....##...............#........#....##...............#........#....##...............#........#....##...............#........#....##...............#........#....##...............#........#....##...............#........#....##...............#........#....##...............#........#....##...............#." calcext:value-type="string">
            <text:p>.......#....##...............#........#....##...............#........#....##...............#........#....##...............#........#....##...............#........#....##...............#........#....##...............#........#....##...............#........#....##...............#........#....##...............#.</text:p>
          </table:table-cell>
          <table:table-cell office:value-type="string" calcext:value-type="string">
            <text:p>.......#....##...............#........#....##...............#........#....##...............#........#....##...............#........#....##...............#........#....##...............#........#....##...............#........#....##...............#........#....##...............#........#....##...............#.</text:p>
          </table:table-cell>
        </table:table-row>
        <table:table-row table:style-name="ro1">
          <table:table-cell table:number-columns-repeated="5" office:value-type="string" calcext:value-type="string">
            <text:p>.#.#.##..##.......#....#....###</text:p>
          </table:table-cell>
          <table:table-cell table:formula="of:=CONCATENATE([.A202];[.B202];[.C202];[.D202];[.E202])" office:value-type="string" office:string-value=".#.#.##..##.......#....#....###.#.#.##..##.......#....#....###.#.#.##..##.......#....#....###.#.#.##..##.......#....#....###.#.#.##..##.......#....#....###" calcext:value-type="string">
            <text:p>.#.#.##..##.......#....#....###.#.#.##..##.......#....#....###.#.#.##..##.......#....#....###.#.#.##..##.......#....#....###.#.#.##..##.......#....#....###</text:p>
          </table:table-cell>
          <table:table-cell table:number-columns-repeated="2" office:value-type="string" calcext:value-type="string">
            <text:p>.#.#.##..##.......#....#....###.#.#.##..##.......#....#....###.#.#.##..##.......#....#....###.#.#.##..##.......#....#....###.#.#.##..##.......#....#....###</text:p>
          </table:table-cell>
          <table:table-cell table:formula="of:=CONCATENATE([.G202];[.H202])" office:value-type="string" office:string-value=".#.#.##..##.......#....#....###.#.#.##..##.......#....#....###.#.#.##..##.......#....#....###.#.#.##..##.......#....#....###.#.#.##..##.......#....#....###.#.#.##..##.......#....#....###.#.#.##..##.......#....#....###.#.#.##..##.......#....#....###.#.#.##..##.......#....#....###.#.#.##..##.......#....#....###" calcext:value-type="string">
            <text:p>.#.#.##..##.......#....#....###.#.#.##..##.......#....#....###.#.#.##..##.......#....#....###.#.#.##..##.......#....#....###.#.#.##..##.......#....#....###.#.#.##..##.......#....#....###.#.#.##..##.......#....#....###.#.#.##..##.......#....#....###.#.#.##..##.......#....#....###.#.#.##..##.......#....#....###</text:p>
          </table:table-cell>
          <table:table-cell office:value-type="string" calcext:value-type="string">
            <text:p>.#.#.##..##.......#....#....###.#.#.##..##.......#....#....###.#.#.##..##.......#....#....###.#.#.##..##.......#....#....###.#.#.##..##.......#....#....###.#.#.##..##.......#....#....###.#.#.##..##.......#....#....###.#.#.##..##.......#....#....###.#.#.##..##.......#....#....###.#.#.##..##.......#....#....###</text:p>
          </table:table-cell>
        </table:table-row>
        <table:table-row table:style-name="ro1">
          <table:table-cell table:number-columns-repeated="5" office:value-type="string" calcext:value-type="string">
            <text:p>......#.#....#...#..#..........</text:p>
          </table:table-cell>
          <table:table-cell table:formula="of:=CONCATENATE([.A203];[.B203];[.C203];[.D203];[.E203])" office:value-type="string" office:string-value="......#.#....#...#..#................#.#....#...#..#................#.#....#...#..#................#.#....#...#..#................#.#....#...#..#.........." calcext:value-type="string">
            <text:p>......#.#....#...#..#................#.#....#...#..#................#.#....#...#..#................#.#....#...#..#................#.#....#...#..#..........</text:p>
          </table:table-cell>
          <table:table-cell table:number-columns-repeated="2" office:value-type="string" calcext:value-type="string">
            <text:p>......#.#....#...#..#................#.#....#...#..#................#.#....#...#..#................#.#....#...#..#................#.#....#...#..#..........</text:p>
          </table:table-cell>
          <table:table-cell table:formula="of:=CONCATENATE([.G203];[.H203])" office:value-type="string" office:string-value="......#.#....#...#..#................#.#....#...#..#................#.#....#...#..#................#.#....#...#..#................#.#....#...#..#................#.#....#...#..#................#.#....#...#..#................#.#....#...#..#................#.#....#...#..#................#.#....#...#..#.........." calcext:value-type="string">
            <text:p>......#.#....#...#..#................#.#....#...#..#................#.#....#...#..#................#.#....#...#..#................#.#....#...#..#................#.#....#...#..#................#.#....#...#..#................#.#....#...#..#................#.#....#...#..#................#.#....#...#..#..........</text:p>
          </table:table-cell>
          <table:table-cell office:value-type="string" calcext:value-type="string">
            <text:p>......#.#....#...#..#................#.#....#...#..#................#.#....#...#..#................#.#....#...#..#................#.#....#...#..#................#.#....#...#..#................#.#....#...#..#................#.#....#...#..#................#.#....#...#..#................#.#....#...#..#..........</text:p>
          </table:table-cell>
        </table:table-row>
        <table:table-row table:style-name="ro1">
          <table:table-cell table:number-columns-repeated="5" office:value-type="string" calcext:value-type="string">
            <text:p>....#.##.#.#...##.#.#......#...</text:p>
          </table:table-cell>
          <table:table-cell table:formula="of:=CONCATENATE([.A204];[.B204];[.C204];[.D204];[.E204])" office:value-type="string" office:string-value="....#.##.#.#...##.#.#......#.......#.##.#.#...##.#.#......#.......#.##.#.#...##.#.#......#.......#.##.#.#...##.#.#......#.......#.##.#.#...##.#.#......#..." calcext:value-type="string">
            <text:p>....#.##.#.#...##.#.#......#.......#.##.#.#...##.#.#......#.......#.##.#.#...##.#.#......#.......#.##.#.#...##.#.#......#.......#.##.#.#...##.#.#......#...</text:p>
          </table:table-cell>
          <table:table-cell table:number-columns-repeated="2" office:value-type="string" calcext:value-type="string">
            <text:p>....#.##.#.#...##.#.#......#.......#.##.#.#...##.#.#......#.......#.##.#.#...##.#.#......#.......#.##.#.#...##.#.#......#.......#.##.#.#...##.#.#......#...</text:p>
          </table:table-cell>
          <table:table-cell table:formula="of:=CONCATENATE([.G204];[.H204])" office:value-type="string" office:string-value="....#.##.#.#...##.#.#......#.......#.##.#.#...##.#.#......#.......#.##.#.#...##.#.#......#.......#.##.#.#...##.#.#......#.......#.##.#.#...##.#.#......#.......#.##.#.#...##.#.#......#.......#.##.#.#...##.#.#......#.......#.##.#.#...##.#.#......#.......#.##.#.#...##.#.#......#.......#.##.#.#...##.#.#......#..." calcext:value-type="string">
            <text:p>....#.##.#.#...##.#.#......#.......#.##.#.#...##.#.#......#.......#.##.#.#...##.#.#......#.......#.##.#.#...##.#.#......#.......#.##.#.#...##.#.#......#.......#.##.#.#...##.#.#......#.......#.##.#.#...##.#.#......#.......#.##.#.#...##.#.#......#.......#.##.#.#...##.#.#......#.......#.##.#.#...##.#.#......#...</text:p>
          </table:table-cell>
          <table:table-cell office:value-type="string" calcext:value-type="string">
            <text:p>....#.##.#.#...##.#.#......#.......#.##.#.#...##.#.#......#.......#.##.#.#...##.#.#......#.......#.##.#.#...##.#.#......#.......#.##.#.#...##.#.#......#.......#.##.#.#...##.#.#......#.......#.##.#.#...##.#.#......#.......#.##.#.#...##.#.#......#.......#.##.#.#...##.#.#......#.......#.##.#.#...##.#.#......#...</text:p>
          </table:table-cell>
        </table:table-row>
        <table:table-row table:style-name="ro1">
          <table:table-cell table:number-columns-repeated="5" office:value-type="string" calcext:value-type="string">
            <text:p>##....#...##.....#..#.###.#....</text:p>
          </table:table-cell>
          <table:table-cell table:formula="of:=CONCATENATE([.A205];[.B205];[.C205];[.D205];[.E205])" office:value-type="string" office:string-value="##....#...##.....#..#.###.#....##....#...##.....#..#.###.#....##....#...##.....#..#.###.#....##....#...##.....#..#.###.#....##....#...##.....#..#.###.#...." calcext:value-type="string">
            <text:p>##....#...##.....#..#.###.#....##....#...##.....#..#.###.#....##....#...##.....#..#.###.#....##....#...##.....#..#.###.#....##....#...##.....#..#.###.#....</text:p>
          </table:table-cell>
          <table:table-cell table:number-columns-repeated="2" office:value-type="string" calcext:value-type="string">
            <text:p>##....#...##.....#..#.###.#....##....#...##.....#..#.###.#....##....#...##.....#..#.###.#....##....#...##.....#..#.###.#....##....#...##.....#..#.###.#....</text:p>
          </table:table-cell>
          <table:table-cell table:formula="of:=CONCATENATE([.G205];[.H205])" office:value-type="string" office:string-value="##....#...##.....#..#.###.#....##....#...##.....#..#.###.#....##....#...##.....#..#.###.#....##....#...##.....#..#.###.#....##....#...##.....#..#.###.#....##....#...##.....#..#.###.#....##....#...##.....#..#.###.#....##....#...##.....#..#.###.#....##....#...##.....#..#.###.#....##....#...##.....#..#.###.#...." calcext:value-type="string">
            <text:p>##....#...##.....#..#.###.#....##....#...##.....#..#.###.#....##....#...##.....#..#.###.#....##....#...##.....#..#.###.#....##....#...##.....#..#.###.#....##....#...##.....#..#.###.#....##....#...##.....#..#.###.#....##....#...##.....#..#.###.#....##....#...##.....#..#.###.#....##....#...##.....#..#.###.#....</text:p>
          </table:table-cell>
          <table:table-cell office:value-type="string" calcext:value-type="string">
            <text:p>##....#...##.....#..#.###.#....##....#...##.....#..#.###.#....##....#...##.....#..#.###.#....##....#...##.....#..#.###.#....##....#...##.....#..#.###.#....##....#...##.....#..#.###.#....##....#...##.....#..#.###.#....##....#...##.....#..#.###.#....##....#...##.....#..#.###.#....##....#...##.....#..#.###.#....</text:p>
          </table:table-cell>
        </table:table-row>
        <table:table-row table:style-name="ro1">
          <table:table-cell table:number-columns-repeated="5" office:value-type="string" calcext:value-type="string">
            <text:p>.......#......#.........#.#...#</text:p>
          </table:table-cell>
          <table:table-cell table:formula="of:=CONCATENATE([.A206];[.B206];[.C206];[.D206];[.E206])" office:value-type="string" office:string-value=".......#......#.........#.#...#.......#......#.........#.#...#.......#......#.........#.#...#.......#......#.........#.#...#.......#......#.........#.#...#" calcext:value-type="string">
            <text:p>.......#......#.........#.#...#.......#......#.........#.#...#.......#......#.........#.#...#.......#......#.........#.#...#.......#......#.........#.#...#</text:p>
          </table:table-cell>
          <table:table-cell table:number-columns-repeated="2" office:value-type="string" calcext:value-type="string">
            <text:p>.......#......#.........#.#...#.......#......#.........#.#...#.......#......#.........#.#...#.......#......#.........#.#...#.......#......#.........#.#...#</text:p>
          </table:table-cell>
          <table:table-cell table:formula="of:=CONCATENATE([.G206];[.H206])" office:value-type="string" office:string-value=".......#......#.........#.#...#.......#......#.........#.#...#.......#......#.........#.#...#.......#......#.........#.#...#.......#......#.........#.#...#.......#......#.........#.#...#.......#......#.........#.#...#.......#......#.........#.#...#.......#......#.........#.#...#.......#......#.........#.#...#" calcext:value-type="string">
            <text:p>.......#......#.........#.#...#.......#......#.........#.#...#.......#......#.........#.#...#.......#......#.........#.#...#.......#......#.........#.#...#.......#......#.........#.#...#.......#......#.........#.#...#.......#......#.........#.#...#.......#......#.........#.#...#.......#......#.........#.#...#</text:p>
          </table:table-cell>
          <table:table-cell office:value-type="string" calcext:value-type="string">
            <text:p>.......#......#.........#.#...#.......#......#.........#.#...#.......#......#.........#.#...#.......#......#.........#.#...#.......#......#.........#.#...#.......#......#.........#.#...#.......#......#.........#.#...#.......#......#.........#.#...#.......#......#.........#.#...#.......#......#.........#.#...#</text:p>
          </table:table-cell>
        </table:table-row>
        <table:table-row table:style-name="ro1">
          <table:table-cell table:number-columns-repeated="5" office:value-type="string" calcext:value-type="string">
            <text:p>.##.#...........##.........#.#.</text:p>
          </table:table-cell>
          <table:table-cell table:formula="of:=CONCATENATE([.A207];[.B207];[.C207];[.D207];[.E207])" office:value-type="string" office:string-value=".##.#...........##.........#.#..##.#...........##.........#.#..##.#...........##.........#.#..##.#...........##.........#.#..##.#...........##.........#.#." calcext:value-type="string">
            <text:p>.##.#...........##.........#.#..##.#...........##.........#.#..##.#...........##.........#.#..##.#...........##.........#.#..##.#...........##.........#.#.</text:p>
          </table:table-cell>
          <table:table-cell table:number-columns-repeated="2" office:value-type="string" calcext:value-type="string">
            <text:p>.##.#...........##.........#.#..##.#...........##.........#.#..##.#...........##.........#.#..##.#...........##.........#.#..##.#...........##.........#.#.</text:p>
          </table:table-cell>
          <table:table-cell table:formula="of:=CONCATENATE([.G207];[.H207])" office:value-type="string" office:string-value=".##.#...........##.........#.#..##.#...........##.........#.#..##.#...........##.........#.#..##.#...........##.........#.#..##.#...........##.........#.#..##.#...........##.........#.#..##.#...........##.........#.#..##.#...........##.........#.#..##.#...........##.........#.#..##.#...........##.........#.#." calcext:value-type="string">
            <text:p>.##.#...........##.........#.#..##.#...........##.........#.#..##.#...........##.........#.#..##.#...........##.........#.#..##.#...........##.........#.#..##.#...........##.........#.#..##.#...........##.........#.#..##.#...........##.........#.#..##.#...........##.........#.#..##.#...........##.........#.#.</text:p>
          </table:table-cell>
          <table:table-cell office:value-type="string" calcext:value-type="string">
            <text:p>.##.#...........##.........#.#..##.#...........##.........#.#..##.#...........##.........#.#..##.#...........##.........#.#..##.#...........##.........#.#..##.#...........##.........#.#..##.#...........##.........#.#..##.#...........##.........#.#..##.#...........##.........#.#..##.#...........##.........#.#.</text:p>
          </table:table-cell>
        </table:table-row>
        <table:table-row table:style-name="ro1">
          <table:table-cell table:number-columns-repeated="5" office:value-type="string" calcext:value-type="string">
            <text:p>##..##.....#...#..#.#...#....#.</text:p>
          </table:table-cell>
          <table:table-cell table:formula="of:=CONCATENATE([.A208];[.B208];[.C208];[.D208];[.E208])" office:value-type="string" office:string-value="##..##.....#...#..#.#...#....#.##..##.....#...#..#.#...#....#.##..##.....#...#..#.#...#....#.##..##.....#...#..#.#...#....#.##..##.....#...#..#.#...#....#." calcext:value-type="string">
            <text:p>##..##.....#...#..#.#...#....#.##..##.....#...#..#.#...#....#.##..##.....#...#..#.#...#....#.##..##.....#...#..#.#...#....#.##..##.....#...#..#.#...#....#.</text:p>
          </table:table-cell>
          <table:table-cell table:number-columns-repeated="2" office:value-type="string" calcext:value-type="string">
            <text:p>##..##.....#...#..#.#...#....#.##..##.....#...#..#.#...#....#.##..##.....#...#..#.#...#....#.##..##.....#...#..#.#...#....#.##..##.....#...#..#.#...#....#.</text:p>
          </table:table-cell>
          <table:table-cell table:formula="of:=CONCATENATE([.G208];[.H208])" office:value-type="string" office:string-value="##..##.....#...#..#.#...#....#.##..##.....#...#..#.#...#....#.##..##.....#...#..#.#...#....#.##..##.....#...#..#.#...#....#.##..##.....#...#..#.#...#....#.##..##.....#...#..#.#...#....#.##..##.....#...#..#.#...#....#.##..##.....#...#..#.#...#....#.##..##.....#...#..#.#...#....#.##..##.....#...#..#.#...#....#." calcext:value-type="string">
            <text:p>##..##.....#...#..#.#...#....#.##..##.....#...#..#.#...#....#.##..##.....#...#..#.#...#....#.##..##.....#...#..#.#...#....#.##..##.....#...#..#.#...#....#.##..##.....#...#..#.#...#....#.##..##.....#...#..#.#...#....#.##..##.....#...#..#.#...#....#.##..##.....#...#..#.#...#....#.##..##.....#...#..#.#...#....#.</text:p>
          </table:table-cell>
          <table:table-cell office:value-type="string" calcext:value-type="string">
            <text:p>##..##.....#...#..#.#...#....#.##..##.....#...#..#.#...#....#.##..##.....#...#..#.#...#....#.##..##.....#...#..#.#...#....#.##..##.....#...#..#.#...#....#.##..##.....#...#..#.#...#....#.##..##.....#...#..#.#...#....#.##..##.....#...#..#.#...#....#.##..##.....#...#..#.#...#....#.##..##.....#...#..#.#...#....#.</text:p>
          </table:table-cell>
        </table:table-row>
        <table:table-row table:style-name="ro1">
          <table:table-cell table:number-columns-repeated="5" office:value-type="string" calcext:value-type="string">
            <text:p>#..##......###........#...#....</text:p>
          </table:table-cell>
          <table:table-cell table:formula="of:=CONCATENATE([.A209];[.B209];[.C209];[.D209];[.E209])" office:value-type="string" office:string-value="#..##......###........#...#....#..##......###........#...#....#..##......###........#...#....#..##......###........#...#....#..##......###........#...#...." calcext:value-type="string">
            <text:p>#..##......###........#...#....#..##......###........#...#....#..##......###........#...#....#..##......###........#...#....#..##......###........#...#....</text:p>
          </table:table-cell>
          <table:table-cell table:number-columns-repeated="2" office:value-type="string" calcext:value-type="string">
            <text:p>#..##......###........#...#....#..##......###........#...#....#..##......###........#...#....#..##......###........#...#....#..##......###........#...#....</text:p>
          </table:table-cell>
          <table:table-cell table:formula="of:=CONCATENATE([.G209];[.H209])" office:value-type="string" office:string-value="#..##......###........#...#....#..##......###........#...#....#..##......###........#...#....#..##......###........#...#....#..##......###........#...#....#..##......###........#...#....#..##......###........#...#....#..##......###........#...#....#..##......###........#...#....#..##......###........#...#...." calcext:value-type="string">
            <text:p>#..##......###........#...#....#..##......###........#...#....#..##......###........#...#....#..##......###........#...#....#..##......###........#...#....#..##......###........#...#....#..##......###........#...#....#..##......###........#...#....#..##......###........#...#....#..##......###........#...#....</text:p>
          </table:table-cell>
          <table:table-cell office:value-type="string" calcext:value-type="string">
            <text:p>#..##......###........#...#....#..##......###........#...#....#..##......###........#...#....#..##......###........#...#....#..##......###........#...#....#..##......###........#...#....#..##......###........#...#....#..##......###........#...#....#..##......###........#...#....#..##......###........#...#....</text:p>
          </table:table-cell>
        </table:table-row>
        <table:table-row table:style-name="ro1">
          <table:table-cell table:number-columns-repeated="5" office:value-type="string" calcext:value-type="string">
            <text:p>.....#.#.......#...#..##....##.</text:p>
          </table:table-cell>
          <table:table-cell table:formula="of:=CONCATENATE([.A210];[.B210];[.C210];[.D210];[.E210])" office:value-type="string" office:string-value=".....#.#.......#...#..##....##......#.#.......#...#..##....##......#.#.......#...#..##....##......#.#.......#...#..##....##......#.#.......#...#..##....##." calcext:value-type="string">
            <text:p>.....#.#.......#...#..##....##......#.#.......#...#..##....##......#.#.......#...#..##....##......#.#.......#...#..##....##......#.#.......#...#..##....##.</text:p>
          </table:table-cell>
          <table:table-cell table:number-columns-repeated="2" office:value-type="string" calcext:value-type="string">
            <text:p>.....#.#.......#...#..##....##......#.#.......#...#..##....##......#.#.......#...#..##....##......#.#.......#...#..##....##......#.#.......#...#..##....##.</text:p>
          </table:table-cell>
          <table:table-cell table:formula="of:=CONCATENATE([.G210];[.H210])" office:value-type="string" office:string-value=".....#.#.......#...#..##....##......#.#.......#...#..##....##......#.#.......#...#..##....##......#.#.......#...#..##....##......#.#.......#...#..##....##......#.#.......#...#..##....##......#.#.......#...#..##....##......#.#.......#...#..##....##......#.#.......#...#..##....##......#.#.......#...#..##....##." calcext:value-type="string">
            <text:p>.....#.#.......#...#..##....##......#.#.......#...#..##....##......#.#.......#...#..##....##......#.#.......#...#..##....##......#.#.......#...#..##....##......#.#.......#...#..##....##......#.#.......#...#..##....##......#.#.......#...#..##....##......#.#.......#...#..##....##......#.#.......#...#..##....##.</text:p>
          </table:table-cell>
          <table:table-cell office:value-type="string" calcext:value-type="string">
            <text:p>.....#.#.......#...#..##....##......#.#.......#...#..##....##......#.#.......#...#..##....##......#.#.......#...#..##....##......#.#.......#...#..##....##......#.#.......#...#..##....##......#.#.......#...#..##....##......#.#.......#...#..##....##......#.#.......#...#..##....##......#.#.......#...#..##....##.</text:p>
          </table:table-cell>
        </table:table-row>
        <table:table-row table:style-name="ro1">
          <table:table-cell table:number-columns-repeated="5" office:value-type="string" calcext:value-type="string">
            <text:p>.....#.#..#.....#.......#..##..</text:p>
          </table:table-cell>
          <table:table-cell table:formula="of:=CONCATENATE([.A211];[.B211];[.C211];[.D211];[.E211])" office:value-type="string" office:string-value=".....#.#..#.....#.......#..##.......#.#..#.....#.......#..##.......#.#..#.....#.......#..##.......#.#..#.....#.......#..##.......#.#..#.....#.......#..##.." calcext:value-type="string">
            <text:p>.....#.#..#.....#.......#..##.......#.#..#.....#.......#..##.......#.#..#.....#.......#..##.......#.#..#.....#.......#..##.......#.#..#.....#.......#..##..</text:p>
          </table:table-cell>
          <table:table-cell table:number-columns-repeated="2" office:value-type="string" calcext:value-type="string">
            <text:p>.....#.#..#.....#.......#..##.......#.#..#.....#.......#..##.......#.#..#.....#.......#..##.......#.#..#.....#.......#..##.......#.#..#.....#.......#..##..</text:p>
          </table:table-cell>
          <table:table-cell table:formula="of:=CONCATENATE([.G211];[.H211])" office:value-type="string" office:string-value=".....#.#..#.....#.......#..##.......#.#..#.....#.......#..##.......#.#..#.....#.......#..##.......#.#..#.....#.......#..##.......#.#..#.....#.......#..##.......#.#..#.....#.......#..##.......#.#..#.....#.......#..##.......#.#..#.....#.......#..##.......#.#..#.....#.......#..##.......#.#..#.....#.......#..##.." calcext:value-type="string">
            <text:p>.....#.#..#.....#.......#..##.......#.#..#.....#.......#..##.......#.#..#.....#.......#..##.......#.#..#.....#.......#..##.......#.#..#.....#.......#..##.......#.#..#.....#.......#..##.......#.#..#.....#.......#..##.......#.#..#.....#.......#..##.......#.#..#.....#.......#..##.......#.#..#.....#.......#..##..</text:p>
          </table:table-cell>
          <table:table-cell office:value-type="string" calcext:value-type="string">
            <text:p>.....#.#..#.....#.......#..##.......#.#..#.....#.......#..##.......#.#..#.....#.......#..##.......#.#..#.....#.......#..##.......#.#..#.....#.......#..##.......#.#..#.....#.......#..##.......#.#..#.....#.......#..##.......#.#..#.....#.......#..##.......#.#..#.....#.......#..##.......#.#..#.....#.......#..##..</text:p>
          </table:table-cell>
        </table:table-row>
        <table:table-row table:style-name="ro1">
          <table:table-cell table:number-columns-repeated="5" office:value-type="string" calcext:value-type="string">
            <text:p>...#..#..............#.#.......</text:p>
          </table:table-cell>
          <table:table-cell table:formula="of:=CONCATENATE([.A212];[.B212];[.C212];[.D212];[.E212])" office:value-type="string" office:string-value="...#..#..............#.#..........#..#..............#.#..........#..#..............#.#..........#..#..............#.#..........#..#..............#.#......." calcext:value-type="string">
            <text:p>...#..#..............#.#..........#..#..............#.#..........#..#..............#.#..........#..#..............#.#..........#..#..............#.#.......</text:p>
          </table:table-cell>
          <table:table-cell table:number-columns-repeated="2" office:value-type="string" calcext:value-type="string">
            <text:p>...#..#..............#.#..........#..#..............#.#..........#..#..............#.#..........#..#..............#.#..........#..#..............#.#.......</text:p>
          </table:table-cell>
          <table:table-cell table:formula="of:=CONCATENATE([.G212];[.H212])" office:value-type="string" office:string-value="...#..#..............#.#..........#..#..............#.#..........#..#..............#.#..........#..#..............#.#..........#..#..............#.#..........#..#..............#.#..........#..#..............#.#..........#..#..............#.#..........#..#..............#.#..........#..#..............#.#......." calcext:value-type="string">
            <text:p>...#..#..............#.#..........#..#..............#.#..........#..#..............#.#..........#..#..............#.#..........#..#..............#.#..........#..#..............#.#..........#..#..............#.#..........#..#..............#.#..........#..#..............#.#..........#..#..............#.#.......</text:p>
          </table:table-cell>
          <table:table-cell office:value-type="string" calcext:value-type="string">
            <text:p>...#..#..............#.#..........#..#..............#.#..........#..#..............#.#..........#..#..............#.#..........#..#..............#.#..........#..#..............#.#..........#..#..............#.#..........#..#..............#.#..........#..#..............#.#..........#..#..............#.#.......</text:p>
          </table:table-cell>
        </table:table-row>
        <table:table-row table:style-name="ro1">
          <table:table-cell table:number-columns-repeated="5" office:value-type="string" calcext:value-type="string">
            <text:p>.#.#...###......###............</text:p>
          </table:table-cell>
          <table:table-cell table:formula="of:=CONCATENATE([.A213];[.B213];[.C213];[.D213];[.E213])" office:value-type="string" office:string-value=".#.#...###......###.............#.#...###......###.............#.#...###......###.............#.#...###......###.............#.#...###......###............" calcext:value-type="string">
            <text:p>.#.#...###......###.............#.#...###......###.............#.#...###......###.............#.#...###......###.............#.#...###......###............</text:p>
          </table:table-cell>
          <table:table-cell table:number-columns-repeated="2" office:value-type="string" calcext:value-type="string">
            <text:p>.#.#...###......###.............#.#...###......###.............#.#...###......###.............#.#...###......###.............#.#...###......###............</text:p>
          </table:table-cell>
          <table:table-cell table:formula="of:=CONCATENATE([.G213];[.H213])" office:value-type="string" office:string-value=".#.#...###......###.............#.#...###......###.............#.#...###......###.............#.#...###......###.............#.#...###......###.............#.#...###......###.............#.#...###......###.............#.#...###......###.............#.#...###......###.............#.#...###......###............" calcext:value-type="string">
            <text:p>.#.#...###......###.............#.#...###......###.............#.#...###......###.............#.#...###......###.............#.#...###......###.............#.#...###......###.............#.#...###......###.............#.#...###......###.............#.#...###......###.............#.#...###......###............</text:p>
          </table:table-cell>
          <table:table-cell office:value-type="string" calcext:value-type="string">
            <text:p>.#.#...###......###.............#.#...###......###.............#.#...###......###.............#.#...###......###.............#.#...###......###.............#.#...###......###.............#.#...###......###.............#.#...###......###.............#.#...###......###.............#.#...###......###............</text:p>
          </table:table-cell>
        </table:table-row>
        <table:table-row table:style-name="ro1">
          <table:table-cell table:number-columns-repeated="5" office:value-type="string" calcext:value-type="string">
            <text:p>.....#.....#...#.###...........</text:p>
          </table:table-cell>
          <table:table-cell table:formula="of:=CONCATENATE([.A214];[.B214];[.C214];[.D214];[.E214])" office:value-type="string" office:string-value=".....#.....#...#.###................#.....#...#.###................#.....#...#.###................#.....#...#.###................#.....#...#.###..........." calcext:value-type="string">
            <text:p>.....#.....#...#.###................#.....#...#.###................#.....#...#.###................#.....#...#.###................#.....#...#.###...........</text:p>
          </table:table-cell>
          <table:table-cell table:number-columns-repeated="2" office:value-type="string" calcext:value-type="string">
            <text:p>.....#.....#...#.###................#.....#...#.###................#.....#...#.###................#.....#...#.###................#.....#...#.###...........</text:p>
          </table:table-cell>
          <table:table-cell table:formula="of:=CONCATENATE([.G214];[.H214])" office:value-type="string" office:string-value=".....#.....#...#.###................#.....#...#.###................#.....#...#.###................#.....#...#.###................#.....#...#.###................#.....#...#.###................#.....#...#.###................#.....#...#.###................#.....#...#.###................#.....#...#.###..........." calcext:value-type="string">
            <text:p>.....#.....#...#.###................#.....#...#.###................#.....#...#.###................#.....#...#.###................#.....#...#.###................#.....#...#.###................#.....#...#.###................#.....#...#.###................#.....#...#.###................#.....#...#.###...........</text:p>
          </table:table-cell>
          <table:table-cell office:value-type="string" calcext:value-type="string">
            <text:p>.....#.....#...#.###................#.....#...#.###................#.....#...#.###................#.....#...#.###................#.....#...#.###................#.....#...#.###................#.....#...#.###................#.....#...#.###................#.....#...#.###................#.....#...#.###...........</text:p>
          </table:table-cell>
        </table:table-row>
        <table:table-row table:style-name="ro1">
          <table:table-cell table:number-columns-repeated="5" office:value-type="string" calcext:value-type="string">
            <text:p>.......#..................#...#</text:p>
          </table:table-cell>
          <table:table-cell table:formula="of:=CONCATENATE([.A215];[.B215];[.C215];[.D215];[.E215])" office:value-type="string" office:string-value=".......#..................#...#.......#..................#...#.......#..................#...#.......#..................#...#.......#..................#...#" calcext:value-type="string">
            <text:p>.......#..................#...#.......#..................#...#.......#..................#...#.......#..................#...#.......#..................#...#</text:p>
          </table:table-cell>
          <table:table-cell table:number-columns-repeated="2" office:value-type="string" calcext:value-type="string">
            <text:p>.......#..................#...#.......#..................#...#.......#..................#...#.......#..................#...#.......#..................#...#</text:p>
          </table:table-cell>
          <table:table-cell table:formula="of:=CONCATENATE([.G215];[.H215])" office:value-type="string" office:string-value=".......#..................#...#.......#..................#...#.......#..................#...#.......#..................#...#.......#..................#...#.......#..................#...#.......#..................#...#.......#..................#...#.......#..................#...#.......#..................#...#" calcext:value-type="string">
            <text:p>.......#..................#...#.......#..................#...#.......#..................#...#.......#..................#...#.......#..................#...#.......#..................#...#.......#..................#...#.......#..................#...#.......#..................#...#.......#..................#...#</text:p>
          </table:table-cell>
          <table:table-cell office:value-type="string" calcext:value-type="string">
            <text:p>.......#..................#...#.......#..................#...#.......#..................#...#.......#..................#...#.......#..................#...#.......#..................#...#.......#..................#...#.......#..................#...#.......#..................#...#.......#..................#...#</text:p>
          </table:table-cell>
        </table:table-row>
        <table:table-row table:style-name="ro1">
          <table:table-cell table:number-columns-repeated="5" office:value-type="string" calcext:value-type="string">
            <text:p>#....#...#...#....#....#.#....#</text:p>
          </table:table-cell>
          <table:table-cell table:formula="of:=CONCATENATE([.A216];[.B216];[.C216];[.D216];[.E216])" office:value-type="string" office:string-value="#....#...#...#....#....#.#....##....#...#...#....#....#.#....##....#...#...#....#....#.#....##....#...#...#....#....#.#....##....#...#...#....#....#.#....#" calcext:value-type="string">
            <text:p>#....#...#...#....#....#.#....##....#...#...#....#....#.#....##....#...#...#....#....#.#....##....#...#...#....#....#.#....##....#...#...#....#....#.#....#</text:p>
          </table:table-cell>
          <table:table-cell table:number-columns-repeated="2" office:value-type="string" calcext:value-type="string">
            <text:p>#....#...#...#....#....#.#....##....#...#...#....#....#.#....##....#...#...#....#....#.#....##....#...#...#....#....#.#....##....#...#...#....#....#.#....#</text:p>
          </table:table-cell>
          <table:table-cell table:formula="of:=CONCATENATE([.G216];[.H216])" office:value-type="string" office:string-value="#....#...#...#....#....#.#....##....#...#...#....#....#.#....##....#...#...#....#....#.#....##....#...#...#....#....#.#....##....#...#...#....#....#.#....##....#...#...#....#....#.#....##....#...#...#....#....#.#....##....#...#...#....#....#.#....##....#...#...#....#....#.#....##....#...#...#....#....#.#....#" calcext:value-type="string">
            <text:p>#....#...#...#....#....#.#....##....#...#...#....#....#.#....##....#...#...#....#....#.#....##....#...#...#....#....#.#....##....#...#...#....#....#.#....##....#...#...#....#....#.#....##....#...#...#....#....#.#....##....#...#...#....#....#.#....##....#...#...#....#....#.#....##....#...#...#....#....#.#....#</text:p>
          </table:table-cell>
          <table:table-cell office:value-type="string" calcext:value-type="string">
            <text:p>#....#...#...#....#....#.#....##....#...#...#....#....#.#....##....#...#...#....#....#.#....##....#...#...#....#....#.#....##....#...#...#....#....#.#....##....#...#...#....#....#.#....##....#...#...#....#....#.#....##....#...#...#....#....#.#....##....#...#...#....#....#.#....##....#...#...#....#....#.#....#</text:p>
          </table:table-cell>
        </table:table-row>
        <table:table-row table:style-name="ro1">
          <table:table-cell table:number-columns-repeated="5" office:value-type="string" calcext:value-type="string">
            <text:p>....#..#............#.#........</text:p>
          </table:table-cell>
          <table:table-cell table:formula="of:=CONCATENATE([.A217];[.B217];[.C217];[.D217];[.E217])" office:value-type="string" office:string-value="....#..#............#.#............#..#............#.#............#..#............#.#............#..#............#.#............#..#............#.#........" calcext:value-type="string">
            <text:p>....#..#............#.#............#..#............#.#............#..#............#.#............#..#............#.#............#..#............#.#........</text:p>
          </table:table-cell>
          <table:table-cell table:number-columns-repeated="2" office:value-type="string" calcext:value-type="string">
            <text:p>....#..#............#.#............#..#............#.#............#..#............#.#............#..#............#.#............#..#............#.#........</text:p>
          </table:table-cell>
          <table:table-cell table:formula="of:=CONCATENATE([.G217];[.H217])" office:value-type="string" office:string-value="....#..#............#.#............#..#............#.#............#..#............#.#............#..#............#.#............#..#............#.#............#..#............#.#............#..#............#.#............#..#............#.#............#..#............#.#............#..#............#.#........" calcext:value-type="string">
            <text:p>....#..#............#.#............#..#............#.#............#..#............#.#............#..#............#.#............#..#............#.#............#..#............#.#............#..#............#.#............#..#............#.#............#..#............#.#............#..#............#.#........</text:p>
          </table:table-cell>
          <table:table-cell office:value-type="string" calcext:value-type="string">
            <text:p>....#..#............#.#............#..#............#.#............#..#............#.#............#..#............#.#............#..#............#.#............#..#............#.#............#..#............#.#............#..#............#.#............#..#............#.#............#..#............#.#........</text:p>
          </table:table-cell>
        </table:table-row>
        <table:table-row table:style-name="ro1">
          <table:table-cell table:number-columns-repeated="5" office:value-type="string" calcext:value-type="string">
            <text:p>#....#..........#.#.#..#..#....</text:p>
          </table:table-cell>
          <table:table-cell table:formula="of:=CONCATENATE([.A218];[.B218];[.C218];[.D218];[.E218])" office:value-type="string" office:string-value="#....#..........#.#.#..#..#....#....#..........#.#.#..#..#....#....#..........#.#.#..#..#....#....#..........#.#.#..#..#....#....#..........#.#.#..#..#...." calcext:value-type="string">
            <text:p>#....#..........#.#.#..#..#....#....#..........#.#.#..#..#....#....#..........#.#.#..#..#....#....#..........#.#.#..#..#....#....#..........#.#.#..#..#....</text:p>
          </table:table-cell>
          <table:table-cell table:number-columns-repeated="2" office:value-type="string" calcext:value-type="string">
            <text:p>#....#..........#.#.#..#..#....#....#..........#.#.#..#..#....#....#..........#.#.#..#..#....#....#..........#.#.#..#..#....#....#..........#.#.#..#..#....</text:p>
          </table:table-cell>
          <table:table-cell table:formula="of:=CONCATENATE([.G218];[.H218])" office:value-type="string" office:string-value="#....#..........#.#.#..#..#....#....#..........#.#.#..#..#....#....#..........#.#.#..#..#....#....#..........#.#.#..#..#....#....#..........#.#.#..#..#....#....#..........#.#.#..#..#....#....#..........#.#.#..#..#....#....#..........#.#.#..#..#....#....#..........#.#.#..#..#....#....#..........#.#.#..#..#...." calcext:value-type="string">
            <text:p>#....#..........#.#.#..#..#....#....#..........#.#.#..#..#....#....#..........#.#.#..#..#....#....#..........#.#.#..#..#....#....#..........#.#.#..#..#....#....#..........#.#.#..#..#....#....#..........#.#.#..#..#....#....#..........#.#.#..#..#....#....#..........#.#.#..#..#....#....#..........#.#.#..#..#....</text:p>
          </table:table-cell>
          <table:table-cell office:value-type="string" calcext:value-type="string">
            <text:p>#....#..........#.#.#..#..#....#....#..........#.#.#..#..#....#....#..........#.#.#..#..#....#....#..........#.#.#..#..#....#....#..........#.#.#..#..#....#....#..........#.#.#..#..#....#....#..........#.#.#..#..#....#....#..........#.#.#..#..#....#....#..........#.#.#..#..#....#....#..........#.#.#..#..#....</text:p>
          </table:table-cell>
        </table:table-row>
        <table:table-row table:style-name="ro1">
          <table:table-cell table:number-columns-repeated="5" office:value-type="string" calcext:value-type="string">
            <text:p>.......#....#......#....#......</text:p>
          </table:table-cell>
          <table:table-cell table:formula="of:=CONCATENATE([.A219];[.B219];[.C219];[.D219];[.E219])" office:value-type="string" office:string-value=".......#....#......#....#.............#....#......#....#.............#....#......#....#.............#....#......#....#.............#....#......#....#......" calcext:value-type="string">
            <text:p>.......#....#......#....#.............#....#......#....#.............#....#......#....#.............#....#......#....#.............#....#......#....#......</text:p>
          </table:table-cell>
          <table:table-cell table:number-columns-repeated="2" office:value-type="string" calcext:value-type="string">
            <text:p>.......#....#......#....#.............#....#......#....#.............#....#......#....#.............#....#......#....#.............#....#......#....#......</text:p>
          </table:table-cell>
          <table:table-cell table:formula="of:=CONCATENATE([.G219];[.H219])" office:value-type="string" office:string-value=".......#....#......#....#.............#....#......#....#.............#....#......#....#.............#....#......#....#.............#....#......#....#.............#....#......#....#.............#....#......#....#.............#....#......#....#.............#....#......#....#.............#....#......#....#......" calcext:value-type="string">
            <text:p>.......#....#......#....#.............#....#......#....#.............#....#......#....#.............#....#......#....#.............#....#......#....#.............#....#......#....#.............#....#......#....#.............#....#......#....#.............#....#......#....#.............#....#......#....#......</text:p>
          </table:table-cell>
          <table:table-cell office:value-type="string" calcext:value-type="string">
            <text:p>.......#....#......#....#.............#....#......#....#.............#....#......#....#.............#....#......#....#.............#....#......#....#.............#....#......#....#.............#....#......#....#.............#....#......#....#.............#....#......#....#.............#....#......#....#......</text:p>
          </table:table-cell>
        </table:table-row>
        <table:table-row table:style-name="ro1">
          <table:table-cell table:number-columns-repeated="5" office:value-type="string" calcext:value-type="string">
            <text:p>.##.#.#...#...#...##...........</text:p>
          </table:table-cell>
          <table:table-cell table:formula="of:=CONCATENATE([.A220];[.B220];[.C220];[.D220];[.E220])" office:value-type="string" office:string-value=".##.#.#...#...#...##............##.#.#...#...#...##............##.#.#...#...#...##............##.#.#...#...#...##............##.#.#...#...#...##..........." calcext:value-type="string">
            <text:p>.##.#.#...#...#...##............##.#.#...#...#...##............##.#.#...#...#...##............##.#.#...#...#...##............##.#.#...#...#...##...........</text:p>
          </table:table-cell>
          <table:table-cell table:number-columns-repeated="2" office:value-type="string" calcext:value-type="string">
            <text:p>.##.#.#...#...#...##............##.#.#...#...#...##............##.#.#...#...#...##............##.#.#...#...#...##............##.#.#...#...#...##...........</text:p>
          </table:table-cell>
          <table:table-cell table:formula="of:=CONCATENATE([.G220];[.H220])" office:value-type="string" office:string-value=".##.#.#...#...#...##............##.#.#...#...#...##............##.#.#...#...#...##............##.#.#...#...#...##............##.#.#...#...#...##............##.#.#...#...#...##............##.#.#...#...#...##............##.#.#...#...#...##............##.#.#...#...#...##............##.#.#...#...#...##..........." calcext:value-type="string">
            <text:p>.##.#.#...#...#...##............##.#.#...#...#...##............##.#.#...#...#...##............##.#.#...#...#...##............##.#.#...#...#...##............##.#.#...#...#...##............##.#.#...#...#...##............##.#.#...#...#...##............##.#.#...#...#...##............##.#.#...#...#...##...........</text:p>
          </table:table-cell>
          <table:table-cell office:value-type="string" calcext:value-type="string">
            <text:p>.##.#.#...#...#...##............##.#.#...#...#...##............##.#.#...#...#...##............##.#.#...#...#...##............##.#.#...#...#...##............##.#.#...#...#...##............##.#.#...#...#...##............##.#.#...#...#...##............##.#.#...#...#...##............##.#.#...#...#...##...........</text:p>
          </table:table-cell>
        </table:table-row>
        <table:table-row table:style-name="ro1">
          <table:table-cell table:number-columns-repeated="5" office:value-type="string" calcext:value-type="string">
            <text:p>.........###.#..#..............</text:p>
          </table:table-cell>
          <table:table-cell table:formula="of:=CONCATENATE([.A221];[.B221];[.C221];[.D221];[.E221])" office:value-type="string" office:string-value=".........###.#..#.......................###.#..#.......................###.#..#.......................###.#..#.......................###.#..#.............." calcext:value-type="string">
            <text:p>.........###.#..#.......................###.#..#.......................###.#..#.......................###.#..#.......................###.#..#..............</text:p>
          </table:table-cell>
          <table:table-cell table:number-columns-repeated="2" office:value-type="string" calcext:value-type="string">
            <text:p>.........###.#..#.......................###.#..#.......................###.#..#.......................###.#..#.......................###.#..#..............</text:p>
          </table:table-cell>
          <table:table-cell table:formula="of:=CONCATENATE([.G221];[.H221])" office:value-type="string" office:string-value=".........###.#..#.......................###.#..#.......................###.#..#.......................###.#..#.......................###.#..#.......................###.#..#.......................###.#..#.......................###.#..#.......................###.#..#.......................###.#..#.............." calcext:value-type="string">
            <text:p>.........###.#..#.......................###.#..#.......................###.#..#.......................###.#..#.......................###.#..#.......................###.#..#.......................###.#..#.......................###.#..#.......................###.#..#.......................###.#..#..............</text:p>
          </table:table-cell>
          <table:table-cell office:value-type="string" calcext:value-type="string">
            <text:p>.........###.#..#.......................###.#..#.......................###.#..#.......................###.#..#.......................###.#..#.......................###.#..#.......................###.#..#.......................###.#..#.......................###.#..#.......................###.#..#..............</text:p>
          </table:table-cell>
        </table:table-row>
        <table:table-row table:style-name="ro1">
          <table:table-cell table:number-columns-repeated="5" office:value-type="string" calcext:value-type="string">
            <text:p>...#........##....#....#....###</text:p>
          </table:table-cell>
          <table:table-cell table:formula="of:=CONCATENATE([.A222];[.B222];[.C222];[.D222];[.E222])" office:value-type="string" office:string-value="...#........##....#....#....###...#........##....#....#....###...#........##....#....#....###...#........##....#....#....###...#........##....#....#....###" calcext:value-type="string">
            <text:p>...#........##....#....#....###...#........##....#....#....###...#........##....#....#....###...#........##....#....#....###...#........##....#....#....###</text:p>
          </table:table-cell>
          <table:table-cell table:number-columns-repeated="2" office:value-type="string" calcext:value-type="string">
            <text:p>...#........##....#....#....###...#........##....#....#....###...#........##....#....#....###...#........##....#....#....###...#........##....#....#....###</text:p>
          </table:table-cell>
          <table:table-cell table:formula="of:=CONCATENATE([.G222];[.H222])" office:value-type="string" office:string-value="...#........##....#....#....###...#........##....#....#....###...#........##....#....#....###...#........##....#....#....###...#........##....#....#....###...#........##....#....#....###...#........##....#....#....###...#........##....#....#....###...#........##....#....#....###...#........##....#....#....###" calcext:value-type="string">
            <text:p>...#........##....#....#....###...#........##....#....#....###...#........##....#....#....###...#........##....#....#....###...#........##....#....#....###...#........##....#....#....###...#........##....#....#....###...#........##....#....#....###...#........##....#....#....###...#........##....#....#....###</text:p>
          </table:table-cell>
          <table:table-cell office:value-type="string" calcext:value-type="string">
            <text:p>...#........##....#....#....###...#........##....#....#....###...#........##....#....#....###...#........##....#....#....###...#........##....#....#....###...#........##....#....#....###...#........##....#....#....###...#........##....#....#....###...#........##....#....#....###...#........##....#....#....###</text:p>
          </table:table-cell>
        </table:table-row>
        <table:table-row table:style-name="ro1">
          <table:table-cell table:number-columns-repeated="5" office:value-type="string" calcext:value-type="string">
            <text:p>....##..#.......#.#...#.#..#.#.</text:p>
          </table:table-cell>
          <table:table-cell table:formula="of:=CONCATENATE([.A223];[.B223];[.C223];[.D223];[.E223])" office:value-type="string" office:string-value="....##..#.......#.#...#.#..#.#.....##..#.......#.#...#.#..#.#.....##..#.......#.#...#.#..#.#.....##..#.......#.#...#.#..#.#.....##..#.......#.#...#.#..#.#." calcext:value-type="string">
            <text:p>....##..#.......#.#...#.#..#.#.....##..#.......#.#...#.#..#.#.....##..#.......#.#...#.#..#.#.....##..#.......#.#...#.#..#.#.....##..#.......#.#...#.#..#.#.</text:p>
          </table:table-cell>
          <table:table-cell table:number-columns-repeated="2" office:value-type="string" calcext:value-type="string">
            <text:p>....##..#.......#.#...#.#..#.#.....##..#.......#.#...#.#..#.#.....##..#.......#.#...#.#..#.#.....##..#.......#.#...#.#..#.#.....##..#.......#.#...#.#..#.#.</text:p>
          </table:table-cell>
          <table:table-cell table:formula="of:=CONCATENATE([.G223];[.H223])" office:value-type="string" office:string-value="....##..#.......#.#...#.#..#.#.....##..#.......#.#...#.#..#.#.....##..#.......#.#...#.#..#.#.....##..#.......#.#...#.#..#.#.....##..#.......#.#...#.#..#.#.....##..#.......#.#...#.#..#.#.....##..#.......#.#...#.#..#.#.....##..#.......#.#...#.#..#.#.....##..#.......#.#...#.#..#.#.....##..#.......#.#...#.#..#.#." calcext:value-type="string">
            <text:p>....##..#.......#.#...#.#..#.#.....##..#.......#.#...#.#..#.#.....##..#.......#.#...#.#..#.#.....##..#.......#.#...#.#..#.#.....##..#.......#.#...#.#..#.#.....##..#.......#.#...#.#..#.#.....##..#.......#.#...#.#..#.#.....##..#.......#.#...#.#..#.#.....##..#.......#.#...#.#..#.#.....##..#.......#.#...#.#..#.#.</text:p>
          </table:table-cell>
          <table:table-cell office:value-type="string" calcext:value-type="string">
            <text:p>....##..#.......#.#...#.#..#.#.....##..#.......#.#...#.#..#.#.....##..#.......#.#...#.#..#.#.....##..#.......#.#...#.#..#.#.....##..#.......#.#...#.#..#.#.....##..#.......#.#...#.#..#.#.....##..#.......#.#...#.#..#.#.....##..#.......#.#...#.#..#.#.....##..#.......#.#...#.#..#.#.....##..#.......#.#...#.#..#.#.</text:p>
          </table:table-cell>
        </table:table-row>
        <table:table-row table:style-name="ro1">
          <table:table-cell table:number-columns-repeated="5" office:value-type="string" calcext:value-type="string">
            <text:p>.....##....#..##.........#.....</text:p>
          </table:table-cell>
          <table:table-cell table:formula="of:=CONCATENATE([.A224];[.B224];[.C224];[.D224];[.E224])" office:value-type="string" office:string-value=".....##....#..##.........#..........##....#..##.........#..........##....#..##.........#..........##....#..##.........#..........##....#..##.........#....." calcext:value-type="string">
            <text:p>.....##....#..##.........#..........##....#..##.........#..........##....#..##.........#..........##....#..##.........#..........##....#..##.........#.....</text:p>
          </table:table-cell>
          <table:table-cell table:number-columns-repeated="2" office:value-type="string" calcext:value-type="string">
            <text:p>.....##....#..##.........#..........##....#..##.........#..........##....#..##.........#..........##....#..##.........#..........##....#..##.........#.....</text:p>
          </table:table-cell>
          <table:table-cell table:formula="of:=CONCATENATE([.G224];[.H224])" office:value-type="string" office:string-value=".....##....#..##.........#..........##....#..##.........#..........##....#..##.........#..........##....#..##.........#..........##....#..##.........#..........##....#..##.........#..........##....#..##.........#..........##....#..##.........#..........##....#..##.........#..........##....#..##.........#....." calcext:value-type="string">
            <text:p>.....##....#..##.........#..........##....#..##.........#..........##....#..##.........#..........##....#..##.........#..........##....#..##.........#..........##....#..##.........#..........##....#..##.........#..........##....#..##.........#..........##....#..##.........#..........##....#..##.........#.....</text:p>
          </table:table-cell>
          <table:table-cell office:value-type="string" calcext:value-type="string">
            <text:p>.....##....#..##.........#..........##....#..##.........#..........##....#..##.........#..........##....#..##.........#..........##....#..##.........#..........##....#..##.........#..........##....#..##.........#..........##....#..##.........#..........##....#..##.........#..........##....#..##.........#.....</text:p>
          </table:table-cell>
        </table:table-row>
        <table:table-row table:style-name="ro1">
          <table:table-cell table:number-columns-repeated="5" office:value-type="string" calcext:value-type="string">
            <text:p>........##..#........#.........</text:p>
          </table:table-cell>
          <table:table-cell table:formula="of:=CONCATENATE([.A225];[.B225];[.C225];[.D225];[.E225])" office:value-type="string" office:string-value="........##..#........#.................##..#........#.................##..#........#.................##..#........#.................##..#........#........." calcext:value-type="string">
            <text:p>........##..#........#.................##..#........#.................##..#........#.................##..#........#.................##..#........#.........</text:p>
          </table:table-cell>
          <table:table-cell table:number-columns-repeated="2" office:value-type="string" calcext:value-type="string">
            <text:p>........##..#........#.................##..#........#.................##..#........#.................##..#........#.................##..#........#.........</text:p>
          </table:table-cell>
          <table:table-cell table:formula="of:=CONCATENATE([.G225];[.H225])" office:value-type="string" office:string-value="........##..#........#.................##..#........#.................##..#........#.................##..#........#.................##..#........#.................##..#........#.................##..#........#.................##..#........#.................##..#........#.................##..#........#........." calcext:value-type="string">
            <text:p>........##..#........#.................##..#........#.................##..#........#.................##..#........#.................##..#........#.................##..#........#.................##..#........#.................##..#........#.................##..#........#.................##..#........#.........</text:p>
          </table:table-cell>
          <table:table-cell office:value-type="string" calcext:value-type="string">
            <text:p>........##..#........#.................##..#........#.................##..#........#.................##..#........#.................##..#........#.................##..#........#.................##..#........#.................##..#........#.................##..#........#.................##..#........#.........</text:p>
          </table:table-cell>
        </table:table-row>
        <table:table-row table:style-name="ro1">
          <table:table-cell table:number-columns-repeated="5" office:value-type="string" calcext:value-type="string">
            <text:p>...........#..#.##..##...#.....</text:p>
          </table:table-cell>
          <table:table-cell table:formula="of:=CONCATENATE([.A226];[.B226];[.C226];[.D226];[.E226])" office:value-type="string" office:string-value="...........#..#.##..##...#................#..#.##..##...#................#..#.##..##...#................#..#.##..##...#................#..#.##..##...#....." calcext:value-type="string">
            <text:p>...........#..#.##..##...#................#..#.##..##...#................#..#.##..##...#................#..#.##..##...#................#..#.##..##...#.....</text:p>
          </table:table-cell>
          <table:table-cell table:number-columns-repeated="2" office:value-type="string" calcext:value-type="string">
            <text:p>...........#..#.##..##...#................#..#.##..##...#................#..#.##..##...#................#..#.##..##...#................#..#.##..##...#.....</text:p>
          </table:table-cell>
          <table:table-cell table:formula="of:=CONCATENATE([.G226];[.H226])" office:value-type="string" office:string-value="...........#..#.##..##...#................#..#.##..##...#................#..#.##..##...#................#..#.##..##...#................#..#.##..##...#................#..#.##..##...#................#..#.##..##...#................#..#.##..##...#................#..#.##..##...#................#..#.##..##...#....." calcext:value-type="string">
            <text:p>...........#..#.##..##...#................#..#.##..##...#................#..#.##..##...#................#..#.##..##...#................#..#.##..##...#................#..#.##..##...#................#..#.##..##...#................#..#.##..##...#................#..#.##..##...#................#..#.##..##...#.....</text:p>
          </table:table-cell>
          <table:table-cell office:value-type="string" calcext:value-type="string">
            <text:p>...........#..#.##..##...#................#..#.##..##...#................#..#.##..##...#................#..#.##..##...#................#..#.##..##...#................#..#.##..##...#................#..#.##..##...#................#..#.##..##...#................#..#.##..##...#................#..#.##..##...#.....</text:p>
          </table:table-cell>
        </table:table-row>
        <table:table-row table:style-name="ro1">
          <table:table-cell table:number-columns-repeated="5" office:value-type="string" calcext:value-type="string">
            <text:p>.........#.#..####..#...#.##.##</text:p>
          </table:table-cell>
          <table:table-cell table:formula="of:=CONCATENATE([.A227];[.B227];[.C227];[.D227];[.E227])" office:value-type="string" office:string-value=".........#.#..####..#...#.##.##.........#.#..####..#...#.##.##.........#.#..####..#...#.##.##.........#.#..####..#...#.##.##.........#.#..####..#...#.##.##" calcext:value-type="string">
            <text:p>.........#.#..####..#...#.##.##.........#.#..####..#...#.##.##.........#.#..####..#...#.##.##.........#.#..####..#...#.##.##.........#.#..####..#...#.##.##</text:p>
          </table:table-cell>
          <table:table-cell table:number-columns-repeated="2" office:value-type="string" calcext:value-type="string">
            <text:p>.........#.#..####..#...#.##.##.........#.#..####..#...#.##.##.........#.#..####..#...#.##.##.........#.#..####..#...#.##.##.........#.#..####..#...#.##.##</text:p>
          </table:table-cell>
          <table:table-cell table:formula="of:=CONCATENATE([.G227];[.H227])" office:value-type="string" office:string-value=".........#.#..####..#...#.##.##.........#.#..####..#...#.##.##.........#.#..####..#...#.##.##.........#.#..####..#...#.##.##.........#.#..####..#...#.##.##.........#.#..####..#...#.##.##.........#.#..####..#...#.##.##.........#.#..####..#...#.##.##.........#.#..####..#...#.##.##.........#.#..####..#...#.##.##" calcext:value-type="string">
            <text:p>.........#.#..####..#...#.##.##.........#.#..####..#...#.##.##.........#.#..####..#...#.##.##.........#.#..####..#...#.##.##.........#.#..####..#...#.##.##.........#.#..####..#...#.##.##.........#.#..####..#...#.##.##.........#.#..####..#...#.##.##.........#.#..####..#...#.##.##.........#.#..####..#...#.##.##</text:p>
          </table:table-cell>
          <table:table-cell office:value-type="string" calcext:value-type="string">
            <text:p>.........#.#..####..#...#.##.##.........#.#..####..#...#.##.##.........#.#..####..#...#.##.##.........#.#..####..#...#.##.##.........#.#..####..#...#.##.##.........#.#..####..#...#.##.##.........#.#..####..#...#.##.##.........#.#..####..#...#.##.##.........#.#..####..#...#.##.##.........#.#..####..#...#.##.##</text:p>
          </table:table-cell>
        </table:table-row>
        <table:table-row table:style-name="ro1">
          <table:table-cell table:number-columns-repeated="5" office:value-type="string" calcext:value-type="string">
            <text:p>##..#.#.....##.....#.........#.</text:p>
          </table:table-cell>
          <table:table-cell table:formula="of:=CONCATENATE([.A228];[.B228];[.C228];[.D228];[.E228])" office:value-type="string" office:string-value="##..#.#.....##.....#.........#.##..#.#.....##.....#.........#.##..#.#.....##.....#.........#.##..#.#.....##.....#.........#.##..#.#.....##.....#.........#." calcext:value-type="string">
            <text:p>##..#.#.....##.....#.........#.##..#.#.....##.....#.........#.##..#.#.....##.....#.........#.##..#.#.....##.....#.........#.##..#.#.....##.....#.........#.</text:p>
          </table:table-cell>
          <table:table-cell table:number-columns-repeated="2" office:value-type="string" calcext:value-type="string">
            <text:p>##..#.#.....##.....#.........#.##..#.#.....##.....#.........#.##..#.#.....##.....#.........#.##..#.#.....##.....#.........#.##..#.#.....##.....#.........#.</text:p>
          </table:table-cell>
          <table:table-cell table:formula="of:=CONCATENATE([.G228];[.H228])" office:value-type="string" office:string-value="##..#.#.....##.....#.........#.##..#.#.....##.....#.........#.##..#.#.....##.....#.........#.##..#.#.....##.....#.........#.##..#.#.....##.....#.........#.##..#.#.....##.....#.........#.##..#.#.....##.....#.........#.##..#.#.....##.....#.........#.##..#.#.....##.....#.........#.##..#.#.....##.....#.........#." calcext:value-type="string">
            <text:p>##..#.#.....##.....#.........#.##..#.#.....##.....#.........#.##..#.#.....##.....#.........#.##..#.#.....##.....#.........#.##..#.#.....##.....#.........#.##..#.#.....##.....#.........#.##..#.#.....##.....#.........#.##..#.#.....##.....#.........#.##..#.#.....##.....#.........#.##..#.#.....##.....#.........#.</text:p>
          </table:table-cell>
          <table:table-cell office:value-type="string" calcext:value-type="string">
            <text:p>##..#.#.....##.....#.........#.##..#.#.....##.....#.........#.##..#.#.....##.....#.........#.##..#.#.....##.....#.........#.##..#.#.....##.....#.........#.##..#.#.....##.....#.........#.##..#.#.....##.....#.........#.##..#.#.....##.....#.........#.##..#.#.....##.....#.........#.##..#.#.....##.....#.........#.</text:p>
          </table:table-cell>
        </table:table-row>
        <table:table-row table:style-name="ro1">
          <table:table-cell table:number-columns-repeated="5" office:value-type="string" calcext:value-type="string">
            <text:p>..#...#...#....#.#....#.....#.#</text:p>
          </table:table-cell>
          <table:table-cell table:formula="of:=CONCATENATE([.A229];[.B229];[.C229];[.D229];[.E229])" office:value-type="string" office:string-value="..#...#...#....#.#....#.....#.#..#...#...#....#.#....#.....#.#..#...#...#....#.#....#.....#.#..#...#...#....#.#....#.....#.#..#...#...#....#.#....#.....#.#" calcext:value-type="string">
            <text:p>..#...#...#....#.#....#.....#.#..#...#...#....#.#....#.....#.#..#...#...#....#.#....#.....#.#..#...#...#....#.#....#.....#.#..#...#...#....#.#....#.....#.#</text:p>
          </table:table-cell>
          <table:table-cell table:number-columns-repeated="2" office:value-type="string" calcext:value-type="string">
            <text:p>..#...#...#....#.#....#.....#.#..#...#...#....#.#....#.....#.#..#...#...#....#.#....#.....#.#..#...#...#....#.#....#.....#.#..#...#...#....#.#....#.....#.#</text:p>
          </table:table-cell>
          <table:table-cell table:formula="of:=CONCATENATE([.G229];[.H229])" office:value-type="string" office:string-value="..#...#...#....#.#....#.....#.#..#...#...#....#.#....#.....#.#..#...#...#....#.#....#.....#.#..#...#...#....#.#....#.....#.#..#...#...#....#.#....#.....#.#..#...#...#....#.#....#.....#.#..#...#...#....#.#....#.....#.#..#...#...#....#.#....#.....#.#..#...#...#....#.#....#.....#.#..#...#...#....#.#....#.....#.#" calcext:value-type="string">
            <text:p>..#...#...#....#.#....#.....#.#..#...#...#....#.#....#.....#.#..#...#...#....#.#....#.....#.#..#...#...#....#.#....#.....#.#..#...#...#....#.#....#.....#.#..#...#...#....#.#....#.....#.#..#...#...#....#.#....#.....#.#..#...#...#....#.#....#.....#.#..#...#...#....#.#....#.....#.#..#...#...#....#.#....#.....#.#</text:p>
          </table:table-cell>
          <table:table-cell office:value-type="string" calcext:value-type="string">
            <text:p>..#...#...#....#.#....#.....#.#..#...#...#....#.#....#.....#.#..#...#...#....#.#....#.....#.#..#...#...#....#.#....#.....#.#..#...#...#....#.#....#.....#.#..#...#...#....#.#....#.....#.#..#...#...#....#.#....#.....#.#..#...#...#....#.#....#.....#.#..#...#...#....#.#....#.....#.#..#...#...#....#.#....#.....#.#</text:p>
          </table:table-cell>
        </table:table-row>
        <table:table-row table:style-name="ro1">
          <table:table-cell table:number-columns-repeated="5" office:value-type="string" calcext:value-type="string">
            <text:p>.###.#....#.#......#....#......</text:p>
          </table:table-cell>
          <table:table-cell table:formula="of:=CONCATENATE([.A230];[.B230];[.C230];[.D230];[.E230])" office:value-type="string" office:string-value=".###.#....#.#......#....#.......###.#....#.#......#....#.......###.#....#.#......#....#.......###.#....#.#......#....#.......###.#....#.#......#....#......" calcext:value-type="string">
            <text:p>.###.#....#.#......#....#.......###.#....#.#......#....#.......###.#....#.#......#....#.......###.#....#.#......#....#.......###.#....#.#......#....#......</text:p>
          </table:table-cell>
          <table:table-cell table:number-columns-repeated="2" office:value-type="string" calcext:value-type="string">
            <text:p>.###.#....#.#......#....#.......###.#....#.#......#....#.......###.#....#.#......#....#.......###.#....#.#......#....#.......###.#....#.#......#....#......</text:p>
          </table:table-cell>
          <table:table-cell table:formula="of:=CONCATENATE([.G230];[.H230])" office:value-type="string" office:string-value=".###.#....#.#......#....#.......###.#....#.#......#....#.......###.#....#.#......#....#.......###.#....#.#......#....#.......###.#....#.#......#....#.......###.#....#.#......#....#.......###.#....#.#......#....#.......###.#....#.#......#....#.......###.#....#.#......#....#.......###.#....#.#......#....#......" calcext:value-type="string">
            <text:p>.###.#....#.#......#....#.......###.#....#.#......#....#.......###.#....#.#......#....#.......###.#....#.#......#....#.......###.#....#.#......#....#.......###.#....#.#......#....#.......###.#....#.#......#....#.......###.#....#.#......#....#.......###.#....#.#......#....#.......###.#....#.#......#....#......</text:p>
          </table:table-cell>
          <table:table-cell office:value-type="string" calcext:value-type="string">
            <text:p>.###.#....#.#......#....#.......###.#....#.#......#....#.......###.#....#.#......#....#.......###.#....#.#......#....#.......###.#....#.#......#....#.......###.#....#.#......#....#.......###.#....#.#......#....#.......###.#....#.#......#....#.......###.#....#.#......#....#.......###.#....#.#......#....#......</text:p>
          </table:table-cell>
        </table:table-row>
        <table:table-row table:style-name="ro1">
          <table:table-cell table:number-columns-repeated="5" office:value-type="string" calcext:value-type="string">
            <text:p>.##.....#....#.......#.#..#.##.</text:p>
          </table:table-cell>
          <table:table-cell table:formula="of:=CONCATENATE([.A231];[.B231];[.C231];[.D231];[.E231])" office:value-type="string" office:string-value=".##.....#....#.......#.#..#.##..##.....#....#.......#.#..#.##..##.....#....#.......#.#..#.##..##.....#....#.......#.#..#.##..##.....#....#.......#.#..#.##." calcext:value-type="string">
            <text:p>.##.....#....#.......#.#..#.##..##.....#....#.......#.#..#.##..##.....#....#.......#.#..#.##..##.....#....#.......#.#..#.##..##.....#....#.......#.#..#.##.</text:p>
          </table:table-cell>
          <table:table-cell table:number-columns-repeated="2" office:value-type="string" calcext:value-type="string">
            <text:p>.##.....#....#.......#.#..#.##..##.....#....#.......#.#..#.##..##.....#....#.......#.#..#.##..##.....#....#.......#.#..#.##..##.....#....#.......#.#..#.##.</text:p>
          </table:table-cell>
          <table:table-cell table:formula="of:=CONCATENATE([.G231];[.H231])" office:value-type="string" office:string-value=".##.....#....#.......#.#..#.##..##.....#....#.......#.#..#.##..##.....#....#.......#.#..#.##..##.....#....#.......#.#..#.##..##.....#....#.......#.#..#.##..##.....#....#.......#.#..#.##..##.....#....#.......#.#..#.##..##.....#....#.......#.#..#.##..##.....#....#.......#.#..#.##..##.....#....#.......#.#..#.##." calcext:value-type="string">
            <text:p>.##.....#....#.......#.#..#.##..##.....#....#.......#.#..#.##..##.....#....#.......#.#..#.##..##.....#....#.......#.#..#.##..##.....#....#.......#.#..#.##..##.....#....#.......#.#..#.##..##.....#....#.......#.#..#.##..##.....#....#.......#.#..#.##..##.....#....#.......#.#..#.##..##.....#....#.......#.#..#.##.</text:p>
          </table:table-cell>
          <table:table-cell office:value-type="string" calcext:value-type="string">
            <text:p>.##.....#....#.......#.#..#.##..##.....#....#.......#.#..#.##..##.....#....#.......#.#..#.##..##.....#....#.......#.#..#.##..##.....#....#.......#.#..#.##..##.....#....#.......#.#..#.##..##.....#....#.......#.#..#.##..##.....#....#.......#.#..#.##..##.....#....#.......#.#..#.##..##.....#....#.......#.#..#.##.</text:p>
          </table:table-cell>
        </table:table-row>
        <table:table-row table:style-name="ro1">
          <table:table-cell table:number-columns-repeated="5" office:value-type="string" calcext:value-type="string">
            <text:p>#..#..##.....#....#...##.....#.</text:p>
          </table:table-cell>
          <table:table-cell table:formula="of:=CONCATENATE([.A232];[.B232];[.C232];[.D232];[.E232])" office:value-type="string" office:string-value="#..#..##.....#....#...##.....#.#..#..##.....#....#...##.....#.#..#..##.....#....#...##.....#.#..#..##.....#....#...##.....#.#..#..##.....#....#...##.....#." calcext:value-type="string">
            <text:p>#..#..##.....#....#...##.....#.#..#..##.....#....#...##.....#.#..#..##.....#....#...##.....#.#..#..##.....#....#...##.....#.#..#..##.....#....#...##.....#.</text:p>
          </table:table-cell>
          <table:table-cell table:number-columns-repeated="2" office:value-type="string" calcext:value-type="string">
            <text:p>#..#..##.....#....#...##.....#.#..#..##.....#....#...##.....#.#..#..##.....#....#...##.....#.#..#..##.....#....#...##.....#.#..#..##.....#....#...##.....#.</text:p>
          </table:table-cell>
          <table:table-cell table:formula="of:=CONCATENATE([.G232];[.H232])" office:value-type="string" office:string-value="#..#..##.....#....#...##.....#.#..#..##.....#....#...##.....#.#..#..##.....#....#...##.....#.#..#..##.....#....#...##.....#.#..#..##.....#....#...##.....#.#..#..##.....#....#...##.....#.#..#..##.....#....#...##.....#.#..#..##.....#....#...##.....#.#..#..##.....#....#...##.....#.#..#..##.....#....#...##.....#." calcext:value-type="string">
            <text:p>#..#..##.....#....#...##.....#.#..#..##.....#....#...##.....#.#..#..##.....#....#...##.....#.#..#..##.....#....#...##.....#.#..#..##.....#....#...##.....#.#..#..##.....#....#...##.....#.#..#..##.....#....#...##.....#.#..#..##.....#....#...##.....#.#..#..##.....#....#...##.....#.#..#..##.....#....#...##.....#.</text:p>
          </table:table-cell>
          <table:table-cell office:value-type="string" calcext:value-type="string">
            <text:p>#..#..##.....#....#...##.....#.#..#..##.....#....#...##.....#.#..#..##.....#....#...##.....#.#..#..##.....#....#...##.....#.#..#..##.....#....#...##.....#.#..#..##.....#....#...##.....#.#..#..##.....#....#...##.....#.#..#..##.....#....#...##.....#.#..#..##.....#....#...##.....#.#..#..##.....#....#...##.....#.</text:p>
          </table:table-cell>
        </table:table-row>
        <table:table-row table:style-name="ro1">
          <table:table-cell table:number-columns-repeated="5" office:value-type="string" calcext:value-type="string">
            <text:p>...#.........####.........##..#</text:p>
          </table:table-cell>
          <table:table-cell table:formula="of:=CONCATENATE([.A233];[.B233];[.C233];[.D233];[.E233])" office:value-type="string" office:string-value="...#.........####.........##..#...#.........####.........##..#...#.........####.........##..#...#.........####.........##..#...#.........####.........##..#" calcext:value-type="string">
            <text:p>...#.........####.........##..#...#.........####.........##..#...#.........####.........##..#...#.........####.........##..#...#.........####.........##..#</text:p>
          </table:table-cell>
          <table:table-cell table:number-columns-repeated="2" office:value-type="string" calcext:value-type="string">
            <text:p>...#.........####.........##..#...#.........####.........##..#...#.........####.........##..#...#.........####.........##..#...#.........####.........##..#</text:p>
          </table:table-cell>
          <table:table-cell table:formula="of:=CONCATENATE([.G233];[.H233])" office:value-type="string" office:string-value="...#.........####.........##..#...#.........####.........##..#...#.........####.........##..#...#.........####.........##..#...#.........####.........##..#...#.........####.........##..#...#.........####.........##..#...#.........####.........##..#...#.........####.........##..#...#.........####.........##..#" calcext:value-type="string">
            <text:p>...#.........####.........##..#...#.........####.........##..#...#.........####.........##..#...#.........####.........##..#...#.........####.........##..#...#.........####.........##..#...#.........####.........##..#...#.........####.........##..#...#.........####.........##..#...#.........####.........##..#</text:p>
          </table:table-cell>
          <table:table-cell office:value-type="string" calcext:value-type="string">
            <text:p>...#.........####.........##..#...#.........####.........##..#...#.........####.........##..#...#.........####.........##..#...#.........####.........##..#...#.........####.........##..#...#.........####.........##..#...#.........####.........##..#...#.........####.........##..#...#.........####.........##..#</text:p>
          </table:table-cell>
        </table:table-row>
        <table:table-row table:style-name="ro1">
          <table:table-cell table:number-columns-repeated="5" office:value-type="string" calcext:value-type="string">
            <text:p>..#.....#....###.#.#...#..#....</text:p>
          </table:table-cell>
          <table:table-cell table:formula="of:=CONCATENATE([.A234];[.B234];[.C234];[.D234];[.E234])" office:value-type="string" office:string-value="..#.....#....###.#.#...#..#......#.....#....###.#.#...#..#......#.....#....###.#.#...#..#......#.....#....###.#.#...#..#......#.....#....###.#.#...#..#...." calcext:value-type="string">
            <text:p>..#.....#....###.#.#...#..#......#.....#....###.#.#...#..#......#.....#....###.#.#...#..#......#.....#....###.#.#...#..#......#.....#....###.#.#...#..#....</text:p>
          </table:table-cell>
          <table:table-cell table:number-columns-repeated="2" office:value-type="string" calcext:value-type="string">
            <text:p>..#.....#....###.#.#...#..#......#.....#....###.#.#...#..#......#.....#....###.#.#...#..#......#.....#....###.#.#...#..#......#.....#....###.#.#...#..#....</text:p>
          </table:table-cell>
          <table:table-cell table:formula="of:=CONCATENATE([.G234];[.H234])" office:value-type="string" office:string-value="..#.....#....###.#.#...#..#......#.....#....###.#.#...#..#......#.....#....###.#.#...#..#......#.....#....###.#.#...#..#......#.....#....###.#.#...#..#......#.....#....###.#.#...#..#......#.....#....###.#.#...#..#......#.....#....###.#.#...#..#......#.....#....###.#.#...#..#......#.....#....###.#.#...#..#...." calcext:value-type="string">
            <text:p>..#.....#....###.#.#...#..#......#.....#....###.#.#...#..#......#.....#....###.#.#...#..#......#.....#....###.#.#...#..#......#.....#....###.#.#...#..#......#.....#....###.#.#...#..#......#.....#....###.#.#...#..#......#.....#....###.#.#...#..#......#.....#....###.#.#...#..#......#.....#....###.#.#...#..#....</text:p>
          </table:table-cell>
          <table:table-cell office:value-type="string" calcext:value-type="string">
            <text:p>..#.....#....###.#.#...#..#......#.....#....###.#.#...#..#......#.....#....###.#.#...#..#......#.....#....###.#.#...#..#......#.....#....###.#.#...#..#......#.....#....###.#.#...#..#......#.....#....###.#.#...#..#......#.....#....###.#.#...#..#......#.....#....###.#.#...#..#......#.....#....###.#.#...#..#....</text:p>
          </table:table-cell>
        </table:table-row>
        <table:table-row table:style-name="ro1">
          <table:table-cell table:number-columns-repeated="5" office:value-type="string" calcext:value-type="string">
            <text:p>.........#....#..#.#.........#.</text:p>
          </table:table-cell>
          <table:table-cell table:formula="of:=CONCATENATE([.A235];[.B235];[.C235];[.D235];[.E235])" office:value-type="string" office:string-value=".........#....#..#.#.........#..........#....#..#.#.........#..........#....#..#.#.........#..........#....#..#.#.........#..........#....#..#.#.........#." calcext:value-type="string">
            <text:p>.........#....#..#.#.........#..........#....#..#.#.........#..........#....#..#.#.........#..........#....#..#.#.........#..........#....#..#.#.........#.</text:p>
          </table:table-cell>
          <table:table-cell table:number-columns-repeated="2" office:value-type="string" calcext:value-type="string">
            <text:p>.........#....#..#.#.........#..........#....#..#.#.........#..........#....#..#.#.........#..........#....#..#.#.........#..........#....#..#.#.........#.</text:p>
          </table:table-cell>
          <table:table-cell table:formula="of:=CONCATENATE([.G235];[.H235])" office:value-type="string" office:string-value=".........#....#..#.#.........#..........#....#..#.#.........#..........#....#..#.#.........#..........#....#..#.#.........#..........#....#..#.#.........#..........#....#..#.#.........#..........#....#..#.#.........#..........#....#..#.#.........#..........#....#..#.#.........#..........#....#..#.#.........#." calcext:value-type="string">
            <text:p>.........#....#..#.#.........#..........#....#..#.#.........#..........#....#..#.#.........#..........#....#..#.#.........#..........#....#..#.#.........#..........#....#..#.#.........#..........#....#..#.#.........#..........#....#..#.#.........#..........#....#..#.#.........#..........#....#..#.#.........#.</text:p>
          </table:table-cell>
          <table:table-cell office:value-type="string" calcext:value-type="string">
            <text:p>.........#....#..#.#.........#..........#....#..#.#.........#..........#....#..#.#.........#..........#....#..#.#.........#..........#....#..#.#.........#..........#....#..#.#.........#..........#....#..#.#.........#..........#....#..#.#.........#..........#....#..#.#.........#..........#....#..#.#.........#.</text:p>
          </table:table-cell>
        </table:table-row>
        <table:table-row table:style-name="ro1">
          <table:table-cell table:number-columns-repeated="5" office:value-type="string" calcext:value-type="string">
            <text:p>.....###.##..#...#.....#..#..#.</text:p>
          </table:table-cell>
          <table:table-cell table:formula="of:=CONCATENATE([.A236];[.B236];[.C236];[.D236];[.E236])" office:value-type="string" office:string-value=".....###.##..#...#.....#..#..#......###.##..#...#.....#..#..#......###.##..#...#.....#..#..#......###.##..#...#.....#..#..#......###.##..#...#.....#..#..#." calcext:value-type="string">
            <text:p>.....###.##..#...#.....#..#..#......###.##..#...#.....#..#..#......###.##..#...#.....#..#..#......###.##..#...#.....#..#..#......###.##..#...#.....#..#..#.</text:p>
          </table:table-cell>
          <table:table-cell table:number-columns-repeated="2" office:value-type="string" calcext:value-type="string">
            <text:p>.....###.##..#...#.....#..#..#......###.##..#...#.....#..#..#......###.##..#...#.....#..#..#......###.##..#...#.....#..#..#......###.##..#...#.....#..#..#.</text:p>
          </table:table-cell>
          <table:table-cell table:formula="of:=CONCATENATE([.G236];[.H236])" office:value-type="string" office:string-value=".....###.##..#...#.....#..#..#......###.##..#...#.....#..#..#......###.##..#...#.....#..#..#......###.##..#...#.....#..#..#......###.##..#...#.....#..#..#......###.##..#...#.....#..#..#......###.##..#...#.....#..#..#......###.##..#...#.....#..#..#......###.##..#...#.....#..#..#......###.##..#...#.....#..#..#." calcext:value-type="string">
            <text:p>.....###.##..#...#.....#..#..#......###.##..#...#.....#..#..#......###.##..#...#.....#..#..#......###.##..#...#.....#..#..#......###.##..#...#.....#..#..#......###.##..#...#.....#..#..#......###.##..#...#.....#..#..#......###.##..#...#.....#..#..#......###.##..#...#.....#..#..#......###.##..#...#.....#..#..#.</text:p>
          </table:table-cell>
          <table:table-cell office:value-type="string" calcext:value-type="string">
            <text:p>.....###.##..#...#.....#..#..#......###.##..#...#.....#..#..#......###.##..#...#.....#..#..#......###.##..#...#.....#..#..#......###.##..#...#.....#..#..#......###.##..#...#.....#..#..#......###.##..#...#.....#..#..#......###.##..#...#.....#..#..#......###.##..#...#.....#..#..#......###.##..#...#.....#..#..#.</text:p>
          </table:table-cell>
        </table:table-row>
        <table:table-row table:style-name="ro1">
          <table:table-cell table:number-columns-repeated="5" office:value-type="string" calcext:value-type="string">
            <text:p>....#......#..#.#...#.....#....</text:p>
          </table:table-cell>
          <table:table-cell table:formula="of:=CONCATENATE([.A237];[.B237];[.C237];[.D237];[.E237])" office:value-type="string" office:string-value="....#......#..#.#...#.....#........#......#..#.#...#.....#........#......#..#.#...#.....#........#......#..#.#...#.....#........#......#..#.#...#.....#...." calcext:value-type="string">
            <text:p>....#......#..#.#...#.....#........#......#..#.#...#.....#........#......#..#.#...#.....#........#......#..#.#...#.....#........#......#..#.#...#.....#....</text:p>
          </table:table-cell>
          <table:table-cell table:number-columns-repeated="2" office:value-type="string" calcext:value-type="string">
            <text:p>....#......#..#.#...#.....#........#......#..#.#...#.....#........#......#..#.#...#.....#........#......#..#.#...#.....#........#......#..#.#...#.....#....</text:p>
          </table:table-cell>
          <table:table-cell table:formula="of:=CONCATENATE([.G237];[.H237])" office:value-type="string" office:string-value="....#......#..#.#...#.....#........#......#..#.#...#.....#........#......#..#.#...#.....#........#......#..#.#...#.....#........#......#..#.#...#.....#........#......#..#.#...#.....#........#......#..#.#...#.....#........#......#..#.#...#.....#........#......#..#.#...#.....#........#......#..#.#...#.....#...." calcext:value-type="string">
            <text:p>....#......#..#.#...#.....#........#......#..#.#...#.....#........#......#..#.#...#.....#........#......#..#.#...#.....#........#......#..#.#...#.....#........#......#..#.#...#.....#........#......#..#.#...#.....#........#......#..#.#...#.....#........#......#..#.#...#.....#........#......#..#.#...#.....#....</text:p>
          </table:table-cell>
          <table:table-cell office:value-type="string" calcext:value-type="string">
            <text:p>....#......#..#.#...#.....#........#......#..#.#...#.....#........#......#..#.#...#.....#........#......#..#.#...#.....#........#......#..#.#...#.....#........#......#..#.#...#.....#........#......#..#.#...#.....#........#......#..#.#...#.....#........#......#..#.#...#.....#........#......#..#.#...#.....#....</text:p>
          </table:table-cell>
        </table:table-row>
        <table:table-row table:style-name="ro1">
          <table:table-cell table:number-columns-repeated="5" office:value-type="string" calcext:value-type="string">
            <text:p>.......#...#..#....#.......#.#.</text:p>
          </table:table-cell>
          <table:table-cell table:formula="of:=CONCATENATE([.A238];[.B238];[.C238];[.D238];[.E238])" office:value-type="string" office:string-value=".......#...#..#....#.......#.#........#...#..#....#.......#.#........#...#..#....#.......#.#........#...#..#....#.......#.#........#...#..#....#.......#.#." calcext:value-type="string">
            <text:p>.......#...#..#....#.......#.#........#...#..#....#.......#.#........#...#..#....#.......#.#........#...#..#....#.......#.#........#...#..#....#.......#.#.</text:p>
          </table:table-cell>
          <table:table-cell table:number-columns-repeated="2" office:value-type="string" calcext:value-type="string">
            <text:p>.......#...#..#....#.......#.#........#...#..#....#.......#.#........#...#..#....#.......#.#........#...#..#....#.......#.#........#...#..#....#.......#.#.</text:p>
          </table:table-cell>
          <table:table-cell table:formula="of:=CONCATENATE([.G238];[.H238])" office:value-type="string" office:string-value=".......#...#..#....#.......#.#........#...#..#....#.......#.#........#...#..#....#.......#.#........#...#..#....#.......#.#........#...#..#....#.......#.#........#...#..#....#.......#.#........#...#..#....#.......#.#........#...#..#....#.......#.#........#...#..#....#.......#.#........#...#..#....#.......#.#." calcext:value-type="string">
            <text:p>.......#...#..#....#.......#.#........#...#..#....#.......#.#........#...#..#....#.......#.#........#...#..#....#.......#.#........#...#..#....#.......#.#........#...#..#....#.......#.#........#...#..#....#.......#.#........#...#..#....#.......#.#........#...#..#....#.......#.#........#...#..#....#.......#.#.</text:p>
          </table:table-cell>
          <table:table-cell office:value-type="string" calcext:value-type="string">
            <text:p>.......#...#..#....#.......#.#........#...#..#....#.......#.#........#...#..#....#.......#.#........#...#..#....#.......#.#........#...#..#....#.......#.#........#...#..#....#.......#.#........#...#..#....#.......#.#........#...#..#....#.......#.#........#...#..#....#.......#.#........#...#..#....#.......#.#.</text:p>
          </table:table-cell>
        </table:table-row>
        <table:table-row table:style-name="ro1">
          <table:table-cell table:number-columns-repeated="5" office:value-type="string" calcext:value-type="string">
            <text:p>.#....#............#....####...</text:p>
          </table:table-cell>
          <table:table-cell table:formula="of:=CONCATENATE([.A239];[.B239];[.C239];[.D239];[.E239])" office:value-type="string" office:string-value=".#....#............#....####....#....#............#....####....#....#............#....####....#....#............#....####....#....#............#....####..." calcext:value-type="string">
            <text:p>.#....#............#....####....#....#............#....####....#....#............#....####....#....#............#....####....#....#............#....####...</text:p>
          </table:table-cell>
          <table:table-cell table:number-columns-repeated="2" office:value-type="string" calcext:value-type="string">
            <text:p>.#....#............#....####....#....#............#....####....#....#............#....####....#....#............#....####....#....#............#....####...</text:p>
          </table:table-cell>
          <table:table-cell table:formula="of:=CONCATENATE([.G239];[.H239])" office:value-type="string" office:string-value=".#....#............#....####....#....#............#....####....#....#............#....####....#....#............#....####....#....#............#....####....#....#............#....####....#....#............#....####....#....#............#....####....#....#............#....####....#....#............#....####..." calcext:value-type="string">
            <text:p>.#....#............#....####....#....#............#....####....#....#............#....####....#....#............#....####....#....#............#....####....#....#............#....####....#....#............#....####....#....#............#....####....#....#............#....####....#....#............#....####...</text:p>
          </table:table-cell>
          <table:table-cell office:value-type="string" calcext:value-type="string">
            <text:p>.#....#............#....####....#....#............#....####....#....#............#....####....#....#............#....####....#....#............#....####....#....#............#....####....#....#............#....####....#....#............#....####....#....#............#....####....#....#............#....####...</text:p>
          </table:table-cell>
        </table:table-row>
        <table:table-row table:style-name="ro1">
          <table:table-cell table:number-columns-repeated="5" office:value-type="string" calcext:value-type="string">
            <text:p>#..##..##....#.....#...#.....#.</text:p>
          </table:table-cell>
          <table:table-cell table:formula="of:=CONCATENATE([.A240];[.B240];[.C240];[.D240];[.E240])" office:value-type="string" office:string-value="#..##..##....#.....#...#.....#.#..##..##....#.....#...#.....#.#..##..##....#.....#...#.....#.#..##..##....#.....#...#.....#.#..##..##....#.....#...#.....#." calcext:value-type="string">
            <text:p>#..##..##....#.....#...#.....#.#..##..##....#.....#...#.....#.#..##..##....#.....#...#.....#.#..##..##....#.....#...#.....#.#..##..##....#.....#...#.....#.</text:p>
          </table:table-cell>
          <table:table-cell table:number-columns-repeated="2" office:value-type="string" calcext:value-type="string">
            <text:p>#..##..##....#.....#...#.....#.#..##..##....#.....#...#.....#.#..##..##....#.....#...#.....#.#..##..##....#.....#...#.....#.#..##..##....#.....#...#.....#.</text:p>
          </table:table-cell>
          <table:table-cell table:formula="of:=CONCATENATE([.G240];[.H240])" office:value-type="string" office:string-value="#..##..##....#.....#...#.....#.#..##..##....#.....#...#.....#.#..##..##....#.....#...#.....#.#..##..##....#.....#...#.....#.#..##..##....#.....#...#.....#.#..##..##....#.....#...#.....#.#..##..##....#.....#...#.....#.#..##..##....#.....#...#.....#.#..##..##....#.....#...#.....#.#..##..##....#.....#...#.....#." calcext:value-type="string">
            <text:p>#..##..##....#.....#...#.....#.#..##..##....#.....#...#.....#.#..##..##....#.....#...#.....#.#..##..##....#.....#...#.....#.#..##..##....#.....#...#.....#.#..##..##....#.....#...#.....#.#..##..##....#.....#...#.....#.#..##..##....#.....#...#.....#.#..##..##....#.....#...#.....#.#..##..##....#.....#...#.....#.</text:p>
          </table:table-cell>
          <table:table-cell office:value-type="string" calcext:value-type="string">
            <text:p>#..##..##....#.....#...#.....#.#..##..##....#.....#...#.....#.#..##..##....#.....#...#.....#.#..##..##....#.....#...#.....#.#..##..##....#.....#...#.....#.#..##..##....#.....#...#.....#.#..##..##....#.....#...#.....#.#..##..##....#.....#...#.....#.#..##..##....#.....#...#.....#.#..##..##....#.....#...#.....#.</text:p>
          </table:table-cell>
        </table:table-row>
        <table:table-row table:style-name="ro1">
          <table:table-cell table:number-columns-repeated="5" office:value-type="string" calcext:value-type="string">
            <text:p>...#...##...#.#....#...........</text:p>
          </table:table-cell>
          <table:table-cell table:formula="of:=CONCATENATE([.A241];[.B241];[.C241];[.D241];[.E241])" office:value-type="string" office:string-value="...#...##...#.#....#..............#...##...#.#....#..............#...##...#.#....#..............#...##...#.#....#..............#...##...#.#....#..........." calcext:value-type="string">
            <text:p>...#...##...#.#....#..............#...##...#.#....#..............#...##...#.#....#..............#...##...#.#....#..............#...##...#.#....#...........</text:p>
          </table:table-cell>
          <table:table-cell table:number-columns-repeated="2" office:value-type="string" calcext:value-type="string">
            <text:p>...#...##...#.#....#..............#...##...#.#....#..............#...##...#.#....#..............#...##...#.#....#..............#...##...#.#....#...........</text:p>
          </table:table-cell>
          <table:table-cell table:formula="of:=CONCATENATE([.G241];[.H241])" office:value-type="string" office:string-value="...#...##...#.#....#..............#...##...#.#....#..............#...##...#.#....#..............#...##...#.#....#..............#...##...#.#....#..............#...##...#.#....#..............#...##...#.#....#..............#...##...#.#....#..............#...##...#.#....#..............#...##...#.#....#..........." calcext:value-type="string">
            <text:p>...#...##...#.#....#..............#...##...#.#....#..............#...##...#.#....#..............#...##...#.#....#..............#...##...#.#....#..............#...##...#.#....#..............#...##...#.#....#..............#...##...#.#....#..............#...##...#.#....#..............#...##...#.#....#...........</text:p>
          </table:table-cell>
          <table:table-cell office:value-type="string" calcext:value-type="string">
            <text:p>...#...##...#.#....#..............#...##...#.#....#..............#...##...#.#....#..............#...##...#.#....#..............#...##...#.#....#..............#...##...#.#....#..............#...##...#.#....#..............#...##...#.#....#..............#...##...#.#....#..............#...##...#.#....#...........</text:p>
          </table:table-cell>
        </table:table-row>
        <table:table-row table:style-name="ro1">
          <table:table-cell table:number-columns-repeated="5" office:value-type="string" calcext:value-type="string">
            <text:p>.......#####.....#..###.#..#...</text:p>
          </table:table-cell>
          <table:table-cell table:formula="of:=CONCATENATE([.A242];[.B242];[.C242];[.D242];[.E242])" office:value-type="string" office:string-value=".......#####.....#..###.#..#..........#####.....#..###.#..#..........#####.....#..###.#..#..........#####.....#..###.#..#..........#####.....#..###.#..#..." calcext:value-type="string">
            <text:p>.......#####.....#..###.#..#..........#####.....#..###.#..#..........#####.....#..###.#..#..........#####.....#..###.#..#..........#####.....#..###.#..#...</text:p>
          </table:table-cell>
          <table:table-cell table:number-columns-repeated="2" office:value-type="string" calcext:value-type="string">
            <text:p>.......#####.....#..###.#..#..........#####.....#..###.#..#..........#####.....#..###.#..#..........#####.....#..###.#..#..........#####.....#..###.#..#...</text:p>
          </table:table-cell>
          <table:table-cell table:formula="of:=CONCATENATE([.G242];[.H242])" office:value-type="string" office:string-value=".......#####.....#..###.#..#..........#####.....#..###.#..#..........#####.....#..###.#..#..........#####.....#..###.#..#..........#####.....#..###.#..#..........#####.....#..###.#..#..........#####.....#..###.#..#..........#####.....#..###.#..#..........#####.....#..###.#..#..........#####.....#..###.#..#..." calcext:value-type="string">
            <text:p>.......#####.....#..###.#..#..........#####.....#..###.#..#..........#####.....#..###.#..#..........#####.....#..###.#..#..........#####.....#..###.#..#..........#####.....#..###.#..#..........#####.....#..###.#..#..........#####.....#..###.#..#..........#####.....#..###.#..#..........#####.....#..###.#..#...</text:p>
          </table:table-cell>
          <table:table-cell office:value-type="string" calcext:value-type="string">
            <text:p>.......#####.....#..###.#..#..........#####.....#..###.#..#..........#####.....#..###.#..#..........#####.....#..###.#..#..........#####.....#..###.#..#..........#####.....#..###.#..#..........#####.....#..###.#..#..........#####.....#..###.#..#..........#####.....#..###.#..#..........#####.....#..###.#..#...</text:p>
          </table:table-cell>
        </table:table-row>
        <table:table-row table:style-name="ro1">
          <table:table-cell table:number-columns-repeated="5" office:value-type="string" calcext:value-type="string">
            <text:p>.....#.....#.#....#.........#..</text:p>
          </table:table-cell>
          <table:table-cell table:formula="of:=CONCATENATE([.A243];[.B243];[.C243];[.D243];[.E243])" office:value-type="string" office:string-value=".....#.....#.#....#.........#.......#.....#.#....#.........#.......#.....#.#....#.........#.......#.....#.#....#.........#.......#.....#.#....#.........#.." calcext:value-type="string">
            <text:p>.....#.....#.#....#.........#.......#.....#.#....#.........#.......#.....#.#....#.........#.......#.....#.#....#.........#.......#.....#.#....#.........#..</text:p>
          </table:table-cell>
          <table:table-cell table:number-columns-repeated="2" office:value-type="string" calcext:value-type="string">
            <text:p>.....#.....#.#....#.........#.......#.....#.#....#.........#.......#.....#.#....#.........#.......#.....#.#....#.........#.......#.....#.#....#.........#..</text:p>
          </table:table-cell>
          <table:table-cell table:formula="of:=CONCATENATE([.G243];[.H243])" office:value-type="string" office:string-value=".....#.....#.#....#.........#.......#.....#.#....#.........#.......#.....#.#....#.........#.......#.....#.#....#.........#.......#.....#.#....#.........#.......#.....#.#....#.........#.......#.....#.#....#.........#.......#.....#.#....#.........#.......#.....#.#....#.........#.......#.....#.#....#.........#.." calcext:value-type="string">
            <text:p>.....#.....#.#....#.........#.......#.....#.#....#.........#.......#.....#.#....#.........#.......#.....#.#....#.........#.......#.....#.#....#.........#.......#.....#.#....#.........#.......#.....#.#....#.........#.......#.....#.#....#.........#.......#.....#.#....#.........#.......#.....#.#....#.........#..</text:p>
          </table:table-cell>
          <table:table-cell office:value-type="string" calcext:value-type="string">
            <text:p>.....#.....#.#....#.........#.......#.....#.#....#.........#.......#.....#.#....#.........#.......#.....#.#....#.........#.......#.....#.#....#.........#.......#.....#.#....#.........#.......#.....#.#....#.........#.......#.....#.#....#.........#.......#.....#.#....#.........#.......#.....#.#....#.........#..</text:p>
          </table:table-cell>
        </table:table-row>
        <table:table-row table:style-name="ro1">
          <table:table-cell table:number-columns-repeated="5" office:value-type="string" calcext:value-type="string">
            <text:p>.###.#..#...##.##.#.#..#..#....</text:p>
          </table:table-cell>
          <table:table-cell table:formula="of:=CONCATENATE([.A244];[.B244];[.C244];[.D244];[.E244])" office:value-type="string" office:string-value=".###.#..#...##.##.#.#..#..#.....###.#..#...##.##.#.#..#..#.....###.#..#...##.##.#.#..#..#.....###.#..#...##.##.#.#..#..#.....###.#..#...##.##.#.#..#..#...." calcext:value-type="string">
            <text:p>.###.#..#...##.##.#.#..#..#.....###.#..#...##.##.#.#..#..#.....###.#..#...##.##.#.#..#..#.....###.#..#...##.##.#.#..#..#.....###.#..#...##.##.#.#..#..#....</text:p>
          </table:table-cell>
          <table:table-cell table:number-columns-repeated="2" office:value-type="string" calcext:value-type="string">
            <text:p>.###.#..#...##.##.#.#..#..#.....###.#..#...##.##.#.#..#..#.....###.#..#...##.##.#.#..#..#.....###.#..#...##.##.#.#..#..#.....###.#..#...##.##.#.#..#..#....</text:p>
          </table:table-cell>
          <table:table-cell table:formula="of:=CONCATENATE([.G244];[.H244])" office:value-type="string" office:string-value=".###.#..#...##.##.#.#..#..#.....###.#..#...##.##.#.#..#..#.....###.#..#...##.##.#.#..#..#.....###.#..#...##.##.#.#..#..#.....###.#..#...##.##.#.#..#..#.....###.#..#...##.##.#.#..#..#.....###.#..#...##.##.#.#..#..#.....###.#..#...##.##.#.#..#..#.....###.#..#...##.##.#.#..#..#.....###.#..#...##.##.#.#..#..#...." calcext:value-type="string">
            <text:p>.###.#..#...##.##.#.#..#..#.....###.#..#...##.##.#.#..#..#.....###.#..#...##.##.#.#..#..#.....###.#..#...##.##.#.#..#..#.....###.#..#...##.##.#.#..#..#.....###.#..#...##.##.#.#..#..#.....###.#..#...##.##.#.#..#..#.....###.#..#...##.##.#.#..#..#.....###.#..#...##.##.#.#..#..#.....###.#..#...##.##.#.#..#..#....</text:p>
          </table:table-cell>
          <table:table-cell office:value-type="string" calcext:value-type="string">
            <text:p>.###.#..#...##.##.#.#..#..#.....###.#..#...##.##.#.#..#..#.....###.#..#...##.##.#.#..#..#.....###.#..#...##.##.#.#..#..#.....###.#..#...##.##.#.#..#..#.....###.#..#...##.##.#.#..#..#.....###.#..#...##.##.#.#..#..#.....###.#..#...##.##.#.#..#..#.....###.#..#...##.##.#.#..#..#.....###.#..#...##.##.#.#..#..#....</text:p>
          </table:table-cell>
        </table:table-row>
        <table:table-row table:style-name="ro1">
          <table:table-cell table:number-columns-repeated="5" office:value-type="string" calcext:value-type="string">
            <text:p>.#..#.##..#......#..........##.</text:p>
          </table:table-cell>
          <table:table-cell table:formula="of:=CONCATENATE([.A245];[.B245];[.C245];[.D245];[.E245])" office:value-type="string" office:string-value=".#..#.##..#......#..........##..#..#.##..#......#..........##..#..#.##..#......#..........##..#..#.##..#......#..........##..#..#.##..#......#..........##." calcext:value-type="string">
            <text:p>.#..#.##..#......#..........##..#..#.##..#......#..........##..#..#.##..#......#..........##..#..#.##..#......#..........##..#..#.##..#......#..........##.</text:p>
          </table:table-cell>
          <table:table-cell table:number-columns-repeated="2" office:value-type="string" calcext:value-type="string">
            <text:p>.#..#.##..#......#..........##..#..#.##..#......#..........##..#..#.##..#......#..........##..#..#.##..#......#..........##..#..#.##..#......#..........##.</text:p>
          </table:table-cell>
          <table:table-cell table:formula="of:=CONCATENATE([.G245];[.H245])" office:value-type="string" office:string-value=".#..#.##..#......#..........##..#..#.##..#......#..........##..#..#.##..#......#..........##..#..#.##..#......#..........##..#..#.##..#......#..........##..#..#.##..#......#..........##..#..#.##..#......#..........##..#..#.##..#......#..........##..#..#.##..#......#..........##..#..#.##..#......#..........##." calcext:value-type="string">
            <text:p>.#..#.##..#......#..........##..#..#.##..#......#..........##..#..#.##..#......#..........##..#..#.##..#......#..........##..#..#.##..#......#..........##..#..#.##..#......#..........##..#..#.##..#......#..........##..#..#.##..#......#..........##..#..#.##..#......#..........##..#..#.##..#......#..........##.</text:p>
          </table:table-cell>
          <table:table-cell office:value-type="string" calcext:value-type="string">
            <text:p>.#..#.##..#......#..........##..#..#.##..#......#..........##..#..#.##..#......#..........##..#..#.##..#......#..........##..#..#.##..#......#..........##..#..#.##..#......#..........##..#..#.##..#......#..........##..#..#.##..#......#..........##..#..#.##..#......#..........##..#..#.##..#......#..........##.</text:p>
          </table:table-cell>
        </table:table-row>
        <table:table-row table:style-name="ro1">
          <table:table-cell table:number-columns-repeated="5" office:value-type="string" calcext:value-type="string">
            <text:p>##....#....#.........###..#....</text:p>
          </table:table-cell>
          <table:table-cell table:formula="of:=CONCATENATE([.A246];[.B246];[.C246];[.D246];[.E246])" office:value-type="string" office:string-value="##....#....#.........###..#....##....#....#.........###..#....##....#....#.........###..#....##....#....#.........###..#....##....#....#.........###..#...." calcext:value-type="string">
            <text:p>##....#....#.........###..#....##....#....#.........###..#....##....#....#.........###..#....##....#....#.........###..#....##....#....#.........###..#....</text:p>
          </table:table-cell>
          <table:table-cell table:number-columns-repeated="2" office:value-type="string" calcext:value-type="string">
            <text:p>##....#....#.........###..#....##....#....#.........###..#....##....#....#.........###..#....##....#....#.........###..#....##....#....#.........###..#....</text:p>
          </table:table-cell>
          <table:table-cell table:formula="of:=CONCATENATE([.G246];[.H246])" office:value-type="string" office:string-value="##....#....#.........###..#....##....#....#.........###..#....##....#....#.........###..#....##....#....#.........###..#....##....#....#.........###..#....##....#....#.........###..#....##....#....#.........###..#....##....#....#.........###..#....##....#....#.........###..#....##....#....#.........###..#...." calcext:value-type="string">
            <text:p>##....#....#.........###..#....##....#....#.........###..#....##....#....#.........###..#....##....#....#.........###..#....##....#....#.........###..#....##....#....#.........###..#....##....#....#.........###..#....##....#....#.........###..#....##....#....#.........###..#....##....#....#.........###..#....</text:p>
          </table:table-cell>
          <table:table-cell office:value-type="string" calcext:value-type="string">
            <text:p>##....#....#.........###..#....##....#....#.........###..#....##....#....#.........###..#....##....#....#.........###..#....##....#....#.........###..#....##....#....#.........###..#....##....#....#.........###..#....##....#....#.........###..#....##....#....#.........###..#....##....#....#.........###..#....</text:p>
          </table:table-cell>
        </table:table-row>
        <table:table-row table:style-name="ro1">
          <table:table-cell table:number-columns-repeated="5" office:value-type="string" calcext:value-type="string">
            <text:p>..#.............#.......#.#....</text:p>
          </table:table-cell>
          <table:table-cell table:formula="of:=CONCATENATE([.A247];[.B247];[.C247];[.D247];[.E247])" office:value-type="string" office:string-value="..#.............#.......#.#......#.............#.......#.#......#.............#.......#.#......#.............#.......#.#......#.............#.......#.#...." calcext:value-type="string">
            <text:p>..#.............#.......#.#......#.............#.......#.#......#.............#.......#.#......#.............#.......#.#......#.............#.......#.#....</text:p>
          </table:table-cell>
          <table:table-cell table:number-columns-repeated="2" office:value-type="string" calcext:value-type="string">
            <text:p>..#.............#.......#.#......#.............#.......#.#......#.............#.......#.#......#.............#.......#.#......#.............#.......#.#....</text:p>
          </table:table-cell>
          <table:table-cell table:formula="of:=CONCATENATE([.G247];[.H247])" office:value-type="string" office:string-value="..#.............#.......#.#......#.............#.......#.#......#.............#.......#.#......#.............#.......#.#......#.............#.......#.#......#.............#.......#.#......#.............#.......#.#......#.............#.......#.#......#.............#.......#.#......#.............#.......#.#...." calcext:value-type="string">
            <text:p>..#.............#.......#.#......#.............#.......#.#......#.............#.......#.#......#.............#.......#.#......#.............#.......#.#......#.............#.......#.#......#.............#.......#.#......#.............#.......#.#......#.............#.......#.#......#.............#.......#.#....</text:p>
          </table:table-cell>
          <table:table-cell office:value-type="string" calcext:value-type="string">
            <text:p>..#.............#.......#.#......#.............#.......#.#......#.............#.......#.#......#.............#.......#.#......#.............#.......#.#......#.............#.......#.#......#.............#.......#.#......#.............#.......#.#......#.............#.......#.#......#.............#.......#.#....</text:p>
          </table:table-cell>
        </table:table-row>
        <table:table-row table:style-name="ro1">
          <table:table-cell table:number-columns-repeated="5" office:value-type="string" calcext:value-type="string">
            <text:p>..#.....#..##...#...###..#.##..</text:p>
          </table:table-cell>
          <table:table-cell table:formula="of:=CONCATENATE([.A248];[.B248];[.C248];[.D248];[.E248])" office:value-type="string" office:string-value="..#.....#..##...#...###..#.##....#.....#..##...#...###..#.##....#.....#..##...#...###..#.##....#.....#..##...#...###..#.##....#.....#..##...#...###..#.##.." calcext:value-type="string">
            <text:p>..#.....#..##...#...###..#.##....#.....#..##...#...###..#.##....#.....#..##...#...###..#.##....#.....#..##...#...###..#.##....#.....#..##...#...###..#.##..</text:p>
          </table:table-cell>
          <table:table-cell table:number-columns-repeated="2" office:value-type="string" calcext:value-type="string">
            <text:p>..#.....#..##...#...###..#.##....#.....#..##...#...###..#.##....#.....#..##...#...###..#.##....#.....#..##...#...###..#.##....#.....#..##...#...###..#.##..</text:p>
          </table:table-cell>
          <table:table-cell table:formula="of:=CONCATENATE([.G248];[.H248])" office:value-type="string" office:string-value="..#.....#..##...#...###..#.##....#.....#..##...#...###..#.##....#.....#..##...#...###..#.##....#.....#..##...#...###..#.##....#.....#..##...#...###..#.##....#.....#..##...#...###..#.##....#.....#..##...#...###..#.##....#.....#..##...#...###..#.##....#.....#..##...#...###..#.##....#.....#..##...#...###..#.##.." calcext:value-type="string">
            <text:p>..#.....#..##...#...###..#.##....#.....#..##...#...###..#.##....#.....#..##...#...###..#.##....#.....#..##...#...###..#.##....#.....#..##...#...###..#.##....#.....#..##...#...###..#.##....#.....#..##...#...###..#.##....#.....#..##...#...###..#.##....#.....#..##...#...###..#.##....#.....#..##...#...###..#.##..</text:p>
          </table:table-cell>
          <table:table-cell office:value-type="string" calcext:value-type="string">
            <text:p>..#.....#..##...#...###..#.##....#.....#..##...#...###..#.##....#.....#..##...#...###..#.##....#.....#..##...#...###..#.##....#.....#..##...#...###..#.##....#.....#..##...#...###..#.##....#.....#..##...#...###..#.##....#.....#..##...#...###..#.##....#.....#..##...#...###..#.##....#.....#..##...#...###..#.##..</text:p>
          </table:table-cell>
        </table:table-row>
        <table:table-row table:style-name="ro1">
          <table:table-cell table:number-columns-repeated="5" office:value-type="string" calcext:value-type="string">
            <text:p>##...##...#.#....#..#..........</text:p>
          </table:table-cell>
          <table:table-cell table:formula="of:=CONCATENATE([.A249];[.B249];[.C249];[.D249];[.E249])" office:value-type="string" office:string-value="##...##...#.#....#..#..........##...##...#.#....#..#..........##...##...#.#....#..#..........##...##...#.#....#..#..........##...##...#.#....#..#.........." calcext:value-type="string">
            <text:p>##...##...#.#....#..#..........##...##...#.#....#..#..........##...##...#.#....#..#..........##...##...#.#....#..#..........##...##...#.#....#..#..........</text:p>
          </table:table-cell>
          <table:table-cell table:number-columns-repeated="2" office:value-type="string" calcext:value-type="string">
            <text:p>##...##...#.#....#..#..........##...##...#.#....#..#..........##...##...#.#....#..#..........##...##...#.#....#..#..........##...##...#.#....#..#..........</text:p>
          </table:table-cell>
          <table:table-cell table:formula="of:=CONCATENATE([.G249];[.H249])" office:value-type="string" office:string-value="##...##...#.#....#..#..........##...##...#.#....#..#..........##...##...#.#....#..#..........##...##...#.#....#..#..........##...##...#.#....#..#..........##...##...#.#....#..#..........##...##...#.#....#..#..........##...##...#.#....#..#..........##...##...#.#....#..#..........##...##...#.#....#..#.........." calcext:value-type="string">
            <text:p>##...##...#.#....#..#..........##...##...#.#....#..#..........##...##...#.#....#..#..........##...##...#.#....#..#..........##...##...#.#....#..#..........##...##...#.#....#..#..........##...##...#.#....#..#..........##...##...#.#....#..#..........##...##...#.#....#..#..........##...##...#.#....#..#..........</text:p>
          </table:table-cell>
          <table:table-cell office:value-type="string" calcext:value-type="string">
            <text:p>##...##...#.#....#..#..........##...##...#.#....#..#..........##...##...#.#....#..#..........##...##...#.#....#..#..........##...##...#.#....#..#..........##...##...#.#....#..#..........##...##...#.#....#..#..........##...##...#.#....#..#..........##...##...#.#....#..#..........##...##...#.#....#..#..........</text:p>
          </table:table-cell>
        </table:table-row>
        <table:table-row table:style-name="ro1">
          <table:table-cell table:number-columns-repeated="5" office:value-type="string" calcext:value-type="string">
            <text:p>...............#.....#.......#.</text:p>
          </table:table-cell>
          <table:table-cell table:formula="of:=CONCATENATE([.A250];[.B250];[.C250];[.D250];[.E250])" office:value-type="string" office:string-value="...............#.....#.......#................#.....#.......#................#.....#.......#................#.....#.......#................#.....#.......#." calcext:value-type="string">
            <text:p>...............#.....#.......#................#.....#.......#................#.....#.......#................#.....#.......#................#.....#.......#.</text:p>
          </table:table-cell>
          <table:table-cell table:number-columns-repeated="2" office:value-type="string" calcext:value-type="string">
            <text:p>...............#.....#.......#................#.....#.......#................#.....#.......#................#.....#.......#................#.....#.......#.</text:p>
          </table:table-cell>
          <table:table-cell table:formula="of:=CONCATENATE([.G250];[.H250])" office:value-type="string" office:string-value="...............#.....#.......#................#.....#.......#................#.....#.......#................#.....#.......#................#.....#.......#................#.....#.......#................#.....#.......#................#.....#.......#................#.....#.......#................#.....#.......#." calcext:value-type="string">
            <text:p>...............#.....#.......#................#.....#.......#................#.....#.......#................#.....#.......#................#.....#.......#................#.....#.......#................#.....#.......#................#.....#.......#................#.....#.......#................#.....#.......#.</text:p>
          </table:table-cell>
          <table:table-cell office:value-type="string" calcext:value-type="string">
            <text:p>...............#.....#.......#................#.....#.......#................#.....#.......#................#.....#.......#................#.....#.......#................#.....#.......#................#.....#.......#................#.....#.......#................#.....#.......#................#.....#.......#.</text:p>
          </table:table-cell>
        </table:table-row>
        <table:table-row table:style-name="ro1">
          <table:table-cell table:number-columns-repeated="5" office:value-type="string" calcext:value-type="string">
            <text:p>....#.#......##.#......#...#.#.</text:p>
          </table:table-cell>
          <table:table-cell table:formula="of:=CONCATENATE([.A251];[.B251];[.C251];[.D251];[.E251])" office:value-type="string" office:string-value="....#.#......##.#......#...#.#.....#.#......##.#......#...#.#.....#.#......##.#......#...#.#.....#.#......##.#......#...#.#.....#.#......##.#......#...#.#." calcext:value-type="string">
            <text:p>....#.#......##.#......#...#.#.....#.#......##.#......#...#.#.....#.#......##.#......#...#.#.....#.#......##.#......#...#.#.....#.#......##.#......#...#.#.</text:p>
          </table:table-cell>
          <table:table-cell table:number-columns-repeated="2" office:value-type="string" calcext:value-type="string">
            <text:p>....#.#......##.#......#...#.#.....#.#......##.#......#...#.#.....#.#......##.#......#...#.#.....#.#......##.#......#...#.#.....#.#......##.#......#...#.#.</text:p>
          </table:table-cell>
          <table:table-cell table:formula="of:=CONCATENATE([.G251];[.H251])" office:value-type="string" office:string-value="....#.#......##.#......#...#.#.....#.#......##.#......#...#.#.....#.#......##.#......#...#.#.....#.#......##.#......#...#.#.....#.#......##.#......#...#.#.....#.#......##.#......#...#.#.....#.#......##.#......#...#.#.....#.#......##.#......#...#.#.....#.#......##.#......#...#.#.....#.#......##.#......#...#.#." calcext:value-type="string">
            <text:p>....#.#......##.#......#...#.#.....#.#......##.#......#...#.#.....#.#......##.#......#...#.#.....#.#......##.#......#...#.#.....#.#......##.#......#...#.#.....#.#......##.#......#...#.#.....#.#......##.#......#...#.#.....#.#......##.#......#...#.#.....#.#......##.#......#...#.#.....#.#......##.#......#...#.#.</text:p>
          </table:table-cell>
          <table:table-cell office:value-type="string" calcext:value-type="string">
            <text:p>....#.#......##.#......#...#.#.....#.#......##.#......#...#.#.....#.#......##.#......#...#.#.....#.#......##.#......#...#.#.....#.#......##.#......#...#.#.....#.#......##.#......#...#.#.....#.#......##.#......#...#.#.....#.#......##.#......#...#.#.....#.#......##.#......#...#.#.....#.#......##.#......#...#.#.</text:p>
          </table:table-cell>
        </table:table-row>
        <table:table-row table:style-name="ro1">
          <table:table-cell table:number-columns-repeated="5" office:value-type="string" calcext:value-type="string">
            <text:p>.........#.............#.#.....</text:p>
          </table:table-cell>
          <table:table-cell table:formula="of:=CONCATENATE([.A252];[.B252];[.C252];[.D252];[.E252])" office:value-type="string" office:string-value=".........#.............#.#..............#.............#.#..............#.............#.#..............#.............#.#..............#.............#.#....." calcext:value-type="string">
            <text:p>.........#.............#.#..............#.............#.#..............#.............#.#..............#.............#.#..............#.............#.#.....</text:p>
          </table:table-cell>
          <table:table-cell table:number-columns-repeated="2" office:value-type="string" calcext:value-type="string">
            <text:p>.........#.............#.#..............#.............#.#..............#.............#.#..............#.............#.#..............#.............#.#.....</text:p>
          </table:table-cell>
          <table:table-cell table:formula="of:=CONCATENATE([.G252];[.H252])" office:value-type="string" office:string-value=".........#.............#.#..............#.............#.#..............#.............#.#..............#.............#.#..............#.............#.#..............#.............#.#..............#.............#.#..............#.............#.#..............#.............#.#..............#.............#.#....." calcext:value-type="string">
            <text:p>.........#.............#.#..............#.............#.#..............#.............#.#..............#.............#.#..............#.............#.#..............#.............#.#..............#.............#.#..............#.............#.#..............#.............#.#..............#.............#.#.....</text:p>
          </table:table-cell>
          <table:table-cell office:value-type="string" calcext:value-type="string">
            <text:p>.........#.............#.#..............#.............#.#..............#.............#.#..............#.............#.#..............#.............#.#..............#.............#.#..............#.............#.#..............#.............#.#..............#.............#.#..............#.............#.#.....</text:p>
          </table:table-cell>
        </table:table-row>
        <table:table-row table:style-name="ro1">
          <table:table-cell table:number-columns-repeated="5" office:value-type="string" calcext:value-type="string">
            <text:p>...#.#.........................</text:p>
          </table:table-cell>
          <table:table-cell table:formula="of:=CONCATENATE([.A253];[.B253];[.C253];[.D253];[.E253])" office:value-type="string" office:string-value="...#.#............................#.#............................#.#............................#.#............................#.#........................." calcext:value-type="string">
            <text:p>...#.#............................#.#............................#.#............................#.#............................#.#.........................</text:p>
          </table:table-cell>
          <table:table-cell table:number-columns-repeated="2" office:value-type="string" calcext:value-type="string">
            <text:p>...#.#............................#.#............................#.#............................#.#............................#.#.........................</text:p>
          </table:table-cell>
          <table:table-cell table:formula="of:=CONCATENATE([.G253];[.H253])" office:value-type="string" office:string-value="...#.#............................#.#............................#.#............................#.#............................#.#............................#.#............................#.#............................#.#............................#.#............................#.#........................." calcext:value-type="string">
            <text:p>...#.#............................#.#............................#.#............................#.#............................#.#............................#.#............................#.#............................#.#............................#.#............................#.#.........................</text:p>
          </table:table-cell>
          <table:table-cell office:value-type="string" calcext:value-type="string">
            <text:p>...#.#............................#.#............................#.#............................#.#............................#.#............................#.#............................#.#............................#.#............................#.#............................#.#.........................</text:p>
          </table:table-cell>
        </table:table-row>
        <table:table-row table:style-name="ro1">
          <table:table-cell table:number-columns-repeated="5" office:value-type="string" calcext:value-type="string">
            <text:p>..#..#....##..#...###.##.......</text:p>
          </table:table-cell>
          <table:table-cell table:formula="of:=CONCATENATE([.A254];[.B254];[.C254];[.D254];[.E254])" office:value-type="string" office:string-value="..#..#....##..#...###.##.........#..#....##..#...###.##.........#..#....##..#...###.##.........#..#....##..#...###.##.........#..#....##..#...###.##......." calcext:value-type="string">
            <text:p>..#..#....##..#...###.##.........#..#....##..#...###.##.........#..#....##..#...###.##.........#..#....##..#...###.##.........#..#....##..#...###.##.......</text:p>
          </table:table-cell>
          <table:table-cell table:number-columns-repeated="2" office:value-type="string" calcext:value-type="string">
            <text:p>..#..#....##..#...###.##.........#..#....##..#...###.##.........#..#....##..#...###.##.........#..#....##..#...###.##.........#..#....##..#...###.##.......</text:p>
          </table:table-cell>
          <table:table-cell table:formula="of:=CONCATENATE([.G254];[.H254])" office:value-type="string" office:string-value="..#..#....##..#...###.##.........#..#....##..#...###.##.........#..#....##..#...###.##.........#..#....##..#...###.##.........#..#....##..#...###.##.........#..#....##..#...###.##.........#..#....##..#...###.##.........#..#....##..#...###.##.........#..#....##..#...###.##.........#..#....##..#...###.##......." calcext:value-type="string">
            <text:p>..#..#....##..#...###.##.........#..#....##..#...###.##.........#..#....##..#...###.##.........#..#....##..#...###.##.........#..#....##..#...###.##.........#..#....##..#...###.##.........#..#....##..#...###.##.........#..#....##..#...###.##.........#..#....##..#...###.##.........#..#....##..#...###.##.......</text:p>
          </table:table-cell>
          <table:table-cell office:value-type="string" calcext:value-type="string">
            <text:p>..#..#....##..#...###.##.........#..#....##..#...###.##.........#..#....##..#...###.##.........#..#....##..#...###.##.........#..#....##..#...###.##.........#..#....##..#...###.##.........#..#....##..#...###.##.........#..#....##..#...###.##.........#..#....##..#...###.##.........#..#....##..#...###.##.......</text:p>
          </table:table-cell>
        </table:table-row>
        <table:table-row table:style-name="ro1">
          <table:table-cell table:number-columns-repeated="5" office:value-type="string" calcext:value-type="string">
            <text:p>...##.#...##..#.#.##.#...#.##..</text:p>
          </table:table-cell>
          <table:table-cell table:formula="of:=CONCATENATE([.A255];[.B255];[.C255];[.D255];[.E255])" office:value-type="string" office:string-value="...##.#...##..#.#.##.#...#.##.....##.#...##..#.#.##.#...#.##.....##.#...##..#.#.##.#...#.##.....##.#...##..#.#.##.#...#.##.....##.#...##..#.#.##.#...#.##.." calcext:value-type="string">
            <text:p>...##.#...##..#.#.##.#...#.##.....##.#...##..#.#.##.#...#.##.....##.#...##..#.#.##.#...#.##.....##.#...##..#.#.##.#...#.##.....##.#...##..#.#.##.#...#.##..</text:p>
          </table:table-cell>
          <table:table-cell table:number-columns-repeated="2" office:value-type="string" calcext:value-type="string">
            <text:p>...##.#...##..#.#.##.#...#.##.....##.#...##..#.#.##.#...#.##.....##.#...##..#.#.##.#...#.##.....##.#...##..#.#.##.#...#.##.....##.#...##..#.#.##.#...#.##..</text:p>
          </table:table-cell>
          <table:table-cell table:formula="of:=CONCATENATE([.G255];[.H255])" office:value-type="string" office:string-value="...##.#...##..#.#.##.#...#.##.....##.#...##..#.#.##.#...#.##.....##.#...##..#.#.##.#...#.##.....##.#...##..#.#.##.#...#.##.....##.#...##..#.#.##.#...#.##.....##.#...##..#.#.##.#...#.##.....##.#...##..#.#.##.#...#.##.....##.#...##..#.#.##.#...#.##.....##.#...##..#.#.##.#...#.##.....##.#...##..#.#.##.#...#.##.." calcext:value-type="string">
            <text:p>...##.#...##..#.#.##.#...#.##.....##.#...##..#.#.##.#...#.##.....##.#...##..#.#.##.#...#.##.....##.#...##..#.#.##.#...#.##.....##.#...##..#.#.##.#...#.##.....##.#...##..#.#.##.#...#.##.....##.#...##..#.#.##.#...#.##.....##.#...##..#.#.##.#...#.##.....##.#...##..#.#.##.#...#.##.....##.#...##..#.#.##.#...#.##..</text:p>
          </table:table-cell>
          <table:table-cell office:value-type="string" calcext:value-type="string">
            <text:p>...##.#...##..#.#.##.#...#.##.....##.#...##..#.#.##.#...#.##.....##.#...##..#.#.##.#...#.##.....##.#...##..#.#.##.#...#.##.....##.#...##..#.#.##.#...#.##.....##.#...##..#.#.##.#...#.##.....##.#...##..#.#.##.#...#.##.....##.#...##..#.#.##.#...#.##.....##.#...##..#.#.##.#...#.##.....##.#...##..#.#.##.#...#.##..</text:p>
          </table:table-cell>
        </table:table-row>
        <table:table-row table:style-name="ro1">
          <table:table-cell table:number-columns-repeated="5" office:value-type="string" calcext:value-type="string">
            <text:p>.##....#....#.......#.....##..#</text:p>
          </table:table-cell>
          <table:table-cell table:formula="of:=CONCATENATE([.A256];[.B256];[.C256];[.D256];[.E256])" office:value-type="string" office:string-value=".##....#....#.......#.....##..#.##....#....#.......#.....##..#.##....#....#.......#.....##..#.##....#....#.......#.....##..#.##....#....#.......#.....##..#" calcext:value-type="string">
            <text:p>.##....#....#.......#.....##..#.##....#....#.......#.....##..#.##....#....#.......#.....##..#.##....#....#.......#.....##..#.##....#....#.......#.....##..#</text:p>
          </table:table-cell>
          <table:table-cell table:number-columns-repeated="2" office:value-type="string" calcext:value-type="string">
            <text:p>.##....#....#.......#.....##..#.##....#....#.......#.....##..#.##....#....#.......#.....##..#.##....#....#.......#.....##..#.##....#....#.......#.....##..#</text:p>
          </table:table-cell>
          <table:table-cell table:formula="of:=CONCATENATE([.G256];[.H256])" office:value-type="string" office:string-value=".##....#....#.......#.....##..#.##....#....#.......#.....##..#.##....#....#.......#.....##..#.##....#....#.......#.....##..#.##....#....#.......#.....##..#.##....#....#.......#.....##..#.##....#....#.......#.....##..#.##....#....#.......#.....##..#.##....#....#.......#.....##..#.##....#....#.......#.....##..#" calcext:value-type="string">
            <text:p>.##....#....#.......#.....##..#.##....#....#.......#.....##..#.##....#....#.......#.....##..#.##....#....#.......#.....##..#.##....#....#.......#.....##..#.##....#....#.......#.....##..#.##....#....#.......#.....##..#.##....#....#.......#.....##..#.##....#....#.......#.....##..#.##....#....#.......#.....##..#</text:p>
          </table:table-cell>
          <table:table-cell office:value-type="string" calcext:value-type="string">
            <text:p>.##....#....#.......#.....##..#.##....#....#.......#.....##..#.##....#....#.......#.....##..#.##....#....#.......#.....##..#.##....#....#.......#.....##..#.##....#....#.......#.....##..#.##....#....#.......#.....##..#.##....#....#.......#.....##..#.##....#....#.......#.....##..#.##....#....#.......#.....##..#</text:p>
          </table:table-cell>
        </table:table-row>
        <table:table-row table:style-name="ro1">
          <table:table-cell table:number-columns-repeated="5" office:value-type="string" calcext:value-type="string">
            <text:p>.#...............#..#...#......</text:p>
          </table:table-cell>
          <table:table-cell table:formula="of:=CONCATENATE([.A257];[.B257];[.C257];[.D257];[.E257])" office:value-type="string" office:string-value=".#...............#..#...#.......#...............#..#...#.......#...............#..#...#.......#...............#..#...#.......#...............#..#...#......" calcext:value-type="string">
            <text:p>.#...............#..#...#.......#...............#..#...#.......#...............#..#...#.......#...............#..#...#.......#...............#..#...#......</text:p>
          </table:table-cell>
          <table:table-cell table:number-columns-repeated="2" office:value-type="string" calcext:value-type="string">
            <text:p>.#...............#..#...#.......#...............#..#...#.......#...............#..#...#.......#...............#..#...#.......#...............#..#...#......</text:p>
          </table:table-cell>
          <table:table-cell table:formula="of:=CONCATENATE([.G257];[.H257])" office:value-type="string" office:string-value=".#...............#..#...#.......#...............#..#...#.......#...............#..#...#.......#...............#..#...#.......#...............#..#...#.......#...............#..#...#.......#...............#..#...#.......#...............#..#...#.......#...............#..#...#.......#...............#..#...#......" calcext:value-type="string">
            <text:p>.#...............#..#...#.......#...............#..#...#.......#...............#..#...#.......#...............#..#...#.......#...............#..#...#.......#...............#..#...#.......#...............#..#...#.......#...............#..#...#.......#...............#..#...#.......#...............#..#...#......</text:p>
          </table:table-cell>
          <table:table-cell office:value-type="string" calcext:value-type="string">
            <text:p>.#...............#..#...#.......#...............#..#...#.......#...............#..#...#.......#...............#..#...#.......#...............#..#...#.......#...............#..#...#.......#...............#..#...#.......#...............#..#...#.......#...............#..#...#.......#...............#..#...#......</text:p>
          </table:table-cell>
        </table:table-row>
        <table:table-row table:style-name="ro1">
          <table:table-cell table:number-columns-repeated="5" office:value-type="string" calcext:value-type="string">
            <text:p>...##.....##.###....#.....#...#</text:p>
          </table:table-cell>
          <table:table-cell table:formula="of:=CONCATENATE([.A258];[.B258];[.C258];[.D258];[.E258])" office:value-type="string" office:string-value="...##.....##.###....#.....#...#...##.....##.###....#.....#...#...##.....##.###....#.....#...#...##.....##.###....#.....#...#...##.....##.###....#.....#...#" calcext:value-type="string">
            <text:p>...##.....##.###....#.....#...#...##.....##.###....#.....#...#...##.....##.###....#.....#...#...##.....##.###....#.....#...#...##.....##.###....#.....#...#</text:p>
          </table:table-cell>
          <table:table-cell table:number-columns-repeated="2" office:value-type="string" calcext:value-type="string">
            <text:p>...##.....##.###....#.....#...#...##.....##.###....#.....#...#...##.....##.###....#.....#...#...##.....##.###....#.....#...#...##.....##.###....#.....#...#</text:p>
          </table:table-cell>
          <table:table-cell table:formula="of:=CONCATENATE([.G258];[.H258])" office:value-type="string" office:string-value="...##.....##.###....#.....#...#...##.....##.###....#.....#...#...##.....##.###....#.....#...#...##.....##.###....#.....#...#...##.....##.###....#.....#...#...##.....##.###....#.....#...#...##.....##.###....#.....#...#...##.....##.###....#.....#...#...##.....##.###....#.....#...#...##.....##.###....#.....#...#" calcext:value-type="string">
            <text:p>...##.....##.###....#.....#...#...##.....##.###....#.....#...#...##.....##.###....#.....#...#...##.....##.###....#.....#...#...##.....##.###....#.....#...#...##.....##.###....#.....#...#...##.....##.###....#.....#...#...##.....##.###....#.....#...#...##.....##.###....#.....#...#...##.....##.###....#.....#...#</text:p>
          </table:table-cell>
          <table:table-cell office:value-type="string" calcext:value-type="string">
            <text:p>...##.....##.###....#.....#...#...##.....##.###....#.....#...#...##.....##.###....#.....#...#...##.....##.###....#.....#...#...##.....##.###....#.....#...#...##.....##.###....#.....#...#...##.....##.###....#.....#...#...##.....##.###....#.....#...#...##.....##.###....#.....#...#...##.....##.###....#.....#...#</text:p>
          </table:table-cell>
        </table:table-row>
        <table:table-row table:style-name="ro1">
          <table:table-cell table:number-columns-repeated="5" office:value-type="string" calcext:value-type="string">
            <text:p>...#.....#...####....##....#..#</text:p>
          </table:table-cell>
          <table:table-cell table:formula="of:=CONCATENATE([.A259];[.B259];[.C259];[.D259];[.E259])" office:value-type="string" office:string-value="...#.....#...####....##....#..#...#.....#...####....##....#..#...#.....#...####....##....#..#...#.....#...####....##....#..#...#.....#...####....##....#..#" calcext:value-type="string">
            <text:p>...#.....#...####....##....#..#...#.....#...####....##....#..#...#.....#...####....##....#..#...#.....#...####....##....#..#...#.....#...####....##....#..#</text:p>
          </table:table-cell>
          <table:table-cell table:number-columns-repeated="2" office:value-type="string" calcext:value-type="string">
            <text:p>...#.....#...####....##....#..#...#.....#...####....##....#..#...#.....#...####....##....#..#...#.....#...####....##....#..#...#.....#...####....##....#..#</text:p>
          </table:table-cell>
          <table:table-cell table:formula="of:=CONCATENATE([.G259];[.H259])" office:value-type="string" office:string-value="...#.....#...####....##....#..#...#.....#...####....##....#..#...#.....#...####....##....#..#...#.....#...####....##....#..#...#.....#...####....##....#..#...#.....#...####....##....#..#...#.....#...####....##....#..#...#.....#...####....##....#..#...#.....#...####....##....#..#...#.....#...####....##....#..#" calcext:value-type="string">
            <text:p>...#.....#...####....##....#..#...#.....#...####....##....#..#...#.....#...####....##....#..#...#.....#...####....##....#..#...#.....#...####....##....#..#...#.....#...####....##....#..#...#.....#...####....##....#..#...#.....#...####....##....#..#...#.....#...####....##....#..#...#.....#...####....##....#..#</text:p>
          </table:table-cell>
          <table:table-cell office:value-type="string" calcext:value-type="string">
            <text:p>...#.....#...####....##....#..#...#.....#...####....##....#..#...#.....#...####....##....#..#...#.....#...####....##....#..#...#.....#...####....##....#..#...#.....#...####....##....#..#...#.....#...####....##....#..#...#.....#...####....##....#..#...#.....#...####....##....#..#...#.....#...####....##....#..#</text:p>
          </table:table-cell>
        </table:table-row>
        <table:table-row table:style-name="ro1">
          <table:table-cell table:number-columns-repeated="5" office:value-type="string" calcext:value-type="string">
            <text:p>..#.#.###..##.....#........#...</text:p>
          </table:table-cell>
          <table:table-cell table:formula="of:=CONCATENATE([.A260];[.B260];[.C260];[.D260];[.E260])" office:value-type="string" office:string-value="..#.#.###..##.....#........#.....#.#.###..##.....#........#.....#.#.###..##.....#........#.....#.#.###..##.....#........#.....#.#.###..##.....#........#..." calcext:value-type="string">
            <text:p>..#.#.###..##.....#........#.....#.#.###..##.....#........#.....#.#.###..##.....#........#.....#.#.###..##.....#........#.....#.#.###..##.....#........#...</text:p>
          </table:table-cell>
          <table:table-cell table:number-columns-repeated="2" office:value-type="string" calcext:value-type="string">
            <text:p>..#.#.###..##.....#........#.....#.#.###..##.....#........#.....#.#.###..##.....#........#.....#.#.###..##.....#........#.....#.#.###..##.....#........#...</text:p>
          </table:table-cell>
          <table:table-cell table:formula="of:=CONCATENATE([.G260];[.H260])" office:value-type="string" office:string-value="..#.#.###..##.....#........#.....#.#.###..##.....#........#.....#.#.###..##.....#........#.....#.#.###..##.....#........#.....#.#.###..##.....#........#.....#.#.###..##.....#........#.....#.#.###..##.....#........#.....#.#.###..##.....#........#.....#.#.###..##.....#........#.....#.#.###..##.....#........#..." calcext:value-type="string">
            <text:p>..#.#.###..##.....#........#.....#.#.###..##.....#........#.....#.#.###..##.....#........#.....#.#.###..##.....#........#.....#.#.###..##.....#........#.....#.#.###..##.....#........#.....#.#.###..##.....#........#.....#.#.###..##.....#........#.....#.#.###..##.....#........#.....#.#.###..##.....#........#...</text:p>
          </table:table-cell>
          <table:table-cell office:value-type="string" calcext:value-type="string">
            <text:p>..#.#.###..##.....#........#.....#.#.###..##.....#........#.....#.#.###..##.....#........#.....#.#.###..##.....#........#.....#.#.###..##.....#........#.....#.#.###..##.....#........#.....#.#.###..##.....#........#.....#.#.###..##.....#........#.....#.#.###..##.....#........#.....#.#.###..##.....#........#...</text:p>
          </table:table-cell>
        </table:table-row>
        <table:table-row table:style-name="ro1">
          <table:table-cell table:number-columns-repeated="5" office:value-type="string" calcext:value-type="string">
            <text:p>.....##.##..#..#.........##....</text:p>
          </table:table-cell>
          <table:table-cell table:formula="of:=CONCATENATE([.A261];[.B261];[.C261];[.D261];[.E261])" office:value-type="string" office:string-value=".....##.##..#..#.........##.........##.##..#..#.........##.........##.##..#..#.........##.........##.##..#..#.........##.........##.##..#..#.........##...." calcext:value-type="string">
            <text:p>.....##.##..#..#.........##.........##.##..#..#.........##.........##.##..#..#.........##.........##.##..#..#.........##.........##.##..#..#.........##....</text:p>
          </table:table-cell>
          <table:table-cell table:number-columns-repeated="2" office:value-type="string" calcext:value-type="string">
            <text:p>.....##.##..#..#.........##.........##.##..#..#.........##.........##.##..#..#.........##.........##.##..#..#.........##.........##.##..#..#.........##....</text:p>
          </table:table-cell>
          <table:table-cell table:formula="of:=CONCATENATE([.G261];[.H261])" office:value-type="string" office:string-value=".....##.##..#..#.........##.........##.##..#..#.........##.........##.##..#..#.........##.........##.##..#..#.........##.........##.##..#..#.........##.........##.##..#..#.........##.........##.##..#..#.........##.........##.##..#..#.........##.........##.##..#..#.........##.........##.##..#..#.........##...." calcext:value-type="string">
            <text:p>.....##.##..#..#.........##.........##.##..#..#.........##.........##.##..#..#.........##.........##.##..#..#.........##.........##.##..#..#.........##.........##.##..#..#.........##.........##.##..#..#.........##.........##.##..#..#.........##.........##.##..#..#.........##.........##.##..#..#.........##....</text:p>
          </table:table-cell>
          <table:table-cell office:value-type="string" calcext:value-type="string">
            <text:p>.....##.##..#..#.........##.........##.##..#..#.........##.........##.##..#..#.........##.........##.##..#..#.........##.........##.##..#..#.........##.........##.##..#..#.........##.........##.##..#..#.........##.........##.##..#..#.........##.........##.##..#..#.........##.........##.##..#..#.........##....</text:p>
          </table:table-cell>
        </table:table-row>
        <table:table-row table:style-name="ro1">
          <table:table-cell table:number-columns-repeated="5" office:value-type="string" calcext:value-type="string">
            <text:p>........##.....#..........#.##.</text:p>
          </table:table-cell>
          <table:table-cell table:formula="of:=CONCATENATE([.A262];[.B262];[.C262];[.D262];[.E262])" office:value-type="string" office:string-value="........##.....#..........#.##.........##.....#..........#.##.........##.....#..........#.##.........##.....#..........#.##.........##.....#..........#.##." calcext:value-type="string">
            <text:p>........##.....#..........#.##.........##.....#..........#.##.........##.....#..........#.##.........##.....#..........#.##.........##.....#..........#.##.</text:p>
          </table:table-cell>
          <table:table-cell table:number-columns-repeated="2" office:value-type="string" calcext:value-type="string">
            <text:p>........##.....#..........#.##.........##.....#..........#.##.........##.....#..........#.##.........##.....#..........#.##.........##.....#..........#.##.</text:p>
          </table:table-cell>
          <table:table-cell table:formula="of:=CONCATENATE([.G262];[.H262])" office:value-type="string" office:string-value="........##.....#..........#.##.........##.....#..........#.##.........##.....#..........#.##.........##.....#..........#.##.........##.....#..........#.##.........##.....#..........#.##.........##.....#..........#.##.........##.....#..........#.##.........##.....#..........#.##.........##.....#..........#.##." calcext:value-type="string">
            <text:p>........##.....#..........#.##.........##.....#..........#.##.........##.....#..........#.##.........##.....#..........#.##.........##.....#..........#.##.........##.....#..........#.##.........##.....#..........#.##.........##.....#..........#.##.........##.....#..........#.##.........##.....#..........#.##.</text:p>
          </table:table-cell>
          <table:table-cell office:value-type="string" calcext:value-type="string">
            <text:p>........##.....#..........#.##.........##.....#..........#.##.........##.....#..........#.##.........##.....#..........#.##.........##.....#..........#.##.........##.....#..........#.##.........##.....#..........#.##.........##.....#..........#.##.........##.....#..........#.##.........##.....#..........#.##.</text:p>
          </table:table-cell>
        </table:table-row>
        <table:table-row table:style-name="ro1">
          <table:table-cell table:number-columns-repeated="5" office:value-type="string" calcext:value-type="string">
            <text:p>..##.#....####..#...........#..</text:p>
          </table:table-cell>
          <table:table-cell table:formula="of:=CONCATENATE([.A263];[.B263];[.C263];[.D263];[.E263])" office:value-type="string" office:string-value="..##.#....####..#...........#....##.#....####..#...........#....##.#....####..#...........#....##.#....####..#...........#....##.#....####..#...........#.." calcext:value-type="string">
            <text:p>..##.#....####..#...........#....##.#....####..#...........#....##.#....####..#...........#....##.#....####..#...........#....##.#....####..#...........#..</text:p>
          </table:table-cell>
          <table:table-cell table:number-columns-repeated="2" office:value-type="string" calcext:value-type="string">
            <text:p>..##.#....####..#...........#....##.#....####..#...........#....##.#....####..#...........#....##.#....####..#...........#....##.#....####..#...........#..</text:p>
          </table:table-cell>
          <table:table-cell table:formula="of:=CONCATENATE([.G263];[.H263])" office:value-type="string" office:string-value="..##.#....####..#...........#....##.#....####..#...........#....##.#....####..#...........#....##.#....####..#...........#....##.#....####..#...........#....##.#....####..#...........#....##.#....####..#...........#....##.#....####..#...........#....##.#....####..#...........#....##.#....####..#...........#.." calcext:value-type="string">
            <text:p>..##.#....####..#...........#....##.#....####..#...........#....##.#....####..#...........#....##.#....####..#...........#....##.#....####..#...........#....##.#....####..#...........#....##.#....####..#...........#....##.#....####..#...........#....##.#....####..#...........#....##.#....####..#...........#..</text:p>
          </table:table-cell>
          <table:table-cell office:value-type="string" calcext:value-type="string">
            <text:p>..##.#....####..#...........#....##.#....####..#...........#....##.#....####..#...........#....##.#....####..#...........#....##.#....####..#...........#....##.#....####..#...........#....##.#....####..#...........#....##.#....####..#...........#....##.#....####..#...........#....##.#....####..#...........#..</text:p>
          </table:table-cell>
        </table:table-row>
        <table:table-row table:style-name="ro1">
          <table:table-cell table:number-columns-repeated="5" office:value-type="string" calcext:value-type="string">
            <text:p>##....#..#..#.#.##.....#...##..</text:p>
          </table:table-cell>
          <table:table-cell table:formula="of:=CONCATENATE([.A264];[.B264];[.C264];[.D264];[.E264])" office:value-type="string" office:string-value="##....#..#..#.#.##.....#...##..##....#..#..#.#.##.....#...##..##....#..#..#.#.##.....#...##..##....#..#..#.#.##.....#...##..##....#..#..#.#.##.....#...##.." calcext:value-type="string">
            <text:p>##....#..#..#.#.##.....#...##..##....#..#..#.#.##.....#...##..##....#..#..#.#.##.....#...##..##....#..#..#.#.##.....#...##..##....#..#..#.#.##.....#...##..</text:p>
          </table:table-cell>
          <table:table-cell table:number-columns-repeated="2" office:value-type="string" calcext:value-type="string">
            <text:p>##....#..#..#.#.##.....#...##..##....#..#..#.#.##.....#...##..##....#..#..#.#.##.....#...##..##....#..#..#.#.##.....#...##..##....#..#..#.#.##.....#...##..</text:p>
          </table:table-cell>
          <table:table-cell table:formula="of:=CONCATENATE([.G264];[.H264])" office:value-type="string" office:string-value="##....#..#..#.#.##.....#...##..##....#..#..#.#.##.....#...##..##....#..#..#.#.##.....#...##..##....#..#..#.#.##.....#...##..##....#..#..#.#.##.....#...##..##....#..#..#.#.##.....#...##..##....#..#..#.#.##.....#...##..##....#..#..#.#.##.....#...##..##....#..#..#.#.##.....#...##..##....#..#..#.#.##.....#...##.." calcext:value-type="string">
            <text:p>##....#..#..#.#.##.....#...##..##....#..#..#.#.##.....#...##..##....#..#..#.#.##.....#...##..##....#..#..#.#.##.....#...##..##....#..#..#.#.##.....#...##..##....#..#..#.#.##.....#...##..##....#..#..#.#.##.....#...##..##....#..#..#.#.##.....#...##..##....#..#..#.#.##.....#...##..##....#..#..#.#.##.....#...##..</text:p>
          </table:table-cell>
          <table:table-cell office:value-type="string" calcext:value-type="string">
            <text:p>##....#..#..#.#.##.....#...##..##....#..#..#.#.##.....#...##..##....#..#..#.#.##.....#...##..##....#..#..#.#.##.....#...##..##....#..#..#.#.##.....#...##..##....#..#..#.#.##.....#...##..##....#..#..#.#.##.....#...##..##....#..#..#.#.##.....#...##..##....#..#..#.#.##.....#...##..##....#..#..#.#.##.....#...##..</text:p>
          </table:table-cell>
        </table:table-row>
        <table:table-row table:style-name="ro1">
          <table:table-cell table:number-columns-repeated="5" office:value-type="string" calcext:value-type="string">
            <text:p>...#...#......#..#.#....#......</text:p>
          </table:table-cell>
          <table:table-cell table:formula="of:=CONCATENATE([.A265];[.B265];[.C265];[.D265];[.E265])" office:value-type="string" office:string-value="...#...#......#..#.#....#.........#...#......#..#.#....#.........#...#......#..#.#....#.........#...#......#..#.#....#.........#...#......#..#.#....#......" calcext:value-type="string">
            <text:p>...#...#......#..#.#....#.........#...#......#..#.#....#.........#...#......#..#.#....#.........#...#......#..#.#....#.........#...#......#..#.#....#......</text:p>
          </table:table-cell>
          <table:table-cell table:number-columns-repeated="2" office:value-type="string" calcext:value-type="string">
            <text:p>...#...#......#..#.#....#.........#...#......#..#.#....#.........#...#......#..#.#....#.........#...#......#..#.#....#.........#...#......#..#.#....#......</text:p>
          </table:table-cell>
          <table:table-cell table:formula="of:=CONCATENATE([.G265];[.H265])" office:value-type="string" office:string-value="...#...#......#..#.#....#.........#...#......#..#.#....#.........#...#......#..#.#....#.........#...#......#..#.#....#.........#...#......#..#.#....#.........#...#......#..#.#....#.........#...#......#..#.#....#.........#...#......#..#.#....#.........#...#......#..#.#....#.........#...#......#..#.#....#......" calcext:value-type="string">
            <text:p>...#...#......#..#.#....#.........#...#......#..#.#....#.........#...#......#..#.#....#.........#...#......#..#.#....#.........#...#......#..#.#....#.........#...#......#..#.#....#.........#...#......#..#.#....#.........#...#......#..#.#....#.........#...#......#..#.#....#.........#...#......#..#.#....#......</text:p>
          </table:table-cell>
          <table:table-cell office:value-type="string" calcext:value-type="string">
            <text:p>...#...#......#..#.#....#.........#...#......#..#.#....#.........#...#......#..#.#....#.........#...#......#..#.#....#.........#...#......#..#.#....#.........#...#......#..#.#....#.........#...#......#..#.#....#.........#...#......#..#.#....#.........#...#......#..#.#....#.........#...#......#..#.#....#......</text:p>
          </table:table-cell>
        </table:table-row>
        <table:table-row table:style-name="ro1">
          <table:table-cell table:number-columns-repeated="5" office:value-type="string" calcext:value-type="string">
            <text:p>##.....##.......##.##....#.....</text:p>
          </table:table-cell>
          <table:table-cell table:formula="of:=CONCATENATE([.A266];[.B266];[.C266];[.D266];[.E266])" office:value-type="string" office:string-value="##.....##.......##.##....#.....##.....##.......##.##....#.....##.....##.......##.##....#.....##.....##.......##.##....#.....##.....##.......##.##....#....." calcext:value-type="string">
            <text:p>##.....##.......##.##....#.....##.....##.......##.##....#.....##.....##.......##.##....#.....##.....##.......##.##....#.....##.....##.......##.##....#.....</text:p>
          </table:table-cell>
          <table:table-cell table:number-columns-repeated="2" office:value-type="string" calcext:value-type="string">
            <text:p>##.....##.......##.##....#.....##.....##.......##.##....#.....##.....##.......##.##....#.....##.....##.......##.##....#.....##.....##.......##.##....#.....</text:p>
          </table:table-cell>
          <table:table-cell table:formula="of:=CONCATENATE([.G266];[.H266])" office:value-type="string" office:string-value="##.....##.......##.##....#.....##.....##.......##.##....#.....##.....##.......##.##....#.....##.....##.......##.##....#.....##.....##.......##.##....#.....##.....##.......##.##....#.....##.....##.......##.##....#.....##.....##.......##.##....#.....##.....##.......##.##....#.....##.....##.......##.##....#....." calcext:value-type="string">
            <text:p>##.....##.......##.##....#.....##.....##.......##.##....#.....##.....##.......##.##....#.....##.....##.......##.##....#.....##.....##.......##.##....#.....##.....##.......##.##....#.....##.....##.......##.##....#.....##.....##.......##.##....#.....##.....##.......##.##....#.....##.....##.......##.##....#.....</text:p>
          </table:table-cell>
          <table:table-cell office:value-type="string" calcext:value-type="string">
            <text:p>##.....##.......##.##....#.....##.....##.......##.##....#.....##.....##.......##.##....#.....##.....##.......##.##....#.....##.....##.......##.##....#.....##.....##.......##.##....#.....##.....##.......##.##....#.....##.....##.......##.##....#.....##.....##.......##.##....#.....##.....##.......##.##....#.....</text:p>
          </table:table-cell>
        </table:table-row>
        <table:table-row table:style-name="ro1">
          <table:table-cell table:number-columns-repeated="5" office:value-type="string" calcext:value-type="string">
            <text:p>.........#...##...........#....</text:p>
          </table:table-cell>
          <table:table-cell table:formula="of:=CONCATENATE([.A267];[.B267];[.C267];[.D267];[.E267])" office:value-type="string" office:string-value=".........#...##...........#.............#...##...........#.............#...##...........#.............#...##...........#.............#...##...........#...." calcext:value-type="string">
            <text:p>.........#...##...........#.............#...##...........#.............#...##...........#.............#...##...........#.............#...##...........#....</text:p>
          </table:table-cell>
          <table:table-cell table:number-columns-repeated="2" office:value-type="string" calcext:value-type="string">
            <text:p>.........#...##...........#.............#...##...........#.............#...##...........#.............#...##...........#.............#...##...........#....</text:p>
          </table:table-cell>
          <table:table-cell table:formula="of:=CONCATENATE([.G267];[.H267])" office:value-type="string" office:string-value=".........#...##...........#.............#...##...........#.............#...##...........#.............#...##...........#.............#...##...........#.............#...##...........#.............#...##...........#.............#...##...........#.............#...##...........#.............#...##...........#...." calcext:value-type="string">
            <text:p>.........#...##...........#.............#...##...........#.............#...##...........#.............#...##...........#.............#...##...........#.............#...##...........#.............#...##...........#.............#...##...........#.............#...##...........#.............#...##...........#....</text:p>
          </table:table-cell>
          <table:table-cell office:value-type="string" calcext:value-type="string">
            <text:p>.........#...##...........#.............#...##...........#.............#...##...........#.............#...##...........#.............#...##...........#.............#...##...........#.............#...##...........#.............#...##...........#.............#...##...........#.............#...##...........#....</text:p>
          </table:table-cell>
        </table:table-row>
        <table:table-row table:style-name="ro1">
          <table:table-cell table:number-columns-repeated="5" office:value-type="string" calcext:value-type="string">
            <text:p>.###.#..#....##...#.....#.....#</text:p>
          </table:table-cell>
          <table:table-cell table:formula="of:=CONCATENATE([.A268];[.B268];[.C268];[.D268];[.E268])" office:value-type="string" office:string-value=".###.#..#....##...#.....#.....#.###.#..#....##...#.....#.....#.###.#..#....##...#.....#.....#.###.#..#....##...#.....#.....#.###.#..#....##...#.....#.....#" calcext:value-type="string">
            <text:p>.###.#..#....##...#.....#.....#.###.#..#....##...#.....#.....#.###.#..#....##...#.....#.....#.###.#..#....##...#.....#.....#.###.#..#....##...#.....#.....#</text:p>
          </table:table-cell>
          <table:table-cell table:number-columns-repeated="2" office:value-type="string" calcext:value-type="string">
            <text:p>.###.#..#....##...#.....#.....#.###.#..#....##...#.....#.....#.###.#..#....##...#.....#.....#.###.#..#....##...#.....#.....#.###.#..#....##...#.....#.....#</text:p>
          </table:table-cell>
          <table:table-cell table:formula="of:=CONCATENATE([.G268];[.H268])" office:value-type="string" office:string-value=".###.#..#....##...#.....#.....#.###.#..#....##...#.....#.....#.###.#..#....##...#.....#.....#.###.#..#....##...#.....#.....#.###.#..#....##...#.....#.....#.###.#..#....##...#.....#.....#.###.#..#....##...#.....#.....#.###.#..#....##...#.....#.....#.###.#..#....##...#.....#.....#.###.#..#....##...#.....#.....#" calcext:value-type="string">
            <text:p>.###.#..#....##...#.....#.....#.###.#..#....##...#.....#.....#.###.#..#....##...#.....#.....#.###.#..#....##...#.....#.....#.###.#..#....##...#.....#.....#.###.#..#....##...#.....#.....#.###.#..#....##...#.....#.....#.###.#..#....##...#.....#.....#.###.#..#....##...#.....#.....#.###.#..#....##...#.....#.....#</text:p>
          </table:table-cell>
          <table:table-cell office:value-type="string" calcext:value-type="string">
            <text:p>.###.#..#....##...#.....#.....#.###.#..#....##...#.....#.....#.###.#..#....##...#.....#.....#.###.#..#....##...#.....#.....#.###.#..#....##...#.....#.....#.###.#..#....##...#.....#.....#.###.#..#....##...#.....#.....#.###.#..#....##...#.....#.....#.###.#..#....##...#.....#.....#.###.#..#....##...#.....#.....#</text:p>
          </table:table-cell>
        </table:table-row>
        <table:table-row table:style-name="ro1">
          <table:table-cell table:number-columns-repeated="5" office:value-type="string" calcext:value-type="string">
            <text:p>...#..........#.###..##...#.##.</text:p>
          </table:table-cell>
          <table:table-cell table:formula="of:=CONCATENATE([.A269];[.B269];[.C269];[.D269];[.E269])" office:value-type="string" office:string-value="...#..........#.###..##...#.##....#..........#.###..##...#.##....#..........#.###..##...#.##....#..........#.###..##...#.##....#..........#.###..##...#.##." calcext:value-type="string">
            <text:p>...#..........#.###..##...#.##....#..........#.###..##...#.##....#..........#.###..##...#.##....#..........#.###..##...#.##....#..........#.###..##...#.##.</text:p>
          </table:table-cell>
          <table:table-cell table:number-columns-repeated="2" office:value-type="string" calcext:value-type="string">
            <text:p>...#..........#.###..##...#.##....#..........#.###..##...#.##....#..........#.###..##...#.##....#..........#.###..##...#.##....#..........#.###..##...#.##.</text:p>
          </table:table-cell>
          <table:table-cell table:formula="of:=CONCATENATE([.G269];[.H269])" office:value-type="string" office:string-value="...#..........#.###..##...#.##....#..........#.###..##...#.##....#..........#.###..##...#.##....#..........#.###..##...#.##....#..........#.###..##...#.##....#..........#.###..##...#.##....#..........#.###..##...#.##....#..........#.###..##...#.##....#..........#.###..##...#.##....#..........#.###..##...#.##." calcext:value-type="string">
            <text:p>...#..........#.###..##...#.##....#..........#.###..##...#.##....#..........#.###..##...#.##....#..........#.###..##...#.##....#..........#.###..##...#.##....#..........#.###..##...#.##....#..........#.###..##...#.##....#..........#.###..##...#.##....#..........#.###..##...#.##....#..........#.###..##...#.##.</text:p>
          </table:table-cell>
          <table:table-cell office:value-type="string" calcext:value-type="string">
            <text:p>...#..........#.###..##...#.##....#..........#.###..##...#.##....#..........#.###..##...#.##....#..........#.###..##...#.##....#..........#.###..##...#.##....#..........#.###..##...#.##....#..........#.###..##...#.##....#..........#.###..##...#.##....#..........#.###..##...#.##....#..........#.###..##...#.##.</text:p>
          </table:table-cell>
        </table:table-row>
        <table:table-row table:style-name="ro1">
          <table:table-cell table:number-columns-repeated="5" office:value-type="string" calcext:value-type="string">
            <text:p>...#..#....#.#.#.......###.....</text:p>
          </table:table-cell>
          <table:table-cell table:formula="of:=CONCATENATE([.A270];[.B270];[.C270];[.D270];[.E270])" office:value-type="string" office:string-value="...#..#....#.#.#.......###........#..#....#.#.#.......###........#..#....#.#.#.......###........#..#....#.#.#.......###........#..#....#.#.#.......###....." calcext:value-type="string">
            <text:p>...#..#....#.#.#.......###........#..#....#.#.#.......###........#..#....#.#.#.......###........#..#....#.#.#.......###........#..#....#.#.#.......###.....</text:p>
          </table:table-cell>
          <table:table-cell table:number-columns-repeated="2" office:value-type="string" calcext:value-type="string">
            <text:p>...#..#....#.#.#.......###........#..#....#.#.#.......###........#..#....#.#.#.......###........#..#....#.#.#.......###........#..#....#.#.#.......###.....</text:p>
          </table:table-cell>
          <table:table-cell table:formula="of:=CONCATENATE([.G270];[.H270])" office:value-type="string" office:string-value="...#..#....#.#.#.......###........#..#....#.#.#.......###........#..#....#.#.#.......###........#..#....#.#.#.......###........#..#....#.#.#.......###........#..#....#.#.#.......###........#..#....#.#.#.......###........#..#....#.#.#.......###........#..#....#.#.#.......###........#..#....#.#.#.......###....." calcext:value-type="string">
            <text:p>...#..#....#.#.#.......###........#..#....#.#.#.......###........#..#....#.#.#.......###........#..#....#.#.#.......###........#..#....#.#.#.......###........#..#....#.#.#.......###........#..#....#.#.#.......###........#..#....#.#.#.......###........#..#....#.#.#.......###........#..#....#.#.#.......###.....</text:p>
          </table:table-cell>
          <table:table-cell office:value-type="string" calcext:value-type="string">
            <text:p>...#..#....#.#.#.......###........#..#....#.#.#.......###........#..#....#.#.#.......###........#..#....#.#.#.......###........#..#....#.#.#.......###........#..#....#.#.#.......###........#..#....#.#.#.......###........#..#....#.#.#.......###........#..#....#.#.#.......###........#..#....#.#.#.......###.....</text:p>
          </table:table-cell>
        </table:table-row>
        <table:table-row table:style-name="ro1">
          <table:table-cell table:number-columns-repeated="5" office:value-type="string" calcext:value-type="string">
            <text:p>....#..#.#.....##...#.#.#.#....</text:p>
          </table:table-cell>
          <table:table-cell table:formula="of:=CONCATENATE([.A271];[.B271];[.C271];[.D271];[.E271])" office:value-type="string" office:string-value="....#..#.#.....##...#.#.#.#........#..#.#.....##...#.#.#.#........#..#.#.....##...#.#.#.#........#..#.#.....##...#.#.#.#........#..#.#.....##...#.#.#.#...." calcext:value-type="string">
            <text:p>....#..#.#.....##...#.#.#.#........#..#.#.....##...#.#.#.#........#..#.#.....##...#.#.#.#........#..#.#.....##...#.#.#.#........#..#.#.....##...#.#.#.#....</text:p>
          </table:table-cell>
          <table:table-cell table:number-columns-repeated="2" office:value-type="string" calcext:value-type="string">
            <text:p>....#..#.#.....##...#.#.#.#........#..#.#.....##...#.#.#.#........#..#.#.....##...#.#.#.#........#..#.#.....##...#.#.#.#........#..#.#.....##...#.#.#.#....</text:p>
          </table:table-cell>
          <table:table-cell table:formula="of:=CONCATENATE([.G271];[.H271])" office:value-type="string" office:string-value="....#..#.#.....##...#.#.#.#........#..#.#.....##...#.#.#.#........#..#.#.....##...#.#.#.#........#..#.#.....##...#.#.#.#........#..#.#.....##...#.#.#.#........#..#.#.....##...#.#.#.#........#..#.#.....##...#.#.#.#........#..#.#.....##...#.#.#.#........#..#.#.....##...#.#.#.#........#..#.#.....##...#.#.#.#...." calcext:value-type="string">
            <text:p>....#..#.#.....##...#.#.#.#........#..#.#.....##...#.#.#.#........#..#.#.....##...#.#.#.#........#..#.#.....##...#.#.#.#........#..#.#.....##...#.#.#.#........#..#.#.....##...#.#.#.#........#..#.#.....##...#.#.#.#........#..#.#.....##...#.#.#.#........#..#.#.....##...#.#.#.#........#..#.#.....##...#.#.#.#....</text:p>
          </table:table-cell>
          <table:table-cell office:value-type="string" calcext:value-type="string">
            <text:p>....#..#.#.....##...#.#.#.#........#..#.#.....##...#.#.#.#........#..#.#.....##...#.#.#.#........#..#.#.....##...#.#.#.#........#..#.#.....##...#.#.#.#........#..#.#.....##...#.#.#.#........#..#.#.....##...#.#.#.#........#..#.#.....##...#.#.#.#........#..#.#.....##...#.#.#.#........#..#.#.....##...#.#.#.#....</text:p>
          </table:table-cell>
        </table:table-row>
        <table:table-row table:style-name="ro1">
          <table:table-cell table:number-columns-repeated="5" office:value-type="string" calcext:value-type="string">
            <text:p>.......##..#...##..##.#....#...</text:p>
          </table:table-cell>
          <table:table-cell table:formula="of:=CONCATENATE([.A272];[.B272];[.C272];[.D272];[.E272])" office:value-type="string" office:string-value=".......##..#...##..##.#....#..........##..#...##..##.#....#..........##..#...##..##.#....#..........##..#...##..##.#....#..........##..#...##..##.#....#..." calcext:value-type="string">
            <text:p>.......##..#...##..##.#....#..........##..#...##..##.#....#..........##..#...##..##.#....#..........##..#...##..##.#....#..........##..#...##..##.#....#...</text:p>
          </table:table-cell>
          <table:table-cell table:number-columns-repeated="2" office:value-type="string" calcext:value-type="string">
            <text:p>.......##..#...##..##.#....#..........##..#...##..##.#....#..........##..#...##..##.#....#..........##..#...##..##.#....#..........##..#...##..##.#....#...</text:p>
          </table:table-cell>
          <table:table-cell table:formula="of:=CONCATENATE([.G272];[.H272])" office:value-type="string" office:string-value=".......##..#...##..##.#....#..........##..#...##..##.#....#..........##..#...##..##.#....#..........##..#...##..##.#....#..........##..#...##..##.#....#..........##..#...##..##.#....#..........##..#...##..##.#....#..........##..#...##..##.#....#..........##..#...##..##.#....#..........##..#...##..##.#....#..." calcext:value-type="string">
            <text:p>.......##..#...##..##.#....#..........##..#...##..##.#....#..........##..#...##..##.#....#..........##..#...##..##.#....#..........##..#...##..##.#....#..........##..#...##..##.#....#..........##..#...##..##.#....#..........##..#...##..##.#....#..........##..#...##..##.#....#..........##..#...##..##.#....#...</text:p>
          </table:table-cell>
          <table:table-cell office:value-type="string" calcext:value-type="string">
            <text:p>.......##..#...##..##.#....#..........##..#...##..##.#....#..........##..#...##..##.#....#..........##..#...##..##.#....#..........##..#...##..##.#....#..........##..#...##..##.#....#..........##..#...##..##.#....#..........##..#...##..##.#....#..........##..#...##..##.#....#..........##..#...##..##.#....#...</text:p>
          </table:table-cell>
        </table:table-row>
        <table:table-row table:style-name="ro1">
          <table:table-cell table:number-columns-repeated="5" office:value-type="string" calcext:value-type="string">
            <text:p>.##..........#.#.#.....#.....#.</text:p>
          </table:table-cell>
          <table:table-cell table:formula="of:=CONCATENATE([.A273];[.B273];[.C273];[.D273];[.E273])" office:value-type="string" office:string-value=".##..........#.#.#.....#.....#..##..........#.#.#.....#.....#..##..........#.#.#.....#.....#..##..........#.#.#.....#.....#..##..........#.#.#.....#.....#." calcext:value-type="string">
            <text:p>.##..........#.#.#.....#.....#..##..........#.#.#.....#.....#..##..........#.#.#.....#.....#..##..........#.#.#.....#.....#..##..........#.#.#.....#.....#.</text:p>
          </table:table-cell>
          <table:table-cell table:number-columns-repeated="2" office:value-type="string" calcext:value-type="string">
            <text:p>.##..........#.#.#.....#.....#..##..........#.#.#.....#.....#..##..........#.#.#.....#.....#..##..........#.#.#.....#.....#..##..........#.#.#.....#.....#.</text:p>
          </table:table-cell>
          <table:table-cell table:formula="of:=CONCATENATE([.G273];[.H273])" office:value-type="string" office:string-value=".##..........#.#.#.....#.....#..##..........#.#.#.....#.....#..##..........#.#.#.....#.....#..##..........#.#.#.....#.....#..##..........#.#.#.....#.....#..##..........#.#.#.....#.....#..##..........#.#.#.....#.....#..##..........#.#.#.....#.....#..##..........#.#.#.....#.....#..##..........#.#.#.....#.....#." calcext:value-type="string">
            <text:p>.##..........#.#.#.....#.....#..##..........#.#.#.....#.....#..##..........#.#.#.....#.....#..##..........#.#.#.....#.....#..##..........#.#.#.....#.....#..##..........#.#.#.....#.....#..##..........#.#.#.....#.....#..##..........#.#.#.....#.....#..##..........#.#.#.....#.....#..##..........#.#.#.....#.....#.</text:p>
          </table:table-cell>
          <table:table-cell office:value-type="string" calcext:value-type="string">
            <text:p>.##..........#.#.#.....#.....#..##..........#.#.#.....#.....#..##..........#.#.#.....#.....#..##..........#.#.#.....#.....#..##..........#.#.#.....#.....#..##..........#.#.#.....#.....#..##..........#.#.#.....#.....#..##..........#.#.#.....#.....#..##..........#.#.#.....#.....#..##..........#.#.#.....#.....#.</text:p>
          </table:table-cell>
        </table:table-row>
        <table:table-row table:style-name="ro1">
          <table:table-cell table:number-columns-repeated="5" office:value-type="string" calcext:value-type="string">
            <text:p>#....#......##...#..##.#..#..#.</text:p>
          </table:table-cell>
          <table:table-cell table:formula="of:=CONCATENATE([.A274];[.B274];[.C274];[.D274];[.E274])" office:value-type="string" office:string-value="#....#......##...#..##.#..#..#.#....#......##...#..##.#..#..#.#....#......##...#..##.#..#..#.#....#......##...#..##.#..#..#.#....#......##...#..##.#..#..#." calcext:value-type="string">
            <text:p>#....#......##...#..##.#..#..#.#....#......##...#..##.#..#..#.#....#......##...#..##.#..#..#.#....#......##...#..##.#..#..#.#....#......##...#..##.#..#..#.</text:p>
          </table:table-cell>
          <table:table-cell table:number-columns-repeated="2" office:value-type="string" calcext:value-type="string">
            <text:p>#....#......##...#..##.#..#..#.#....#......##...#..##.#..#..#.#....#......##...#..##.#..#..#.#....#......##...#..##.#..#..#.#....#......##...#..##.#..#..#.</text:p>
          </table:table-cell>
          <table:table-cell table:formula="of:=CONCATENATE([.G274];[.H274])" office:value-type="string" office:string-value="#....#......##...#..##.#..#..#.#....#......##...#..##.#..#..#.#....#......##...#..##.#..#..#.#....#......##...#..##.#..#..#.#....#......##...#..##.#..#..#.#....#......##...#..##.#..#..#.#....#......##...#..##.#..#..#.#....#......##...#..##.#..#..#.#....#......##...#..##.#..#..#.#....#......##...#..##.#..#..#." calcext:value-type="string">
            <text:p>#....#......##...#..##.#..#..#.#....#......##...#..##.#..#..#.#....#......##...#..##.#..#..#.#....#......##...#..##.#..#..#.#....#......##...#..##.#..#..#.#....#......##...#..##.#..#..#.#....#......##...#..##.#..#..#.#....#......##...#..##.#..#..#.#....#......##...#..##.#..#..#.#....#......##...#..##.#..#..#.</text:p>
          </table:table-cell>
          <table:table-cell office:value-type="string" calcext:value-type="string">
            <text:p>#....#......##...#..##.#..#..#.#....#......##...#..##.#..#..#.#....#......##...#..##.#..#..#.#....#......##...#..##.#..#..#.#....#......##...#..##.#..#..#.#....#......##...#..##.#..#..#.#....#......##...#..##.#..#..#.#....#......##...#..##.#..#..#.#....#......##...#..##.#..#..#.#....#......##...#..##.#..#..#.</text:p>
          </table:table-cell>
        </table:table-row>
        <table:table-row table:style-name="ro1">
          <table:table-cell table:number-columns-repeated="5" office:value-type="string" calcext:value-type="string">
            <text:p>.#...#.....###..#......#.....#.</text:p>
          </table:table-cell>
          <table:table-cell table:formula="of:=CONCATENATE([.A275];[.B275];[.C275];[.D275];[.E275])" office:value-type="string" office:string-value=".#...#.....###..#......#.....#..#...#.....###..#......#.....#..#...#.....###..#......#.....#..#...#.....###..#......#.....#..#...#.....###..#......#.....#." calcext:value-type="string">
            <text:p>.#...#.....###..#......#.....#..#...#.....###..#......#.....#..#...#.....###..#......#.....#..#...#.....###..#......#.....#..#...#.....###..#......#.....#.</text:p>
          </table:table-cell>
          <table:table-cell table:number-columns-repeated="2" office:value-type="string" calcext:value-type="string">
            <text:p>.#...#.....###..#......#.....#..#...#.....###..#......#.....#..#...#.....###..#......#.....#..#...#.....###..#......#.....#..#...#.....###..#......#.....#.</text:p>
          </table:table-cell>
          <table:table-cell table:formula="of:=CONCATENATE([.G275];[.H275])" office:value-type="string" office:string-value=".#...#.....###..#......#.....#..#...#.....###..#......#.....#..#...#.....###..#......#.....#..#...#.....###..#......#.....#..#...#.....###..#......#.....#..#...#.....###..#......#.....#..#...#.....###..#......#.....#..#...#.....###..#......#.....#..#...#.....###..#......#.....#..#...#.....###..#......#.....#." calcext:value-type="string">
            <text:p>.#...#.....###..#......#.....#..#...#.....###..#......#.....#..#...#.....###..#......#.....#..#...#.....###..#......#.....#..#...#.....###..#......#.....#..#...#.....###..#......#.....#..#...#.....###..#......#.....#..#...#.....###..#......#.....#..#...#.....###..#......#.....#..#...#.....###..#......#.....#.</text:p>
          </table:table-cell>
          <table:table-cell office:value-type="string" calcext:value-type="string">
            <text:p>.#...#.....###..#......#.....#..#...#.....###..#......#.....#..#...#.....###..#......#.....#..#...#.....###..#......#.....#..#...#.....###..#......#.....#..#...#.....###..#......#.....#..#...#.....###..#......#.....#..#...#.....###..#......#.....#..#...#.....###..#......#.....#..#...#.....###..#......#.....#.</text:p>
          </table:table-cell>
        </table:table-row>
        <table:table-row table:style-name="ro1">
          <table:table-cell table:number-columns-repeated="5" office:value-type="string" calcext:value-type="string">
            <text:p>.#..#.###.......#.##....###....</text:p>
          </table:table-cell>
          <table:table-cell table:formula="of:=CONCATENATE([.A276];[.B276];[.C276];[.D276];[.E276])" office:value-type="string" office:string-value=".#..#.###.......#.##....###.....#..#.###.......#.##....###.....#..#.###.......#.##....###.....#..#.###.......#.##....###.....#..#.###.......#.##....###...." calcext:value-type="string">
            <text:p>.#..#.###.......#.##....###.....#..#.###.......#.##....###.....#..#.###.......#.##....###.....#..#.###.......#.##....###.....#..#.###.......#.##....###....</text:p>
          </table:table-cell>
          <table:table-cell table:number-columns-repeated="2" office:value-type="string" calcext:value-type="string">
            <text:p>.#..#.###.......#.##....###.....#..#.###.......#.##....###.....#..#.###.......#.##....###.....#..#.###.......#.##....###.....#..#.###.......#.##....###....</text:p>
          </table:table-cell>
          <table:table-cell table:formula="of:=CONCATENATE([.G276];[.H276])" office:value-type="string" office:string-value=".#..#.###.......#.##....###.....#..#.###.......#.##....###.....#..#.###.......#.##....###.....#..#.###.......#.##....###.....#..#.###.......#.##....###.....#..#.###.......#.##....###.....#..#.###.......#.##....###.....#..#.###.......#.##....###.....#..#.###.......#.##....###.....#..#.###.......#.##....###...." calcext:value-type="string">
            <text:p>.#..#.###.......#.##....###.....#..#.###.......#.##....###.....#..#.###.......#.##....###.....#..#.###.......#.##....###.....#..#.###.......#.##....###.....#..#.###.......#.##....###.....#..#.###.......#.##....###.....#..#.###.......#.##....###.....#..#.###.......#.##....###.....#..#.###.......#.##....###....</text:p>
          </table:table-cell>
          <table:table-cell office:value-type="string" calcext:value-type="string">
            <text:p>.#..#.###.......#.##....###.....#..#.###.......#.##....###.....#..#.###.......#.##....###.....#..#.###.......#.##....###.....#..#.###.......#.##....###.....#..#.###.......#.##....###.....#..#.###.......#.##....###.....#..#.###.......#.##....###.....#..#.###.......#.##....###.....#..#.###.......#.##....###....</text:p>
          </table:table-cell>
        </table:table-row>
        <table:table-row table:style-name="ro1">
          <table:table-cell table:number-columns-repeated="5" office:value-type="string" calcext:value-type="string">
            <text:p>#....#....#....#....#..#.##....</text:p>
          </table:table-cell>
          <table:table-cell table:formula="of:=CONCATENATE([.A277];[.B277];[.C277];[.D277];[.E277])" office:value-type="string" office:string-value="#....#....#....#....#..#.##....#....#....#....#....#..#.##....#....#....#....#....#..#.##....#....#....#....#....#..#.##....#....#....#....#....#..#.##...." calcext:value-type="string">
            <text:p>#....#....#....#....#..#.##....#....#....#....#....#..#.##....#....#....#....#....#..#.##....#....#....#....#....#..#.##....#....#....#....#....#..#.##....</text:p>
          </table:table-cell>
          <table:table-cell table:number-columns-repeated="2" office:value-type="string" calcext:value-type="string">
            <text:p>#....#....#....#....#..#.##....#....#....#....#....#..#.##....#....#....#....#....#..#.##....#....#....#....#....#..#.##....#....#....#....#....#..#.##....</text:p>
          </table:table-cell>
          <table:table-cell table:formula="of:=CONCATENATE([.G277];[.H277])" office:value-type="string" office:string-value="#....#....#....#....#..#.##....#....#....#....#....#..#.##....#....#....#....#....#..#.##....#....#....#....#....#..#.##....#....#....#....#....#..#.##....#....#....#....#....#..#.##....#....#....#....#....#..#.##....#....#....#....#....#..#.##....#....#....#....#....#..#.##....#....#....#....#....#..#.##...." calcext:value-type="string">
            <text:p>#....#....#....#....#..#.##....#....#....#....#....#..#.##....#....#....#....#....#..#.##....#....#....#....#....#..#.##....#....#....#....#....#..#.##....#....#....#....#....#..#.##....#....#....#....#....#..#.##....#....#....#....#....#..#.##....#....#....#....#....#..#.##....#....#....#....#....#..#.##....</text:p>
          </table:table-cell>
          <table:table-cell office:value-type="string" calcext:value-type="string">
            <text:p>#....#....#....#....#..#.##....#....#....#....#....#..#.##....#....#....#....#....#..#.##....#....#....#....#....#..#.##....#....#....#....#....#..#.##....#....#....#....#....#..#.##....#....#....#....#....#..#.##....#....#....#....#....#..#.##....#....#....#....#....#..#.##....#....#....#....#....#..#.##....</text:p>
          </table:table-cell>
        </table:table-row>
        <table:table-row table:style-name="ro1">
          <table:table-cell table:number-columns-repeated="5" office:value-type="string" calcext:value-type="string">
            <text:p>..#..#.....#.....#....###.....#</text:p>
          </table:table-cell>
          <table:table-cell table:formula="of:=CONCATENATE([.A278];[.B278];[.C278];[.D278];[.E278])" office:value-type="string" office:string-value="..#..#.....#.....#....###.....#..#..#.....#.....#....###.....#..#..#.....#.....#....###.....#..#..#.....#.....#....###.....#..#..#.....#.....#....###.....#" calcext:value-type="string">
            <text:p>..#..#.....#.....#....###.....#..#..#.....#.....#....###.....#..#..#.....#.....#....###.....#..#..#.....#.....#....###.....#..#..#.....#.....#....###.....#</text:p>
          </table:table-cell>
          <table:table-cell table:number-columns-repeated="2" office:value-type="string" calcext:value-type="string">
            <text:p>..#..#.....#.....#....###.....#..#..#.....#.....#....###.....#..#..#.....#.....#....###.....#..#..#.....#.....#....###.....#..#..#.....#.....#....###.....#</text:p>
          </table:table-cell>
          <table:table-cell table:formula="of:=CONCATENATE([.G278];[.H278])" office:value-type="string" office:string-value="..#..#.....#.....#....###.....#..#..#.....#.....#....###.....#..#..#.....#.....#....###.....#..#..#.....#.....#....###.....#..#..#.....#.....#....###.....#..#..#.....#.....#....###.....#..#..#.....#.....#....###.....#..#..#.....#.....#....###.....#..#..#.....#.....#....###.....#..#..#.....#.....#....###.....#" calcext:value-type="string">
            <text:p>..#..#.....#.....#....###.....#..#..#.....#.....#....###.....#..#..#.....#.....#....###.....#..#..#.....#.....#....###.....#..#..#.....#.....#....###.....#..#..#.....#.....#....###.....#..#..#.....#.....#....###.....#..#..#.....#.....#....###.....#..#..#.....#.....#....###.....#..#..#.....#.....#....###.....#</text:p>
          </table:table-cell>
          <table:table-cell office:value-type="string" calcext:value-type="string">
            <text:p>..#..#.....#.....#....###.....#..#..#.....#.....#....###.....#..#..#.....#.....#....###.....#..#..#.....#.....#....###.....#..#..#.....#.....#....###.....#..#..#.....#.....#....###.....#..#..#.....#.....#....###.....#..#..#.....#.....#....###.....#..#..#.....#.....#....###.....#..#..#.....#.....#....###.....#</text:p>
          </table:table-cell>
        </table:table-row>
        <table:table-row table:style-name="ro1">
          <table:table-cell table:number-columns-repeated="5" office:value-type="string" calcext:value-type="string">
            <text:p>##.###..#...##.......#.#.......</text:p>
          </table:table-cell>
          <table:table-cell table:formula="of:=CONCATENATE([.A279];[.B279];[.C279];[.D279];[.E279])" office:value-type="string" office:string-value="##.###..#...##.......#.#.......##.###..#...##.......#.#.......##.###..#...##.......#.#.......##.###..#...##.......#.#.......##.###..#...##.......#.#......." calcext:value-type="string">
            <text:p>##.###..#...##.......#.#.......##.###..#...##.......#.#.......##.###..#...##.......#.#.......##.###..#...##.......#.#.......##.###..#...##.......#.#.......</text:p>
          </table:table-cell>
          <table:table-cell table:number-columns-repeated="2" office:value-type="string" calcext:value-type="string">
            <text:p>##.###..#...##.......#.#.......##.###..#...##.......#.#.......##.###..#...##.......#.#.......##.###..#...##.......#.#.......##.###..#...##.......#.#.......</text:p>
          </table:table-cell>
          <table:table-cell table:formula="of:=CONCATENATE([.G279];[.H279])" office:value-type="string" office:string-value="##.###..#...##.......#.#.......##.###..#...##.......#.#.......##.###..#...##.......#.#.......##.###..#...##.......#.#.......##.###..#...##.......#.#.......##.###..#...##.......#.#.......##.###..#...##.......#.#.......##.###..#...##.......#.#.......##.###..#...##.......#.#.......##.###..#...##.......#.#......." calcext:value-type="string">
            <text:p>##.###..#...##.......#.#.......##.###..#...##.......#.#.......##.###..#...##.......#.#.......##.###..#...##.......#.#.......##.###..#...##.......#.#.......##.###..#...##.......#.#.......##.###..#...##.......#.#.......##.###..#...##.......#.#.......##.###..#...##.......#.#.......##.###..#...##.......#.#.......</text:p>
          </table:table-cell>
          <table:table-cell office:value-type="string" calcext:value-type="string">
            <text:p>##.###..#...##.......#.#.......##.###..#...##.......#.#.......##.###..#...##.......#.#.......##.###..#...##.......#.#.......##.###..#...##.......#.#.......##.###..#...##.......#.#.......##.###..#...##.......#.#.......##.###..#...##.......#.#.......##.###..#...##.......#.#.......##.###..#...##.......#.#.......</text:p>
          </table:table-cell>
        </table:table-row>
        <table:table-row table:style-name="ro1">
          <table:table-cell table:number-columns-repeated="5" office:value-type="string" calcext:value-type="string">
            <text:p>#...##......##....#.#...#....#.</text:p>
          </table:table-cell>
          <table:table-cell table:formula="of:=CONCATENATE([.A280];[.B280];[.C280];[.D280];[.E280])" office:value-type="string" office:string-value="#...##......##....#.#...#....#.#...##......##....#.#...#....#.#...##......##....#.#...#....#.#...##......##....#.#...#....#.#...##......##....#.#...#....#." calcext:value-type="string">
            <text:p>#...##......##....#.#...#....#.#...##......##....#.#...#....#.#...##......##....#.#...#....#.#...##......##....#.#...#....#.#...##......##....#.#...#....#.</text:p>
          </table:table-cell>
          <table:table-cell table:number-columns-repeated="2" office:value-type="string" calcext:value-type="string">
            <text:p>#...##......##....#.#...#....#.#...##......##....#.#...#....#.#...##......##....#.#...#....#.#...##......##....#.#...#....#.#...##......##....#.#...#....#.</text:p>
          </table:table-cell>
          <table:table-cell table:formula="of:=CONCATENATE([.G280];[.H280])" office:value-type="string" office:string-value="#...##......##....#.#...#....#.#...##......##....#.#...#....#.#...##......##....#.#...#....#.#...##......##....#.#...#....#.#...##......##....#.#...#....#.#...##......##....#.#...#....#.#...##......##....#.#...#....#.#...##......##....#.#...#....#.#...##......##....#.#...#....#.#...##......##....#.#...#....#." calcext:value-type="string">
            <text:p>#...##......##....#.#...#....#.#...##......##....#.#...#....#.#...##......##....#.#...#....#.#...##......##....#.#...#....#.#...##......##....#.#...#....#.#...##......##....#.#...#....#.#...##......##....#.#...#....#.#...##......##....#.#...#....#.#...##......##....#.#...#....#.#...##......##....#.#...#....#.</text:p>
          </table:table-cell>
          <table:table-cell office:value-type="string" calcext:value-type="string">
            <text:p>#...##......##....#.#...#....#.#...##......##....#.#...#....#.#...##......##....#.#...#....#.#...##......##....#.#...#....#.#...##......##....#.#...#....#.#...##......##....#.#...#....#.#...##......##....#.#...#....#.#...##......##....#.#...#....#.#...##......##....#.#...#....#.#...##......##....#.#...#....#.</text:p>
          </table:table-cell>
        </table:table-row>
        <table:table-row table:style-name="ro1">
          <table:table-cell table:number-columns-repeated="5" office:value-type="string" calcext:value-type="string">
            <text:p>..##.#.#....#...#.....##.......</text:p>
          </table:table-cell>
          <table:table-cell table:formula="of:=CONCATENATE([.A281];[.B281];[.C281];[.D281];[.E281])" office:value-type="string" office:string-value="..##.#.#....#...#.....##.........##.#.#....#...#.....##.........##.#.#....#...#.....##.........##.#.#....#...#.....##.........##.#.#....#...#.....##......." calcext:value-type="string">
            <text:p>..##.#.#....#...#.....##.........##.#.#....#...#.....##.........##.#.#....#...#.....##.........##.#.#....#...#.....##.........##.#.#....#...#.....##.......</text:p>
          </table:table-cell>
          <table:table-cell table:number-columns-repeated="2" office:value-type="string" calcext:value-type="string">
            <text:p>..##.#.#....#...#.....##.........##.#.#....#...#.....##.........##.#.#....#...#.....##.........##.#.#....#...#.....##.........##.#.#....#...#.....##.......</text:p>
          </table:table-cell>
          <table:table-cell table:formula="of:=CONCATENATE([.G281];[.H281])" office:value-type="string" office:string-value="..##.#.#....#...#.....##.........##.#.#....#...#.....##.........##.#.#....#...#.....##.........##.#.#....#...#.....##.........##.#.#....#...#.....##.........##.#.#....#...#.....##.........##.#.#....#...#.....##.........##.#.#....#...#.....##.........##.#.#....#...#.....##.........##.#.#....#...#.....##......." calcext:value-type="string">
            <text:p>..##.#.#....#...#.....##.........##.#.#....#...#.....##.........##.#.#....#...#.....##.........##.#.#....#...#.....##.........##.#.#....#...#.....##.........##.#.#....#...#.....##.........##.#.#....#...#.....##.........##.#.#....#...#.....##.........##.#.#....#...#.....##.........##.#.#....#...#.....##.......</text:p>
          </table:table-cell>
          <table:table-cell office:value-type="string" calcext:value-type="string">
            <text:p>..##.#.#....#...#.....##.........##.#.#....#...#.....##.........##.#.#....#...#.....##.........##.#.#....#...#.....##.........##.#.#....#...#.....##.........##.#.#....#...#.....##.........##.#.#....#...#.....##.........##.#.#....#...#.....##.........##.#.#....#...#.....##.........##.#.#....#...#.....##.......</text:p>
          </table:table-cell>
        </table:table-row>
        <table:table-row table:style-name="ro1">
          <table:table-cell table:number-columns-repeated="5" office:value-type="string" calcext:value-type="string">
            <text:p>.#....#..#...#...##..##........</text:p>
          </table:table-cell>
          <table:table-cell table:formula="of:=CONCATENATE([.A282];[.B282];[.C282];[.D282];[.E282])" office:value-type="string" office:string-value=".#....#..#...#...##..##.........#....#..#...#...##..##.........#....#..#...#...##..##.........#....#..#...#...##..##.........#....#..#...#...##..##........" calcext:value-type="string">
            <text:p>.#....#..#...#...##..##.........#....#..#...#...##..##.........#....#..#...#...##..##.........#....#..#...#...##..##.........#....#..#...#...##..##........</text:p>
          </table:table-cell>
          <table:table-cell table:number-columns-repeated="2" office:value-type="string" calcext:value-type="string">
            <text:p>.#....#..#...#...##..##.........#....#..#...#...##..##.........#....#..#...#...##..##.........#....#..#...#...##..##.........#....#..#...#...##..##........</text:p>
          </table:table-cell>
          <table:table-cell table:formula="of:=CONCATENATE([.G282];[.H282])" office:value-type="string" office:string-value=".#....#..#...#...##..##.........#....#..#...#...##..##.........#....#..#...#...##..##.........#....#..#...#...##..##.........#....#..#...#...##..##.........#....#..#...#...##..##.........#....#..#...#...##..##.........#....#..#...#...##..##.........#....#..#...#...##..##.........#....#..#...#...##..##........" calcext:value-type="string">
            <text:p>.#....#..#...#...##..##.........#....#..#...#...##..##.........#....#..#...#...##..##.........#....#..#...#...##..##.........#....#..#...#...##..##.........#....#..#...#...##..##.........#....#..#...#...##..##.........#....#..#...#...##..##.........#....#..#...#...##..##.........#....#..#...#...##..##........</text:p>
          </table:table-cell>
          <table:table-cell office:value-type="string" calcext:value-type="string">
            <text:p>.#....#..#...#...##..##.........#....#..#...#...##..##.........#....#..#...#...##..##.........#....#..#...#...##..##.........#....#..#...#...##..##.........#....#..#...#...##..##.........#....#..#...#...##..##.........#....#..#...#...##..##.........#....#..#...#...##..##.........#....#..#...#...##..##........</text:p>
          </table:table-cell>
        </table:table-row>
        <table:table-row table:style-name="ro1">
          <table:table-cell table:number-columns-repeated="5" office:value-type="string" calcext:value-type="string">
            <text:p>###......#.##....#.#..##.......</text:p>
          </table:table-cell>
          <table:table-cell table:formula="of:=CONCATENATE([.A283];[.B283];[.C283];[.D283];[.E283])" office:value-type="string" office:string-value="###......#.##....#.#..##.......###......#.##....#.#..##.......###......#.##....#.#..##.......###......#.##....#.#..##.......###......#.##....#.#..##......." calcext:value-type="string">
            <text:p>###......#.##....#.#..##.......###......#.##....#.#..##.......###......#.##....#.#..##.......###......#.##....#.#..##.......###......#.##....#.#..##.......</text:p>
          </table:table-cell>
          <table:table-cell table:number-columns-repeated="2" office:value-type="string" calcext:value-type="string">
            <text:p>###......#.##....#.#..##.......###......#.##....#.#..##.......###......#.##....#.#..##.......###......#.##....#.#..##.......###......#.##....#.#..##.......</text:p>
          </table:table-cell>
          <table:table-cell table:formula="of:=CONCATENATE([.G283];[.H283])" office:value-type="string" office:string-value="###......#.##....#.#..##.......###......#.##....#.#..##.......###......#.##....#.#..##.......###......#.##....#.#..##.......###......#.##....#.#..##.......###......#.##....#.#..##.......###......#.##....#.#..##.......###......#.##....#.#..##.......###......#.##....#.#..##.......###......#.##....#.#..##......." calcext:value-type="string">
            <text:p>###......#.##....#.#..##.......###......#.##....#.#..##.......###......#.##....#.#..##.......###......#.##....#.#..##.......###......#.##....#.#..##.......###......#.##....#.#..##.......###......#.##....#.#..##.......###......#.##....#.#..##.......###......#.##....#.#..##.......###......#.##....#.#..##.......</text:p>
          </table:table-cell>
          <table:table-cell office:value-type="string" calcext:value-type="string">
            <text:p>###......#.##....#.#..##.......###......#.##....#.#..##.......###......#.##....#.#..##.......###......#.##....#.#..##.......###......#.##....#.#..##.......###......#.##....#.#..##.......###......#.##....#.#..##.......###......#.##....#.#..##.......###......#.##....#.#..##.......###......#.##....#.#..##.......</text:p>
          </table:table-cell>
        </table:table-row>
        <table:table-row table:style-name="ro1">
          <table:table-cell table:number-columns-repeated="5" office:value-type="string" calcext:value-type="string">
            <text:p>...#.....##.#.........#..#.....</text:p>
          </table:table-cell>
          <table:table-cell table:formula="of:=CONCATENATE([.A284];[.B284];[.C284];[.D284];[.E284])" office:value-type="string" office:string-value="...#.....##.#.........#..#........#.....##.#.........#..#........#.....##.#.........#..#........#.....##.#.........#..#........#.....##.#.........#..#....." calcext:value-type="string">
            <text:p>...#.....##.#.........#..#........#.....##.#.........#..#........#.....##.#.........#..#........#.....##.#.........#..#........#.....##.#.........#..#.....</text:p>
          </table:table-cell>
          <table:table-cell table:number-columns-repeated="2" office:value-type="string" calcext:value-type="string">
            <text:p>...#.....##.#.........#..#........#.....##.#.........#..#........#.....##.#.........#..#........#.....##.#.........#..#........#.....##.#.........#..#.....</text:p>
          </table:table-cell>
          <table:table-cell table:formula="of:=CONCATENATE([.G284];[.H284])" office:value-type="string" office:string-value="...#.....##.#.........#..#........#.....##.#.........#..#........#.....##.#.........#..#........#.....##.#.........#..#........#.....##.#.........#..#........#.....##.#.........#..#........#.....##.#.........#..#........#.....##.#.........#..#........#.....##.#.........#..#........#.....##.#.........#..#....." calcext:value-type="string">
            <text:p>...#.....##.#.........#..#........#.....##.#.........#..#........#.....##.#.........#..#........#.....##.#.........#..#........#.....##.#.........#..#........#.....##.#.........#..#........#.....##.#.........#..#........#.....##.#.........#..#........#.....##.#.........#..#........#.....##.#.........#..#.....</text:p>
          </table:table-cell>
          <table:table-cell office:value-type="string" calcext:value-type="string">
            <text:p>...#.....##.#.........#..#........#.....##.#.........#..#........#.....##.#.........#..#........#.....##.#.........#..#........#.....##.#.........#..#........#.....##.#.........#..#........#.....##.#.........#..#........#.....##.#.........#..#........#.....##.#.........#..#........#.....##.#.........#..#.....</text:p>
          </table:table-cell>
        </table:table-row>
        <table:table-row table:style-name="ro1">
          <table:table-cell table:number-columns-repeated="5" office:value-type="string" calcext:value-type="string">
            <text:p>.......#.#....#.....##......#..</text:p>
          </table:table-cell>
          <table:table-cell table:formula="of:=CONCATENATE([.A285];[.B285];[.C285];[.D285];[.E285])" office:value-type="string" office:string-value=".......#.#....#.....##......#.........#.#....#.....##......#.........#.#....#.....##......#.........#.#....#.....##......#.........#.#....#.....##......#.." calcext:value-type="string">
            <text:p>.......#.#....#.....##......#.........#.#....#.....##......#.........#.#....#.....##......#.........#.#....#.....##......#.........#.#....#.....##......#..</text:p>
          </table:table-cell>
          <table:table-cell table:number-columns-repeated="2" office:value-type="string" calcext:value-type="string">
            <text:p>.......#.#....#.....##......#.........#.#....#.....##......#.........#.#....#.....##......#.........#.#....#.....##......#.........#.#....#.....##......#..</text:p>
          </table:table-cell>
          <table:table-cell table:formula="of:=CONCATENATE([.G285];[.H285])" office:value-type="string" office:string-value=".......#.#....#.....##......#.........#.#....#.....##......#.........#.#....#.....##......#.........#.#....#.....##......#.........#.#....#.....##......#.........#.#....#.....##......#.........#.#....#.....##......#.........#.#....#.....##......#.........#.#....#.....##......#.........#.#....#.....##......#.." calcext:value-type="string">
            <text:p>.......#.#....#.....##......#.........#.#....#.....##......#.........#.#....#.....##......#.........#.#....#.....##......#.........#.#....#.....##......#.........#.#....#.....##......#.........#.#....#.....##......#.........#.#....#.....##......#.........#.#....#.....##......#.........#.#....#.....##......#..</text:p>
          </table:table-cell>
          <table:table-cell office:value-type="string" calcext:value-type="string">
            <text:p>.......#.#....#.....##......#.........#.#....#.....##......#.........#.#....#.....##......#.........#.#....#.....##......#.........#.#....#.....##......#.........#.#....#.....##......#.........#.#....#.....##......#.........#.#....#.....##......#.........#.#....#.....##......#.........#.#....#.....##......#..</text:p>
          </table:table-cell>
        </table:table-row>
        <table:table-row table:style-name="ro1">
          <table:table-cell table:number-columns-repeated="5" office:value-type="string" calcext:value-type="string">
            <text:p>#..#..............##.#........#</text:p>
          </table:table-cell>
          <table:table-cell table:formula="of:=CONCATENATE([.A286];[.B286];[.C286];[.D286];[.E286])" office:value-type="string" office:string-value="#..#..............##.#........##..#..............##.#........##..#..............##.#........##..#..............##.#........##..#..............##.#........#" calcext:value-type="string">
            <text:p>#..#..............##.#........##..#..............##.#........##..#..............##.#........##..#..............##.#........##..#..............##.#........#</text:p>
          </table:table-cell>
          <table:table-cell table:number-columns-repeated="2" office:value-type="string" calcext:value-type="string">
            <text:p>#..#..............##.#........##..#..............##.#........##..#..............##.#........##..#..............##.#........##..#..............##.#........#</text:p>
          </table:table-cell>
          <table:table-cell table:formula="of:=CONCATENATE([.G286];[.H286])" office:value-type="string" office:string-value="#..#..............##.#........##..#..............##.#........##..#..............##.#........##..#..............##.#........##..#..............##.#........##..#..............##.#........##..#..............##.#........##..#..............##.#........##..#..............##.#........##..#..............##.#........#" calcext:value-type="string">
            <text:p>#..#..............##.#........##..#..............##.#........##..#..............##.#........##..#..............##.#........##..#..............##.#........##..#..............##.#........##..#..............##.#........##..#..............##.#........##..#..............##.#........##..#..............##.#........#</text:p>
          </table:table-cell>
          <table:table-cell office:value-type="string" calcext:value-type="string">
            <text:p>#..#..............##.#........##..#..............##.#........##..#..............##.#........##..#..............##.#........##..#..............##.#........##..#..............##.#........##..#..............##.#........##..#..............##.#........##..#..............##.#........##..#..............##.#........#</text:p>
          </table:table-cell>
        </table:table-row>
        <table:table-row table:style-name="ro1">
          <table:table-cell table:number-columns-repeated="5" office:value-type="string" calcext:value-type="string">
            <text:p>....#.#....#..#.#...##.........</text:p>
          </table:table-cell>
          <table:table-cell table:formula="of:=CONCATENATE([.A287];[.B287];[.C287];[.D287];[.E287])" office:value-type="string" office:string-value="....#.#....#..#.#...##.............#.#....#..#.#...##.............#.#....#..#.#...##.............#.#....#..#.#...##.............#.#....#..#.#...##........." calcext:value-type="string">
            <text:p>....#.#....#..#.#...##.............#.#....#..#.#...##.............#.#....#..#.#...##.............#.#....#..#.#...##.............#.#....#..#.#...##.........</text:p>
          </table:table-cell>
          <table:table-cell table:number-columns-repeated="2" office:value-type="string" calcext:value-type="string">
            <text:p>....#.#....#..#.#...##.............#.#....#..#.#...##.............#.#....#..#.#...##.............#.#....#..#.#...##.............#.#....#..#.#...##.........</text:p>
          </table:table-cell>
          <table:table-cell table:formula="of:=CONCATENATE([.G287];[.H287])" office:value-type="string" office:string-value="....#.#....#..#.#...##.............#.#....#..#.#...##.............#.#....#..#.#...##.............#.#....#..#.#...##.............#.#....#..#.#...##.............#.#....#..#.#...##.............#.#....#..#.#...##.............#.#....#..#.#...##.............#.#....#..#.#...##.............#.#....#..#.#...##........." calcext:value-type="string">
            <text:p>....#.#....#..#.#...##.............#.#....#..#.#...##.............#.#....#..#.#...##.............#.#....#..#.#...##.............#.#....#..#.#...##.............#.#....#..#.#...##.............#.#....#..#.#...##.............#.#....#..#.#...##.............#.#....#..#.#...##.............#.#....#..#.#...##.........</text:p>
          </table:table-cell>
          <table:table-cell office:value-type="string" calcext:value-type="string">
            <text:p>....#.#....#..#.#...##.............#.#....#..#.#...##.............#.#....#..#.#...##.............#.#....#..#.#...##.............#.#....#..#.#...##.............#.#....#..#.#...##.............#.#....#..#.#...##.............#.#....#..#.#...##.............#.#....#..#.#...##.............#.#....#..#.#...##.........</text:p>
          </table:table-cell>
        </table:table-row>
        <table:table-row table:style-name="ro1">
          <table:table-cell table:number-columns-repeated="5" office:value-type="string" calcext:value-type="string">
            <text:p>..........#..........#.........</text:p>
          </table:table-cell>
          <table:table-cell table:formula="of:=CONCATENATE([.A288];[.B288];[.C288];[.D288];[.E288])" office:value-type="string" office:string-value="..........#..........#...................#..........#...................#..........#...................#..........#...................#..........#........." calcext:value-type="string">
            <text:p>..........#..........#...................#..........#...................#..........#...................#..........#...................#..........#.........</text:p>
          </table:table-cell>
          <table:table-cell table:number-columns-repeated="2" office:value-type="string" calcext:value-type="string">
            <text:p>..........#..........#...................#..........#...................#..........#...................#..........#...................#..........#.........</text:p>
          </table:table-cell>
          <table:table-cell table:formula="of:=CONCATENATE([.G288];[.H288])" office:value-type="string" office:string-value="..........#..........#...................#..........#...................#..........#...................#..........#...................#..........#...................#..........#...................#..........#...................#..........#...................#..........#...................#..........#........." calcext:value-type="string">
            <text:p>..........#..........#...................#..........#...................#..........#...................#..........#...................#..........#...................#..........#...................#..........#...................#..........#...................#..........#...................#..........#.........</text:p>
          </table:table-cell>
          <table:table-cell office:value-type="string" calcext:value-type="string">
            <text:p>..........#..........#...................#..........#...................#..........#...................#..........#...................#..........#...................#..........#...................#..........#...................#..........#...................#..........#...................#..........#.........</text:p>
          </table:table-cell>
        </table:table-row>
        <table:table-row table:style-name="ro1">
          <table:table-cell table:number-columns-repeated="5" office:value-type="string" calcext:value-type="string">
            <text:p>.#.....#.....#.##....#.##..#..#</text:p>
          </table:table-cell>
          <table:table-cell table:formula="of:=CONCATENATE([.A289];[.B289];[.C289];[.D289];[.E289])" office:value-type="string" office:string-value=".#.....#.....#.##....#.##..#..#.#.....#.....#.##....#.##..#..#.#.....#.....#.##....#.##..#..#.#.....#.....#.##....#.##..#..#.#.....#.....#.##....#.##..#..#" calcext:value-type="string">
            <text:p>.#.....#.....#.##....#.##..#..#.#.....#.....#.##....#.##..#..#.#.....#.....#.##....#.##..#..#.#.....#.....#.##....#.##..#..#.#.....#.....#.##....#.##..#..#</text:p>
          </table:table-cell>
          <table:table-cell table:number-columns-repeated="2" office:value-type="string" calcext:value-type="string">
            <text:p>.#.....#.....#.##....#.##..#..#.#.....#.....#.##....#.##..#..#.#.....#.....#.##....#.##..#..#.#.....#.....#.##....#.##..#..#.#.....#.....#.##....#.##..#..#</text:p>
          </table:table-cell>
          <table:table-cell table:formula="of:=CONCATENATE([.G289];[.H289])" office:value-type="string" office:string-value=".#.....#.....#.##....#.##..#..#.#.....#.....#.##....#.##..#..#.#.....#.....#.##....#.##..#..#.#.....#.....#.##....#.##..#..#.#.....#.....#.##....#.##..#..#.#.....#.....#.##....#.##..#..#.#.....#.....#.##....#.##..#..#.#.....#.....#.##....#.##..#..#.#.....#.....#.##....#.##..#..#.#.....#.....#.##....#.##..#..#" calcext:value-type="string">
            <text:p>.#.....#.....#.##....#.##..#..#.#.....#.....#.##....#.##..#..#.#.....#.....#.##....#.##..#..#.#.....#.....#.##....#.##..#..#.#.....#.....#.##....#.##..#..#.#.....#.....#.##....#.##..#..#.#.....#.....#.##....#.##..#..#.#.....#.....#.##....#.##..#..#.#.....#.....#.##....#.##..#..#.#.....#.....#.##....#.##..#..#</text:p>
          </table:table-cell>
          <table:table-cell office:value-type="string" calcext:value-type="string">
            <text:p>.#.....#.....#.##....#.##..#..#.#.....#.....#.##....#.##..#..#.#.....#.....#.##....#.##..#..#.#.....#.....#.##....#.##..#..#.#.....#.....#.##....#.##..#..#.#.....#.....#.##....#.##..#..#.#.....#.....#.##....#.##..#..#.#.....#.....#.##....#.##..#..#.#.....#.....#.##....#.##..#..#.#.....#.....#.##....#.##..#..#</text:p>
          </table:table-cell>
        </table:table-row>
        <table:table-row table:style-name="ro1">
          <table:table-cell table:number-columns-repeated="5" office:value-type="string" calcext:value-type="string">
            <text:p>.......#.......#.#.#.##....#...</text:p>
          </table:table-cell>
          <table:table-cell table:formula="of:=CONCATENATE([.A290];[.B290];[.C290];[.D290];[.E290])" office:value-type="string" office:string-value=".......#.......#.#.#.##....#..........#.......#.#.#.##....#..........#.......#.#.#.##....#..........#.......#.#.#.##....#..........#.......#.#.#.##....#..." calcext:value-type="string">
            <text:p>.......#.......#.#.#.##....#..........#.......#.#.#.##....#..........#.......#.#.#.##....#..........#.......#.#.#.##....#..........#.......#.#.#.##....#...</text:p>
          </table:table-cell>
          <table:table-cell table:number-columns-repeated="2" office:value-type="string" calcext:value-type="string">
            <text:p>.......#.......#.#.#.##....#..........#.......#.#.#.##....#..........#.......#.#.#.##....#..........#.......#.#.#.##....#..........#.......#.#.#.##....#...</text:p>
          </table:table-cell>
          <table:table-cell table:formula="of:=CONCATENATE([.G290];[.H290])" office:value-type="string" office:string-value=".......#.......#.#.#.##....#..........#.......#.#.#.##....#..........#.......#.#.#.##....#..........#.......#.#.#.##....#..........#.......#.#.#.##....#..........#.......#.#.#.##....#..........#.......#.#.#.##....#..........#.......#.#.#.##....#..........#.......#.#.#.##....#..........#.......#.#.#.##....#..." calcext:value-type="string">
            <text:p>.......#.......#.#.#.##....#..........#.......#.#.#.##....#..........#.......#.#.#.##....#..........#.......#.#.#.##....#..........#.......#.#.#.##....#..........#.......#.#.#.##....#..........#.......#.#.#.##....#..........#.......#.#.#.##....#..........#.......#.#.#.##....#..........#.......#.#.#.##....#...</text:p>
          </table:table-cell>
          <table:table-cell office:value-type="string" calcext:value-type="string">
            <text:p>.......#.......#.#.#.##....#..........#.......#.#.#.##....#..........#.......#.#.#.##....#..........#.......#.#.#.##....#..........#.......#.#.#.##....#..........#.......#.#.#.##....#..........#.......#.#.#.##....#..........#.......#.#.#.##....#..........#.......#.#.#.##....#..........#.......#.#.#.##....#...</text:p>
          </table:table-cell>
        </table:table-row>
        <table:table-row table:style-name="ro1">
          <table:table-cell table:number-columns-repeated="5" office:value-type="string" calcext:value-type="string">
            <text:p>..#...........#....#.......##..</text:p>
          </table:table-cell>
          <table:table-cell table:formula="of:=CONCATENATE([.A291];[.B291];[.C291];[.D291];[.E291])" office:value-type="string" office:string-value="..#...........#....#.......##....#...........#....#.......##....#...........#....#.......##....#...........#....#.......##....#...........#....#.......##.." calcext:value-type="string">
            <text:p>..#...........#....#.......##....#...........#....#.......##....#...........#....#.......##....#...........#....#.......##....#...........#....#.......##..</text:p>
          </table:table-cell>
          <table:table-cell table:number-columns-repeated="2" office:value-type="string" calcext:value-type="string">
            <text:p>..#...........#....#.......##....#...........#....#.......##....#...........#....#.......##....#...........#....#.......##....#...........#....#.......##..</text:p>
          </table:table-cell>
          <table:table-cell table:formula="of:=CONCATENATE([.G291];[.H291])" office:value-type="string" office:string-value="..#...........#....#.......##....#...........#....#.......##....#...........#....#.......##....#...........#....#.......##....#...........#....#.......##....#...........#....#.......##....#...........#....#.......##....#...........#....#.......##....#...........#....#.......##....#...........#....#.......##.." calcext:value-type="string">
            <text:p>..#...........#....#.......##....#...........#....#.......##....#...........#....#.......##....#...........#....#.......##....#...........#....#.......##....#...........#....#.......##....#...........#....#.......##....#...........#....#.......##....#...........#....#.......##....#...........#....#.......##..</text:p>
          </table:table-cell>
          <table:table-cell office:value-type="string" calcext:value-type="string">
            <text:p>..#...........#....#.......##....#...........#....#.......##....#...........#....#.......##....#...........#....#.......##....#...........#....#.......##....#...........#....#.......##....#...........#....#.......##....#...........#....#.......##....#...........#....#.......##....#...........#....#.......##..</text:p>
          </table:table-cell>
        </table:table-row>
        <table:table-row table:style-name="ro1">
          <table:table-cell table:number-columns-repeated="5" office:value-type="string" calcext:value-type="string">
            <text:p>..#.#.#.#...##..#.#.#..#...#.#.</text:p>
          </table:table-cell>
          <table:table-cell table:formula="of:=CONCATENATE([.A292];[.B292];[.C292];[.D292];[.E292])" office:value-type="string" office:string-value="..#.#.#.#...##..#.#.#..#...#.#...#.#.#.#...##..#.#.#..#...#.#...#.#.#.#...##..#.#.#..#...#.#...#.#.#.#...##..#.#.#..#...#.#...#.#.#.#...##..#.#.#..#...#.#." calcext:value-type="string">
            <text:p>..#.#.#.#...##..#.#.#..#...#.#...#.#.#.#...##..#.#.#..#...#.#...#.#.#.#...##..#.#.#..#...#.#...#.#.#.#...##..#.#.#..#...#.#...#.#.#.#...##..#.#.#..#...#.#.</text:p>
          </table:table-cell>
          <table:table-cell table:number-columns-repeated="2" office:value-type="string" calcext:value-type="string">
            <text:p>..#.#.#.#...##..#.#.#..#...#.#...#.#.#.#...##..#.#.#..#...#.#...#.#.#.#...##..#.#.#..#...#.#...#.#.#.#...##..#.#.#..#...#.#...#.#.#.#...##..#.#.#..#...#.#.</text:p>
          </table:table-cell>
          <table:table-cell table:formula="of:=CONCATENATE([.G292];[.H292])" office:value-type="string" office:string-value="..#.#.#.#...##..#.#.#..#...#.#...#.#.#.#...##..#.#.#..#...#.#...#.#.#.#...##..#.#.#..#...#.#...#.#.#.#...##..#.#.#..#...#.#...#.#.#.#...##..#.#.#..#...#.#...#.#.#.#...##..#.#.#..#...#.#...#.#.#.#...##..#.#.#..#...#.#...#.#.#.#...##..#.#.#..#...#.#...#.#.#.#...##..#.#.#..#...#.#...#.#.#.#...##..#.#.#..#...#.#." calcext:value-type="string">
            <text:p>..#.#.#.#...##..#.#.#..#...#.#...#.#.#.#...##..#.#.#..#...#.#...#.#.#.#...##..#.#.#..#...#.#...#.#.#.#...##..#.#.#..#...#.#...#.#.#.#...##..#.#.#..#...#.#...#.#.#.#...##..#.#.#..#...#.#...#.#.#.#...##..#.#.#..#...#.#...#.#.#.#...##..#.#.#..#...#.#...#.#.#.#...##..#.#.#..#...#.#...#.#.#.#...##..#.#.#..#...#.#.</text:p>
          </table:table-cell>
          <table:table-cell office:value-type="string" calcext:value-type="string">
            <text:p>..#.#.#.#...##..#.#.#..#...#.#...#.#.#.#...##..#.#.#..#...#.#...#.#.#.#...##..#.#.#..#...#.#...#.#.#.#...##..#.#.#..#...#.#...#.#.#.#...##..#.#.#..#...#.#...#.#.#.#...##..#.#.#..#...#.#...#.#.#.#...##..#.#.#..#...#.#...#.#.#.#...##..#.#.#..#...#.#...#.#.#.#...##..#.#.#..#...#.#...#.#.#.#...##..#.#.#..#...#.#.</text:p>
          </table:table-cell>
        </table:table-row>
        <table:table-row table:style-name="ro1">
          <table:table-cell table:number-columns-repeated="5" office:value-type="string" calcext:value-type="string">
            <text:p>..#..#..........#...##....#....</text:p>
          </table:table-cell>
          <table:table-cell table:formula="of:=CONCATENATE([.A293];[.B293];[.C293];[.D293];[.E293])" office:value-type="string" office:string-value="..#..#..........#...##....#......#..#..........#...##....#......#..#..........#...##....#......#..#..........#...##....#......#..#..........#...##....#...." calcext:value-type="string">
            <text:p>..#..#..........#...##....#......#..#..........#...##....#......#..#..........#...##....#......#..#..........#...##....#......#..#..........#...##....#....</text:p>
          </table:table-cell>
          <table:table-cell table:number-columns-repeated="2" office:value-type="string" calcext:value-type="string">
            <text:p>..#..#..........#...##....#......#..#..........#...##....#......#..#..........#...##....#......#..#..........#...##....#......#..#..........#...##....#....</text:p>
          </table:table-cell>
          <table:table-cell table:formula="of:=CONCATENATE([.G293];[.H293])" office:value-type="string" office:string-value="..#..#..........#...##....#......#..#..........#...##....#......#..#..........#...##....#......#..#..........#...##....#......#..#..........#...##....#......#..#..........#...##....#......#..#..........#...##....#......#..#..........#...##....#......#..#..........#...##....#......#..#..........#...##....#...." calcext:value-type="string">
            <text:p>..#..#..........#...##....#......#..#..........#...##....#......#..#..........#...##....#......#..#..........#...##....#......#..#..........#...##....#......#..#..........#...##....#......#..#..........#...##....#......#..#..........#...##....#......#..#..........#...##....#......#..#..........#...##....#....</text:p>
          </table:table-cell>
          <table:table-cell office:value-type="string" calcext:value-type="string">
            <text:p>..#..#..........#...##....#......#..#..........#...##....#......#..#..........#...##....#......#..#..........#...##....#......#..#..........#...##....#......#..#..........#...##....#......#..#..........#...##....#......#..#..........#...##....#......#..#..........#...##....#......#..#..........#...##....#....</text:p>
          </table:table-cell>
        </table:table-row>
        <table:table-row table:style-name="ro1">
          <table:table-cell table:number-columns-repeated="5" office:value-type="string" calcext:value-type="string">
            <text:p>....##.#....#.............#....</text:p>
          </table:table-cell>
          <table:table-cell table:formula="of:=CONCATENATE([.A294];[.B294];[.C294];[.D294];[.E294])" office:value-type="string" office:string-value="....##.#....#.............#........##.#....#.............#........##.#....#.............#........##.#....#.............#........##.#....#.............#...." calcext:value-type="string">
            <text:p>....##.#....#.............#........##.#....#.............#........##.#....#.............#........##.#....#.............#........##.#....#.............#....</text:p>
          </table:table-cell>
          <table:table-cell table:number-columns-repeated="2" office:value-type="string" calcext:value-type="string">
            <text:p>....##.#....#.............#........##.#....#.............#........##.#....#.............#........##.#....#.............#........##.#....#.............#....</text:p>
          </table:table-cell>
          <table:table-cell table:formula="of:=CONCATENATE([.G294];[.H294])" office:value-type="string" office:string-value="....##.#....#.............#........##.#....#.............#........##.#....#.............#........##.#....#.............#........##.#....#.............#........##.#....#.............#........##.#....#.............#........##.#....#.............#........##.#....#.............#........##.#....#.............#...." calcext:value-type="string">
            <text:p>....##.#....#.............#........##.#....#.............#........##.#....#.............#........##.#....#.............#........##.#....#.............#........##.#....#.............#........##.#....#.............#........##.#....#.............#........##.#....#.............#........##.#....#.............#....</text:p>
          </table:table-cell>
          <table:table-cell office:value-type="string" calcext:value-type="string">
            <text:p>....##.#....#.............#........##.#....#.............#........##.#....#.............#........##.#....#.............#........##.#....#.............#........##.#....#.............#........##.#....#.............#........##.#....#.............#........##.#....#.............#........##.#....#.............#....</text:p>
          </table:table-cell>
        </table:table-row>
        <table:table-row table:style-name="ro1">
          <table:table-cell table:number-columns-repeated="5" office:value-type="string" calcext:value-type="string">
            <text:p>.##...##..........#.#..#...#...</text:p>
          </table:table-cell>
          <table:table-cell table:formula="of:=CONCATENATE([.A295];[.B295];[.C295];[.D295];[.E295])" office:value-type="string" office:string-value=".##...##..........#.#..#...#....##...##..........#.#..#...#....##...##..........#.#..#...#....##...##..........#.#..#...#....##...##..........#.#..#...#..." calcext:value-type="string">
            <text:p>.##...##..........#.#..#...#....##...##..........#.#..#...#....##...##..........#.#..#...#....##...##..........#.#..#...#....##...##..........#.#..#...#...</text:p>
          </table:table-cell>
          <table:table-cell table:number-columns-repeated="2" office:value-type="string" calcext:value-type="string">
            <text:p>.##...##..........#.#..#...#....##...##..........#.#..#...#....##...##..........#.#..#...#....##...##..........#.#..#...#....##...##..........#.#..#...#...</text:p>
          </table:table-cell>
          <table:table-cell table:formula="of:=CONCATENATE([.G295];[.H295])" office:value-type="string" office:string-value=".##...##..........#.#..#...#....##...##..........#.#..#...#....##...##..........#.#..#...#....##...##..........#.#..#...#....##...##..........#.#..#...#....##...##..........#.#..#...#....##...##..........#.#..#...#....##...##..........#.#..#...#....##...##..........#.#..#...#....##...##..........#.#..#...#..." calcext:value-type="string">
            <text:p>.##...##..........#.#..#...#....##...##..........#.#..#...#....##...##..........#.#..#...#....##...##..........#.#..#...#....##...##..........#.#..#...#....##...##..........#.#..#...#....##...##..........#.#..#...#....##...##..........#.#..#...#....##...##..........#.#..#...#....##...##..........#.#..#...#...</text:p>
          </table:table-cell>
          <table:table-cell office:value-type="string" calcext:value-type="string">
            <text:p>.##...##..........#.#..#...#....##...##..........#.#..#...#....##...##..........#.#..#...#....##...##..........#.#..#...#....##...##..........#.#..#...#....##...##..........#.#..#...#....##...##..........#.#..#...#....##...##..........#.#..#...#....##...##..........#.#..#...#....##...##..........#.#..#...#...</text:p>
          </table:table-cell>
        </table:table-row>
        <table:table-row table:style-name="ro1">
          <table:table-cell table:number-columns-repeated="5" office:value-type="string" calcext:value-type="string">
            <text:p>#..#..#.##..........##.........</text:p>
          </table:table-cell>
          <table:table-cell table:formula="of:=CONCATENATE([.A296];[.B296];[.C296];[.D296];[.E296])" office:value-type="string" office:string-value="#..#..#.##..........##.........#..#..#.##..........##.........#..#..#.##..........##.........#..#..#.##..........##.........#..#..#.##..........##........." calcext:value-type="string">
            <text:p>#..#..#.##..........##.........#..#..#.##..........##.........#..#..#.##..........##.........#..#..#.##..........##.........#..#..#.##..........##.........</text:p>
          </table:table-cell>
          <table:table-cell table:number-columns-repeated="2" office:value-type="string" calcext:value-type="string">
            <text:p>#..#..#.##..........##.........#..#..#.##..........##.........#..#..#.##..........##.........#..#..#.##..........##.........#..#..#.##..........##.........</text:p>
          </table:table-cell>
          <table:table-cell table:formula="of:=CONCATENATE([.G296];[.H296])" office:value-type="string" office:string-value="#..#..#.##..........##.........#..#..#.##..........##.........#..#..#.##..........##.........#..#..#.##..........##.........#..#..#.##..........##.........#..#..#.##..........##.........#..#..#.##..........##.........#..#..#.##..........##.........#..#..#.##..........##.........#..#..#.##..........##........." calcext:value-type="string">
            <text:p>#..#..#.##..........##.........#..#..#.##..........##.........#..#..#.##..........##.........#..#..#.##..........##.........#..#..#.##..........##.........#..#..#.##..........##.........#..#..#.##..........##.........#..#..#.##..........##.........#..#..#.##..........##.........#..#..#.##..........##.........</text:p>
          </table:table-cell>
          <table:table-cell office:value-type="string" calcext:value-type="string">
            <text:p>#..#..#.##..........##.........#..#..#.##..........##.........#..#..#.##..........##.........#..#..#.##..........##.........#..#..#.##..........##.........#..#..#.##..........##.........#..#..#.##..........##.........#..#..#.##..........##.........#..#..#.##..........##.........#..#..#.##..........##.........</text:p>
          </table:table-cell>
        </table:table-row>
        <table:table-row table:style-name="ro1">
          <table:table-cell table:number-columns-repeated="5" office:value-type="string" calcext:value-type="string">
            <text:p>............#.......#..#.....##</text:p>
          </table:table-cell>
          <table:table-cell table:formula="of:=CONCATENATE([.A297];[.B297];[.C297];[.D297];[.E297])" office:value-type="string" office:string-value="............#.......#..#.....##............#.......#..#.....##............#.......#..#.....##............#.......#..#.....##............#.......#..#.....##" calcext:value-type="string">
            <text:p>............#.......#..#.....##............#.......#..#.....##............#.......#..#.....##............#.......#..#.....##............#.......#..#.....##</text:p>
          </table:table-cell>
          <table:table-cell table:number-columns-repeated="2" office:value-type="string" calcext:value-type="string">
            <text:p>............#.......#..#.....##............#.......#..#.....##............#.......#..#.....##............#.......#..#.....##............#.......#..#.....##</text:p>
          </table:table-cell>
          <table:table-cell table:formula="of:=CONCATENATE([.G297];[.H297])" office:value-type="string" office:string-value="............#.......#..#.....##............#.......#..#.....##............#.......#..#.....##............#.......#..#.....##............#.......#..#.....##............#.......#..#.....##............#.......#..#.....##............#.......#..#.....##............#.......#..#.....##............#.......#..#.....##" calcext:value-type="string">
            <text:p>............#.......#..#.....##............#.......#..#.....##............#.......#..#.....##............#.......#..#.....##............#.......#..#.....##............#.......#..#.....##............#.......#..#.....##............#.......#..#.....##............#.......#..#.....##............#.......#..#.....##</text:p>
          </table:table-cell>
          <table:table-cell office:value-type="string" calcext:value-type="string">
            <text:p>............#.......#..#.....##............#.......#..#.....##............#.......#..#.....##............#.......#..#.....##............#.......#..#.....##............#.......#..#.....##............#.......#..#.....##............#.......#..#.....##............#.......#..#.....##............#.......#..#.....##</text:p>
          </table:table-cell>
        </table:table-row>
        <table:table-row table:style-name="ro1">
          <table:table-cell table:number-columns-repeated="5" office:value-type="string" calcext:value-type="string">
            <text:p>....#......#........#..#.##....</text:p>
          </table:table-cell>
          <table:table-cell table:formula="of:=CONCATENATE([.A298];[.B298];[.C298];[.D298];[.E298])" office:value-type="string" office:string-value="....#......#........#..#.##........#......#........#..#.##........#......#........#..#.##........#......#........#..#.##........#......#........#..#.##...." calcext:value-type="string">
            <text:p>....#......#........#..#.##........#......#........#..#.##........#......#........#..#.##........#......#........#..#.##........#......#........#..#.##....</text:p>
          </table:table-cell>
          <table:table-cell table:number-columns-repeated="2" office:value-type="string" calcext:value-type="string">
            <text:p>....#......#........#..#.##........#......#........#..#.##........#......#........#..#.##........#......#........#..#.##........#......#........#..#.##....</text:p>
          </table:table-cell>
          <table:table-cell table:formula="of:=CONCATENATE([.G298];[.H298])" office:value-type="string" office:string-value="....#......#........#..#.##........#......#........#..#.##........#......#........#..#.##........#......#........#..#.##........#......#........#..#.##........#......#........#..#.##........#......#........#..#.##........#......#........#..#.##........#......#........#..#.##........#......#........#..#.##...." calcext:value-type="string">
            <text:p>....#......#........#..#.##........#......#........#..#.##........#......#........#..#.##........#......#........#..#.##........#......#........#..#.##........#......#........#..#.##........#......#........#..#.##........#......#........#..#.##........#......#........#..#.##........#......#........#..#.##....</text:p>
          </table:table-cell>
          <table:table-cell office:value-type="string" calcext:value-type="string">
            <text:p>....#......#........#..#.##........#......#........#..#.##........#......#........#..#.##........#......#........#..#.##........#......#........#..#.##........#......#........#..#.##........#......#........#..#.##........#......#........#..#.##........#......#........#..#.##........#......#........#..#.##....</text:p>
          </table:table-cell>
        </table:table-row>
        <table:table-row table:style-name="ro1">
          <table:table-cell table:number-columns-repeated="5" office:value-type="string" calcext:value-type="string">
            <text:p>#.#......#.#...#.....#.........</text:p>
          </table:table-cell>
          <table:table-cell table:formula="of:=CONCATENATE([.A299];[.B299];[.C299];[.D299];[.E299])" office:value-type="string" office:string-value="#.#......#.#...#.....#.........#.#......#.#...#.....#.........#.#......#.#...#.....#.........#.#......#.#...#.....#.........#.#......#.#...#.....#........." calcext:value-type="string">
            <text:p>#.#......#.#...#.....#.........#.#......#.#...#.....#.........#.#......#.#...#.....#.........#.#......#.#...#.....#.........#.#......#.#...#.....#.........</text:p>
          </table:table-cell>
          <table:table-cell table:number-columns-repeated="2" office:value-type="string" calcext:value-type="string">
            <text:p>#.#......#.#...#.....#.........#.#......#.#...#.....#.........#.#......#.#...#.....#.........#.#......#.#...#.....#.........#.#......#.#...#.....#.........</text:p>
          </table:table-cell>
          <table:table-cell table:formula="of:=CONCATENATE([.G299];[.H299])" office:value-type="string" office:string-value="#.#......#.#...#.....#.........#.#......#.#...#.....#.........#.#......#.#...#.....#.........#.#......#.#...#.....#.........#.#......#.#...#.....#.........#.#......#.#...#.....#.........#.#......#.#...#.....#.........#.#......#.#...#.....#.........#.#......#.#...#.....#.........#.#......#.#...#.....#........." calcext:value-type="string">
            <text:p>#.#......#.#...#.....#.........#.#......#.#...#.....#.........#.#......#.#...#.....#.........#.#......#.#...#.....#.........#.#......#.#...#.....#.........#.#......#.#...#.....#.........#.#......#.#...#.....#.........#.#......#.#...#.....#.........#.#......#.#...#.....#.........#.#......#.#...#.....#.........</text:p>
          </table:table-cell>
          <table:table-cell office:value-type="string" calcext:value-type="string">
            <text:p>#.#......#.#...#.....#.........#.#......#.#...#.....#.........#.#......#.#...#.....#.........#.#......#.#...#.....#.........#.#......#.#...#.....#.........#.#......#.#...#.....#.........#.#......#.#...#.....#.........#.#......#.#...#.....#.........#.#......#.#...#.....#.........#.#......#.#...#.....#.........</text:p>
          </table:table-cell>
        </table:table-row>
        <table:table-row table:style-name="ro1">
          <table:table-cell table:number-columns-repeated="5" office:value-type="string" calcext:value-type="string">
            <text:p>..#.....#..#..........#.....#..</text:p>
          </table:table-cell>
          <table:table-cell table:formula="of:=CONCATENATE([.A300];[.B300];[.C300];[.D300];[.E300])" office:value-type="string" office:string-value="..#.....#..#..........#.....#....#.....#..#..........#.....#....#.....#..#..........#.....#....#.....#..#..........#.....#....#.....#..#..........#.....#.." calcext:value-type="string">
            <text:p>..#.....#..#..........#.....#....#.....#..#..........#.....#....#.....#..#..........#.....#....#.....#..#..........#.....#....#.....#..#..........#.....#..</text:p>
          </table:table-cell>
          <table:table-cell table:number-columns-repeated="2" office:value-type="string" calcext:value-type="string">
            <text:p>..#.....#..#..........#.....#....#.....#..#..........#.....#....#.....#..#..........#.....#....#.....#..#..........#.....#....#.....#..#..........#.....#..</text:p>
          </table:table-cell>
          <table:table-cell table:formula="of:=CONCATENATE([.G300];[.H300])" office:value-type="string" office:string-value="..#.....#..#..........#.....#....#.....#..#..........#.....#....#.....#..#..........#.....#....#.....#..#..........#.....#....#.....#..#..........#.....#....#.....#..#..........#.....#....#.....#..#..........#.....#....#.....#..#..........#.....#....#.....#..#..........#.....#....#.....#..#..........#.....#.." calcext:value-type="string">
            <text:p>..#.....#..#..........#.....#....#.....#..#..........#.....#....#.....#..#..........#.....#....#.....#..#..........#.....#....#.....#..#..........#.....#....#.....#..#..........#.....#....#.....#..#..........#.....#....#.....#..#..........#.....#....#.....#..#..........#.....#....#.....#..#..........#.....#..</text:p>
          </table:table-cell>
          <table:table-cell office:value-type="string" calcext:value-type="string">
            <text:p>..#.....#..#..........#.....#....#.....#..#..........#.....#....#.....#..#..........#.....#....#.....#..#..........#.....#....#.....#..#..........#.....#....#.....#..#..........#.....#....#.....#..#..........#.....#....#.....#..#..........#.....#....#.....#..#..........#.....#....#.....#..#..........#.....#..</text:p>
          </table:table-cell>
        </table:table-row>
        <table:table-row table:style-name="ro1">
          <table:table-cell table:number-columns-repeated="5" office:value-type="string" calcext:value-type="string">
            <text:p>.#..#.#.#.##...#..#.#.........#</text:p>
          </table:table-cell>
          <table:table-cell table:formula="of:=CONCATENATE([.A301];[.B301];[.C301];[.D301];[.E301])" office:value-type="string" office:string-value=".#..#.#.#.##...#..#.#.........#.#..#.#.#.##...#..#.#.........#.#..#.#.#.##...#..#.#.........#.#..#.#.#.##...#..#.#.........#.#..#.#.#.##...#..#.#.........#" calcext:value-type="string">
            <text:p>.#..#.#.#.##...#..#.#.........#.#..#.#.#.##...#..#.#.........#.#..#.#.#.##...#..#.#.........#.#..#.#.#.##...#..#.#.........#.#..#.#.#.##...#..#.#.........#</text:p>
          </table:table-cell>
          <table:table-cell table:number-columns-repeated="2" office:value-type="string" calcext:value-type="string">
            <text:p>.#..#.#.#.##...#..#.#.........#.#..#.#.#.##...#..#.#.........#.#..#.#.#.##...#..#.#.........#.#..#.#.#.##...#..#.#.........#.#..#.#.#.##...#..#.#.........#</text:p>
          </table:table-cell>
          <table:table-cell table:formula="of:=CONCATENATE([.G301];[.H301])" office:value-type="string" office:string-value=".#..#.#.#.##...#..#.#.........#.#..#.#.#.##...#..#.#.........#.#..#.#.#.##...#..#.#.........#.#..#.#.#.##...#..#.#.........#.#..#.#.#.##...#..#.#.........#.#..#.#.#.##...#..#.#.........#.#..#.#.#.##...#..#.#.........#.#..#.#.#.##...#..#.#.........#.#..#.#.#.##...#..#.#.........#.#..#.#.#.##...#..#.#.........#" calcext:value-type="string">
            <text:p>.#..#.#.#.##...#..#.#.........#.#..#.#.#.##...#..#.#.........#.#..#.#.#.##...#..#.#.........#.#..#.#.#.##...#..#.#.........#.#..#.#.#.##...#..#.#.........#.#..#.#.#.##...#..#.#.........#.#..#.#.#.##...#..#.#.........#.#..#.#.#.##...#..#.#.........#.#..#.#.#.##...#..#.#.........#.#..#.#.#.##...#..#.#.........#</text:p>
          </table:table-cell>
          <table:table-cell office:value-type="string" calcext:value-type="string">
            <text:p>.#..#.#.#.##...#..#.#.........#.#..#.#.#.##...#..#.#.........#.#..#.#.#.##...#..#.#.........#.#..#.#.#.##...#..#.#.........#.#..#.#.#.##...#..#.#.........#.#..#.#.#.##...#..#.#.........#.#..#.#.#.##...#..#.#.........#.#..#.#.#.##...#..#.#.........#.#..#.#.#.##...#..#.#.........#.#..#.#.#.##...#..#.#.........#</text:p>
          </table:table-cell>
        </table:table-row>
        <table:table-row table:style-name="ro1">
          <table:table-cell table:number-columns-repeated="5" office:value-type="string" calcext:value-type="string">
            <text:p>#...##....#..##..#...#.#.##....</text:p>
          </table:table-cell>
          <table:table-cell table:formula="of:=CONCATENATE([.A302];[.B302];[.C302];[.D302];[.E302])" office:value-type="string" office:string-value="#...##....#..##..#...#.#.##....#...##....#..##..#...#.#.##....#...##....#..##..#...#.#.##....#...##....#..##..#...#.#.##....#...##....#..##..#...#.#.##...." calcext:value-type="string">
            <text:p>#...##....#..##..#...#.#.##....#...##....#..##..#...#.#.##....#...##....#..##..#...#.#.##....#...##....#..##..#...#.#.##....#...##....#..##..#...#.#.##....</text:p>
          </table:table-cell>
          <table:table-cell table:number-columns-repeated="2" office:value-type="string" calcext:value-type="string">
            <text:p>#...##....#..##..#...#.#.##....#...##....#..##..#...#.#.##....#...##....#..##..#...#.#.##....#...##....#..##..#...#.#.##....#...##....#..##..#...#.#.##....</text:p>
          </table:table-cell>
          <table:table-cell table:formula="of:=CONCATENATE([.G302];[.H302])" office:value-type="string" office:string-value="#...##....#..##..#...#.#.##....#...##....#..##..#...#.#.##....#...##....#..##..#...#.#.##....#...##....#..##..#...#.#.##....#...##....#..##..#...#.#.##....#...##....#..##..#...#.#.##....#...##....#..##..#...#.#.##....#...##....#..##..#...#.#.##....#...##....#..##..#...#.#.##....#...##....#..##..#...#.#.##...." calcext:value-type="string">
            <text:p>#...##....#..##..#...#.#.##....#...##....#..##..#...#.#.##....#...##....#..##..#...#.#.##....#...##....#..##..#...#.#.##....#...##....#..##..#...#.#.##....#...##....#..##..#...#.#.##....#...##....#..##..#...#.#.##....#...##....#..##..#...#.#.##....#...##....#..##..#...#.#.##....#...##....#..##..#...#.#.##....</text:p>
          </table:table-cell>
          <table:table-cell office:value-type="string" calcext:value-type="string">
            <text:p>#...##....#..##..#...#.#.##....#...##....#..##..#...#.#.##....#...##....#..##..#...#.#.##....#...##....#..##..#...#.#.##....#...##....#..##..#...#.#.##....#...##....#..##..#...#.#.##....#...##....#..##..#...#.#.##....#...##....#..##..#...#.#.##....#...##....#..##..#...#.#.##....#...##....#..##..#...#.#.##....</text:p>
          </table:table-cell>
        </table:table-row>
        <table:table-row table:style-name="ro1">
          <table:table-cell table:number-columns-repeated="5" office:value-type="string" calcext:value-type="string">
            <text:p>#..##.##.#.##.......#.......#..</text:p>
          </table:table-cell>
          <table:table-cell table:formula="of:=CONCATENATE([.A303];[.B303];[.C303];[.D303];[.E303])" office:value-type="string" office:string-value="#..##.##.#.##.......#.......#..#..##.##.#.##.......#.......#..#..##.##.#.##.......#.......#..#..##.##.#.##.......#.......#..#..##.##.#.##.......#.......#.." calcext:value-type="string">
            <text:p>#..##.##.#.##.......#.......#..#..##.##.#.##.......#.......#..#..##.##.#.##.......#.......#..#..##.##.#.##.......#.......#..#..##.##.#.##.......#.......#..</text:p>
          </table:table-cell>
          <table:table-cell table:number-columns-repeated="2" office:value-type="string" calcext:value-type="string">
            <text:p>#..##.##.#.##.......#.......#..#..##.##.#.##.......#.......#..#..##.##.#.##.......#.......#..#..##.##.#.##.......#.......#..#..##.##.#.##.......#.......#..</text:p>
          </table:table-cell>
          <table:table-cell table:formula="of:=CONCATENATE([.G303];[.H303])" office:value-type="string" office:string-value="#..##.##.#.##.......#.......#..#..##.##.#.##.......#.......#..#..##.##.#.##.......#.......#..#..##.##.#.##.......#.......#..#..##.##.#.##.......#.......#..#..##.##.#.##.......#.......#..#..##.##.#.##.......#.......#..#..##.##.#.##.......#.......#..#..##.##.#.##.......#.......#..#..##.##.#.##.......#.......#.." calcext:value-type="string">
            <text:p>#..##.##.#.##.......#.......#..#..##.##.#.##.......#.......#..#..##.##.#.##.......#.......#..#..##.##.#.##.......#.......#..#..##.##.#.##.......#.......#..#..##.##.#.##.......#.......#..#..##.##.#.##.......#.......#..#..##.##.#.##.......#.......#..#..##.##.#.##.......#.......#..#..##.##.#.##.......#.......#..</text:p>
          </table:table-cell>
          <table:table-cell office:value-type="string" calcext:value-type="string">
            <text:p>#..##.##.#.##.......#.......#..#..##.##.#.##.......#.......#..#..##.##.#.##.......#.......#..#..##.##.#.##.......#.......#..#..##.##.#.##.......#.......#..#..##.##.#.##.......#.......#..#..##.##.#.##.......#.......#..#..##.##.#.##.......#.......#..#..##.##.#.##.......#.......#..#..##.##.#.##.......#.......#..</text:p>
          </table:table-cell>
        </table:table-row>
        <table:table-row table:style-name="ro1">
          <table:table-cell table:number-columns-repeated="5" office:value-type="string" calcext:value-type="string">
            <text:p>#.#.......#........#.##....#.#.</text:p>
          </table:table-cell>
          <table:table-cell table:formula="of:=CONCATENATE([.A304];[.B304];[.C304];[.D304];[.E304])" office:value-type="string" office:string-value="#.#.......#........#.##....#.#.#.#.......#........#.##....#.#.#.#.......#........#.##....#.#.#.#.......#........#.##....#.#.#.#.......#........#.##....#.#." calcext:value-type="string">
            <text:p>#.#.......#........#.##....#.#.#.#.......#........#.##....#.#.#.#.......#........#.##....#.#.#.#.......#........#.##....#.#.#.#.......#........#.##....#.#.</text:p>
          </table:table-cell>
          <table:table-cell table:number-columns-repeated="2" office:value-type="string" calcext:value-type="string">
            <text:p>#.#.......#........#.##....#.#.#.#.......#........#.##....#.#.#.#.......#........#.##....#.#.#.#.......#........#.##....#.#.#.#.......#........#.##....#.#.</text:p>
          </table:table-cell>
          <table:table-cell table:formula="of:=CONCATENATE([.G304];[.H304])" office:value-type="string" office:string-value="#.#.......#........#.##....#.#.#.#.......#........#.##....#.#.#.#.......#........#.##....#.#.#.#.......#........#.##....#.#.#.#.......#........#.##....#.#.#.#.......#........#.##....#.#.#.#.......#........#.##....#.#.#.#.......#........#.##....#.#.#.#.......#........#.##....#.#.#.#.......#........#.##....#.#." calcext:value-type="string">
            <text:p>#.#.......#........#.##....#.#.#.#.......#........#.##....#.#.#.#.......#........#.##....#.#.#.#.......#........#.##....#.#.#.#.......#........#.##....#.#.#.#.......#........#.##....#.#.#.#.......#........#.##....#.#.#.#.......#........#.##....#.#.#.#.......#........#.##....#.#.#.#.......#........#.##....#.#.</text:p>
          </table:table-cell>
          <table:table-cell office:value-type="string" calcext:value-type="string">
            <text:p>#.#.......#........#.##....#.#.#.#.......#........#.##....#.#.#.#.......#........#.##....#.#.#.#.......#........#.##....#.#.#.#.......#........#.##....#.#.#.#.......#........#.##....#.#.#.#.......#........#.##....#.#.#.#.......#........#.##....#.#.#.#.......#........#.##....#.#.#.#.......#........#.##....#.#.</text:p>
          </table:table-cell>
        </table:table-row>
        <table:table-row table:style-name="ro1">
          <table:table-cell table:number-columns-repeated="5" office:value-type="string" calcext:value-type="string">
            <text:p>....#..##....##..##......#..##.</text:p>
          </table:table-cell>
          <table:table-cell table:formula="of:=CONCATENATE([.A305];[.B305];[.C305];[.D305];[.E305])" office:value-type="string" office:string-value="....#..##....##..##......#..##.....#..##....##..##......#..##.....#..##....##..##......#..##.....#..##....##..##......#..##.....#..##....##..##......#..##." calcext:value-type="string">
            <text:p>....#..##....##..##......#..##.....#..##....##..##......#..##.....#..##....##..##......#..##.....#..##....##..##......#..##.....#..##....##..##......#..##.</text:p>
          </table:table-cell>
          <table:table-cell table:number-columns-repeated="2" office:value-type="string" calcext:value-type="string">
            <text:p>....#..##....##..##......#..##.....#..##....##..##......#..##.....#..##....##..##......#..##.....#..##....##..##......#..##.....#..##....##..##......#..##.</text:p>
          </table:table-cell>
          <table:table-cell table:formula="of:=CONCATENATE([.G305];[.H305])" office:value-type="string" office:string-value="....#..##....##..##......#..##.....#..##....##..##......#..##.....#..##....##..##......#..##.....#..##....##..##......#..##.....#..##....##..##......#..##.....#..##....##..##......#..##.....#..##....##..##......#..##.....#..##....##..##......#..##.....#..##....##..##......#..##.....#..##....##..##......#..##." calcext:value-type="string">
            <text:p>....#..##....##..##......#..##.....#..##....##..##......#..##.....#..##....##..##......#..##.....#..##....##..##......#..##.....#..##....##..##......#..##.....#..##....##..##......#..##.....#..##....##..##......#..##.....#..##....##..##......#..##.....#..##....##..##......#..##.....#..##....##..##......#..##.</text:p>
          </table:table-cell>
          <table:table-cell office:value-type="string" calcext:value-type="string">
            <text:p>....#..##....##..##......#..##.....#..##....##..##......#..##.....#..##....##..##......#..##.....#..##....##..##......#..##.....#..##....##..##......#..##.....#..##....##..##......#..##.....#..##....##..##......#..##.....#..##....##..##......#..##.....#..##....##..##......#..##.....#..##....##..##......#..##.</text:p>
          </table:table-cell>
        </table:table-row>
        <table:table-row table:style-name="ro1">
          <table:table-cell table:number-columns-repeated="5" office:value-type="string" calcext:value-type="string">
            <text:p>#.....#....#.#........####.....</text:p>
          </table:table-cell>
          <table:table-cell table:formula="of:=CONCATENATE([.A306];[.B306];[.C306];[.D306];[.E306])" office:value-type="string" office:string-value="#.....#....#.#........####.....#.....#....#.#........####.....#.....#....#.#........####.....#.....#....#.#........####.....#.....#....#.#........####....." calcext:value-type="string">
            <text:p>#.....#....#.#........####.....#.....#....#.#........####.....#.....#....#.#........####.....#.....#....#.#........####.....#.....#....#.#........####.....</text:p>
          </table:table-cell>
          <table:table-cell table:number-columns-repeated="2" office:value-type="string" calcext:value-type="string">
            <text:p>#.....#....#.#........####.....#.....#....#.#........####.....#.....#....#.#........####.....#.....#....#.#........####.....#.....#....#.#........####.....</text:p>
          </table:table-cell>
          <table:table-cell table:formula="of:=CONCATENATE([.G306];[.H306])" office:value-type="string" office:string-value="#.....#....#.#........####.....#.....#....#.#........####.....#.....#....#.#........####.....#.....#....#.#........####.....#.....#....#.#........####.....#.....#....#.#........####.....#.....#....#.#........####.....#.....#....#.#........####.....#.....#....#.#........####.....#.....#....#.#........####....." calcext:value-type="string">
            <text:p>#.....#....#.#........####.....#.....#....#.#........####.....#.....#....#.#........####.....#.....#....#.#........####.....#.....#....#.#........####.....#.....#....#.#........####.....#.....#....#.#........####.....#.....#....#.#........####.....#.....#....#.#........####.....#.....#....#.#........####.....</text:p>
          </table:table-cell>
          <table:table-cell office:value-type="string" calcext:value-type="string">
            <text:p>#.....#....#.#........####.....#.....#....#.#........####.....#.....#....#.#........####.....#.....#....#.#........####.....#.....#....#.#........####.....#.....#....#.#........####.....#.....#....#.#........####.....#.....#....#.#........####.....#.....#....#.#........####.....#.....#....#.#........####.....</text:p>
          </table:table-cell>
        </table:table-row>
        <table:table-row table:style-name="ro1">
          <table:table-cell table:number-columns-repeated="5" office:value-type="string" calcext:value-type="string">
            <text:p>......#...#...###..#...........</text:p>
          </table:table-cell>
          <table:table-cell table:formula="of:=CONCATENATE([.A307];[.B307];[.C307];[.D307];[.E307])" office:value-type="string" office:string-value="......#...#...###..#.................#...#...###..#.................#...#...###..#.................#...#...###..#.................#...#...###..#..........." calcext:value-type="string">
            <text:p>......#...#...###..#.................#...#...###..#.................#...#...###..#.................#...#...###..#.................#...#...###..#...........</text:p>
          </table:table-cell>
          <table:table-cell table:number-columns-repeated="2" office:value-type="string" calcext:value-type="string">
            <text:p>......#...#...###..#.................#...#...###..#.................#...#...###..#.................#...#...###..#.................#...#...###..#...........</text:p>
          </table:table-cell>
          <table:table-cell table:formula="of:=CONCATENATE([.G307];[.H307])" office:value-type="string" office:string-value="......#...#...###..#.................#...#...###..#.................#...#...###..#.................#...#...###..#.................#...#...###..#.................#...#...###..#.................#...#...###..#.................#...#...###..#.................#...#...###..#.................#...#...###..#..........." calcext:value-type="string">
            <text:p>......#...#...###..#.................#...#...###..#.................#...#...###..#.................#...#...###..#.................#...#...###..#.................#...#...###..#.................#...#...###..#.................#...#...###..#.................#...#...###..#.................#...#...###..#...........</text:p>
          </table:table-cell>
          <table:table-cell office:value-type="string" calcext:value-type="string">
            <text:p>......#...#...###..#.................#...#...###..#.................#...#...###..#.................#...#...###..#.................#...#...###..#.................#...#...###..#.................#...#...###..#.................#...#...###..#.................#...#...###..#.................#...#...###..#...........</text:p>
          </table:table-cell>
        </table:table-row>
        <table:table-row table:style-name="ro1">
          <table:table-cell table:number-columns-repeated="5" office:value-type="string" calcext:value-type="string">
            <text:p>.##.#.##...##................##</text:p>
          </table:table-cell>
          <table:table-cell table:formula="of:=CONCATENATE([.A308];[.B308];[.C308];[.D308];[.E308])" office:value-type="string" office:string-value=".##.#.##...##................##.##.#.##...##................##.##.#.##...##................##.##.#.##...##................##.##.#.##...##................##" calcext:value-type="string">
            <text:p>.##.#.##...##................##.##.#.##...##................##.##.#.##...##................##.##.#.##...##................##.##.#.##...##................##</text:p>
          </table:table-cell>
          <table:table-cell table:number-columns-repeated="2" office:value-type="string" calcext:value-type="string">
            <text:p>.##.#.##...##................##.##.#.##...##................##.##.#.##...##................##.##.#.##...##................##.##.#.##...##................##</text:p>
          </table:table-cell>
          <table:table-cell table:formula="of:=CONCATENATE([.G308];[.H308])" office:value-type="string" office:string-value=".##.#.##...##................##.##.#.##...##................##.##.#.##...##................##.##.#.##...##................##.##.#.##...##................##.##.#.##...##................##.##.#.##...##................##.##.#.##...##................##.##.#.##...##................##.##.#.##...##................##" calcext:value-type="string">
            <text:p>.##.#.##...##................##.##.#.##...##................##.##.#.##...##................##.##.#.##...##................##.##.#.##...##................##.##.#.##...##................##.##.#.##...##................##.##.#.##...##................##.##.#.##...##................##.##.#.##...##................##</text:p>
          </table:table-cell>
          <table:table-cell office:value-type="string" calcext:value-type="string">
            <text:p>.##.#.##...##................##.##.#.##...##................##.##.#.##...##................##.##.#.##...##................##.##.#.##...##................##.##.#.##...##................##.##.#.##...##................##.##.#.##...##................##.##.#.##...##................##.##.#.##...##................##</text:p>
          </table:table-cell>
        </table:table-row>
        <table:table-row table:style-name="ro1">
          <table:table-cell table:number-columns-repeated="5" office:value-type="string" calcext:value-type="string">
            <text:p>..##.#.....#.#..#......#.#.....</text:p>
          </table:table-cell>
          <table:table-cell table:formula="of:=CONCATENATE([.A309];[.B309];[.C309];[.D309];[.E309])" office:value-type="string" office:string-value="..##.#.....#.#..#......#.#.......##.#.....#.#..#......#.#.......##.#.....#.#..#......#.#.......##.#.....#.#..#......#.#.......##.#.....#.#..#......#.#....." calcext:value-type="string">
            <text:p>..##.#.....#.#..#......#.#.......##.#.....#.#..#......#.#.......##.#.....#.#..#......#.#.......##.#.....#.#..#......#.#.......##.#.....#.#..#......#.#.....</text:p>
          </table:table-cell>
          <table:table-cell table:number-columns-repeated="2" office:value-type="string" calcext:value-type="string">
            <text:p>..##.#.....#.#..#......#.#.......##.#.....#.#..#......#.#.......##.#.....#.#..#......#.#.......##.#.....#.#..#......#.#.......##.#.....#.#..#......#.#.....</text:p>
          </table:table-cell>
          <table:table-cell table:formula="of:=CONCATENATE([.G309];[.H309])" office:value-type="string" office:string-value="..##.#.....#.#..#......#.#.......##.#.....#.#..#......#.#.......##.#.....#.#..#......#.#.......##.#.....#.#..#......#.#.......##.#.....#.#..#......#.#.......##.#.....#.#..#......#.#.......##.#.....#.#..#......#.#.......##.#.....#.#..#......#.#.......##.#.....#.#..#......#.#.......##.#.....#.#..#......#.#....." calcext:value-type="string">
            <text:p>..##.#.....#.#..#......#.#.......##.#.....#.#..#......#.#.......##.#.....#.#..#......#.#.......##.#.....#.#..#......#.#.......##.#.....#.#..#......#.#.......##.#.....#.#..#......#.#.......##.#.....#.#..#......#.#.......##.#.....#.#..#......#.#.......##.#.....#.#..#......#.#.......##.#.....#.#..#......#.#.....</text:p>
          </table:table-cell>
          <table:table-cell office:value-type="string" calcext:value-type="string">
            <text:p>..##.#.....#.#..#......#.#.......##.#.....#.#..#......#.#.......##.#.....#.#..#......#.#.......##.#.....#.#..#......#.#.......##.#.....#.#..#......#.#.......##.#.....#.#..#......#.#.......##.#.....#.#..#......#.#.......##.#.....#.#..#......#.#.......##.#.....#.#..#......#.#.......##.#.....#.#..#......#.#.....</text:p>
          </table:table-cell>
        </table:table-row>
        <table:table-row table:style-name="ro1">
          <table:table-cell table:number-columns-repeated="5" office:value-type="string" calcext:value-type="string">
            <text:p>......#...#........#.....#.##..</text:p>
          </table:table-cell>
          <table:table-cell table:formula="of:=CONCATENATE([.A310];[.B310];[.C310];[.D310];[.E310])" office:value-type="string" office:string-value="......#...#........#.....#.##........#...#........#.....#.##........#...#........#.....#.##........#...#........#.....#.##........#...#........#.....#.##.." calcext:value-type="string">
            <text:p>......#...#........#.....#.##........#...#........#.....#.##........#...#........#.....#.##........#...#........#.....#.##........#...#........#.....#.##..</text:p>
          </table:table-cell>
          <table:table-cell table:number-columns-repeated="2" office:value-type="string" calcext:value-type="string">
            <text:p>......#...#........#.....#.##........#...#........#.....#.##........#...#........#.....#.##........#...#........#.....#.##........#...#........#.....#.##..</text:p>
          </table:table-cell>
          <table:table-cell table:formula="of:=CONCATENATE([.G310];[.H310])" office:value-type="string" office:string-value="......#...#........#.....#.##........#...#........#.....#.##........#...#........#.....#.##........#...#........#.....#.##........#...#........#.....#.##........#...#........#.....#.##........#...#........#.....#.##........#...#........#.....#.##........#...#........#.....#.##........#...#........#.....#.##.." calcext:value-type="string">
            <text:p>......#...#........#.....#.##........#...#........#.....#.##........#...#........#.....#.##........#...#........#.....#.##........#...#........#.....#.##........#...#........#.....#.##........#...#........#.....#.##........#...#........#.....#.##........#...#........#.....#.##........#...#........#.....#.##..</text:p>
          </table:table-cell>
          <table:table-cell office:value-type="string" calcext:value-type="string">
            <text:p>......#...#........#.....#.##........#...#........#.....#.##........#...#........#.....#.##........#...#........#.....#.##........#...#........#.....#.##........#...#........#.....#.##........#...#........#.....#.##........#...#........#.....#.##........#...#........#.....#.##........#...#........#.....#.##..</text:p>
          </table:table-cell>
        </table:table-row>
        <table:table-row table:style-name="ro1">
          <table:table-cell table:number-columns-repeated="5" office:value-type="string" calcext:value-type="string">
            <text:p>#..#.#..#.....#.#..#..##..#.#..</text:p>
          </table:table-cell>
          <table:table-cell table:formula="of:=CONCATENATE([.A311];[.B311];[.C311];[.D311];[.E311])" office:value-type="string" office:string-value="#..#.#..#.....#.#..#..##..#.#..#..#.#..#.....#.#..#..##..#.#..#..#.#..#.....#.#..#..##..#.#..#..#.#..#.....#.#..#..##..#.#..#..#.#..#.....#.#..#..##..#.#.." calcext:value-type="string">
            <text:p>#..#.#..#.....#.#..#..##..#.#..#..#.#..#.....#.#..#..##..#.#..#..#.#..#.....#.#..#..##..#.#..#..#.#..#.....#.#..#..##..#.#..#..#.#..#.....#.#..#..##..#.#..</text:p>
          </table:table-cell>
          <table:table-cell table:number-columns-repeated="2" office:value-type="string" calcext:value-type="string">
            <text:p>#..#.#..#.....#.#..#..##..#.#..#..#.#..#.....#.#..#..##..#.#..#..#.#..#.....#.#..#..##..#.#..#..#.#..#.....#.#..#..##..#.#..#..#.#..#.....#.#..#..##..#.#..</text:p>
          </table:table-cell>
          <table:table-cell table:formula="of:=CONCATENATE([.G311];[.H311])" office:value-type="string" office:string-value="#..#.#..#.....#.#..#..##..#.#..#..#.#..#.....#.#..#..##..#.#..#..#.#..#.....#.#..#..##..#.#..#..#.#..#.....#.#..#..##..#.#..#..#.#..#.....#.#..#..##..#.#..#..#.#..#.....#.#..#..##..#.#..#..#.#..#.....#.#..#..##..#.#..#..#.#..#.....#.#..#..##..#.#..#..#.#..#.....#.#..#..##..#.#..#..#.#..#.....#.#..#..##..#.#.." calcext:value-type="string">
            <text:p>#..#.#..#.....#.#..#..##..#.#..#..#.#..#.....#.#..#..##..#.#..#..#.#..#.....#.#..#..##..#.#..#..#.#..#.....#.#..#..##..#.#..#..#.#..#.....#.#..#..##..#.#..#..#.#..#.....#.#..#..##..#.#..#..#.#..#.....#.#..#..##..#.#..#..#.#..#.....#.#..#..##..#.#..#..#.#..#.....#.#..#..##..#.#..#..#.#..#.....#.#..#..##..#.#..</text:p>
          </table:table-cell>
          <table:table-cell office:value-type="string" calcext:value-type="string">
            <text:p>#..#.#..#.....#.#..#..##..#.#..#..#.#..#.....#.#..#..##..#.#..#..#.#..#.....#.#..#..##..#.#..#..#.#..#.....#.#..#..##..#.#..#..#.#..#.....#.#..#..##..#.#..#..#.#..#.....#.#..#..##..#.#..#..#.#..#.....#.#..#..##..#.#..#..#.#..#.....#.#..#..##..#.#..#..#.#..#.....#.#..#..##..#.#..#..#.#..#.....#.#..#..##..#.#..</text:p>
          </table:table-cell>
        </table:table-row>
        <table:table-row table:style-name="ro1">
          <table:table-cell table:number-columns-repeated="5" office:value-type="string" calcext:value-type="string">
            <text:p>...#.........#.#.#.##...#......</text:p>
          </table:table-cell>
          <table:table-cell table:formula="of:=CONCATENATE([.A312];[.B312];[.C312];[.D312];[.E312])" office:value-type="string" office:string-value="...#.........#.#.#.##...#.........#.........#.#.#.##...#.........#.........#.#.#.##...#.........#.........#.#.#.##...#.........#.........#.#.#.##...#......" calcext:value-type="string">
            <text:p>...#.........#.#.#.##...#.........#.........#.#.#.##...#.........#.........#.#.#.##...#.........#.........#.#.#.##...#.........#.........#.#.#.##...#......</text:p>
          </table:table-cell>
          <table:table-cell table:number-columns-repeated="2" office:value-type="string" calcext:value-type="string">
            <text:p>...#.........#.#.#.##...#.........#.........#.#.#.##...#.........#.........#.#.#.##...#.........#.........#.#.#.##...#.........#.........#.#.#.##...#......</text:p>
          </table:table-cell>
          <table:table-cell table:formula="of:=CONCATENATE([.G312];[.H312])" office:value-type="string" office:string-value="...#.........#.#.#.##...#.........#.........#.#.#.##...#.........#.........#.#.#.##...#.........#.........#.#.#.##...#.........#.........#.#.#.##...#.........#.........#.#.#.##...#.........#.........#.#.#.##...#.........#.........#.#.#.##...#.........#.........#.#.#.##...#.........#.........#.#.#.##...#......" calcext:value-type="string">
            <text:p>...#.........#.#.#.##...#.........#.........#.#.#.##...#.........#.........#.#.#.##...#.........#.........#.#.#.##...#.........#.........#.#.#.##...#.........#.........#.#.#.##...#.........#.........#.#.#.##...#.........#.........#.#.#.##...#.........#.........#.#.#.##...#.........#.........#.#.#.##...#......</text:p>
          </table:table-cell>
          <table:table-cell office:value-type="string" calcext:value-type="string">
            <text:p>...#.........#.#.#.##...#.........#.........#.#.#.##...#.........#.........#.#.#.##...#.........#.........#.#.#.##...#.........#.........#.#.#.##...#.........#.........#.#.#.##...#.........#.........#.#.#.##...#.........#.........#.#.#.##...#.........#.........#.#.#.##...#.........#.........#.#.#.##...#......</text:p>
          </table:table-cell>
        </table:table-row>
        <table:table-row table:style-name="ro1">
          <table:table-cell table:number-columns-repeated="5" office:value-type="string" calcext:value-type="string">
            <text:p>...#..##....#..#.#....#.###.#..</text:p>
          </table:table-cell>
          <table:table-cell table:formula="of:=CONCATENATE([.A313];[.B313];[.C313];[.D313];[.E313])" office:value-type="string" office:string-value="...#..##....#..#.#....#.###.#.....#..##....#..#.#....#.###.#.....#..##....#..#.#....#.###.#.....#..##....#..#.#....#.###.#.....#..##....#..#.#....#.###.#.." calcext:value-type="string">
            <text:p>...#..##....#..#.#....#.###.#.....#..##....#..#.#....#.###.#.....#..##....#..#.#....#.###.#.....#..##....#..#.#....#.###.#.....#..##....#..#.#....#.###.#..</text:p>
          </table:table-cell>
          <table:table-cell table:number-columns-repeated="2" office:value-type="string" calcext:value-type="string">
            <text:p>...#..##....#..#.#....#.###.#.....#..##....#..#.#....#.###.#.....#..##....#..#.#....#.###.#.....#..##....#..#.#....#.###.#.....#..##....#..#.#....#.###.#..</text:p>
          </table:table-cell>
          <table:table-cell table:formula="of:=CONCATENATE([.G313];[.H313])" office:value-type="string" office:string-value="...#..##....#..#.#....#.###.#.....#..##....#..#.#....#.###.#.....#..##....#..#.#....#.###.#.....#..##....#..#.#....#.###.#.....#..##....#..#.#....#.###.#.....#..##....#..#.#....#.###.#.....#..##....#..#.#....#.###.#.....#..##....#..#.#....#.###.#.....#..##....#..#.#....#.###.#.....#..##....#..#.#....#.###.#.." calcext:value-type="string">
            <text:p>...#..##....#..#.#....#.###.#.....#..##....#..#.#....#.###.#.....#..##....#..#.#....#.###.#.....#..##....#..#.#....#.###.#.....#..##....#..#.#....#.###.#.....#..##....#..#.#....#.###.#.....#..##....#..#.#....#.###.#.....#..##....#..#.#....#.###.#.....#..##....#..#.#....#.###.#.....#..##....#..#.#....#.###.#..</text:p>
          </table:table-cell>
          <table:table-cell office:value-type="string" calcext:value-type="string">
            <text:p>...#..##....#..#.#....#.###.#.....#..##....#..#.#....#.###.#.....#..##....#..#.#....#.###.#.....#..##....#..#.#....#.###.#.....#..##....#..#.#....#.###.#.....#..##....#..#.#....#.###.#.....#..##....#..#.#....#.###.#.....#..##....#..#.#....#.###.#.....#..##....#..#.#....#.###.#.....#..##....#..#.#....#.###.#..</text:p>
          </table:table-cell>
        </table:table-row>
        <table:table-row table:style-name="ro1">
          <table:table-cell table:number-columns-repeated="5" office:value-type="string" calcext:value-type="string">
            <text:p>........###................##.#</text:p>
          </table:table-cell>
          <table:table-cell table:formula="of:=CONCATENATE([.A314];[.B314];[.C314];[.D314];[.E314])" office:value-type="string" office:string-value="........###................##.#........###................##.#........###................##.#........###................##.#........###................##.#" calcext:value-type="string">
            <text:p>........###................##.#........###................##.#........###................##.#........###................##.#........###................##.#</text:p>
          </table:table-cell>
          <table:table-cell table:number-columns-repeated="2" office:value-type="string" calcext:value-type="string">
            <text:p>........###................##.#........###................##.#........###................##.#........###................##.#........###................##.#</text:p>
          </table:table-cell>
          <table:table-cell table:formula="of:=CONCATENATE([.G314];[.H314])" office:value-type="string" office:string-value="........###................##.#........###................##.#........###................##.#........###................##.#........###................##.#........###................##.#........###................##.#........###................##.#........###................##.#........###................##.#" calcext:value-type="string">
            <text:p>........###................##.#........###................##.#........###................##.#........###................##.#........###................##.#........###................##.#........###................##.#........###................##.#........###................##.#........###................##.#</text:p>
          </table:table-cell>
          <table:table-cell office:value-type="string" calcext:value-type="string">
            <text:p>........###................##.#........###................##.#........###................##.#........###................##.#........###................##.#........###................##.#........###................##.#........###................##.#........###................##.#........###................##.#</text:p>
          </table:table-cell>
        </table:table-row>
        <table:table-row table:style-name="ro1">
          <table:table-cell table:number-columns-repeated="5" office:value-type="string" calcext:value-type="string">
            <text:p>##...........#......##.##.....#</text:p>
          </table:table-cell>
          <table:table-cell table:formula="of:=CONCATENATE([.A315];[.B315];[.C315];[.D315];[.E315])" office:value-type="string" office:string-value="##...........#......##.##.....###...........#......##.##.....###...........#......##.##.....###...........#......##.##.....###...........#......##.##.....#" calcext:value-type="string">
            <text:p>##...........#......##.##.....###...........#......##.##.....###...........#......##.##.....###...........#......##.##.....###...........#......##.##.....#</text:p>
          </table:table-cell>
          <table:table-cell table:number-columns-repeated="2" office:value-type="string" calcext:value-type="string">
            <text:p>##...........#......##.##.....###...........#......##.##.....###...........#......##.##.....###...........#......##.##.....###...........#......##.##.....#</text:p>
          </table:table-cell>
          <table:table-cell table:formula="of:=CONCATENATE([.G315];[.H315])" office:value-type="string" office:string-value="##...........#......##.##.....###...........#......##.##.....###...........#......##.##.....###...........#......##.##.....###...........#......##.##.....###...........#......##.##.....###...........#......##.##.....###...........#......##.##.....###...........#......##.##.....###...........#......##.##.....#" calcext:value-type="string">
            <text:p>##...........#......##.##.....###...........#......##.##.....###...........#......##.##.....###...........#......##.##.....###...........#......##.##.....###...........#......##.##.....###...........#......##.##.....###...........#......##.##.....###...........#......##.##.....###...........#......##.##.....#</text:p>
          </table:table-cell>
          <table:table-cell office:value-type="string" calcext:value-type="string">
            <text:p>##...........#......##.##.....###...........#......##.##.....###...........#......##.##.....###...........#......##.##.....###...........#......##.##.....###...........#......##.##.....###...........#......##.##.....###...........#......##.##.....###...........#......##.##.....###...........#......##.##.....#</text:p>
          </table:table-cell>
        </table:table-row>
        <table:table-row table:style-name="ro1">
          <table:table-cell table:number-columns-repeated="5" office:value-type="string" calcext:value-type="string">
            <text:p>.#.#.#....#....#....#..........</text:p>
          </table:table-cell>
          <table:table-cell table:formula="of:=CONCATENATE([.A316];[.B316];[.C316];[.D316];[.E316])" office:value-type="string" office:string-value=".#.#.#....#....#....#...........#.#.#....#....#....#...........#.#.#....#....#....#...........#.#.#....#....#....#...........#.#.#....#....#....#.........." calcext:value-type="string">
            <text:p>.#.#.#....#....#....#...........#.#.#....#....#....#...........#.#.#....#....#....#...........#.#.#....#....#....#...........#.#.#....#....#....#..........</text:p>
          </table:table-cell>
          <table:table-cell table:number-columns-repeated="2" office:value-type="string" calcext:value-type="string">
            <text:p>.#.#.#....#....#....#...........#.#.#....#....#....#...........#.#.#....#....#....#...........#.#.#....#....#....#...........#.#.#....#....#....#..........</text:p>
          </table:table-cell>
          <table:table-cell table:formula="of:=CONCATENATE([.G316];[.H316])" office:value-type="string" office:string-value=".#.#.#....#....#....#...........#.#.#....#....#....#...........#.#.#....#....#....#...........#.#.#....#....#....#...........#.#.#....#....#....#...........#.#.#....#....#....#...........#.#.#....#....#....#...........#.#.#....#....#....#...........#.#.#....#....#....#...........#.#.#....#....#....#.........." calcext:value-type="string">
            <text:p>.#.#.#....#....#....#...........#.#.#....#....#....#...........#.#.#....#....#....#...........#.#.#....#....#....#...........#.#.#....#....#....#...........#.#.#....#....#....#...........#.#.#....#....#....#...........#.#.#....#....#....#...........#.#.#....#....#....#...........#.#.#....#....#....#..........</text:p>
          </table:table-cell>
          <table:table-cell office:value-type="string" calcext:value-type="string">
            <text:p>.#.#.#....#....#....#...........#.#.#....#....#....#...........#.#.#....#....#....#...........#.#.#....#....#....#...........#.#.#....#....#....#...........#.#.#....#....#....#...........#.#.#....#....#....#...........#.#.#....#....#....#...........#.#.#....#....#....#...........#.#.#....#....#....#..........</text:p>
          </table:table-cell>
        </table:table-row>
        <table:table-row table:style-name="ro1">
          <table:table-cell table:number-columns-repeated="5" office:value-type="string" calcext:value-type="string">
            <text:p>#.....#........................</text:p>
          </table:table-cell>
          <table:table-cell table:formula="of:=CONCATENATE([.A317];[.B317];[.C317];[.D317];[.E317])" office:value-type="string" office:string-value="#.....#........................#.....#........................#.....#........................#.....#........................#.....#........................" calcext:value-type="string">
            <text:p>#.....#........................#.....#........................#.....#........................#.....#........................#.....#........................</text:p>
          </table:table-cell>
          <table:table-cell table:number-columns-repeated="2" office:value-type="string" calcext:value-type="string">
            <text:p>#.....#........................#.....#........................#.....#........................#.....#........................#.....#........................</text:p>
          </table:table-cell>
          <table:table-cell table:formula="of:=CONCATENATE([.G317];[.H317])" office:value-type="string" office:string-value="#.....#........................#.....#........................#.....#........................#.....#........................#.....#........................#.....#........................#.....#........................#.....#........................#.....#........................#.....#........................" calcext:value-type="string">
            <text:p>#.....#........................#.....#........................#.....#........................#.....#........................#.....#........................#.....#........................#.....#........................#.....#........................#.....#........................#.....#........................</text:p>
          </table:table-cell>
          <table:table-cell office:value-type="string" calcext:value-type="string">
            <text:p>#.....#........................#.....#........................#.....#........................#.....#........................#.....#........................#.....#........................#.....#........................#.....#........................#.....#........................#.....#........................</text:p>
          </table:table-cell>
        </table:table-row>
        <table:table-row table:style-name="ro1">
          <table:table-cell table:number-columns-repeated="5" office:value-type="string" calcext:value-type="string">
            <text:p>....#.....#...#......#.........</text:p>
          </table:table-cell>
          <table:table-cell table:formula="of:=CONCATENATE([.A318];[.B318];[.C318];[.D318];[.E318])" office:value-type="string" office:string-value="....#.....#...#......#.............#.....#...#......#.............#.....#...#......#.............#.....#...#......#.............#.....#...#......#........." calcext:value-type="string">
            <text:p>....#.....#...#......#.............#.....#...#......#.............#.....#...#......#.............#.....#...#......#.............#.....#...#......#.........</text:p>
          </table:table-cell>
          <table:table-cell table:number-columns-repeated="2" office:value-type="string" calcext:value-type="string">
            <text:p>....#.....#...#......#.............#.....#...#......#.............#.....#...#......#.............#.....#...#......#.............#.....#...#......#.........</text:p>
          </table:table-cell>
          <table:table-cell table:formula="of:=CONCATENATE([.G318];[.H318])" office:value-type="string" office:string-value="....#.....#...#......#.............#.....#...#......#.............#.....#...#......#.............#.....#...#......#.............#.....#...#......#.............#.....#...#......#.............#.....#...#......#.............#.....#...#......#.............#.....#...#......#.............#.....#...#......#........." calcext:value-type="string">
            <text:p>....#.....#...#......#.............#.....#...#......#.............#.....#...#......#.............#.....#...#......#.............#.....#...#......#.............#.....#...#......#.............#.....#...#......#.............#.....#...#......#.............#.....#...#......#.............#.....#...#......#.........</text:p>
          </table:table-cell>
          <table:table-cell office:value-type="string" calcext:value-type="string">
            <text:p>....#.....#...#......#.............#.....#...#......#.............#.....#...#......#.............#.....#...#......#.............#.....#...#......#.............#.....#...#......#.............#.....#...#......#.............#.....#...#......#.............#.....#...#......#.............#.....#...#......#.........</text:p>
          </table:table-cell>
        </table:table-row>
        <table:table-row table:style-name="ro1">
          <table:table-cell table:number-columns-repeated="5" office:value-type="string" calcext:value-type="string">
            <text:p>....#.#..#..............#......</text:p>
          </table:table-cell>
          <table:table-cell table:formula="of:=CONCATENATE([.A319];[.B319];[.C319];[.D319];[.E319])" office:value-type="string" office:string-value="....#.#..#..............#..........#.#..#..............#..........#.#..#..............#..........#.#..#..............#..........#.#..#..............#......" calcext:value-type="string">
            <text:p>....#.#..#..............#..........#.#..#..............#..........#.#..#..............#..........#.#..#..............#..........#.#..#..............#......</text:p>
          </table:table-cell>
          <table:table-cell table:number-columns-repeated="2" office:value-type="string" calcext:value-type="string">
            <text:p>....#.#..#..............#..........#.#..#..............#..........#.#..#..............#..........#.#..#..............#..........#.#..#..............#......</text:p>
          </table:table-cell>
          <table:table-cell table:formula="of:=CONCATENATE([.G319];[.H319])" office:value-type="string" office:string-value="....#.#..#..............#..........#.#..#..............#..........#.#..#..............#..........#.#..#..............#..........#.#..#..............#..........#.#..#..............#..........#.#..#..............#..........#.#..#..............#..........#.#..#..............#..........#.#..#..............#......" calcext:value-type="string">
            <text:p>....#.#..#..............#..........#.#..#..............#..........#.#..#..............#..........#.#..#..............#..........#.#..#..............#..........#.#..#..............#..........#.#..#..............#..........#.#..#..............#..........#.#..#..............#..........#.#..#..............#......</text:p>
          </table:table-cell>
          <table:table-cell office:value-type="string" calcext:value-type="string">
            <text:p>....#.#..#..............#..........#.#..#..............#..........#.#..#..............#..........#.#..#..............#..........#.#..#..............#..........#.#..#..............#..........#.#..#..............#..........#.#..#..............#..........#.#..#..............#..........#.#..#..............#......</text:p>
          </table:table-cell>
        </table:table-row>
        <table:table-row table:style-name="ro1">
          <table:table-cell table:number-columns-repeated="5" office:value-type="string" calcext:value-type="string">
            <text:p>##.........#..#....#.......#...</text:p>
          </table:table-cell>
          <table:table-cell table:formula="of:=CONCATENATE([.A320];[.B320];[.C320];[.D320];[.E320])" office:value-type="string" office:string-value="##.........#..#....#.......#...##.........#..#....#.......#...##.........#..#....#.......#...##.........#..#....#.......#...##.........#..#....#.......#..." calcext:value-type="string">
            <text:p>##.........#..#....#.......#...##.........#..#....#.......#...##.........#..#....#.......#...##.........#..#....#.......#...##.........#..#....#.......#...</text:p>
          </table:table-cell>
          <table:table-cell table:number-columns-repeated="2" office:value-type="string" calcext:value-type="string">
            <text:p>##.........#..#....#.......#...##.........#..#....#.......#...##.........#..#....#.......#...##.........#..#....#.......#...##.........#..#....#.......#...</text:p>
          </table:table-cell>
          <table:table-cell table:formula="of:=CONCATENATE([.G320];[.H320])" office:value-type="string" office:string-value="##.........#..#....#.......#...##.........#..#....#.......#...##.........#..#....#.......#...##.........#..#....#.......#...##.........#..#....#.......#...##.........#..#....#.......#...##.........#..#....#.......#...##.........#..#....#.......#...##.........#..#....#.......#...##.........#..#....#.......#..." calcext:value-type="string">
            <text:p>##.........#..#....#.......#...##.........#..#....#.......#...##.........#..#....#.......#...##.........#..#....#.......#...##.........#..#....#.......#...##.........#..#....#.......#...##.........#..#....#.......#...##.........#..#....#.......#...##.........#..#....#.......#...##.........#..#....#.......#...</text:p>
          </table:table-cell>
          <table:table-cell office:value-type="string" calcext:value-type="string">
            <text:p>##.........#..#....#.......#...##.........#..#....#.......#...##.........#..#....#.......#...##.........#..#....#.......#...##.........#..#....#.......#...##.........#..#....#.......#...##.........#..#....#.......#...##.........#..#....#.......#...##.........#..#....#.......#...##.........#..#....#.......#...</text:p>
          </table:table-cell>
        </table:table-row>
        <table:table-row table:style-name="ro1">
          <table:table-cell table:number-columns-repeated="5" office:value-type="string" calcext:value-type="string">
            <text:p>.###....#..#.#.####.........#..</text:p>
          </table:table-cell>
          <table:table-cell table:formula="of:=CONCATENATE([.A321];[.B321];[.C321];[.D321];[.E321])" office:value-type="string" office:string-value=".###....#..#.#.####.........#...###....#..#.#.####.........#...###....#..#.#.####.........#...###....#..#.#.####.........#...###....#..#.#.####.........#.." calcext:value-type="string">
            <text:p>.###....#..#.#.####.........#...###....#..#.#.####.........#...###....#..#.#.####.........#...###....#..#.#.####.........#...###....#..#.#.####.........#..</text:p>
          </table:table-cell>
          <table:table-cell table:number-columns-repeated="2" office:value-type="string" calcext:value-type="string">
            <text:p>.###....#..#.#.####.........#...###....#..#.#.####.........#...###....#..#.#.####.........#...###....#..#.#.####.........#...###....#..#.#.####.........#..</text:p>
          </table:table-cell>
          <table:table-cell table:formula="of:=CONCATENATE([.G321];[.H321])" office:value-type="string" office:string-value=".###....#..#.#.####.........#...###....#..#.#.####.........#...###....#..#.#.####.........#...###....#..#.#.####.........#...###....#..#.#.####.........#...###....#..#.#.####.........#...###....#..#.#.####.........#...###....#..#.#.####.........#...###....#..#.#.####.........#...###....#..#.#.####.........#.." calcext:value-type="string">
            <text:p>.###....#..#.#.####.........#...###....#..#.#.####.........#...###....#..#.#.####.........#...###....#..#.#.####.........#...###....#..#.#.####.........#...###....#..#.#.####.........#...###....#..#.#.####.........#...###....#..#.#.####.........#...###....#..#.#.####.........#...###....#..#.#.####.........#..</text:p>
          </table:table-cell>
          <table:table-cell office:value-type="string" calcext:value-type="string">
            <text:p>.###....#..#.#.####.........#...###....#..#.#.####.........#...###....#..#.#.####.........#...###....#..#.#.####.........#...###....#..#.#.####.........#...###....#..#.#.####.........#...###....#..#.#.####.........#...###....#..#.#.####.........#...###....#..#.#.####.........#...###....#..#.#.####.........#..</text:p>
          </table:table-cell>
        </table:table-row>
        <table:table-row table:style-name="ro1">
          <table:table-cell table:number-columns-repeated="5" office:value-type="string" calcext:value-type="string">
            <text:p>..#.#....#.....###..#..........</text:p>
          </table:table-cell>
          <table:table-cell table:formula="of:=CONCATENATE([.A322];[.B322];[.C322];[.D322];[.E322])" office:value-type="string" office:string-value="..#.#....#.....###..#............#.#....#.....###..#............#.#....#.....###..#............#.#....#.....###..#............#.#....#.....###..#.........." calcext:value-type="string">
            <text:p>..#.#....#.....###..#............#.#....#.....###..#............#.#....#.....###..#............#.#....#.....###..#............#.#....#.....###..#..........</text:p>
          </table:table-cell>
          <table:table-cell table:number-columns-repeated="2" office:value-type="string" calcext:value-type="string">
            <text:p>..#.#....#.....###..#............#.#....#.....###..#............#.#....#.....###..#............#.#....#.....###..#............#.#....#.....###..#..........</text:p>
          </table:table-cell>
          <table:table-cell table:formula="of:=CONCATENATE([.G322];[.H322])" office:value-type="string" office:string-value="..#.#....#.....###..#............#.#....#.....###..#............#.#....#.....###..#............#.#....#.....###..#............#.#....#.....###..#............#.#....#.....###..#............#.#....#.....###..#............#.#....#.....###..#............#.#....#.....###..#............#.#....#.....###..#.........." calcext:value-type="string">
            <text:p>..#.#....#.....###..#............#.#....#.....###..#............#.#....#.....###..#............#.#....#.....###..#............#.#....#.....###..#............#.#....#.....###..#............#.#....#.....###..#............#.#....#.....###..#............#.#....#.....###..#............#.#....#.....###..#..........</text:p>
          </table:table-cell>
          <table:table-cell office:value-type="string" calcext:value-type="string">
            <text:p>..#.#....#.....###..#............#.#....#.....###..#............#.#....#.....###..#............#.#....#.....###..#............#.#....#.....###..#............#.#....#.....###..#............#.#....#.....###..#............#.#....#.....###..#............#.#....#.....###..#............#.#....#.....###..#..........</text:p>
          </table:table-cell>
        </table:table-row>
        <table:table-row table:style-name="ro1">
          <table:table-cell table:number-columns-repeated="5" office:value-type="string" calcext:value-type="string">
            <text:p>..........#................#.##</text:p>
          </table:table-cell>
          <table:table-cell table:formula="of:=CONCATENATE([.A323];[.B323];[.C323];[.D323];[.E323])" office:value-type="string" office:string-value="..........#................#.##..........#................#.##..........#................#.##..........#................#.##..........#................#.##" calcext:value-type="string">
            <text:p>..........#................#.##..........#................#.##..........#................#.##..........#................#.##..........#................#.##</text:p>
          </table:table-cell>
          <table:table-cell table:number-columns-repeated="2" office:value-type="string" calcext:value-type="string">
            <text:p>..........#................#.##..........#................#.##..........#................#.##..........#................#.##..........#................#.##</text:p>
          </table:table-cell>
          <table:table-cell table:formula="of:=CONCATENATE([.G323];[.H323])" office:value-type="string" office:string-value="..........#................#.##..........#................#.##..........#................#.##..........#................#.##..........#................#.##..........#................#.##..........#................#.##..........#................#.##..........#................#.##..........#................#.##" calcext:value-type="string">
            <text:p>..........#................#.##..........#................#.##..........#................#.##..........#................#.##..........#................#.##..........#................#.##..........#................#.##..........#................#.##..........#................#.##..........#................#.##</text:p>
          </table:table-cell>
          <table:table-cell office:value-type="string" calcext:value-type="string">
            <text:p>..........#................#.##..........#................#.##..........#................#.##..........#................#.##..........#................#.##..........#................#.##..........#................#.##..........#................#.##..........#................#.##..........#................#.#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20:15:14.61529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3T19:17:53.205760596</meta:creation-date>
    <dc:date>2020-12-03T20:28:54.224574668</dc:date>
    <meta:editing-duration>PT7M27S</meta:editing-duration>
    <meta:editing-cycles>2</meta:editing-cycles>
    <meta:generator>LibreOffice/7.0.3.1$Linux_X86_64 LibreOffice_project/00$Build-1</meta:generator>
    <meta:document-statistic meta:table-count="1" meta:cell-count="3230" meta:object-count="0"/>
  </office:meta>
</office:document-meta>
</file>